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4272in"/>
    </style:style>
    <style:style style:name="co6" style:family="table-column">
      <style:table-column-properties fo:break-before="auto" style:column-width="1.0311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6043in"/>
    </style:style>
    <style:style style:name="co9" style:family="table-column">
      <style:table-column-properties fo:break-before="auto" style:column-width="0.5626in"/>
    </style:style>
    <style:style style:name="co10" style:family="table-column">
      <style:table-column-properties fo:break-before="auto" style:column-width="0.802in"/>
    </style:style>
    <style:style style:name="co11" style:family="table-column">
      <style:table-column-properties fo:break-before="auto" style:column-width="0.8437in"/>
    </style:style>
    <style:style style:name="co12" style:family="table-column">
      <style:table-column-properties fo:break-before="auto" style:column-width="0.552in"/>
    </style:style>
    <style:style style:name="co13" style:family="table-column">
      <style:table-column-properties fo:break-before="auto" style:column-width="0.1634in"/>
    </style:style>
    <style:style style:name="co14" style:family="table-column">
      <style:table-column-properties fo:break-before="auto" style:column-width="0.4209in"/>
    </style:style>
    <style:style style:name="co15" style:family="table-column">
      <style:table-column-properties fo:break-before="auto" style:column-width="0.4465in"/>
    </style:style>
    <style:style style:name="co16" style:family="table-column">
      <style:table-column-properties fo:break-before="auto" style:column-width="0.7047in"/>
    </style:style>
    <style:style style:name="co17" style:family="table-column">
      <style:table-column-properties fo:break-before="auto" style:column-width="0.6016in"/>
    </style:style>
    <style:style style:name="co18" style:family="table-column">
      <style:table-column-properties fo:break-before="auto" style:column-width="0.4898in"/>
    </style:style>
    <style:style style:name="co19" style:family="table-column">
      <style:table-column-properties fo:break-before="auto" style:column-width="0.8543in"/>
    </style:style>
    <style:style style:name="co20" style:family="table-column">
      <style:table-column-properties fo:break-before="auto" style:column-width="0.6701in"/>
    </style:style>
    <style:style style:name="co21" style:family="table-column">
      <style:table-column-properties fo:break-before="auto" style:column-width="0.4728in"/>
    </style:style>
    <style:style style:name="co22" style:family="table-column">
      <style:table-column-properties fo:break-before="auto" style:column-width="0.748in"/>
    </style:style>
    <style:style style:name="co23" style:family="table-column">
      <style:table-column-properties fo:break-before="auto" style:column-width="0.4161in"/>
    </style:style>
    <style:style style:name="co24" style:family="table-column">
      <style:table-column-properties fo:break-before="auto" style:column-width="0.5673in"/>
    </style:style>
    <style:style style:name="co25" style:family="table-column">
      <style:table-column-properties fo:break-before="auto" style:column-width="0.5756in"/>
    </style:style>
    <style:style style:name="co26" style:family="table-column">
      <style:table-column-properties fo:break-before="auto" style:column-width="0.3346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361in"/>
    </style:style>
    <style:style style:name="co29" style:family="table-column">
      <style:table-column-properties fo:break-before="auto" style:column-width="0.5327in"/>
    </style:style>
    <style:style style:name="co30" style:family="table-column">
      <style:table-column-properties fo:break-before="auto" style:column-width="0.55in"/>
    </style:style>
    <style:style style:name="co31" style:family="table-column">
      <style:table-column-properties fo:break-before="auto" style:column-width="0.4319in"/>
    </style:style>
    <style:style style:name="co32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0.7283in"/>
    </style:style>
    <style:style style:name="co34" style:family="table-column">
      <style:table-column-properties fo:break-before="auto" style:column-width="1.3846in"/>
    </style:style>
    <style:style style:name="co35" style:family="table-column">
      <style:table-column-properties fo:break-before="auto" style:column-width="1.5307in"/>
    </style:style>
    <style:style style:name="co36" style:family="table-column">
      <style:table-column-properties fo:break-before="auto" style:column-width="1.5098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>
      <style:table-cell-properties fo:background-color="#92cddc"/>
    </style:style>
    <style:style style:name="ce2" style:family="table-cell" style:parent-style-name="Default" style:data-style-name="N0">
      <style:table-cell-properties fo:background-color="#b7dee8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 style:data-style-name="N0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1" style:family="table-cell" style:parent-style-name="Default" style:data-style-name="N0">
      <style:table-cell-properties fo:background-color="#808080" fo:wrap-option="wrap" style:vertical-align="automatic"/>
    </style:style>
    <style:style style:name="ce12" style:family="table-cell" style:parent-style-name="Default" style:data-style-name="N0">
      <style:table-cell-properties fo:background-color="#a6a6a6"/>
    </style:style>
    <style:style style:name="ce13" style:family="table-cell" style:parent-style-name="Default" style:data-style-name="N2"/>
    <style:style style:name="ce14" style:family="table-cell" style:parent-style-name="Default" style:data-style-name="N0">
      <style:table-cell-properties fo:background-color="#76933c" fo:wrap-option="wrap" style:vertical-align="automatic"/>
    </style:style>
    <style:style style:name="ce15" style:family="table-cell" style:parent-style-name="Default" style:data-style-name="N2">
      <style:table-cell-properties fo:background-color="#c4d79b"/>
    </style:style>
    <style:style style:name="ce16" style:family="table-cell" style:parent-style-name="Default" style:data-style-name="N0">
      <style:table-cell-properties fo:background-color="#a6a6a6" fo:wrap-option="wrap" style:vertical-align="automatic"/>
    </style:style>
    <style:style style:name="ce17" style:family="table-cell" style:parent-style-name="Default" style:data-style-name="N0">
      <style:table-cell-properties fo:background-color="#bfbfbf"/>
    </style:style>
    <style:style style:name="ce18" style:family="table-cell" style:parent-style-name="Default" style:data-style-name="N2">
      <style:table-cell-properties fo:background-color="#bfbfbf"/>
    </style:style>
    <style:style style:name="ce19" style:family="table-cell" style:parent-style-name="Default" style:data-style-name="N0">
      <style:table-cell-properties fo:background-color="#bfbfbf" fo:wrap-option="wrap" style:vertical-align="automatic"/>
    </style:style>
    <style:style style:name="ce20" style:family="table-cell" style:parent-style-name="Default" style:data-style-name="N0">
      <style:table-cell-properties fo:background-color="#d9d9d9"/>
    </style:style>
    <style:style style:name="ce21" style:family="table-cell" style:parent-style-name="Default" style:data-style-name="N0">
      <style:table-cell-properties fo:background-color="#d9d9d9" fo:wrap-option="wrap" style:vertical-align="automatic"/>
    </style:style>
    <style:style style:name="ce22" style:family="table-cell" style:parent-style-name="Default" style:data-style-name="N0">
      <style:table-cell-properties fo:background-color="#f2f2f2"/>
    </style:style>
    <style:style style:name="ce23" style:family="table-cell" style:parent-style-name="Default" style:data-style-name="N0">
      <style:table-cell-properties fo:background-color="#494529" fo:wrap-option="wrap" style:vertical-align="automatic"/>
    </style:style>
    <style:style style:name="ce24" style:family="table-cell" style:parent-style-name="Default" style:data-style-name="N2">
      <style:table-cell-properties fo:background-color="#948a54"/>
    </style:style>
    <style:style style:name="ce25" style:family="table-cell" style:parent-style-name="Default" style:data-style-name="N0">
      <style:table-cell-properties fo:background-color="#948a54" fo:wrap-option="wrap" style:vertical-align="automatic"/>
    </style:style>
    <style:style style:name="ce26" style:family="table-cell" style:parent-style-name="Default" style:data-style-name="N2">
      <style:table-cell-properties fo:background-color="#c4bd97"/>
    </style:style>
    <style:style style:name="ce27" style:family="table-cell" style:parent-style-name="Default" style:data-style-name="N0">
      <style:table-cell-properties fo:wrap-option="wrap" style:vertical-align="automatic"/>
      <style:text-properties fo:color="#000000" fo:font-style="italic" style:font-style-asian="italic" style:font-style-complex="italic"/>
    </style:style>
    <style:style style:name="ce28" style:family="table-cell" style:parent-style-name="Default" style:data-style-name="N2">
      <style:table-cell-properties fo:wrap-option="wrap" style:vertical-align="automatic"/>
    </style:style>
    <style:style style:name="ce29" style:family="table-cell" style:parent-style-name="Default" style:data-style-name="N0">
      <style:text-properties fo:color="#000000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0">
      <style:text-properties fo:color="#000000" fo:font-weight="bold" style:font-weight-asian="bold" style:font-weight-complex="bold"/>
    </style:style>
    <style:style style:name="ce31" style:family="table-cell" style:parent-style-name="Default" style:data-style-name="N0">
      <style:text-properties fo:color="#000000"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fo:background-color="#ebf1de" fo:border="0.0008in solid #000000"/>
    </style:style>
    <style:style style:name="ce33" style:family="table-cell" style:parent-style-name="Default" style:data-style-name="N10"/>
    <style:style style:name="ce34" style:family="table-cell" style:parent-style-name="Default" style:data-style-name="N0">
      <style:table-cell-properties fo:border="0.0008in solid #000000"/>
    </style:style>
    <style:style style:name="ce35" style:family="table-cell" style:parent-style-name="Default" style:data-style-name="N0">
      <style:table-cell-properties fo:border-bottom="none" fo:border-left="0.0008in solid #000000" fo:border-right="0.0008in solid #000000" fo:border-top="0.0008in solid #000000"/>
    </style:style>
    <style:style style:name="ce36" style:family="table-cell" style:parent-style-name="Default" style:data-style-name="N0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38" style:family="table-cell" style:parent-style-name="Default" style:data-style-name="N0">
      <style:table-cell-properties fo:border-bottom="0.0008in solid #000000" fo:border-left="0.0008in solid #000000" fo:border-right="none" fo:border-top="none"/>
    </style:style>
    <style:style style:name="ce39" style:family="table-cell" style:parent-style-name="Default">
      <style:table-cell-properties fo:border="0.0008in solid #000000"/>
    </style:style>
    <style:style style:name="ce40" style:family="table-cell" style:parent-style-name="Default" style:data-style-name="N0">
      <style:table-cell-properties fo:border-bottom="none" fo:border-left="none" fo:border-right="none" fo:border-top="0.0008in solid #000000"/>
    </style:style>
    <style:style style:name="ce41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42" style:family="table-cell" style:parent-style-name="Default" style:data-style-name="N0">
      <style:table-cell-properties fo:border-bottom="none" fo:border-left="none" fo:border-right="0.0008in solid #000000" fo:border-top="0.0008in solid #000000"/>
    </style:style>
    <style:style style:name="ce43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44" style:family="table-cell" style:parent-style-name="Default" style:data-style-name="N0">
      <style:table-cell-properties fo:border-bottom="none" fo:background-color="#dce6f1" fo:border-left="none" fo:border-right="0.0008in solid #000000" fo:border-top="none"/>
    </style:style>
    <style:style style:name="ce45" style:family="table-cell" style:parent-style-name="Default" style:data-style-name="N0">
      <style:table-cell-properties fo:border-bottom="none" fo:background-color="#dce6f1" fo:border-left="none" fo:border-right="0.0008in solid #000000" fo:border-top="none"/>
      <style:map style:condition="cell-content()&gt;[.$D$4]" style:apply-style-name="cf2" style:base-cell-address="Assignments.H8"/>
    </style:style>
    <style:style style:name="ce46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47" style:family="table-cell" style:parent-style-name="Default">
      <style:map style:condition="cell-content()&lt;[.$AH$59]" style:apply-style-name="cf1" style:base-cell-address="Assignments.J4"/>
    </style:style>
    <style:style style:name="ce48" style:family="table-cell" style:parent-style-name="Default" style:data-style-name="N0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none" fo:border-left="0.0008in solid #000000" fo:border-right="none" fo:border-top="none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bottom="0.0008in solid #000000" fo:border-left="none" fo:border-right="none" fo:border-top="0.0008in solid #000000"/>
    </style:style>
    <style:style style:name="ce51" style:family="table-cell" style:parent-style-name="Default" style:data-style-name="N0">
      <style:table-cell-properties fo:border-bottom="0.0008in solid #000000" fo:border-left="0.0008in solid #000000" fo:border-right="0.0008in solid #000000" fo:border-top="none"/>
    </style:style>
    <style:style style:name="ce52" style:family="table-cell" style:parent-style-name="Default" style:data-style-name="N0">
      <style:table-cell-properties fo:border-bottom="0.0008in solid #000000" fo:border-left="none" fo:border-right="0.0008in solid #000000" fo:border-top="0.0008in solid #000000"/>
    </style:style>
    <style:style style:name="ce53" style:family="table-cell" style:parent-style-name="Default" style:data-style-name="N0">
      <style:table-cell-properties fo:background-color="#b8cce4"/>
    </style:style>
    <style:style style:name="ce54" style:family="table-cell" style:parent-style-name="Default" style:data-style-name="N0">
      <style:table-cell-properties fo:background-color="#b8cce4"/>
      <style:map style:condition="cell-content()&gt;[.$D$4]" style:apply-style-name="cf2" style:base-cell-address="Assignments.H8"/>
    </style:style>
    <style:style style:name="ce55" style:family="table-cell" style:parent-style-name="Default" style:data-style-name="N0">
      <style:table-cell-properties fo:background-color="#d8e4bc"/>
    </style:style>
    <style:style style:name="ce56" style:family="table-cell" style:parent-style-name="Default" style:data-style-name="N0">
      <style:table-cell-properties fo:background-color="#d8e4bc"/>
      <style:map style:condition="cell-content()&gt;[.$D$4]" style:apply-style-name="cf2" style:base-cell-address="Assignments.H8"/>
    </style:style>
    <style:style style:name="ce57" style:family="table-cell" style:parent-style-name="Default" style:data-style-name="N0">
      <style:table-cell-properties fo:border-bottom="none" fo:background-color="#b7dee8" fo:border-left="none" fo:border-right="0.0008in solid #000000" fo:border-top="none"/>
    </style:style>
    <style:style style:name="ce58" style:family="table-cell" style:parent-style-name="Default" style:data-style-name="N0">
      <style:table-cell-properties fo:border-bottom="none" fo:background-color="#b7dee8" fo:border-left="none" fo:border-right="0.0008in solid #000000" fo:border-top="none"/>
      <style:map style:condition="cell-content()&gt;[.$D$4]" style:apply-style-name="cf2" style:base-cell-address="Assignments.H8"/>
    </style:style>
    <style:style style:name="ce59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 style:data-style-name="N0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[$Priority.$U$9:.$U$17])" table:allow-empty-cell="true" table:display-list="sorted-ascending" table:base-cell-address="Priority.F4"/>
        <table:content-validation table:name="val2" table:condition="of:cell-content-is-in-list([$Priority.$X$9:.$X$17])" table:allow-empty-cell="true" table:display-list="sorted-ascending" table:base-cell-address="Priority.H4"/>
        <table:content-validation table:name="val3" table:condition="of:cell-content-is-in-list([$Priority.$U$22:.$U$27])" table:allow-empty-cell="true" table:display-list="sorted-ascending" table:base-cell-address="Priority.J81"/>
        <table:content-validation table:name="val4" table:condition="of:cell-content-is-in-list([$Priority.$U$22:.$U$27])" table:allow-empty-cell="true" table:display-list="sorted-ascending" table:base-cell-address="Priority.K4"/>
        <table:content-validation table:name="val5" table:condition="of:cell-content-is-in-list([$Priority.$U$32:.$U$39])" table:allow-empty-cell="true" table:display-list="sorted-ascending" table:base-cell-address="Priority.M4"/>
        <table:content-validation table:name="val6" table:condition="of:cell-content-is-in-list([$Priority.$X$34:.$X$35])" table:allow-empty-cell="true" table:display-list="sorted-ascending" table:base-cell-address="Priority.O4"/>
        <table:content-validation table:name="val7" table:condition="of:cell-content-is-in-list([$Priority.$X$34:.$X$35])" table:allow-empty-cell="true" table:display-list="sorted-ascending" table:base-cell-address="Priority.P4"/>
      </table:content-validations>
      <table:table table:name="Priority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default-cell-style-name="ce3"/>
        <table:table-column table:style-name="co12" table:number-columns-repeated="2" table:default-cell-style-name="ce3"/>
        <table:table-column table:style-name="co3" table:number-columns-repeated="1003" table:default-cell-style-name="ce3"/>
        <table:table-row table:style-name="ro1">
          <table:table-cell table:style-name="ce1" office:value-type="string">
            <text:p>E?</text:p>
          </table:table-cell>
          <table:table-cell table:style-name="ce4" office:value-type="string">
            <text:p>Incl?</text:p>
          </table:table-cell>
          <table:table-cell table:style-name="ce5" office:value-type="string">
            <text:p>Rank</text:p>
          </table:table-cell>
          <table:table-cell table:style-name="ce5" office:value-type="string">
            <text:p>CV Left</text:p>
          </table:table-cell>
          <table:table-cell table:style-name="ce5" office:value-type="string">
            <text:p>M/W/A</text:p>
          </table:table-cell>
          <table:table-cell table:style-name="ce11" office:value-type="string">
            <text:p>Frequency</text:p>
          </table:table-cell>
          <table:table-cell table:style-name="ce5" office:value-type="string">
            <text:p>PV</text:p>
          </table:table-cell>
          <table:table-cell table:style-name="ce14" office:value-type="string">
            <text:p>Importance</text:p>
          </table:table-cell>
          <table:table-cell table:style-name="ce5" office:value-type="string">
            <text:p>IV</text:p>
          </table:table-cell>
          <table:table-cell table:style-name="ce16" office:value-type="string">
            <text:p>Coverage</text:p>
          </table:table-cell>
          <table:table-cell table:style-name="ce19" office:value-type="string">
            <text:p>Quality</text:p>
          </table:table-cell>
          <table:table-cell table:style-name="ce5" office:value-type="string">
            <text:p>QV</text:p>
          </table:table-cell>
          <table:table-cell table:style-name="ce21" office:value-type="string">
            <text:p>Speed</text:p>
          </table:table-cell>
          <table:table-cell table:style-name="ce5" office:value-type="string">
            <text:p>SV</text:p>
          </table:table-cell>
          <table:table-cell table:style-name="ce23" office:value-type="string">
            <text:p>Q Flag</text:p>
          </table:table-cell>
          <table:table-cell table:style-name="ce25" office:value-type="string">
            <text:p>S Flag</text:p>
          </table:table-cell>
          <table:table-cell table:style-name="ce5" office:value-type="string">
            <text:p>QS Wght</text:p>
          </table:table-cell>
          <table:table-cell table:style-name="ce5" office:value-type="string">
            <text:p>P Weight</text:p>
          </table:table-cell>
          <table:table-cell table:style-name="ce27" office:value-type="string">
            <text:p>MP Weight</text:p>
          </table:table-cell>
          <table:table-cell table:style-name="ce28"/>
          <table:table-cell table:style-name="ce5"/>
          <table:table-cell table:style-name="ce5" office:value-type="string">
            <text:p>Incl?</text:p>
          </table:table-cell>
          <table:table-cell table:style-name="ce5" office:value-type="string">
            <text:p>Using labor?</text:p>
          </table:table-cell>
          <table:table-cell table:style-name="ce28"/>
          <table:table-cell table:style-name="ce5" table:number-columns-repeated="4"/>
          <table:table-cell table:number-columns-repeated="996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Cat. Mining </text:p>
          </table:table-cell>
          <table:table-cell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/>
          <table:table-cell table:style-name="ce29"/>
          <table:table-cell office:value-type="string">
            <text:p>Coverage:</text:p>
          </table:table-cell>
          <table:table-cell office:value-type="string">
            <text:p>Ratio of Dwarf's to assign compared to other labors</text:p>
          </table:table-cell>
          <table:table-cell table:number-columns-repeated="1001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 table:number-columns-repeated="7"/>
          <table:table-cell table:style-name="ce30"/>
          <table:table-cell table:number-columns-repeated="997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4]=&quot;Y&quot;);&quot;Y&quot;;IF(AND([.A4]=&quot;N&quot;;[.$W$4]=&quot;Y&quot;);&quot;N&quot;;&quot;Y&quot;))" office:value-type="string" office:string-value="Y">
            <text:p>Y</text:p>
          </table:table-cell>
          <table:table-cell table:style-name="ce6" table:formula="of:=RANK([.S4];[.S$4:.S$133])" office:value-type="float" office:value="1">
            <text:p>1</text:p>
          </table:table-cell>
          <table:table-cell table:style-name="ce7" office:value-type="string">
            <text:p>Miner</text:p>
          </table:table-cell>
          <table:table-cell office:value-type="string">
            <text:p>Y</text:p>
          </table:table-cell>
          <table:table-cell table:style-name="ce12" table:content-validation-name="val1" office:value-type="string">
            <text:p>Highest</text:p>
          </table:table-cell>
          <table:table-cell table:style-name="ce13" table:formula="of:=VLOOKUP([.F4];[.$U$9:.$V$17];2;0)" office:value-type="float" office:value="1">
            <text:p>1.00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4];[.$X$9:.$Y$16];2;0)" office:value-type="float" office:value="0.5">
            <text:p>0.50</text:p>
          </table:table-cell>
          <table:table-cell table:style-name="ce17" office:value-type="float" office:value="2.5">
            <text:p>2.5</text:p>
          </table:table-cell>
          <table:table-cell table:style-name="ce20" table:content-validation-name="val4" office:value-type="string">
            <text:p>Excellent</text:p>
          </table:table-cell>
          <table:table-cell table:style-name="ce13" table:formula="of:=VLOOKUP([.K4];[.$U$22:.$V$27];2;0)" office:value-type="float" office:value="1">
            <text:p>1.00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4];[.$U$32:.$V$39];2;0)" office:value-type="float" office:value="1">
            <text:p>1.0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4]+[.P4])=0;0;(([.L4]*[.O4])+([.N4]*[.P4]))/([.O4]+[.P4]))" office:value-type="float" office:value="1">
            <text:p>1.00</text:p>
          </table:table-cell>
          <table:table-cell table:style-name="ce13" table:formula="of:=(([.G4]+[.I4])/2)*[.Q4]" office:value-type="float" office:value="0.75">
            <text:p>0.75</text:p>
          </table:table-cell>
          <table:table-cell table:style-name="ce13" table:formula="of:=IF([.B4]=&quot;Y&quot;;[.R4]-0.00000001*ROW();&quot;&quot;)" office:value-type="float" office:value="0.74999996">
            <text:p>0.75</text:p>
          </table:table-cell>
          <table:table-cell/>
          <table:table-cell table:style-name="ce30"/>
          <table:table-cell table:style-name="ce8" office:value-type="string">
            <text:p>Embark?</text:p>
          </table:table-cell>
          <table:table-cell table:style-name="ce32" office:value-type="string">
            <text:p>N</text:p>
          </table:table-cell>
          <table:table-cell table:style-name="ce30"/>
          <table:table-cell table:number-columns-repeated="1000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/>
          <table:table-cell table:style-name="ce30"/>
          <table:table-cell table:number-columns-repeated="1003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8" office:value-type="string">
            <text:p>Cat. Woodworker </text:p>
          </table:table-cell>
          <table:table-cell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/>
          <table:table-cell table:style-name="ce30"/>
          <table:table-cell table:number-columns-repeated="1003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/>
          <table:table-cell table:style-name="ce30" office:value-type="string">
            <text:p>Arrays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8]=&quot;Y&quot;);&quot;Y&quot;;IF(AND([.A8]=&quot;N&quot;;[.$W$4]=&quot;Y&quot;);&quot;N&quot;;&quot;Y&quot;))" office:value-type="string" office:string-value="Y">
            <text:p>Y</text:p>
          </table:table-cell>
          <table:table-cell table:style-name="ce6" table:formula="of:=RANK([.S8];[.$S$4:.$S$133])" office:value-type="float" office:value="7">
            <text:p>7</text:p>
          </table:table-cell>
          <table:table-cell office:value-type="string">
            <text:p>Carpenter</text:p>
          </table:table-cell>
          <table:table-cell/>
          <table:table-cell table:style-name="ce12" table:content-validation-name="val1" office:value-type="string">
            <text:p>High</text:p>
          </table:table-cell>
          <table:table-cell table:style-name="ce13" office:value-type="float" office:value="0.75">
            <text:p>0.75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8];[.$X$9:.$Y$16];2;0)" office:value-type="float" office:value="0.5">
            <text:p>0.50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8];[.$U$22:.$V$27];2;0)" office:value-type="float" office:value="0.75">
            <text:p>0.75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8];[.$U$32:.$V$39];2;0)" office:value-type="float" office:value="1">
            <text:p>1.0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8]+[.P8])=0;0;(([.L8]*[.O8])+([.N8]*[.P8]))/([.O8]+[.P8]))" office:value-type="float" office:value="0.875">
            <text:p>0.88</text:p>
          </table:table-cell>
          <table:table-cell table:style-name="ce13" table:formula="of:=(([.G8]+[.I8])/2)*[.Q8]" office:value-type="float" office:value="0.546875">
            <text:p>0.55</text:p>
          </table:table-cell>
          <table:table-cell table:style-name="ce13" table:formula="of:=IF([.B8]=&quot;Y&quot;;[.R8]-0.00000001*ROW();&quot;&quot;)" office:value-type="float" office:value="0.54687492">
            <text:p>0.55</text:p>
          </table:table-cell>
          <table:table-cell/>
          <table:table-cell table:style-name="ce31" office:value-type="string">
            <text:p>Frequency's</text:p>
          </table:table-cell>
          <table:table-cell table:number-columns-repeated="2"/>
          <table:table-cell table:style-name="ce31" office:value-type="string">
            <text:p>Importance</text:p>
          </table:table-cell>
          <table:table-cell office:value-type="string">
            <text:p>Most should be normal, but this determines if the Frequency is weighted when a job is queued. <text:s/>I created this for military and nurses primarily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Y</text:p>
          </table:table-cell>
          <table:table-cell table:style-name="ce4" table:formula="of:=IF(AND([.$W$4]=&quot;Y&quot;;[.A9]=&quot;Y&quot;);&quot;Y&quot;;IF(AND([.A9]=&quot;N&quot;;[.$W$4]=&quot;Y&quot;);&quot;N&quot;;&quot;Y&quot;))" office:value-type="string" office:string-value="Y">
            <text:p>Y</text:p>
          </table:table-cell>
          <table:table-cell table:style-name="ce6" table:formula="of:=RANK([.S9];[.$S$4:.$S$133])" office:value-type="float" office:value="18">
            <text:p>18</text:p>
          </table:table-cell>
          <table:table-cell office:value-type="string">
            <text:p>Bowyer</text:p>
          </table:table-cell>
          <table:table-cell/>
          <table:table-cell table:style-name="ce12" table:content-validation-name="val1" office:value-type="string">
            <text:p>Above</text:p>
          </table:table-cell>
          <table:table-cell table:style-name="ce13" table:formula="of:=VLOOKUP([.F9];[.$U$9:.$V$17];2;0)" office:value-type="float" office:value="0.625">
            <text:p>0.63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9];[.$X$9:.$Y$16];2;0)" office:value-type="float" office:value="0.5">
            <text:p>0.50</text:p>
          </table:table-cell>
          <table:table-cell table:style-name="ce17" office:value-type="float" office:value="1">
            <text:p>1</text:p>
          </table:table-cell>
          <table:table-cell table:style-name="ce20" table:content-validation-name="val4" office:value-type="string">
            <text:p>Excellent</text:p>
          </table:table-cell>
          <table:table-cell table:style-name="ce13" table:formula="of:=VLOOKUP([.K9];[.$U$22:.$V$27];2;0)" office:value-type="float" office:value="1">
            <text:p>1.00</text:p>
          </table:table-cell>
          <table:table-cell table:style-name="ce22" table:content-validation-name="val5" office:value-type="string">
            <text:p>Quick</text:p>
          </table:table-cell>
          <table:table-cell table:style-name="ce13" table:formula="of:=VLOOKUP([.M9];[.$U$32:.$V$39];2;0)" office:value-type="float" office:value="0.675">
            <text:p>0.68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9]+[.P9])=0;0;(([.L9]*[.O9])+([.N9]*[.P9]))/([.O9]+[.P9]))" office:value-type="float" office:value="0.8375">
            <text:p>0.84</text:p>
          </table:table-cell>
          <table:table-cell table:style-name="ce13" table:formula="of:=(([.G9]+[.I9])/2)*[.Q9]" office:value-type="float" office:value="0.47109375">
            <text:p>0.47</text:p>
          </table:table-cell>
          <table:table-cell table:style-name="ce13" table:formula="of:=IF([.B9]=&quot;Y&quot;;[.R9]-0.00000001*ROW();&quot;&quot;)" office:value-type="float" office:value="0.47109366">
            <text:p>0.47</text:p>
          </table:table-cell>
          <table:table-cell/>
          <table:table-cell office:value-type="string">
            <text:p>Highe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tmost</text:p>
          </table:table-cell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10]=&quot;Y&quot;);&quot;Y&quot;;IF(AND([.A10]=&quot;N&quot;;[.$W$4]=&quot;Y&quot;);&quot;N&quot;;&quot;Y&quot;))" office:value-type="string" office:string-value="Y">
            <text:p>Y</text:p>
          </table:table-cell>
          <table:table-cell table:style-name="ce6" table:formula="of:=RANK([.S10];[.$S$4:.$S$133])" office:value-type="float" office:value="29">
            <text:p>29</text:p>
          </table:table-cell>
          <table:table-cell table:style-name="ce7" office:value-type="string">
            <text:p>Woodcutter</text:p>
          </table:table-cell>
          <table:table-cell office:value-type="string">
            <text:p>Y</text:p>
          </table:table-cell>
          <table:table-cell table:style-name="ce12" table:content-validation-name="val1" office:value-type="string">
            <text:p>Higher</text:p>
          </table:table-cell>
          <table:table-cell table:style-name="ce13" table:formula="of:=VLOOKUP([.F10];[.$U$9:.$V$17];2;0)" office:value-type="float" office:value="0.875">
            <text:p>0.88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10];[.$X$9:.$Y$16];2;0)" office:value-type="float" office:value="0.5">
            <text:p>0.50</text:p>
          </table:table-cell>
          <table:table-cell table:style-name="ce17" office:value-type="float" office:value="1.5">
            <text:p>1.5</text:p>
          </table:table-cell>
          <table:table-cell table:style-name="ce20" table:content-validation-name="val4" office:value-type="string">
            <text:p>Average</text:p>
          </table:table-cell>
          <table:table-cell table:style-name="ce13" table:formula="of:=VLOOKUP([.K10];[.$U$22:.$V$27];2;0)" office:value-type="float" office:value="0.5">
            <text:p>0.50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10];[.$U$32:.$V$39];2;0)" office:value-type="float" office:value="0.5">
            <text:p>0.5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10]+[.P10])=0;0;(([.L10]*[.O10])+([.N10]*[.P10]))/([.O10]+[.P10]))" office:value-type="float" office:value="0.5">
            <text:p>0.50</text:p>
          </table:table-cell>
          <table:table-cell table:style-name="ce13" table:formula="of:=(([.G10]+[.I10])/2)*[.Q10]" office:value-type="float" office:value="0.34375">
            <text:p>0.34</text:p>
          </table:table-cell>
          <table:table-cell table:style-name="ce13" table:formula="of:=IF([.B10]=&quot;Y&quot;;[.R10]-0.00000001*ROW();&quot;&quot;)" office:value-type="float" office:value="0.3437499">
            <text:p>0.34</text:p>
          </table:table-cell>
          <table:table-cell/>
          <table:table-cell office:value-type="string">
            <text:p>Higher</text:p>
          </table:table-cell>
          <table:table-cell office:value-type="float" office:value="0.875">
            <text:p>0.875</text:p>
          </table:table-cell>
          <table:table-cell/>
          <table:table-cell office:value-type="string">
            <text:p>Highly</text:p>
          </table:table-cell>
          <table:table-cell office:value-type="float" office:value="0.875">
            <text:p>0.875</text:p>
          </table:table-cell>
          <table:table-cell table:number-columns-repeated="999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/>
          <table:table-cell office:value-type="string">
            <text:p>High</text:p>
          </table:table-cell>
          <table:table-cell office:value-type="float" office:value="0.75">
            <text:p>0.75</text:p>
          </table:table-cell>
          <table:table-cell/>
          <table:table-cell office:value-type="string">
            <text:p>Very</text:p>
          </table:table-cell>
          <table:table-cell office:value-type="float" office:value="0.75">
            <text:p>0.75</text:p>
          </table:table-cell>
          <table:table-cell table:number-columns-repeated="999"/>
        </table:table-row>
        <table:table-row table:style-name="ro1">
          <table:table-cell table:style-name="ce2"/>
          <table:table-cell table:style-name="ce4"/>
          <table:table-cell table:style-name="ce6"/>
          <table:table-cell office:value-type="string">
            <text:p>Cat. Stoneworking </text:p>
          </table:table-cell>
          <table:table-cell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/>
          <table:table-cell office:value-type="string">
            <text:p>Above</text:p>
          </table:table-cell>
          <table:table-cell office:value-type="float" office:value="0.625">
            <text:p>0.625</text:p>
          </table:table-cell>
          <table:table-cell/>
          <table:table-cell office:value-type="string">
            <text:p>Somewhat</text:p>
          </table:table-cell>
          <table:table-cell office:value-type="float" office:value="0.625">
            <text:p>0.625</text:p>
          </table:table-cell>
          <table:table-cell table:number-columns-repeated="999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8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/>
          <table:table-cell office:value-type="string">
            <text:p>Medium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Normal</text:p>
          </table:table-cell>
          <table:table-cell office:value-type="float" office:value="0.5">
            <text:p>0.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14]=&quot;Y&quot;);&quot;Y&quot;;IF(AND([.A14]=&quot;N&quot;;[.$W$4]=&quot;Y&quot;);&quot;N&quot;;&quot;Y&quot;))" office:value-type="string" office:string-value="Y">
            <text:p>Y</text:p>
          </table:table-cell>
          <table:table-cell table:style-name="ce6" table:formula="of:=RANK([.S14];[.$S$4:.$S$133])" office:value-type="float" office:value="8">
            <text:p>8</text:p>
          </table:table-cell>
          <table:table-cell office:value-type="string">
            <text:p>Mason</text:p>
          </table:table-cell>
          <table:table-cell/>
          <table:table-cell table:style-name="ce12" table:content-validation-name="val1" office:value-type="string">
            <text:p>High</text:p>
          </table:table-cell>
          <table:table-cell table:style-name="ce13" office:value-type="float" office:value="0.75">
            <text:p>0.75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14];[.$X$9:.$Y$16];2;0)" office:value-type="float" office:value="0.5">
            <text:p>0.50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14];[.$U$22:.$V$27];2;0)" office:value-type="float" office:value="0.75">
            <text:p>0.75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14];[.$U$32:.$V$39];2;0)" office:value-type="float" office:value="1">
            <text:p>1.0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14]+[.P14])=0;0;(([.L14]*[.O14])+([.N14]*[.P14]))/([.O14]+[.P14]))" office:value-type="float" office:value="0.875">
            <text:p>0.88</text:p>
          </table:table-cell>
          <table:table-cell table:style-name="ce13" table:formula="of:=(([.G14]+[.I14])/2)*[.Q14]" office:value-type="float" office:value="0.546875">
            <text:p>0.55</text:p>
          </table:table-cell>
          <table:table-cell table:style-name="ce13" table:formula="of:=IF([.B14]=&quot;Y&quot;;[.R14]-0.00000001*ROW();&quot;&quot;)" office:value-type="float" office:value="0.54687486">
            <text:p>0.55</text:p>
          </table:table-cell>
          <table:table-cell/>
          <table:table-cell office:value-type="string">
            <text:p>Below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Not So much</text:p>
          </table:table-cell>
          <table:table-cell office:value-type="float" office:value="0.375">
            <text:p>0.375</text:p>
          </table:table-cell>
          <table:table-cell table:number-columns-repeated="999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Masonry- Construction</text:p>
          </table:table-cell>
          <table:table-cell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/>
          <table:table-cell office:value-type="string">
            <text:p>Low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Below</text:p>
          </table:table-cell>
          <table:table-cell office:value-type="float" office:value="0.25">
            <text:p>0.25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N</text:p>
          </table:table-cell>
          <table:table-cell table:style-name="ce4" table:formula="of:=IF(AND([.$W$4]=&quot;Y&quot;;[.A16]=&quot;Y&quot;);&quot;Y&quot;;IF(AND([.A16]=&quot;N&quot;;[.$W$4]=&quot;Y&quot;);&quot;N&quot;;&quot;Y&quot;))" office:value-type="string" office:string-value="Y">
            <text:p>Y</text:p>
          </table:table-cell>
          <table:table-cell table:style-name="ce6" table:formula="of:=RANK([.S16];[.$S$4:.$S$133])" office:value-type="float" office:value="19">
            <text:p>19</text:p>
          </table:table-cell>
          <table:table-cell office:value-type="string">
            <text:p>Engraver</text:p>
          </table:table-cell>
          <table:table-cell/>
          <table:table-cell table:style-name="ce12" table:content-validation-name="val1" office:value-type="string">
            <text:p>Low</text:p>
          </table:table-cell>
          <table:table-cell table:style-name="ce13" table:formula="of:=VLOOKUP([.F16];[.$U$9:.$V$17];2;0)" office:value-type="float" office:value="0.375">
            <text:p>0.38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16];[.$X$9:.$Y$16];2;0)" office:value-type="float" office:value="0.5">
            <text:p>0.50</text:p>
          </table:table-cell>
          <table:table-cell table:style-name="ce17" office:value-type="float" office:value="1">
            <text:p>1</text:p>
          </table:table-cell>
          <table:table-cell table:style-name="ce20" table:content-validation-name="val4" office:value-type="string">
            <text:p>Excellent</text:p>
          </table:table-cell>
          <table:table-cell table:style-name="ce13" table:formula="of:=VLOOKUP([.K16];[.$U$22:.$V$27];2;0)" office:value-type="float" office:value="1">
            <text:p>1.00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16];[.$U$32:.$V$39];2;0)" office:value-type="float" office:value="1">
            <text:p>1.0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0">
            <text:p>0.00</text:p>
          </table:table-cell>
          <table:table-cell table:style-name="ce13" table:formula="of:=IF(([.O16]+[.P16])=0;0;(([.L16]*[.O16])+([.N16]*[.P16]))/([.O16]+[.P16]))" office:value-type="float" office:value="1">
            <text:p>1.00</text:p>
          </table:table-cell>
          <table:table-cell table:style-name="ce13" table:formula="of:=(([.G16]+[.I16])/2)*[.Q16]" office:value-type="float" office:value="0.4375">
            <text:p>0.44</text:p>
          </table:table-cell>
          <table:table-cell table:style-name="ce13" table:formula="of:=IF([.B16]=&quot;Y&quot;;[.R16]-0.00000001*ROW();&quot;&quot;)" office:value-type="float" office:value="0.43749984">
            <text:p>0.44</text:p>
          </table:table-cell>
          <table:table-cell/>
          <table:table-cell office:value-type="string">
            <text:p>Lower</text:p>
          </table:table-cell>
          <table:table-cell office:value-type="float" office:value="0.125">
            <text:p>0.125</text:p>
          </table:table-cell>
          <table:table-cell/>
          <table:table-cell office:value-type="string">
            <text:p>Non Critical</text:p>
          </table:table-cell>
          <table:table-cell office:value-type="float" office:value="0.125">
            <text:p>0.125</text:p>
          </table:table-cell>
          <table:table-cell table:number-columns-repeated="999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8" office:value-type="string">
            <text:p>Cat. Hunting/Related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Coverage</text:p>
          </table:table-cell>
          <table:table-cell/>
          <table:table-cell office:value-type="string">
            <text:p># of dwarf's doing that job at any one time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20]=&quot;Y&quot;);&quot;Y&quot;;IF(AND([.A20]=&quot;N&quot;;[.$W$4]=&quot;Y&quot;);&quot;N&quot;;&quot;Y&quot;))" office:value-type="string" office:string-value="Y">
            <text:p>Y</text:p>
          </table:table-cell>
          <table:table-cell table:style-name="ce6" table:formula="of:=RANK([.S20];[.$S$4:.$S$133])" office:value-type="float" office:value="35">
            <text:p>35</text:p>
          </table:table-cell>
          <table:table-cell office:value-type="string">
            <text:p>Animal Trainer</text:p>
          </table:table-cell>
          <table:table-cell/>
          <table:table-cell table:style-name="ce12" table:content-validation-name="val1" office:value-type="string">
            <text:p>Medium</text:p>
          </table:table-cell>
          <table:table-cell table:style-name="ce13" table:formula="of:=VLOOKUP([.F20];[.$U$9:.$V$17];2;0)" office:value-type="float" office:value="0.5">
            <text:p>0.50</text:p>
          </table:table-cell>
          <table:table-cell table:style-name="ce15" table:content-validation-name="val2" office:value-type="string">
            <text:p>Normal</text:p>
          </table:table-cell>
          <table:table-cell table:style-name="ce13" office:value-type="float" office:value="0.5">
            <text:p>0.50</text:p>
          </table:table-cell>
          <table:table-cell table:style-name="ce17" office:value-type="float" office:value="1">
            <text:p>1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20];[.$U$22:.$V$27];2;0)" office:value-type="float" office:value="0.75">
            <text:p>0.75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20];[.$U$32:.$V$39];2;0)" office:value-type="float" office:value="0.5">
            <text:p>0.5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20]+[.P20])=0;0;(([.L20]*[.O20])+([.N20]*[.P20]))/([.O20]+[.P20]))" office:value-type="float" office:value="0.5">
            <text:p>0.50</text:p>
          </table:table-cell>
          <table:table-cell table:style-name="ce13" table:formula="of:=(([.G20]+[.I20])/2)*[.Q20]" office:value-type="float" office:value="0.25">
            <text:p>0.25</text:p>
          </table:table-cell>
          <table:table-cell table:style-name="ce13" table:formula="of:=IF([.B20]=&quot;Y&quot;;[.R20]-0.00000001*ROW();&quot;&quot;)" office:value-type="float" office:value="0.2499998">
            <text:p>0.25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21]=&quot;Y&quot;);&quot;Y&quot;;IF(AND([.A21]=&quot;N&quot;;[.$W$4]=&quot;Y&quot;);&quot;N&quot;;&quot;Y&quot;))" office:value-type="string" office:string-value="Y">
            <text:p>Y</text:p>
          </table:table-cell>
          <table:table-cell table:style-name="ce6" table:formula="of:=RANK([.S21];[.$S$4:.$S$133])" office:value-type="float" office:value="43">
            <text:p>43</text:p>
          </table:table-cell>
          <table:table-cell office:value-type="string">
            <text:p>Animal Caretaker</text:p>
          </table:table-cell>
          <table:table-cell/>
          <table:table-cell table:style-name="ce12" table:content-validation-name="val1" office:value-type="string">
            <text:p>Medium</text:p>
          </table:table-cell>
          <table:table-cell table:style-name="ce13" table:formula="of:=VLOOKUP([.F21];[.$U$9:.$V$17];2;0)" office:value-type="float" office:value="0.5">
            <text:p>0.50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21];[.$X$9:.$Y$16];2;0)" office:value-type="float" office:value="0.5">
            <text:p>0.50</text:p>
          </table:table-cell>
          <table:table-cell table:style-name="ce17" office:value-type="float" office:value="1">
            <text:p>1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21];[.$U$22:.$V$27];2;0)" office:value-type="float" office:value="0.75">
            <text:p>0.75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21];[.$U$32:.$V$39];2;0)" office:value-type="float" office:value="1">
            <text:p>1.0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0">
            <text:p>0.00</text:p>
          </table:table-cell>
          <table:table-cell table:style-name="ce13" table:formula="of:=IF(([.O21]+[.P21])=0;0;(([.L21]*[.O21])+([.N21]*[.P21]))/([.O21]+[.P21]))" office:value-type="float" office:value="0">
            <text:p>0.00</text:p>
          </table:table-cell>
          <table:table-cell table:style-name="ce13" table:formula="of:=(([.G21]+[.I21])/2)*[.Q21]" office:value-type="float" office:value="0">
            <text:p>0.00</text:p>
          </table:table-cell>
          <table:table-cell table:style-name="ce13" table:formula="of:=IF([.B21]=&quot;Y&quot;;[.R21]-0.00000001*ROW();&quot;&quot;)" office:value-type="float" office:value="-0.00000021">
            <text:p>0.00</text:p>
          </table:table-cell>
          <table:table-cell/>
          <table:table-cell table:style-name="ce31" office:value-type="string">
            <text:p>Quality</text:p>
          </table:table-cell>
          <table:table-cell table:number-columns-repeated="4"/>
          <table:table-cell table:style-name="ce33"/>
          <table:table-cell table:number-columns-repeated="998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22]=&quot;Y&quot;);&quot;Y&quot;;IF(AND([.A22]=&quot;N&quot;;[.$W$4]=&quot;Y&quot;);&quot;N&quot;;&quot;Y&quot;))" office:value-type="string" office:string-value="Y">
            <text:p>Y</text:p>
          </table:table-cell>
          <table:table-cell table:style-name="ce6" table:formula="of:=RANK([.S22];[.$S$4:.$S$133])" office:value-type="float" office:value="20">
            <text:p>20</text:p>
          </table:table-cell>
          <table:table-cell table:style-name="ce7" office:value-type="string">
            <text:p>Hunter</text:p>
          </table:table-cell>
          <table:table-cell office:value-type="string">
            <text:p>Y</text:p>
          </table:table-cell>
          <table:table-cell table:style-name="ce12" table:content-validation-name="val1" office:value-type="string">
            <text:p>Medium</text:p>
          </table:table-cell>
          <table:table-cell table:style-name="ce13" table:formula="of:=VLOOKUP([.F22];[.$U$9:.$V$17];2;0)" office:value-type="float" office:value="0.5">
            <text:p>0.50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22];[.$X$9:.$Y$16];2;0)" office:value-type="float" office:value="0.5">
            <text:p>0.50</text:p>
          </table:table-cell>
          <table:table-cell table:style-name="ce17" office:value-type="float" office:value="1">
            <text:p>1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22];[.$U$22:.$V$27];2;0)" office:value-type="float" office:value="0.75">
            <text:p>0.75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22];[.$U$32:.$V$39];2;0)" office:value-type="float" office:value="1">
            <text:p>1.0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22]+[.P22])=0;0;(([.L22]*[.O22])+([.N22]*[.P22]))/([.O22]+[.P22]))" office:value-type="float" office:value="0.875">
            <text:p>0.88</text:p>
          </table:table-cell>
          <table:table-cell table:style-name="ce13" table:formula="of:=(([.G22]+[.I22])/2)*[.Q22]" office:value-type="float" office:value="0.4375">
            <text:p>0.44</text:p>
          </table:table-cell>
          <table:table-cell table:style-name="ce13" table:formula="of:=IF([.B22]=&quot;Y&quot;;[.R22]-0.00000001*ROW();&quot;&quot;)" office:value-type="float" office:value="0.43749978">
            <text:p>0.44</text:p>
          </table:table-cell>
          <table:table-cell/>
          <table:table-cell office:value-type="string">
            <text:p>Excellent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998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23]=&quot;Y&quot;);&quot;Y&quot;;IF(AND([.A23]=&quot;N&quot;;[.$W$4]=&quot;Y&quot;);&quot;N&quot;;&quot;Y&quot;))" office:value-type="string" office:string-value="Y">
            <text:p>Y</text:p>
          </table:table-cell>
          <table:table-cell table:style-name="ce6" table:formula="of:=RANK([.S23];[.$S$4:.$S$133])" office:value-type="float" office:value="27">
            <text:p>27</text:p>
          </table:table-cell>
          <table:table-cell office:value-type="string">
            <text:p>Trapper</text:p>
          </table:table-cell>
          <table:table-cell/>
          <table:table-cell table:style-name="ce12" table:content-validation-name="val1" office:value-type="string">
            <text:p>Below</text:p>
          </table:table-cell>
          <table:table-cell table:style-name="ce13" table:formula="of:=VLOOKUP([.F23];[.$U$9:.$V$17];2;0)" office:value-type="float" office:value="0.375">
            <text:p>0.38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23];[.$X$9:.$Y$16];2;0)" office:value-type="float" office:value="0.5">
            <text:p>0.50</text:p>
          </table:table-cell>
          <table:table-cell table:style-name="ce17" office:value-type="float" office:value="0.75">
            <text:p>0.7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23];[.$U$22:.$V$27];2;0)" office:value-type="float" office:value="0.75">
            <text:p>0.75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23];[.$U$32:.$V$39];2;0)" office:value-type="float" office:value="1">
            <text:p>1.0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23]+[.P23])=0;0;(([.L23]*[.O23])+([.N23]*[.P23]))/([.O23]+[.P23]))" office:value-type="float" office:value="0.875">
            <text:p>0.88</text:p>
          </table:table-cell>
          <table:table-cell table:style-name="ce13" table:formula="of:=(([.G23]+[.I23])/2)*[.Q23]" office:value-type="float" office:value="0.3828125">
            <text:p>0.38</text:p>
          </table:table-cell>
          <table:table-cell table:style-name="ce13" table:formula="of:=IF([.B23]=&quot;Y&quot;;[.R23]-0.00000001*ROW();&quot;&quot;)" office:value-type="float" office:value="0.38281227">
            <text:p>0.38</text:p>
          </table:table-cell>
          <table:table-cell/>
          <table:table-cell office:value-type="string">
            <text:p>Good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33"/>
          <table:table-cell table:number-columns-repeated="998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Small Animal Dissector</text:p>
          </table:table-cell>
          <table:table-cell/>
          <table:table-cell table:style-name="ce12" table:content-validation-name="val1" office:value-type="float" office:value="1">
            <text:p>1</text:p>
          </table:table-cell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Average</text:p>
          </table:table-cell>
          <table:table-cell office:value-type="float" office:value="0.5">
            <text:p>0.5</text:p>
          </table:table-cell>
          <table:table-cell table:number-columns-repeated="3"/>
          <table:table-cell table:style-name="ce33"/>
          <table:table-cell table:number-columns-repeated="998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Below</text:p>
          </table:table-cell>
          <table:table-cell office:value-type="float" office:value="0.25">
            <text:p>0.25</text:p>
          </table:table-cell>
          <table:table-cell table:number-columns-repeated="3"/>
          <table:table-cell table:style-name="ce3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6"/>
          <table:table-cell office:value-type="string">
            <text:p>Cat. Healthcare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Low</text:p>
          </table:table-cell>
          <table:table-cell office:value-type="float" office:value="0.125">
            <text:p>0.125</text:p>
          </table:table-cell>
          <table:table-cell table:number-columns-repeated="3"/>
          <table:table-cell table:style-name="ce33"/>
          <table:table-cell table:number-columns-repeated="998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33"/>
          <table:table-cell table:number-columns-repeated="998"/>
        </table:table-row>
        <table:table-row table:style-name="ro2">
          <table:table-cell table:style-name="ce2" office:value-type="string">
            <text:p>N</text:p>
          </table:table-cell>
          <table:table-cell table:style-name="ce4" table:formula="of:=IF(AND([.$W$4]=&quot;Y&quot;;[.A28]=&quot;Y&quot;);&quot;Y&quot;;IF(AND([.A28]=&quot;N&quot;;[.$W$4]=&quot;Y&quot;);&quot;N&quot;;&quot;Y&quot;))" office:value-type="string" office:string-value="Y">
            <text:p>Y</text:p>
          </table:table-cell>
          <table:table-cell table:style-name="ce6" table:formula="of:=RANK([.S28];[.$S$4:.$S$133])" office:value-type="float" office:value="9">
            <text:p>9</text:p>
          </table:table-cell>
          <table:table-cell table:style-name="ce9" office:value-type="string">
            <text:p>Diagnosis</text:p>
          </table:table-cell>
          <table:table-cell/>
          <table:table-cell table:style-name="ce12" table:content-validation-name="val1" office:value-type="string">
            <text:p>Medium</text:p>
          </table:table-cell>
          <table:table-cell table:style-name="ce13" table:formula="of:=VLOOKUP([.F28];[.$U$9:.$V$17];2;0)" office:value-type="float" office:value="0.5">
            <text:p>0.50</text:p>
          </table:table-cell>
          <table:table-cell table:style-name="ce15" table:content-validation-name="val2" office:value-type="string">
            <text:p>Very</text:p>
          </table:table-cell>
          <table:table-cell table:style-name="ce13" table:formula="of:=VLOOKUP([.H28];[.$X$9:.$Y$16];2;0)" office:value-type="float" office:value="0.75">
            <text:p>0.75</text:p>
          </table:table-cell>
          <table:table-cell table:style-name="ce17" office:value-type="float" office:value="1">
            <text:p>1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28];[.$U$22:.$V$27];2;0)" office:value-type="float" office:value="0.75">
            <text:p>0.75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28];[.$U$32:.$V$39];2;0)" office:value-type="float" office:value="1">
            <text:p>1.0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28]+[.P28])=0;0;(([.L28]*[.O28])+([.N28]*[.P28]))/([.O28]+[.P28]))" office:value-type="float" office:value="0.875">
            <text:p>0.88</text:p>
          </table:table-cell>
          <table:table-cell table:style-name="ce13" table:formula="of:=(([.G28]+[.I28])/2)*[.Q28]" office:value-type="float" office:value="0.546875">
            <text:p>0.55</text:p>
          </table:table-cell>
          <table:table-cell table:style-name="ce13" table:formula="of:=IF([.B28]=&quot;Y&quot;;[.R28]-0.00000001*ROW();&quot;&quot;)" office:value-type="float" office:value="0.54687472">
            <text:p>0.55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N</text:p>
          </table:table-cell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 office:value-type="string">
            <text:p>N</text:p>
          </table:table-cell>
          <table:table-cell table:style-name="ce4" table:formula="of:=IF(AND([.$W$4]=&quot;Y&quot;;[.A30]=&quot;Y&quot;);&quot;Y&quot;;IF(AND([.A30]=&quot;N&quot;;[.$W$4]=&quot;Y&quot;);&quot;N&quot;;&quot;Y&quot;))" office:value-type="string" office:string-value="Y">
            <text:p>Y</text:p>
          </table:table-cell>
          <table:table-cell table:style-name="ce6" table:formula="of:=RANK([.S30];[.$S$4:.$S$133])" office:value-type="float" office:value="12">
            <text:p>12</text:p>
          </table:table-cell>
          <table:table-cell office:value-type="string">
            <text:p>Surgeon</text:p>
          </table:table-cell>
          <table:table-cell/>
          <table:table-cell table:style-name="ce12" table:content-validation-name="val1" office:value-type="string">
            <text:p>Below</text:p>
          </table:table-cell>
          <table:table-cell table:style-name="ce13" table:formula="of:=VLOOKUP([.F30];[.$U$9:.$V$17];2;0)" office:value-type="float" office:value="0.375">
            <text:p>0.38</text:p>
          </table:table-cell>
          <table:table-cell table:style-name="ce15" table:content-validation-name="val2" office:value-type="string">
            <text:p>Very</text:p>
          </table:table-cell>
          <table:table-cell table:style-name="ce13" table:formula="of:=VLOOKUP([.H30];[.$X$9:.$Y$16];2;0)" office:value-type="float" office:value="0.75">
            <text:p>0.75</text:p>
          </table:table-cell>
          <table:table-cell table:style-name="ce17" office:value-type="float" office:value="0.75">
            <text:p>0.7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30];[.$U$22:.$V$27];2;0)" office:value-type="float" office:value="0.75">
            <text:p>0.75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30];[.$U$32:.$V$39];2;0)" office:value-type="float" office:value="1">
            <text:p>1.0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30]+[.P30])=0;0;(([.L30]*[.O30])+([.N30]*[.P30]))/([.O30]+[.P30]))" office:value-type="float" office:value="0.875">
            <text:p>0.88</text:p>
          </table:table-cell>
          <table:table-cell table:style-name="ce13" table:formula="of:=(([.G30]+[.I30])/2)*[.Q30]" office:value-type="float" office:value="0.4921875">
            <text:p>0.49</text:p>
          </table:table-cell>
          <table:table-cell table:style-name="ce13" table:formula="of:=IF([.B30]=&quot;Y&quot;;[.R30]-0.00000001*ROW();&quot;&quot;)" office:value-type="float" office:value="0.4921872">
            <text:p>0.49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N</text:p>
          </table:table-cell>
          <table:table-cell table:style-name="ce4" table:formula="of:=IF(AND([.$W$4]=&quot;Y&quot;;[.A31]=&quot;Y&quot;);&quot;Y&quot;;IF(AND([.A31]=&quot;N&quot;;[.$W$4]=&quot;Y&quot;);&quot;N&quot;;&quot;Y&quot;))" office:value-type="string" office:string-value="Y">
            <text:p>Y</text:p>
          </table:table-cell>
          <table:table-cell table:style-name="ce6" table:formula="of:=RANK([.S31];[.$S$4:.$S$133])" office:value-type="float" office:value="13">
            <text:p>13</text:p>
          </table:table-cell>
          <table:table-cell office:value-type="string">
            <text:p>Bone Doctor</text:p>
          </table:table-cell>
          <table:table-cell/>
          <table:table-cell table:style-name="ce12" table:content-validation-name="val1" office:value-type="string">
            <text:p>Below</text:p>
          </table:table-cell>
          <table:table-cell table:style-name="ce13" table:formula="of:=VLOOKUP([.F31];[.$U$9:.$V$17];2;0)" office:value-type="float" office:value="0.375">
            <text:p>0.38</text:p>
          </table:table-cell>
          <table:table-cell table:style-name="ce15" table:content-validation-name="val2" office:value-type="string">
            <text:p>Very</text:p>
          </table:table-cell>
          <table:table-cell table:style-name="ce13" table:formula="of:=VLOOKUP([.H31];[.$X$9:.$Y$16];2;0)" office:value-type="float" office:value="0.75">
            <text:p>0.75</text:p>
          </table:table-cell>
          <table:table-cell table:style-name="ce17" office:value-type="float" office:value="0.75">
            <text:p>0.7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31];[.$U$22:.$V$27];2;0)" office:value-type="float" office:value="0.75">
            <text:p>0.75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31];[.$U$32:.$V$39];2;0)" office:value-type="float" office:value="1">
            <text:p>1.0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31]+[.P31])=0;0;(([.L31]*[.O31])+([.N31]*[.P31]))/([.O31]+[.P31]))" office:value-type="float" office:value="0.875">
            <text:p>0.88</text:p>
          </table:table-cell>
          <table:table-cell table:style-name="ce13" table:formula="of:=(([.G31]+[.I31])/2)*[.Q31]" office:value-type="float" office:value="0.4921875">
            <text:p>0.49</text:p>
          </table:table-cell>
          <table:table-cell table:style-name="ce13" table:formula="of:=IF([.B31]=&quot;Y&quot;;[.R31]-0.00000001*ROW();&quot;&quot;)" office:value-type="float" office:value="0.49218719">
            <text:p>0.49</text:p>
          </table:table-cell>
          <table:table-cell/>
          <table:table-cell table:style-name="ce31" office:value-type="string">
            <text:p>Speed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N</text:p>
          </table:table-cell>
          <table:table-cell table:style-name="ce4" table:formula="of:=IF(AND([.$W$4]=&quot;Y&quot;;[.A32]=&quot;Y&quot;);&quot;Y&quot;;IF(AND([.A32]=&quot;N&quot;;[.$W$4]=&quot;Y&quot;);&quot;N&quot;;&quot;Y&quot;))" office:value-type="string" office:string-value="Y">
            <text:p>Y</text:p>
          </table:table-cell>
          <table:table-cell table:style-name="ce6" table:formula="of:=RANK([.S32];[.$S$4:.$S$133])" office:value-type="float" office:value="14">
            <text:p>14</text:p>
          </table:table-cell>
          <table:table-cell office:value-type="string">
            <text:p>Suturer</text:p>
          </table:table-cell>
          <table:table-cell/>
          <table:table-cell table:style-name="ce12" table:content-validation-name="val1" office:value-type="string">
            <text:p>Below</text:p>
          </table:table-cell>
          <table:table-cell table:style-name="ce13" table:formula="of:=VLOOKUP([.F32];[.$U$9:.$V$17];2;0)" office:value-type="float" office:value="0.375">
            <text:p>0.38</text:p>
          </table:table-cell>
          <table:table-cell table:style-name="ce15" table:content-validation-name="val2" office:value-type="string">
            <text:p>Very</text:p>
          </table:table-cell>
          <table:table-cell table:style-name="ce13" table:formula="of:=VLOOKUP([.H32];[.$X$9:.$Y$16];2;0)" office:value-type="float" office:value="0.75">
            <text:p>0.75</text:p>
          </table:table-cell>
          <table:table-cell table:style-name="ce17" office:value-type="float" office:value="0.75">
            <text:p>0.7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32];[.$U$22:.$V$27];2;0)" office:value-type="float" office:value="0.75">
            <text:p>0.75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32];[.$U$32:.$V$39];2;0)" office:value-type="float" office:value="1">
            <text:p>1.0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32]+[.P32])=0;0;(([.L32]*[.O32])+([.N32]*[.P32]))/([.O32]+[.P32]))" office:value-type="float" office:value="0.875">
            <text:p>0.88</text:p>
          </table:table-cell>
          <table:table-cell table:style-name="ce13" table:formula="of:=(([.G32]+[.I32])/2)*[.Q32]" office:value-type="float" office:value="0.4921875">
            <text:p>0.49</text:p>
          </table:table-cell>
          <table:table-cell table:style-name="ce13" table:formula="of:=IF([.B32]=&quot;Y&quot;;[.R32]-0.00000001*ROW();&quot;&quot;)" office:value-type="float" office:value="0.49218718">
            <text:p>0.49</text:p>
          </table:table-cell>
          <table:table-cell/>
          <table:table-cell office:value-type="string">
            <text:p>Fastest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</text:p>
          </table:table-cell>
          <table:table-cell table:style-name="ce4" table:formula="of:=IF(AND([.$W$4]=&quot;Y&quot;;[.A33]=&quot;Y&quot;);&quot;Y&quot;;IF(AND([.A33]=&quot;N&quot;;[.$W$4]=&quot;Y&quot;);&quot;N&quot;;&quot;Y&quot;))" office:value-type="string" office:string-value="Y">
            <text:p>Y</text:p>
          </table:table-cell>
          <table:table-cell table:style-name="ce6" table:formula="of:=RANK([.S33];[.$S$4:.$S$133])" office:value-type="float" office:value="15">
            <text:p>15</text:p>
          </table:table-cell>
          <table:table-cell office:value-type="string">
            <text:p>Wound Dresser</text:p>
          </table:table-cell>
          <table:table-cell/>
          <table:table-cell table:style-name="ce12" table:content-validation-name="val1" office:value-type="string">
            <text:p>Below</text:p>
          </table:table-cell>
          <table:table-cell table:style-name="ce13" table:formula="of:=VLOOKUP([.F33];[.$U$9:.$V$17];2;0)" office:value-type="float" office:value="0.375">
            <text:p>0.38</text:p>
          </table:table-cell>
          <table:table-cell table:style-name="ce15" table:content-validation-name="val2" office:value-type="string">
            <text:p>Very</text:p>
          </table:table-cell>
          <table:table-cell table:style-name="ce13" table:formula="of:=VLOOKUP([.H33];[.$X$9:.$Y$16];2;0)" office:value-type="float" office:value="0.75">
            <text:p>0.75</text:p>
          </table:table-cell>
          <table:table-cell table:style-name="ce17" office:value-type="float" office:value="0.75">
            <text:p>0.7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33];[.$U$22:.$V$27];2;0)" office:value-type="float" office:value="0.75">
            <text:p>0.75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33];[.$U$32:.$V$39];2;0)" office:value-type="float" office:value="1">
            <text:p>1.0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33]+[.P33])=0;0;(([.L33]*[.O33])+([.N33]*[.P33]))/([.O33]+[.P33]))" office:value-type="float" office:value="0.875">
            <text:p>0.88</text:p>
          </table:table-cell>
          <table:table-cell table:style-name="ce13" table:formula="of:=(([.G33]+[.I33])/2)*[.Q33]" office:value-type="float" office:value="0.4921875">
            <text:p>0.49</text:p>
          </table:table-cell>
          <table:table-cell table:style-name="ce13" table:formula="of:=IF([.B33]=&quot;Y&quot;;[.R33]-0.00000001*ROW();&quot;&quot;)" office:value-type="float" office:value="0.49218717">
            <text:p>0.49</text:p>
          </table:table-cell>
          <table:table-cell/>
          <table:table-cell office:value-type="string">
            <text:p>Fast</text:p>
          </table:table-cell>
          <table:table-cell office:value-type="float" office:value="0.75">
            <text:p>0.75</text:p>
          </table:table-cell>
          <table:table-cell/>
          <table:table-cell office:value-type="string">
            <text:p>Q/S Flag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Feed patients/prisoners</text:p>
          </table:table-cell>
          <table:table-cell/>
          <table:table-cell table:style-name="ce12" table:content-validation-name="val1" office:value-type="float" office:value="2">
            <text:p>2</text:p>
          </table:table-cell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Quick</text:p>
          </table:table-cell>
          <table:table-cell office:value-type="float" office:value="0.675">
            <text:p>0.675</text:p>
          </table:table-cell>
          <table:table-cell/>
          <table:table-cell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Recovering wounded </text:p>
          </table:table-cell>
          <table:table-cell/>
          <table:table-cell table:style-name="ce12" table:content-validation-name="val1" office:value-type="float" office:value="2">
            <text:p>2</text:p>
          </table:table-cell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Medium</text:p>
          </table:table-cell>
          <table:table-cell office:value-type="float" office:value="0.5">
            <text:p>0.5</text:p>
          </table:table-cell>
          <table:table-cell/>
          <table:table-cell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Steady</text:p>
          </table:table-cell>
          <table:table-cell office:value-type="float" office:value="0.375">
            <text:p>0.375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8" office:value-type="string">
            <text:p>Cat. Farming/Related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Slow</text:p>
          </table:table-cell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Slower</text:p>
          </table:table-cell>
          <table:table-cell office:value-type="float" office:value="0.125">
            <text:p>0.125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39]=&quot;Y&quot;);&quot;Y&quot;;IF(AND([.A39]=&quot;N&quot;;[.$W$4]=&quot;Y&quot;);&quot;N&quot;;&quot;Y&quot;))" office:value-type="string" office:string-value="Y">
            <text:p>Y</text:p>
          </table:table-cell>
          <table:table-cell table:style-name="ce6" table:formula="of:=RANK([.S39];[.$S$4:.$S$133])" office:value-type="float" office:value="36">
            <text:p>36</text:p>
          </table:table-cell>
          <table:table-cell office:value-type="string">
            <text:p>Butcher</text:p>
          </table:table-cell>
          <table:table-cell/>
          <table:table-cell table:style-name="ce12" table:content-validation-name="val1" office:value-type="string">
            <text:p>Below</text:p>
          </table:table-cell>
          <table:table-cell table:style-name="ce13" table:formula="of:=VLOOKUP([.F39];[.$U$9:.$V$17];2;0)" office:value-type="float" office:value="0.375">
            <text:p>0.38</text:p>
          </table:table-cell>
          <table:table-cell table:style-name="ce15" table:content-validation-name="val2" office:value-type="string">
            <text:p>Somewhat</text:p>
          </table:table-cell>
          <table:table-cell table:style-name="ce13" table:formula="of:=VLOOKUP([.H39];[.$X$9:.$Y$16];2;0)" office:value-type="float" office:value="0.625">
            <text:p>0.63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Average</text:p>
          </table:table-cell>
          <table:table-cell table:style-name="ce13" table:formula="of:=VLOOKUP([.K39];[.$U$22:.$V$27];2;0)" office:value-type="float" office:value="0.5">
            <text:p>0.50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39];[.$U$32:.$V$39];2;0)" office:value-type="float" office:value="0.5">
            <text:p>0.5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39]+[.P39])=0;0;(([.L39]*[.O39])+([.N39]*[.P39]))/([.O39]+[.P39]))" office:value-type="float" office:value="0.5">
            <text:p>0.50</text:p>
          </table:table-cell>
          <table:table-cell table:style-name="ce13" table:formula="of:=(([.G39]+[.I39])/2)*[.Q39]" office:value-type="float" office:value="0.25">
            <text:p>0.25</text:p>
          </table:table-cell>
          <table:table-cell table:style-name="ce13" table:formula="of:=IF([.B39]=&quot;Y&quot;;[.R39]-0.00000001*ROW();&quot;&quot;)" office:value-type="float" office:value="0.24999961">
            <text:p>0.25</text:p>
          </table:table-cell>
          <table:table-cell/>
          <table:table-cell office:value-type="string">
            <text:p>Non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40]=&quot;Y&quot;);&quot;Y&quot;;IF(AND([.A40]=&quot;N&quot;;[.$W$4]=&quot;Y&quot;);&quot;N&quot;;&quot;Y&quot;))" office:value-type="string" office:string-value="Y">
            <text:p>Y</text:p>
          </table:table-cell>
          <table:table-cell table:style-name="ce6" table:formula="of:=RANK([.S40];[.$S$4:.$S$133])" office:value-type="float" office:value="32">
            <text:p>32</text:p>
          </table:table-cell>
          <table:table-cell office:value-type="string">
            <text:p>Tanner</text:p>
          </table:table-cell>
          <table:table-cell/>
          <table:table-cell table:style-name="ce12" table:content-validation-name="val1" office:value-type="string">
            <text:p>Low</text:p>
          </table:table-cell>
          <table:table-cell table:style-name="ce13" table:formula="of:=VLOOKUP([.F40];[.$U$9:.$V$17];2;0)" office:value-type="float" office:value="0.375">
            <text:p>0.38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40];[.$X$9:.$Y$16];2;0)" office:value-type="float" office:value="0.5">
            <text:p>0.50</text:p>
          </table:table-cell>
          <table:table-cell table:style-name="ce17" office:value-type="float" office:value="1">
            <text:p>1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40];[.$U$22:.$V$27];2;0)" office:value-type="float" office:value="0.75">
            <text:p>0.75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40];[.$U$32:.$V$39];2;0)" office:value-type="float" office:value="0.5">
            <text:p>0.5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40]+[.P40])=0;0;(([.L40]*[.O40])+([.N40]*[.P40]))/([.O40]+[.P40]))" office:value-type="float" office:value="0.625">
            <text:p>0.63</text:p>
          </table:table-cell>
          <table:table-cell table:style-name="ce13" table:formula="of:=(([.G40]+[.I40])/2)*[.Q40]" office:value-type="float" office:value="0.2734375">
            <text:p>0.27</text:p>
          </table:table-cell>
          <table:table-cell table:style-name="ce13" table:formula="of:=IF([.B40]=&quot;Y&quot;;[.R40]-0.00000001*ROW();&quot;&quot;)" office:value-type="float" office:value="0.2734371">
            <text:p>0.27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41]=&quot;Y&quot;);&quot;Y&quot;;IF(AND([.A41]=&quot;N&quot;;[.$W$4]=&quot;Y&quot;);&quot;N&quot;;&quot;Y&quot;))" office:value-type="string" office:string-value="Y">
            <text:p>Y</text:p>
          </table:table-cell>
          <table:table-cell table:style-name="ce6" table:formula="of:=RANK([.S41];[.$S$4:.$S$133])" office:value-type="float" office:value="2">
            <text:p>2</text:p>
          </table:table-cell>
          <table:table-cell office:value-type="string">
            <text:p>Farmer</text:p>
          </table:table-cell>
          <table:table-cell/>
          <table:table-cell table:style-name="ce12" table:content-validation-name="val1" office:value-type="string">
            <text:p>Highest</text:p>
          </table:table-cell>
          <table:table-cell table:style-name="ce13" table:formula="of:=VLOOKUP([.F41];[.$U$9:.$V$17];2;0)" office:value-type="float" office:value="1">
            <text:p>1.00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41];[.$X$9:.$Y$16];2;0)" office:value-type="float" office:value="0.5">
            <text:p>0.50</text:p>
          </table:table-cell>
          <table:table-cell table:style-name="ce17" office:value-type="float" office:value="2">
            <text:p>2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41];[.$U$22:.$V$27];2;0)" office:value-type="float" office:value="0.75">
            <text:p>0.75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41];[.$U$32:.$V$39];2;0)" office:value-type="float" office:value="1">
            <text:p>1.0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41]+[.P41])=0;0;(([.L41]*[.O41])+([.N41]*[.P41]))/([.O41]+[.P41]))" office:value-type="float" office:value="0.875">
            <text:p>0.88</text:p>
          </table:table-cell>
          <table:table-cell table:style-name="ce13" table:formula="of:=(([.G41]+[.I41])/2)*[.Q41]" office:value-type="float" office:value="0.65625">
            <text:p>0.66</text:p>
          </table:table-cell>
          <table:table-cell table:style-name="ce13" table:formula="of:=IF([.B41]=&quot;Y&quot;;[.R41]-0.00000001*ROW();&quot;&quot;)" office:value-type="float" office:value="0.65624959">
            <text:p>0.66</text:p>
          </table:table-cell>
          <table:table-cell/>
          <table:table-cell office:value-type="string">
            <text:p>Embark</text:p>
          </table:table-cell>
          <table:table-cell table:formula="of:=CELL(&quot;address&quot;;Embark)" office:value-type="string" office:string-value="$W$4">
            <text:p>$W$4</text:p>
          </table:table-cell>
          <table:table-cell office:value-type="string">
            <text:p>Embark Profile?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N</text:p>
          </table:table-cell>
          <table:table-cell table:style-name="ce4" table:formula="of:=IF(AND([.$W$4]=&quot;Y&quot;;[.A42]=&quot;Y&quot;);&quot;Y&quot;;IF(AND([.A42]=&quot;N&quot;;[.$W$4]=&quot;Y&quot;);&quot;N&quot;;&quot;Y&quot;))" office:value-type="string" office:string-value="Y">
            <text:p>Y</text:p>
          </table:table-cell>
          <table:table-cell table:style-name="ce6" table:formula="of:=RANK([.S42];[.$S$4:.$S$133])" office:value-type="float" office:value="42">
            <text:p>42</text:p>
          </table:table-cell>
          <table:table-cell office:value-type="string">
            <text:p>Dyeing</text:p>
          </table:table-cell>
          <table:table-cell/>
          <table:table-cell table:style-name="ce12" table:content-validation-name="val1" office:value-type="string">
            <text:p>Below</text:p>
          </table:table-cell>
          <table:table-cell table:style-name="ce13" table:formula="of:=VLOOKUP([.F42];[.$U$9:.$V$17];2;0)" office:value-type="float" office:value="0.375">
            <text:p>0.38</text:p>
          </table:table-cell>
          <table:table-cell table:style-name="ce15" table:content-validation-name="val2" office:value-type="string">
            <text:p>Below</text:p>
          </table:table-cell>
          <table:table-cell table:style-name="ce13" table:formula="of:=VLOOKUP([.H42];[.$X$9:.$Y$16];2;0)" office:value-type="float" office:value="0.25">
            <text:p>0.25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Average</text:p>
          </table:table-cell>
          <table:table-cell table:style-name="ce13" table:formula="of:=VLOOKUP([.K42];[.$U$22:.$V$27];2;0)" office:value-type="float" office:value="0.5">
            <text:p>0.50</text:p>
          </table:table-cell>
          <table:table-cell table:style-name="ce22" table:content-validation-name="val5" office:value-type="string">
            <text:p>Steady</text:p>
          </table:table-cell>
          <table:table-cell table:style-name="ce13" table:formula="of:=VLOOKUP([.M42];[.$U$32:.$V$39];2;0)" office:value-type="float" office:value="0.375">
            <text:p>0.38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42]+[.P42])=0;0;(([.L42]*[.O42])+([.N42]*[.P42]))/([.O42]+[.P42]))" office:value-type="float" office:value="0.4375">
            <text:p>0.44</text:p>
          </table:table-cell>
          <table:table-cell table:style-name="ce13" table:formula="of:=(([.G42]+[.I42])/2)*[.Q42]" office:value-type="float" office:value="0.13671875">
            <text:p>0.14</text:p>
          </table:table-cell>
          <table:table-cell table:style-name="ce13" table:formula="of:=IF([.B42]=&quot;Y&quot;;[.R42]-0.00000001*ROW();&quot;&quot;)" office:value-type="float" office:value="0.13671833">
            <text:p>0.14</text:p>
          </table:table-cell>
          <table:table-cell/>
          <table:table-cell office:value-type="string">
            <text:p>E? Column</text:p>
          </table:table-cell>
          <table:table-cell/>
          <table:table-cell office:value-type="string">
            <text:p>Include this in the Embark Profile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N</text:p>
          </table:table-cell>
          <table:table-cell table:style-name="ce4" table:formula="of:=IF(AND([.$W$4]=&quot;Y&quot;;[.A43]=&quot;Y&quot;);&quot;Y&quot;;IF(AND([.A43]=&quot;N&quot;;[.$W$4]=&quot;Y&quot;);&quot;N&quot;;&quot;Y&quot;))" office:value-type="string" office:string-value="Y">
            <text:p>Y</text:p>
          </table:table-cell>
          <table:table-cell table:style-name="ce6" table:formula="of:=RANK([.S43];[.$S$4:.$S$133])" office:value-type="float" office:value="37">
            <text:p>37</text:p>
          </table:table-cell>
          <table:table-cell office:value-type="string">
            <text:p>Soaper</text:p>
          </table:table-cell>
          <table:table-cell/>
          <table:table-cell table:style-name="ce12" table:content-validation-name="val1" office:value-type="string">
            <text:p>Low</text:p>
          </table:table-cell>
          <table:table-cell table:style-name="ce13" table:formula="of:=VLOOKUP([.F43];[.$U$9:.$V$17];2;0)" office:value-type="float" office:value="0.375">
            <text:p>0.38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43];[.$X$9:.$Y$16];2;0)" office:value-type="float" office:value="0.5">
            <text:p>0.50</text:p>
          </table:table-cell>
          <table:table-cell table:style-name="ce17" office:value-type="float" office:value="0.75">
            <text:p>0.75</text:p>
          </table:table-cell>
          <table:table-cell table:style-name="ce20" table:content-validation-name="val4" office:value-type="string">
            <text:p>Average</text:p>
          </table:table-cell>
          <table:table-cell table:style-name="ce13" table:formula="of:=VLOOKUP([.K43];[.$U$22:.$V$27];2;0)" office:value-type="float" office:value="0.5">
            <text:p>0.50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43];[.$U$32:.$V$39];2;0)" office:value-type="float" office:value="0.5">
            <text:p>0.5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43]+[.P43])=0;0;(([.L43]*[.O43])+([.N43]*[.P43]))/([.O43]+[.P43]))" office:value-type="float" office:value="0.5">
            <text:p>0.50</text:p>
          </table:table-cell>
          <table:table-cell table:style-name="ce13" table:formula="of:=(([.G43]+[.I43])/2)*[.Q43]" office:value-type="float" office:value="0.21875">
            <text:p>0.22</text:p>
          </table:table-cell>
          <table:table-cell table:style-name="ce13" table:formula="of:=IF([.B43]=&quot;Y&quot;;[.R43]-0.00000001*ROW();&quot;&quot;)" office:value-type="float" office:value="0.21874957">
            <text:p>0.22</text:p>
          </table:table-cell>
          <table:table-cell/>
          <table:table-cell office:value-type="string">
            <text:p>Incl? Column</text:p>
          </table:table-cell>
          <table:table-cell/>
          <table:table-cell office:value-type="string">
            <text:p>Is this labor included (used for sheet 2 list of labors)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44]=&quot;Y&quot;);&quot;Y&quot;;IF(AND([.A44]=&quot;N&quot;;[.$W$4]=&quot;Y&quot;);&quot;N&quot;;&quot;Y&quot;))" office:value-type="string" office:string-value="Y">
            <text:p>Y</text:p>
          </table:table-cell>
          <table:table-cell table:style-name="ce6" table:formula="of:=RANK([.S44];[.$S$4:.$S$133])" office:value-type="float" office:value="44">
            <text:p>44</text:p>
          </table:table-cell>
          <table:table-cell office:value-type="string">
            <text:p>Wood Burner</text:p>
          </table:table-cell>
          <table:table-cell/>
          <table:table-cell table:style-name="ce12" table:content-validation-name="val1" office:value-type="string">
            <text:p>Highest</text:p>
          </table:table-cell>
          <table:table-cell table:style-name="ce13" table:formula="of:=VLOOKUP([.F44];[.$U$9:.$V$17];2;0)" office:value-type="float" office:value="1">
            <text:p>1.00</text:p>
          </table:table-cell>
          <table:table-cell table:style-name="ce15" table:content-validation-name="val2" office:value-type="string">
            <text:p>Very</text:p>
          </table:table-cell>
          <table:table-cell table:style-name="ce13" table:formula="of:=VLOOKUP([.H44];[.$X$9:.$Y$16];2;0)" office:value-type="float" office:value="0.75">
            <text:p>0.75</text:p>
          </table:table-cell>
          <table:table-cell table:style-name="ce17" office:value-type="float" office:value="1.5">
            <text:p>1.5</text:p>
          </table:table-cell>
          <table:table-cell table:style-name="ce20" table:content-validation-name="val4" office:value-type="string">
            <text:p>Average</text:p>
          </table:table-cell>
          <table:table-cell table:style-name="ce13" table:formula="of:=VLOOKUP([.K44];[.$U$22:.$V$27];2;0)" office:value-type="float" office:value="0.5">
            <text:p>0.50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44];[.$U$32:.$V$39];2;0)" office:value-type="float" office:value="1">
            <text:p>1.0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0">
            <text:p>0.00</text:p>
          </table:table-cell>
          <table:table-cell table:style-name="ce13" table:formula="of:=IF(([.O44]+[.P44])=0;0;(([.L44]*[.O44])+([.N44]*[.P44]))/([.O44]+[.P44]))" office:value-type="float" office:value="0">
            <text:p>0.00</text:p>
          </table:table-cell>
          <table:table-cell table:style-name="ce13" table:formula="of:=(([.G44]+[.I44])/2)*[.Q44]" office:value-type="float" office:value="0">
            <text:p>0.00</text:p>
          </table:table-cell>
          <table:table-cell table:style-name="ce13" table:formula="of:=IF([.B44]=&quot;Y&quot;;[.R44]-0.00000001*ROW();&quot;&quot;)" office:value-type="float" office:value="-0.00000044">
            <text:p>0.00</text:p>
          </table:table-cell>
          <table:table-cell/>
          <table:table-cell office:value-type="string">
            <text:p>Frequency Column</text:p>
          </table:table-cell>
          <table:table-cell/>
          <table:table-cell office:value-type="string">
            <text:p>How often is this job done.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N</text:p>
          </table:table-cell>
          <table:table-cell table:style-name="ce4" table:formula="of:=IF(AND([.$W$4]=&quot;Y&quot;;[.A45]=&quot;Y&quot;);&quot;Y&quot;;IF(AND([.A45]=&quot;N&quot;;[.$W$4]=&quot;Y&quot;);&quot;N&quot;;&quot;Y&quot;))" office:value-type="string" office:string-value="Y">
            <text:p>Y</text:p>
          </table:table-cell>
          <table:table-cell table:style-name="ce6" table:formula="of:=RANK([.S45];[.$S$4:.$S$133])" office:value-type="float" office:value="39">
            <text:p>39</text:p>
          </table:table-cell>
          <table:table-cell office:value-type="string">
            <text:p>Potash making</text:p>
          </table:table-cell>
          <table:table-cell/>
          <table:table-cell table:style-name="ce12" table:content-validation-name="val1" office:value-type="string">
            <text:p>Low</text:p>
          </table:table-cell>
          <table:table-cell table:style-name="ce13" table:formula="of:=VLOOKUP([.F45];[.$U$9:.$V$17];2;0)" office:value-type="float" office:value="0.375">
            <text:p>0.38</text:p>
          </table:table-cell>
          <table:table-cell table:style-name="ce15" table:content-validation-name="val2" office:value-type="string">
            <text:p>Not So much</text:p>
          </table:table-cell>
          <table:table-cell table:style-name="ce13" table:formula="of:=VLOOKUP([.H45];[.$X$9:.$Y$16];2;0)" office:value-type="float" office:value="0.375">
            <text:p>0.38</text:p>
          </table:table-cell>
          <table:table-cell table:style-name="ce17" office:value-type="float" office:value="0.75">
            <text:p>0.75</text:p>
          </table:table-cell>
          <table:table-cell table:style-name="ce20" table:content-validation-name="val4" office:value-type="string">
            <text:p>Average</text:p>
          </table:table-cell>
          <table:table-cell table:style-name="ce13" table:formula="of:=VLOOKUP([.K45];[.$U$22:.$V$27];2;0)" office:value-type="float" office:value="0.5">
            <text:p>0.50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45];[.$U$32:.$V$39];2;0)" office:value-type="float" office:value="0.5">
            <text:p>0.5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45]+[.P45])=0;0;(([.L45]*[.O45])+([.N45]*[.P45]))/([.O45]+[.P45]))" office:value-type="float" office:value="0.5">
            <text:p>0.50</text:p>
          </table:table-cell>
          <table:table-cell table:style-name="ce13" table:formula="of:=(([.G45]+[.I45])/2)*[.Q45]" office:value-type="float" office:value="0.1875">
            <text:p>0.19</text:p>
          </table:table-cell>
          <table:table-cell table:style-name="ce13" table:formula="of:=IF([.B45]=&quot;Y&quot;;[.R45]-0.00000001*ROW();&quot;&quot;)" office:value-type="float" office:value="0.18749955">
            <text:p>0.19</text:p>
          </table:table-cell>
          <table:table-cell/>
          <table:table-cell office:value-type="string">
            <text:p>Importance Column</text:p>
          </table:table-cell>
          <table:table-cell/>
          <table:table-cell office:value-type="string">
            <text:p>How important is this job when it needs to be done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N</text:p>
          </table:table-cell>
          <table:table-cell table:style-name="ce4" table:formula="of:=IF(AND([.$W$4]=&quot;Y&quot;;[.A46]=&quot;Y&quot;);&quot;Y&quot;;IF(AND([.A46]=&quot;N&quot;;[.$W$4]=&quot;Y&quot;);&quot;N&quot;;&quot;Y&quot;))" office:value-type="string" office:string-value="Y">
            <text:p>Y</text:p>
          </table:table-cell>
          <table:table-cell table:style-name="ce6" table:formula="of:=RANK([.S46];[.$S$4:.$S$133])" office:value-type="float" office:value="21">
            <text:p>21</text:p>
          </table:table-cell>
          <table:table-cell office:value-type="string">
            <text:p>Lyemaker</text:p>
          </table:table-cell>
          <table:table-cell/>
          <table:table-cell table:style-name="ce12" table:content-validation-name="val1" office:value-type="string">
            <text:p>Below</text:p>
          </table:table-cell>
          <table:table-cell table:style-name="ce13" table:formula="of:=VLOOKUP([.F46];[.$U$9:.$V$17];2;0)" office:value-type="float" office:value="0.375">
            <text:p>0.38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46];[.$X$9:.$Y$16];2;0)" office:value-type="float" office:value="0.5">
            <text:p>0.50</text:p>
          </table:table-cell>
          <table:table-cell table:style-name="ce17" office:value-type="float" office:value="0.75">
            <text:p>0.75</text:p>
          </table:table-cell>
          <table:table-cell table:style-name="ce20" table:content-validation-name="val4" office:value-type="string">
            <text:p>Average</text:p>
          </table:table-cell>
          <table:table-cell table:style-name="ce13" table:formula="of:=VLOOKUP([.K46];[.$U$22:.$V$27];2;0)" office:value-type="float" office:value="0.5">
            <text:p>0.50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46];[.$U$32:.$V$39];2;0)" office:value-type="float" office:value="1">
            <text:p>1.0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46]+[.P46])=0;0;(([.L46]*[.O46])+([.N46]*[.P46]))/([.O46]+[.P46]))" office:value-type="float" office:value="1">
            <text:p>1.00</text:p>
          </table:table-cell>
          <table:table-cell table:style-name="ce13" table:formula="of:=(([.G46]+[.I46])/2)*[.Q46]" office:value-type="float" office:value="0.4375">
            <text:p>0.44</text:p>
          </table:table-cell>
          <table:table-cell table:style-name="ce13" table:formula="of:=IF([.B46]=&quot;Y&quot;;[.R46]-0.00000001*ROW();&quot;&quot;)" office:value-type="float" office:value="0.43749954">
            <text:p>0.44</text:p>
          </table:table-cell>
          <table:table-cell/>
          <table:table-cell office:value-type="string">
            <text:p>Coverage Column</text:p>
          </table:table-cell>
          <table:table-cell/>
          <table:table-cell office:value-type="string">
            <text:p>Ratio of coverage to other jobs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N</text:p>
          </table:table-cell>
          <table:table-cell table:style-name="ce4" table:formula="of:=IF(AND([.$W$4]=&quot;Y&quot;;[.A47]=&quot;Y&quot;);&quot;Y&quot;;IF(AND([.A47]=&quot;N&quot;;[.$W$4]=&quot;Y&quot;);&quot;N&quot;;&quot;Y&quot;))" office:value-type="string" office:string-value="Y">
            <text:p>Y</text:p>
          </table:table-cell>
          <table:table-cell table:style-name="ce6" table:formula="of:=RANK([.S47];[.$S$4:.$S$133])" office:value-type="float" office:value="28">
            <text:p>28</text:p>
          </table:table-cell>
          <table:table-cell office:value-type="string">
            <text:p>Milling</text:p>
          </table:table-cell>
          <table:table-cell/>
          <table:table-cell table:style-name="ce12" table:content-validation-name="val1" office:value-type="string">
            <text:p>Below</text:p>
          </table:table-cell>
          <table:table-cell table:style-name="ce13" table:formula="of:=VLOOKUP([.F47];[.$U$9:.$V$17];2;0)" office:value-type="float" office:value="0.375">
            <text:p>0.38</text:p>
          </table:table-cell>
          <table:table-cell table:style-name="ce15" table:content-validation-name="val2" office:value-type="string">
            <text:p>Not So much</text:p>
          </table:table-cell>
          <table:table-cell table:style-name="ce13" table:formula="of:=VLOOKUP([.H47];[.$X$9:.$Y$16];2;0)" office:value-type="float" office:value="0.375">
            <text:p>0.38</text:p>
          </table:table-cell>
          <table:table-cell table:style-name="ce17" office:value-type="float" office:value="0.75">
            <text:p>0.75</text:p>
          </table:table-cell>
          <table:table-cell table:style-name="ce20" table:content-validation-name="val4" office:value-type="string">
            <text:p>Average</text:p>
          </table:table-cell>
          <table:table-cell table:style-name="ce13" table:formula="of:=VLOOKUP([.K47];[.$U$22:.$V$27];2;0)" office:value-type="float" office:value="0.5">
            <text:p>0.50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47];[.$U$32:.$V$39];2;0)" office:value-type="float" office:value="1">
            <text:p>1.0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47]+[.P47])=0;0;(([.L47]*[.O47])+([.N47]*[.P47]))/([.O47]+[.P47]))" office:value-type="float" office:value="1">
            <text:p>1.00</text:p>
          </table:table-cell>
          <table:table-cell table:style-name="ce13" table:formula="of:=(([.G47]+[.I47])/2)*[.Q47]" office:value-type="float" office:value="0.375">
            <text:p>0.38</text:p>
          </table:table-cell>
          <table:table-cell table:style-name="ce13" table:formula="of:=IF([.B47]=&quot;Y&quot;;[.R47]-0.00000001*ROW();&quot;&quot;)" office:value-type="float" office:value="0.37499953">
            <text:p>0.37</text:p>
          </table:table-cell>
          <table:table-cell/>
          <table:table-cell office:value-type="string">
            <text:p>Quality Column</text:p>
          </table:table-cell>
          <table:table-cell/>
          <table:table-cell office:value-type="string">
            <text:p>How important is quality for this job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48]=&quot;Y&quot;);&quot;Y&quot;;IF(AND([.A48]=&quot;N&quot;;[.$W$4]=&quot;Y&quot;);&quot;N&quot;;&quot;Y&quot;))" office:value-type="string" office:string-value="Y">
            <text:p>Y</text:p>
          </table:table-cell>
          <table:table-cell table:style-name="ce6" table:formula="of:=RANK([.S48];[.$S$4:.$S$133])" office:value-type="float" office:value="4">
            <text:p>4</text:p>
          </table:table-cell>
          <table:table-cell office:value-type="string">
            <text:p>Brewer</text:p>
          </table:table-cell>
          <table:table-cell/>
          <table:table-cell table:style-name="ce12" table:content-validation-name="val1" office:value-type="string">
            <text:p>High</text:p>
          </table:table-cell>
          <table:table-cell table:style-name="ce13" office:value-type="float" office:value="0.75">
            <text:p>0.75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48];[.$X$9:.$Y$16];2;0)" office:value-type="float" office:value="0.5">
            <text:p>0.50</text:p>
          </table:table-cell>
          <table:table-cell table:style-name="ce17" office:value-type="float" office:value="1">
            <text:p>1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48];[.$U$22:.$V$27];2;0)" office:value-type="float" office:value="0.75">
            <text:p>0.75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48];[.$U$32:.$V$39];2;0)" office:value-type="float" office:value="1">
            <text:p>1.0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48]+[.P48])=0;0;(([.L48]*[.O48])+([.N48]*[.P48]))/([.O48]+[.P48]))" office:value-type="float" office:value="1">
            <text:p>1.00</text:p>
          </table:table-cell>
          <table:table-cell table:style-name="ce13" table:formula="of:=(([.G48]+[.I48])/2)*[.Q48]" office:value-type="float" office:value="0.625">
            <text:p>0.63</text:p>
          </table:table-cell>
          <table:table-cell table:style-name="ce13" table:formula="of:=IF([.B48]=&quot;Y&quot;;[.R48]-0.00000001*ROW();&quot;&quot;)" office:value-type="float" office:value="0.62499952">
            <text:p>0.62</text:p>
          </table:table-cell>
          <table:table-cell/>
          <table:table-cell office:value-type="string">
            <text:p>Speed Column</text:p>
          </table:table-cell>
          <table:table-cell/>
          <table:table-cell office:value-type="string">
            <text:p>How important is speed for this job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49]=&quot;Y&quot;);&quot;Y&quot;;IF(AND([.A49]=&quot;N&quot;;[.$W$4]=&quot;Y&quot;);&quot;N&quot;;&quot;Y&quot;))" office:value-type="string" office:string-value="Y">
            <text:p>Y</text:p>
          </table:table-cell>
          <table:table-cell table:style-name="ce6" table:formula="of:=RANK([.S49];[.$S$4:.$S$133])" office:value-type="float" office:value="25">
            <text:p>25</text:p>
          </table:table-cell>
          <table:table-cell office:value-type="string">
            <text:p>Plant Gatherer</text:p>
          </table:table-cell>
          <table:table-cell/>
          <table:table-cell table:style-name="ce12" table:content-validation-name="val1" office:value-type="string">
            <text:p>High</text:p>
          </table:table-cell>
          <table:table-cell table:style-name="ce13" office:value-type="float" office:value="0.75">
            <text:p>0.75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49];[.$X$9:.$Y$16];2;0)" office:value-type="float" office:value="0.5">
            <text:p>0.50</text:p>
          </table:table-cell>
          <table:table-cell table:style-name="ce17" office:value-type="float" office:value="2.5">
            <text:p>2.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49];[.$U$22:.$V$27];2;0)" office:value-type="float" office:value="0.75">
            <text:p>0.75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49];[.$U$32:.$V$39];2;0)" office:value-type="float" office:value="0.5">
            <text:p>0.5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49]+[.P49])=0;0;(([.L49]*[.O49])+([.N49]*[.P49]))/([.O49]+[.P49]))" office:value-type="float" office:value="0.625">
            <text:p>0.63</text:p>
          </table:table-cell>
          <table:table-cell table:style-name="ce13" table:formula="of:=(([.G49]+[.I49])/2)*[.Q49]" office:value-type="float" office:value="0.390625">
            <text:p>0.39</text:p>
          </table:table-cell>
          <table:table-cell table:style-name="ce13" table:formula="of:=IF([.B49]=&quot;Y&quot;;[.R49]-0.00000001*ROW();&quot;&quot;)" office:value-type="float" office:value="0.39062451">
            <text:p>0.39</text:p>
          </table:table-cell>
          <table:table-cell/>
          <table:table-cell office:value-type="string">
            <text:p>Q Flag</text:p>
          </table:table-cell>
          <table:table-cell/>
          <table:table-cell office:value-type="string">
            <text:p>Quality Flag, 0 means Quality Column isn't used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N</text:p>
          </table:table-cell>
          <table:table-cell table:style-name="ce4" table:formula="of:=IF(AND([.$W$4]=&quot;Y&quot;;[.A50]=&quot;Y&quot;);&quot;Y&quot;;IF(AND([.A50]=&quot;N&quot;;[.$W$4]=&quot;Y&quot;);&quot;N&quot;;&quot;Y&quot;))" office:value-type="string" office:string-value="Y">
            <text:p>Y</text:p>
          </table:table-cell>
          <table:table-cell table:style-name="ce6" table:formula="of:=RANK([.S50];[.$S$4:.$S$133])" office:value-type="float" office:value="16">
            <text:p>16</text:p>
          </table:table-cell>
          <table:table-cell office:value-type="string">
            <text:p>Thresher</text:p>
          </table:table-cell>
          <table:table-cell/>
          <table:table-cell table:style-name="ce12" table:content-validation-name="val1" office:value-type="string">
            <text:p>Above</text:p>
          </table:table-cell>
          <table:table-cell table:style-name="ce13" table:formula="of:=VLOOKUP([.F50];[.$U$9:.$V$17];2;0)" office:value-type="float" office:value="0.625">
            <text:p>0.63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50];[.$X$9:.$Y$16];2;0)" office:value-type="float" office:value="0.5">
            <text:p>0.50</text:p>
          </table:table-cell>
          <table:table-cell table:style-name="ce17" office:value-type="float" office:value="1">
            <text:p>1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50];[.$U$22:.$V$27];2;0)" office:value-type="float" office:value="0.75">
            <text:p>0.75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50];[.$U$32:.$V$39];2;0)" office:value-type="float" office:value="1">
            <text:p>1.0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50]+[.P50])=0;0;(([.L50]*[.O50])+([.N50]*[.P50]))/([.O50]+[.P50]))" office:value-type="float" office:value="0.875">
            <text:p>0.88</text:p>
          </table:table-cell>
          <table:table-cell table:style-name="ce13" table:formula="of:=(([.G50]+[.I50])/2)*[.Q50]" office:value-type="float" office:value="0.4921875">
            <text:p>0.49</text:p>
          </table:table-cell>
          <table:table-cell table:style-name="ce13" table:formula="of:=IF([.B50]=&quot;Y&quot;;[.R50]-0.00000001*ROW();&quot;&quot;)" office:value-type="float" office:value="0.492187">
            <text:p>0.49</text:p>
          </table:table-cell>
          <table:table-cell/>
          <table:table-cell office:value-type="string">
            <text:p>S Flag</text:p>
          </table:table-cell>
          <table:table-cell/>
          <table:table-cell office:value-type="string">
            <text:p>Speed Flag, 0 means Speed Column isn'ted used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N</text:p>
          </table:table-cell>
          <table:table-cell table:style-name="ce4" table:formula="of:=IF(AND([.$W$4]=&quot;Y&quot;;[.A51]=&quot;Y&quot;);&quot;Y&quot;;IF(AND([.A51]=&quot;N&quot;;[.$W$4]=&quot;Y&quot;);&quot;N&quot;;&quot;Y&quot;))" office:value-type="string" office:string-value="Y">
            <text:p>Y</text:p>
          </table:table-cell>
          <table:table-cell table:style-name="ce6" table:formula="of:=RANK([.S51];[.$S$4:.$S$133])" office:value-type="float" office:value="40">
            <text:p>40</text:p>
          </table:table-cell>
          <table:table-cell office:value-type="string">
            <text:p>Cheesemaker</text:p>
          </table:table-cell>
          <table:table-cell/>
          <table:table-cell table:style-name="ce12" table:content-validation-name="val1" office:value-type="string">
            <text:p>Low</text:p>
          </table:table-cell>
          <table:table-cell table:style-name="ce13" table:formula="of:=VLOOKUP([.F51];[.$U$9:.$V$17];2;0)" office:value-type="float" office:value="0.375">
            <text:p>0.38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51];[.$X$9:.$Y$16];2;0)" office:value-type="float" office:value="0.5">
            <text:p>0.50</text:p>
          </table:table-cell>
          <table:table-cell table:style-name="ce17" office:value-type="float" office:value="0.75">
            <text:p>0.7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51];[.$U$22:.$V$27];2;0)" office:value-type="float" office:value="0.75">
            <text:p>0.75</text:p>
          </table:table-cell>
          <table:table-cell table:style-name="ce22" table:content-validation-name="val5" office:value-type="string">
            <text:p>Non</text:p>
          </table:table-cell>
          <table:table-cell table:style-name="ce13" table:formula="of:=VLOOKUP([.M51];[.$U$32:.$V$39];2;0)" office:value-type="float" office:value="0">
            <text:p>0.0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51]+[.P51])=0;0;(([.L51]*[.O51])+([.N51]*[.P51]))/([.O51]+[.P51]))" office:value-type="float" office:value="0.375">
            <text:p>0.38</text:p>
          </table:table-cell>
          <table:table-cell table:style-name="ce13" table:formula="of:=(([.G51]+[.I51])/2)*[.Q51]" office:value-type="float" office:value="0.1640625">
            <text:p>0.16</text:p>
          </table:table-cell>
          <table:table-cell table:style-name="ce13" table:formula="of:=IF([.B51]=&quot;Y&quot;;[.R51]-0.00000001*ROW();&quot;&quot;)" office:value-type="float" office:value="0.16406199">
            <text:p>0.16</text:p>
          </table:table-cell>
          <table:table-cell/>
          <table:table-cell office:value-type="string">
            <text:p>MP Weight</text:p>
          </table:table-cell>
          <table:table-cell/>
          <table:table-cell office:value-type="string">
            <text:p>Frequency to S Flag calculated this value, creates a sorting of labors.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N</text:p>
          </table:table-cell>
          <table:table-cell table:style-name="ce4" table:formula="of:=IF(AND([.$W$4]=&quot;Y&quot;;[.A52]=&quot;Y&quot;);&quot;Y&quot;;IF(AND([.A52]=&quot;N&quot;;[.$W$4]=&quot;Y&quot;);&quot;N&quot;;&quot;Y&quot;))" office:value-type="string" office:string-value="Y">
            <text:p>Y</text:p>
          </table:table-cell>
          <table:table-cell table:style-name="ce6" table:formula="of:=RANK([.S52];[.$S$4:.$S$133])" office:value-type="float" office:value="45">
            <text:p>45</text:p>
          </table:table-cell>
          <table:table-cell office:value-type="string">
            <text:p>Milker</text:p>
          </table:table-cell>
          <table:table-cell/>
          <table:table-cell table:style-name="ce12" table:content-validation-name="val1" office:value-type="string">
            <text:p>Low</text:p>
          </table:table-cell>
          <table:table-cell table:style-name="ce13" table:formula="of:=VLOOKUP([.F52];[.$U$9:.$V$17];2;0)" office:value-type="float" office:value="0.375">
            <text:p>0.38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52];[.$X$9:.$Y$16];2;0)" office:value-type="float" office:value="0.5">
            <text:p>0.50</text:p>
          </table:table-cell>
          <table:table-cell table:style-name="ce17" office:value-type="float" office:value="0.75">
            <text:p>0.7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52];[.$U$22:.$V$27];2;0)" office:value-type="float" office:value="0.75">
            <text:p>0.75</text:p>
          </table:table-cell>
          <table:table-cell table:style-name="ce22" table:content-validation-name="val5" office:value-type="string">
            <text:p>Non</text:p>
          </table:table-cell>
          <table:table-cell table:style-name="ce13" table:formula="of:=VLOOKUP([.M52];[.$U$32:.$V$39];2;0)" office:value-type="float" office:value="0">
            <text:p>0.0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0">
            <text:p>0.00</text:p>
          </table:table-cell>
          <table:table-cell table:style-name="ce13" table:formula="of:=IF(([.O52]+[.P52])=0;0;(([.L52]*[.O52])+([.N52]*[.P52]))/([.O52]+[.P52]))" office:value-type="float" office:value="0">
            <text:p>0.00</text:p>
          </table:table-cell>
          <table:table-cell table:style-name="ce13" table:formula="of:=(([.G52]+[.I52])/2)*[.Q52]" office:value-type="float" office:value="0">
            <text:p>0.00</text:p>
          </table:table-cell>
          <table:table-cell table:style-name="ce13" table:formula="of:=IF([.B52]=&quot;Y&quot;;[.R52]-0.00000001*ROW();&quot;&quot;)" office:value-type="float" office:value="-0.00000052">
            <text:p>0.00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N</text:p>
          </table:table-cell>
          <table:table-cell table:style-name="ce4" table:formula="of:=IF(AND([.$W$4]=&quot;Y&quot;;[.A53]=&quot;Y&quot;);&quot;Y&quot;;IF(AND([.A53]=&quot;N&quot;;[.$W$4]=&quot;Y&quot;);&quot;N&quot;;&quot;Y&quot;))" office:value-type="string" office:string-value="Y">
            <text:p>Y</text:p>
          </table:table-cell>
          <table:table-cell table:style-name="ce6" table:formula="of:=RANK([.S53];[.$S$4:.$S$133])" office:value-type="float" office:value="46">
            <text:p>46</text:p>
          </table:table-cell>
          <table:table-cell office:value-type="string">
            <text:p>Shearer</text:p>
          </table:table-cell>
          <table:table-cell/>
          <table:table-cell table:style-name="ce12" table:content-validation-name="val1" office:value-type="string">
            <text:p>Low</text:p>
          </table:table-cell>
          <table:table-cell table:style-name="ce13" table:formula="of:=VLOOKUP([.F53];[.$U$9:.$V$17];2;0)" office:value-type="float" office:value="0.375">
            <text:p>0.38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53];[.$X$9:.$Y$16];2;0)" office:value-type="float" office:value="0.5">
            <text:p>0.50</text:p>
          </table:table-cell>
          <table:table-cell table:style-name="ce17" office:value-type="float" office:value="0.75">
            <text:p>0.7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53];[.$U$22:.$V$27];2;0)" office:value-type="float" office:value="0.75">
            <text:p>0.75</text:p>
          </table:table-cell>
          <table:table-cell table:style-name="ce22" table:content-validation-name="val5" office:value-type="string">
            <text:p>Non</text:p>
          </table:table-cell>
          <table:table-cell table:style-name="ce13" table:formula="of:=VLOOKUP([.M53];[.$U$32:.$V$39];2;0)" office:value-type="float" office:value="0">
            <text:p>0.0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0">
            <text:p>0.00</text:p>
          </table:table-cell>
          <table:table-cell table:style-name="ce13" table:formula="of:=IF(([.O53]+[.P53])=0;0;(([.L53]*[.O53])+([.N53]*[.P53]))/([.O53]+[.P53]))" office:value-type="float" office:value="0">
            <text:p>0.00</text:p>
          </table:table-cell>
          <table:table-cell table:style-name="ce13" table:formula="of:=(([.G53]+[.I53])/2)*[.Q53]" office:value-type="float" office:value="0">
            <text:p>0.00</text:p>
          </table:table-cell>
          <table:table-cell table:style-name="ce13" table:formula="of:=IF([.B53]=&quot;Y&quot;;[.R53]-0.00000001*ROW();&quot;&quot;)" office:value-type="float" office:value="-0.00000053">
            <text:p>0.00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N</text:p>
          </table:table-cell>
          <table:table-cell table:style-name="ce4" table:formula="of:=IF(AND([.$W$4]=&quot;Y&quot;;[.A54]=&quot;Y&quot;);&quot;Y&quot;;IF(AND([.A54]=&quot;N&quot;;[.$W$4]=&quot;Y&quot;);&quot;N&quot;;&quot;Y&quot;))" office:value-type="string" office:string-value="Y">
            <text:p>Y</text:p>
          </table:table-cell>
          <table:table-cell table:style-name="ce6" table:formula="of:=RANK([.S54];[.$S$4:.$S$133])" office:value-type="float" office:value="33">
            <text:p>33</text:p>
          </table:table-cell>
          <table:table-cell office:value-type="string">
            <text:p>Spinner</text:p>
          </table:table-cell>
          <table:table-cell/>
          <table:table-cell table:style-name="ce12" table:content-validation-name="val1" office:value-type="string">
            <text:p>Below</text:p>
          </table:table-cell>
          <table:table-cell table:style-name="ce13" table:formula="of:=VLOOKUP([.F54];[.$U$9:.$V$17];2;0)" office:value-type="float" office:value="0.375">
            <text:p>0.38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54];[.$X$9:.$Y$16];2;0)" office:value-type="float" office:value="0.5">
            <text:p>0.50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54];[.$U$22:.$V$27];2;0)" office:value-type="float" office:value="0.75">
            <text:p>0.75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54];[.$U$32:.$V$39];2;0)" office:value-type="float" office:value="0.5">
            <text:p>0.5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54]+[.P54])=0;0;(([.L54]*[.O54])+([.N54]*[.P54]))/([.O54]+[.P54]))" office:value-type="float" office:value="0.625">
            <text:p>0.63</text:p>
          </table:table-cell>
          <table:table-cell table:style-name="ce13" table:formula="of:=(([.G54]+[.I54])/2)*[.Q54]" office:value-type="float" office:value="0.2734375">
            <text:p>0.27</text:p>
          </table:table-cell>
          <table:table-cell table:style-name="ce13" table:formula="of:=IF([.B54]=&quot;Y&quot;;[.R54]-0.00000001*ROW();&quot;&quot;)" office:value-type="float" office:value="0.27343696">
            <text:p>0.27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55]=&quot;Y&quot;);&quot;Y&quot;;IF(AND([.A55]=&quot;N&quot;;[.$W$4]=&quot;Y&quot;);&quot;N&quot;;&quot;Y&quot;))" office:value-type="string" office:string-value="Y">
            <text:p>Y</text:p>
          </table:table-cell>
          <table:table-cell table:style-name="ce6" table:formula="of:=RANK([.S55];[.$S$4:.$S$133])" office:value-type="float" office:value="26">
            <text:p>26</text:p>
          </table:table-cell>
          <table:table-cell office:value-type="string">
            <text:p>Cook</text:p>
          </table:table-cell>
          <table:table-cell/>
          <table:table-cell table:style-name="ce12" table:content-validation-name="val1" office:value-type="string">
            <text:p>High</text:p>
          </table:table-cell>
          <table:table-cell table:style-name="ce13" office:value-type="float" office:value="0.75">
            <text:p>0.75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55];[.$X$9:.$Y$16];2;0)" office:value-type="float" office:value="0.5">
            <text:p>0.50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55];[.$U$22:.$V$27];2;0)" office:value-type="float" office:value="0.75">
            <text:p>0.75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55];[.$U$32:.$V$39];2;0)" office:value-type="float" office:value="0.5">
            <text:p>0.5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55]+[.P55])=0;0;(([.L55]*[.O55])+([.N55]*[.P55]))/([.O55]+[.P55]))" office:value-type="float" office:value="0.625">
            <text:p>0.63</text:p>
          </table:table-cell>
          <table:table-cell table:style-name="ce13" table:formula="of:=(([.G55]+[.I55])/2)*[.Q55]" office:value-type="float" office:value="0.390625">
            <text:p>0.39</text:p>
          </table:table-cell>
          <table:table-cell table:style-name="ce13" table:formula="of:=IF([.B55]=&quot;Y&quot;;[.R55]-0.00000001*ROW();&quot;&quot;)" office:value-type="float" office:value="0.39062445">
            <text:p>0.39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Pressing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Beekeeping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8" office:value-type="string">
            <text:p>Cat. Fishing/Related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"/>
          <table:table-cell table:style-name="ce13"/>
          <table:table-cell table:number-columns-repeated="997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1">
          <table:table-cell table:style-name="ce2" office:value-type="string">
            <text:p>Y</text:p>
          </table:table-cell>
          <table:table-cell table:style-name="ce4" table:formula="of:=IF(AND([.$W$4]=&quot;Y&quot;;[.A61]=&quot;Y&quot;);&quot;Y&quot;;IF(AND([.A61]=&quot;N&quot;;[.$W$4]=&quot;Y&quot;);&quot;N&quot;;&quot;Y&quot;))" office:value-type="string" office:string-value="Y">
            <text:p>Y</text:p>
          </table:table-cell>
          <table:table-cell table:style-name="ce6" table:formula="of:=RANK([.S61];[.$S$4:.$S$133])" office:value-type="float" office:value="30">
            <text:p>30</text:p>
          </table:table-cell>
          <table:table-cell office:value-type="string">
            <text:p>Fisherdwarf</text:p>
          </table:table-cell>
          <table:table-cell/>
          <table:table-cell table:style-name="ce12" table:content-validation-name="val1" office:value-type="string">
            <text:p>High</text:p>
          </table:table-cell>
          <table:table-cell table:style-name="ce13" office:value-type="float" office:value="0.75">
            <text:p>0.75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61];[.$X$9:.$Y$16];2;0)" office:value-type="float" office:value="0.5">
            <text:p>0.50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61];[.$U$22:.$V$27];2;0)" office:value-type="float" office:value="0.75">
            <text:p>0.75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61];[.$U$32:.$V$39];2;0)" office:value-type="float" office:value="0.5">
            <text:p>0.5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61]+[.P61])=0;0;(([.L61]*[.O61])+([.N61]*[.P61]))/([.O61]+[.P61]))" office:value-type="float" office:value="0.5">
            <text:p>0.50</text:p>
          </table:table-cell>
          <table:table-cell table:style-name="ce13" table:formula="of:=(([.G61]+[.I61])/2)*[.Q61]" office:value-type="float" office:value="0.3125">
            <text:p>0.31</text:p>
          </table:table-cell>
          <table:table-cell table:style-name="ce13" table:formula="of:=IF([.B61]=&quot;Y&quot;;[.R61]-0.00000001*ROW();&quot;&quot;)" office:value-type="float" office:value="0.31249939">
            <text:p>0.31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62]=&quot;Y&quot;);&quot;Y&quot;;IF(AND([.A62]=&quot;N&quot;;[.$W$4]=&quot;Y&quot;);&quot;N&quot;;&quot;Y&quot;))" office:value-type="string" office:string-value="Y">
            <text:p>Y</text:p>
          </table:table-cell>
          <table:table-cell table:style-name="ce6" table:formula="of:=RANK([.S62];[.$S$4:.$S$133])" office:value-type="float" office:value="31">
            <text:p>31</text:p>
          </table:table-cell>
          <table:table-cell office:value-type="string">
            <text:p>Fish Cleaner</text:p>
          </table:table-cell>
          <table:table-cell/>
          <table:table-cell table:style-name="ce12" table:content-validation-name="val1" office:value-type="string">
            <text:p>Above</text:p>
          </table:table-cell>
          <table:table-cell table:style-name="ce13" table:formula="of:=VLOOKUP([.F62];[.$U$9:.$V$17];2;0)" office:value-type="float" office:value="0.625">
            <text:p>0.63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62];[.$X$9:.$Y$16];2;0)" office:value-type="float" office:value="0.5">
            <text:p>0.50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Average</text:p>
          </table:table-cell>
          <table:table-cell table:style-name="ce13" table:formula="of:=VLOOKUP([.K62];[.$U$22:.$V$27];2;0)" office:value-type="float" office:value="0.5">
            <text:p>0.50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62];[.$U$32:.$V$39];2;0)" office:value-type="float" office:value="0.5">
            <text:p>0.5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62]+[.P62])=0;0;(([.L62]*[.O62])+([.N62]*[.P62]))/([.O62]+[.P62]))" office:value-type="float" office:value="0.5">
            <text:p>0.50</text:p>
          </table:table-cell>
          <table:table-cell table:style-name="ce13" table:formula="of:=(([.G62]+[.I62])/2)*[.Q62]" office:value-type="float" office:value="0.28125">
            <text:p>0.28</text:p>
          </table:table-cell>
          <table:table-cell table:style-name="ce13" table:formula="of:=IF([.B62]=&quot;Y&quot;;[.R62]-0.00000001*ROW();&quot;&quot;)" office:value-type="float" office:value="0.28124938">
            <text:p>0.28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Fish dissection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8" office:value-type="string">
            <text:p>Cat. Metalsmithing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Other key words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8"/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10" office:value-type="string">
            <text:p>Metalsmith</text:p>
          </table:table-cell>
          <table:table-cell/>
          <table:table-cell table:style-name="ce12" table:content-validation-name="val1" office:value-type="string">
            <text:p>High</text:p>
          </table:table-cell>
          <table:table-cell table:style-name="ce13" office:value-type="float" office:value="0.75">
            <text:p>0.75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67];[.$X$9:.$Y$16];2;0)" office:value-type="float" office:value="0.5">
            <text:p>0.50</text:p>
          </table:table-cell>
          <table:table-cell table:style-name="ce17" office:value-type="float" office:value="1.75">
            <text:p>1.75</text:p>
          </table:table-cell>
          <table:table-cell table:style-name="ce20" table:content-validation-name="val4" office:value-type="string">
            <text:p>Excellent</text:p>
          </table:table-cell>
          <table:table-cell table:style-name="ce13" table:formula="of:=VLOOKUP([.K67];[.$U$22:.$V$27];2;0)" office:value-type="float" office:value="1">
            <text:p>1.00</text:p>
          </table:table-cell>
          <table:table-cell table:style-name="ce22" table:content-validation-name="val5" office:value-type="string">
            <text:p>Quick</text:p>
          </table:table-cell>
          <table:table-cell table:style-name="ce13" table:formula="of:=VLOOKUP([.M67];[.$U$32:.$V$39];2;0)" office:value-type="float" office:value="0.675">
            <text:p>0.68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67]+[.P67])=0;0;(([.L67]*[.O67])+([.N67]*[.P67]))/([.O67]+[.P67]))" office:value-type="float" office:value="0.8375">
            <text:p>0.84</text:p>
          </table:table-cell>
          <table:table-cell table:style-name="ce13" table:formula="of:=(([.G67]+[.I67])/2)*[.Q67]" office:value-type="float" office:value="0.5234375">
            <text:p>0.52</text:p>
          </table:table-cell>
          <table:table-cell table:style-name="ce13" table:formula="of:=IF([.B67]=&quot;Y&quot;;[.R67]-0.00000001*ROW();&quot;&quot;)">
            <text:p/>
          </table:table-cell>
          <table:table-cell table:number-columns-repeated="2"/>
          <table:table-cell office:value-type="string">
            <text:p>Important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68]=&quot;Y&quot;);&quot;Y&quot;;IF(AND([.A68]=&quot;N&quot;;[.$W$4]=&quot;Y&quot;);&quot;N&quot;;&quot;Y&quot;))" office:value-type="string" office:string-value="Y">
            <text:p>Y</text:p>
          </table:table-cell>
          <table:table-cell table:style-name="ce6" table:formula="of:=RANK([.S68];[.$S$4:.$S$133])" office:value-type="float" office:value="47">
            <text:p>47</text:p>
          </table:table-cell>
          <table:table-cell office:value-type="string">
            <text:p>Furnace Operator</text:p>
          </table:table-cell>
          <table:table-cell/>
          <table:table-cell table:style-name="ce12" table:content-validation-name="val1" office:value-type="string">
            <text:p>Higher</text:p>
          </table:table-cell>
          <table:table-cell table:style-name="ce13" table:formula="of:=VLOOKUP([.F68];[.$U$9:.$V$17];2;0)" office:value-type="float" office:value="0.875">
            <text:p>0.88</text:p>
          </table:table-cell>
          <table:table-cell table:style-name="ce15" table:content-validation-name="val2" office:value-type="string">
            <text:p>Very</text:p>
          </table:table-cell>
          <table:table-cell table:style-name="ce13" table:formula="of:=VLOOKUP([.H68];[.$X$9:.$Y$16];2;0)" office:value-type="float" office:value="0.75">
            <text:p>0.75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68];[.$U$22:.$V$27];2;0)" office:value-type="float" office:value="0.75">
            <text:p>0.75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68];[.$U$32:.$V$39];2;0)" office:value-type="float" office:value="0.5">
            <text:p>0.5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0">
            <text:p>0.00</text:p>
          </table:table-cell>
          <table:table-cell table:style-name="ce13" table:formula="of:=IF(([.O68]+[.P68])=0;0;(([.L68]*[.O68])+([.N68]*[.P68]))/([.O68]+[.P68]))" office:value-type="float" office:value="0">
            <text:p>0.00</text:p>
          </table:table-cell>
          <table:table-cell table:style-name="ce13" table:formula="of:=(([.G68]+[.I68])/2)*[.Q68]" office:value-type="float" office:value="0">
            <text:p>0.00</text:p>
          </table:table-cell>
          <table:table-cell table:style-name="ce13" table:formula="of:=IF([.B68]=&quot;Y&quot;;[.R68]-0.00000001*ROW();&quot;&quot;)" office:value-type="float" office:value="-0.00000068">
            <text:p>0.00</text:p>
          </table:table-cell>
          <table:table-cell table:number-columns-repeated="2"/>
          <table:table-cell office:value-type="string">
            <text:p>Sometimes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Y</text:p>
          </table:table-cell>
          <table:table-cell table:style-name="ce4" office:value-type="string">
            <text:p>Y</text:p>
          </table:table-cell>
          <table:table-cell table:style-name="ce6" table:formula="of:=RANK([.S69];[.$S$4:.$S$133])" office:value-type="float" office:value="10">
            <text:p>10</text:p>
          </table:table-cell>
          <table:table-cell office:value-type="string">
            <text:p>Weaponsmithing</text:p>
          </table:table-cell>
          <table:table-cell/>
          <table:table-cell table:style-name="ce12" table:content-validation-name="val1" office:value-type="string">
            <text:p>High</text:p>
          </table:table-cell>
          <table:table-cell table:style-name="ce13" office:value-type="float" office:value="0.75">
            <text:p>0.75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69];[.$X$9:.$Y$16];2;0)" office:value-type="float" office:value="0.5">
            <text:p>0.50</text:p>
          </table:table-cell>
          <table:table-cell table:style-name="ce17" office:value-type="float" office:value="1">
            <text:p>1</text:p>
          </table:table-cell>
          <table:table-cell table:style-name="ce20" table:content-validation-name="val4" office:value-type="string">
            <text:p>Excellent</text:p>
          </table:table-cell>
          <table:table-cell table:style-name="ce13" table:formula="of:=VLOOKUP([.K69];[.$U$22:.$V$27];2;0)" office:value-type="float" office:value="1">
            <text:p>1.00</text:p>
          </table:table-cell>
          <table:table-cell table:style-name="ce22" table:content-validation-name="val5" office:value-type="string">
            <text:p>Quick</text:p>
          </table:table-cell>
          <table:table-cell table:style-name="ce13" table:formula="of:=VLOOKUP([.M69];[.$U$32:.$V$39];2;0)" office:value-type="float" office:value="0.675">
            <text:p>0.68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69]+[.P69])=0;0;(([.L69]*[.O69])+([.N69]*[.P69]))/([.O69]+[.P69]))" office:value-type="float" office:value="0.8375">
            <text:p>0.84</text:p>
          </table:table-cell>
          <table:table-cell table:style-name="ce13" table:formula="of:=(([.G69]+[.I69])/2)*[.Q69]" office:value-type="float" office:value="0.5234375">
            <text:p>0.52</text:p>
          </table:table-cell>
          <table:table-cell table:style-name="ce13" table:formula="of:=IF([.B69]=&quot;Y&quot;;[.R69]-0.00000001*ROW();&quot;&quot;)" office:value-type="float" office:value="0.52343681">
            <text:p>0.52</text:p>
          </table:table-cell>
          <table:table-cell table:number-columns-repeated="2"/>
          <table:table-cell office:value-type="string">
            <text:p>Occasionally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Y</text:p>
          </table:table-cell>
          <table:table-cell table:style-name="ce4" office:value-type="string">
            <text:p>Y</text:p>
          </table:table-cell>
          <table:table-cell table:style-name="ce6" table:formula="of:=RANK([.S70];[.$S$4:.$S$133])" office:value-type="float" office:value="11">
            <text:p>11</text:p>
          </table:table-cell>
          <table:table-cell office:value-type="string">
            <text:p>Armoring</text:p>
          </table:table-cell>
          <table:table-cell/>
          <table:table-cell table:style-name="ce12" table:content-validation-name="val1" office:value-type="string">
            <text:p>High</text:p>
          </table:table-cell>
          <table:table-cell table:style-name="ce13" office:value-type="float" office:value="0.75">
            <text:p>0.75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70];[.$X$9:.$Y$16];2;0)" office:value-type="float" office:value="0.5">
            <text:p>0.50</text:p>
          </table:table-cell>
          <table:table-cell table:style-name="ce17" office:value-type="float" office:value="1">
            <text:p>1</text:p>
          </table:table-cell>
          <table:table-cell table:style-name="ce20" table:content-validation-name="val4" office:value-type="string">
            <text:p>Excellent</text:p>
          </table:table-cell>
          <table:table-cell table:style-name="ce13" table:formula="of:=VLOOKUP([.K70];[.$U$22:.$V$27];2;0)" office:value-type="float" office:value="1">
            <text:p>1.00</text:p>
          </table:table-cell>
          <table:table-cell table:style-name="ce22" table:content-validation-name="val5" office:value-type="string">
            <text:p>Quick</text:p>
          </table:table-cell>
          <table:table-cell table:style-name="ce13" table:formula="of:=VLOOKUP([.M70];[.$U$32:.$V$39];2;0)" office:value-type="float" office:value="0.675">
            <text:p>0.68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70]+[.P70])=0;0;(([.L70]*[.O70])+([.N70]*[.P70]))/([.O70]+[.P70]))" office:value-type="float" office:value="0.8375">
            <text:p>0.84</text:p>
          </table:table-cell>
          <table:table-cell table:style-name="ce13" table:formula="of:=(([.G70]+[.I70])/2)*[.Q70]" office:value-type="float" office:value="0.5234375">
            <text:p>0.52</text:p>
          </table:table-cell>
          <table:table-cell table:style-name="ce13" table:formula="of:=IF([.B70]=&quot;Y&quot;;[.R70]-0.00000001*ROW();&quot;&quot;)" office:value-type="float" office:value="0.5234368">
            <text:p>0.52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Blacksmithing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1">
          <table:table-cell table:style-name="ce2"/>
          <table:table-cell table:style-name="ce4"/>
          <table:table-cell table:style-name="ce6"/>
          <table:table-cell office:value-type="string">
            <text:p>Metalcrafting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table:style-name="ce31" office:value-type="string">
            <text:p>Attention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Constant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8" office:value-type="string">
            <text:p>Cat. Jewelry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Frequent</text:p>
          </table:table-cell>
          <table:table-cell office:value-type="float" office:value="0.75">
            <text:p>0.75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Regular</text:p>
          </table:table-cell>
          <table:table-cell office:value-type="float" office:value="0.5">
            <text:p>0.5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76]=&quot;Y&quot;);&quot;Y&quot;;IF(AND([.A76]=&quot;N&quot;;[.$W$4]=&quot;Y&quot;);&quot;N&quot;;&quot;Y&quot;))" office:value-type="string" office:string-value="Y">
            <text:p>Y</text:p>
          </table:table-cell>
          <table:table-cell table:style-name="ce6" table:formula="of:=RANK([.S76];[.$S$4:.$S$133])" office:value-type="float" office:value="5">
            <text:p>5</text:p>
          </table:table-cell>
          <table:table-cell office:value-type="string">
            <text:p>Gem Cutter</text:p>
          </table:table-cell>
          <table:table-cell/>
          <table:table-cell table:style-name="ce12" table:content-validation-name="val1" office:value-type="string">
            <text:p>High</text:p>
          </table:table-cell>
          <table:table-cell table:style-name="ce13" table:formula="of:=VLOOKUP([.F76];[.$U$9:.$V$17];2;0)" office:value-type="float" office:value="1">
            <text:p>1.00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76];[.$X$9:.$Y$16];2;0)" office:value-type="float" office:value="0.5">
            <text:p>0.50</text:p>
          </table:table-cell>
          <table:table-cell table:style-name="ce17" office:value-type="float" office:value="1">
            <text:p>1</text:p>
          </table:table-cell>
          <table:table-cell table:style-name="ce20" table:content-validation-name="val4" office:value-type="string">
            <text:p>Excellent</text:p>
          </table:table-cell>
          <table:table-cell table:style-name="ce13" table:formula="of:=VLOOKUP([.K76];[.$U$22:.$V$27];2;0)" office:value-type="float" office:value="1">
            <text:p>1.00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76];[.$U$32:.$V$39];2;0)" office:value-type="float" office:value="0.5">
            <text:p>0.5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76]+[.P76])=0;0;(([.L76]*[.O76])+([.N76]*[.P76]))/([.O76]+[.P76]))" office:value-type="float" office:value="0.75">
            <text:p>0.75</text:p>
          </table:table-cell>
          <table:table-cell table:style-name="ce13" table:formula="of:=(([.G76]+[.I76])/2)*[.Q76]" office:value-type="float" office:value="0.5625">
            <text:p>0.56</text:p>
          </table:table-cell>
          <table:table-cell table:style-name="ce13" table:formula="of:=IF([.B76]=&quot;Y&quot;;[.R76]-0.00000001*ROW();&quot;&quot;)" office:value-type="float" office:value="0.56249924">
            <text:p>0.56</text:p>
          </table:table-cell>
          <table:table-cell/>
          <table:table-cell office:value-type="string">
            <text:p>Seldom</text:p>
          </table:table-cell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Gem setting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4"/>
          <table:table-cell office:value-type="string">
            <text:p>Rarely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8" office:value-type="string">
            <text:p>Cat. Crafts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1">
          <table:table-cell table:style-name="ce2" office:value-type="string">
            <text:p>Y</text:p>
          </table:table-cell>
          <table:table-cell table:style-name="ce4" table:formula="of:=IF(AND([.$W$4]=&quot;Y&quot;;[.A81]=&quot;Y&quot;);&quot;Y&quot;;IF(AND([.A81]=&quot;N&quot;;[.$W$4]=&quot;Y&quot;);&quot;N&quot;;&quot;Y&quot;))" office:value-type="string" office:string-value="Y">
            <text:p>Y</text:p>
          </table:table-cell>
          <table:table-cell table:style-name="ce6" table:formula="of:=RANK([.S81];[.$S$4:.$S$133])" office:value-type="float" office:value="3">
            <text:p>3</text:p>
          </table:table-cell>
          <table:table-cell office:value-type="string">
            <text:p>Leatherworker</text:p>
          </table:table-cell>
          <table:table-cell/>
          <table:table-cell table:style-name="ce12" table:content-validation-name="val1" office:value-type="string">
            <text:p>High</text:p>
          </table:table-cell>
          <table:table-cell table:style-name="ce13" table:formula="of:=VLOOKUP([.F81];[.$U$9:.$V$17];2;0)" office:value-type="float" office:value="1">
            <text:p>1.00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81];[.$X$9:.$Y$16];2;0)" office:value-type="float" office:value="0.5">
            <text:p>0.50</text:p>
          </table:table-cell>
          <table:table-cell table:style-name="ce17" table:content-validation-name="val3" office:value-type="float" office:value="1.25">
            <text:p>1.25</text:p>
          </table:table-cell>
          <table:table-cell table:style-name="ce20" table:content-validation-name="val4" office:value-type="string">
            <text:p>Excellent</text:p>
          </table:table-cell>
          <table:table-cell table:style-name="ce13" table:formula="of:=VLOOKUP([.K81];[.$U$22:.$V$27];2;0)" office:value-type="float" office:value="1">
            <text:p>1.00</text:p>
          </table:table-cell>
          <table:table-cell table:style-name="ce22" table:content-validation-name="val5" office:value-type="string">
            <text:p>Quick</text:p>
          </table:table-cell>
          <table:table-cell table:style-name="ce13" table:formula="of:=VLOOKUP([.M81];[.$U$32:.$V$39];2;0)" office:value-type="float" office:value="0.675">
            <text:p>0.68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81]+[.P81])=0;0;(([.L81]*[.O81])+([.N81]*[.P81]))/([.O81]+[.P81]))" office:value-type="float" office:value="0.8375">
            <text:p>0.84</text:p>
          </table:table-cell>
          <table:table-cell table:style-name="ce13" table:formula="of:=(([.G81]+[.I81])/2)*[.Q81]" office:value-type="float" office:value="0.628125">
            <text:p>0.63</text:p>
          </table:table-cell>
          <table:table-cell table:style-name="ce13" table:formula="of:=IF([.B81]=&quot;Y&quot;;[.R81]-0.00000001*ROW();&quot;&quot;)" office:value-type="float" office:value="0.62812419">
            <text:p>0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4"/>
          <table:table-cell table:style-name="ce6"/>
          <table:table-cell office:value-type="string">
            <text:p>Craftsdwarf</text:p>
          </table:table-cell>
          <table:table-cell/>
          <table:table-cell table:style-name="ce12" table:content-validation-name="val1" office:value-type="string">
            <text:p>Above</text:p>
          </table:table-cell>
          <table:table-cell table:style-name="ce13" table:formula="of:=VLOOKUP([.F82];[.$U$9:.$V$17];2;0)" office:value-type="float" office:value="0.625">
            <text:p>0.63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82];[.$X$9:.$Y$16];2;0)" office:value-type="float" office:value="0.5">
            <text:p>0.50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Excellent</text:p>
          </table:table-cell>
          <table:table-cell table:style-name="ce13" table:formula="of:=VLOOKUP([.K82];[.$U$22:.$V$27];2;0)" office:value-type="float" office:value="1">
            <text:p>1.00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82];[.$U$32:.$V$39];2;0)" office:value-type="float" office:value="0.5">
            <text:p>0.5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82]+[.P82])=0;0;(([.L82]*[.O82])+([.N82]*[.P82]))/([.O82]+[.P82]))" office:value-type="float" office:value="0.75">
            <text:p>0.75</text:p>
          </table:table-cell>
          <table:table-cell table:style-name="ce13" table:formula="of:=(([.G82]+[.I82])/2)*[.Q82]" office:value-type="float" office:value="0.421875">
            <text:p>0.42</text:p>
          </table:table-cell>
          <table:table-cell table:style-name="ce13" table:formula="of:=IF([.B82]=&quot;Y&quot;;[.R82]-0.00000001*ROW();&quot;&quot;)">
            <text:p/>
          </table:table-cell>
          <table:table-cell table:number-columns-repeated="1005"/>
        </table:table-row>
        <table:table-row table:style-name="ro1">
          <table:table-cell table:style-name="ce2" office:value-type="string">
            <text:p>Y</text:p>
          </table:table-cell>
          <table:table-cell table:style-name="ce4" table:formula="of:=IF(AND([.$W$4]=&quot;Y&quot;;[.A83]=&quot;Y&quot;);&quot;Y&quot;;IF(AND([.A83]=&quot;N&quot;;[.$W$4]=&quot;Y&quot;);&quot;N&quot;;&quot;Y&quot;))" office:value-type="string" office:string-value="Y">
            <text:p>Y</text:p>
          </table:table-cell>
          <table:table-cell table:style-name="ce6" table:formula="of:=RANK([.S83];[.$S$4:.$S$133])" office:value-type="float" office:value="22">
            <text:p>22</text:p>
          </table:table-cell>
          <table:table-cell office:value-type="string">
            <text:p>Woodcrafting</text:p>
          </table:table-cell>
          <table:table-cell/>
          <table:table-cell table:style-name="ce12" table:content-validation-name="val1" office:value-type="string">
            <text:p>Above</text:p>
          </table:table-cell>
          <table:table-cell table:style-name="ce13" table:formula="of:=VLOOKUP([.F83];[.$U$9:.$V$17];2;0)" office:value-type="float" office:value="0.625">
            <text:p>0.63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83];[.$X$9:.$Y$16];2;0)" office:value-type="float" office:value="0.5">
            <text:p>0.50</text:p>
          </table:table-cell>
          <table:table-cell table:style-name="ce17" office:value-type="float" office:value="0.75">
            <text:p>0.75</text:p>
          </table:table-cell>
          <table:table-cell table:style-name="ce20" table:content-validation-name="val4" office:value-type="string">
            <text:p>Excellent</text:p>
          </table:table-cell>
          <table:table-cell table:style-name="ce13" table:formula="of:=VLOOKUP([.K83];[.$U$22:.$V$27];2;0)" office:value-type="float" office:value="1">
            <text:p>1.00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83];[.$U$32:.$V$39];2;0)" office:value-type="float" office:value="0.5">
            <text:p>0.5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83]+[.P83])=0;0;(([.L83]*[.O83])+([.N83]*[.P83]))/([.O83]+[.P83]))" office:value-type="float" office:value="0.75">
            <text:p>0.75</text:p>
          </table:table-cell>
          <table:table-cell table:style-name="ce13" table:formula="of:=(([.G83]+[.I83])/2)*[.Q83]" office:value-type="float" office:value="0.421875">
            <text:p>0.42</text:p>
          </table:table-cell>
          <table:table-cell table:style-name="ce13" table:formula="of:=IF([.B83]=&quot;Y&quot;;[.R83]-0.00000001*ROW();&quot;&quot;)" office:value-type="float" office:value="0.42187417">
            <text:p>0.42</text:p>
          </table:table-cell>
          <table:table-cell table:number-columns-repeated="1005"/>
        </table:table-row>
        <table:table-row table:style-name="ro1">
          <table:table-cell table:style-name="ce2" office:value-type="string">
            <text:p>Y</text:p>
          </table:table-cell>
          <table:table-cell table:style-name="ce4" table:formula="of:=IF(AND([.$W$4]=&quot;Y&quot;;[.A84]=&quot;Y&quot;);&quot;Y&quot;;IF(AND([.A84]=&quot;N&quot;;[.$W$4]=&quot;Y&quot;);&quot;N&quot;;&quot;Y&quot;))" office:value-type="string" office:string-value="Y">
            <text:p>Y</text:p>
          </table:table-cell>
          <table:table-cell table:style-name="ce6" table:formula="of:=RANK([.S84];[.$S$4:.$S$133])" office:value-type="float" office:value="23">
            <text:p>23</text:p>
          </table:table-cell>
          <table:table-cell office:value-type="string">
            <text:p>Stonecrafting</text:p>
          </table:table-cell>
          <table:table-cell/>
          <table:table-cell table:style-name="ce12" table:content-validation-name="val1" office:value-type="string">
            <text:p>Above</text:p>
          </table:table-cell>
          <table:table-cell table:style-name="ce13" table:formula="of:=VLOOKUP([.F84];[.$U$9:.$V$17];2;0)" office:value-type="float" office:value="0.625">
            <text:p>0.63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84];[.$X$9:.$Y$16];2;0)" office:value-type="float" office:value="0.5">
            <text:p>0.50</text:p>
          </table:table-cell>
          <table:table-cell table:style-name="ce17" office:value-type="float" office:value="0.75">
            <text:p>0.75</text:p>
          </table:table-cell>
          <table:table-cell table:style-name="ce20" table:content-validation-name="val4" office:value-type="string">
            <text:p>Excellent</text:p>
          </table:table-cell>
          <table:table-cell table:style-name="ce13" table:formula="of:=VLOOKUP([.K84];[.$U$22:.$V$27];2;0)" office:value-type="float" office:value="1">
            <text:p>1.00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84];[.$U$32:.$V$39];2;0)" office:value-type="float" office:value="0.5">
            <text:p>0.5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84]+[.P84])=0;0;(([.L84]*[.O84])+([.N84]*[.P84]))/([.O84]+[.P84]))" office:value-type="float" office:value="0.75">
            <text:p>0.75</text:p>
          </table:table-cell>
          <table:table-cell table:style-name="ce13" table:formula="of:=(([.G84]+[.I84])/2)*[.Q84]" office:value-type="float" office:value="0.421875">
            <text:p>0.42</text:p>
          </table:table-cell>
          <table:table-cell table:style-name="ce13" table:formula="of:=IF([.B84]=&quot;Y&quot;;[.R84]-0.00000001*ROW();&quot;&quot;)" office:value-type="float" office:value="0.42187416">
            <text:p>0.42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85]=&quot;Y&quot;);&quot;Y&quot;;IF(AND([.A85]=&quot;N&quot;;[.$W$4]=&quot;Y&quot;);&quot;N&quot;;&quot;Y&quot;))" office:value-type="string" office:string-value="Y">
            <text:p>Y</text:p>
          </table:table-cell>
          <table:table-cell table:style-name="ce6" table:formula="of:=RANK([.S85];[.$S$4:.$S$133])" office:value-type="float" office:value="24">
            <text:p>24</text:p>
          </table:table-cell>
          <table:table-cell office:value-type="string">
            <text:p>Bone carving</text:p>
          </table:table-cell>
          <table:table-cell/>
          <table:table-cell table:style-name="ce12" table:content-validation-name="val1" office:value-type="string">
            <text:p>Above</text:p>
          </table:table-cell>
          <table:table-cell table:style-name="ce13" table:formula="of:=VLOOKUP([.F85];[.$U$9:.$V$17];2;0)" office:value-type="float" office:value="0.625">
            <text:p>0.63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85];[.$X$9:.$Y$16];2;0)" office:value-type="float" office:value="0.5">
            <text:p>0.50</text:p>
          </table:table-cell>
          <table:table-cell table:style-name="ce17" office:value-type="float" office:value="0.75">
            <text:p>0.75</text:p>
          </table:table-cell>
          <table:table-cell table:style-name="ce20" table:content-validation-name="val4" office:value-type="string">
            <text:p>Excellent</text:p>
          </table:table-cell>
          <table:table-cell table:style-name="ce13" table:formula="of:=VLOOKUP([.K85];[.$U$22:.$V$27];2;0)" office:value-type="float" office:value="1">
            <text:p>1.00</text:p>
          </table:table-cell>
          <table:table-cell table:style-name="ce22" table:content-validation-name="val5" office:value-type="string">
            <text:p>Medium</text:p>
          </table:table-cell>
          <table:table-cell table:style-name="ce13" table:formula="of:=VLOOKUP([.M85];[.$U$32:.$V$39];2;0)" office:value-type="float" office:value="0.5">
            <text:p>0.5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85]+[.P85])=0;0;(([.L85]*[.O85])+([.N85]*[.P85]))/([.O85]+[.P85]))" office:value-type="float" office:value="0.75">
            <text:p>0.75</text:p>
          </table:table-cell>
          <table:table-cell table:style-name="ce13" table:formula="of:=(([.G85]+[.I85])/2)*[.Q85]" office:value-type="float" office:value="0.421875">
            <text:p>0.42</text:p>
          </table:table-cell>
          <table:table-cell table:style-name="ce13" table:formula="of:=IF([.B85]=&quot;Y&quot;;[.R85]-0.00000001*ROW();&quot;&quot;)" office:value-type="float" office:value="0.42187415">
            <text:p>0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4"/>
          <table:table-cell table:style-name="ce6"/>
          <table:table-cell office:value-type="string">
            <text:p>Glassmaking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 office:value-type="string">
            <text:p>N</text:p>
          </table:table-cell>
          <table:table-cell table:style-name="ce4" table:formula="of:=IF(AND([.$W$4]=&quot;Y&quot;;[.A87]=&quot;Y&quot;);&quot;Y&quot;;IF(AND([.A87]=&quot;N&quot;;[.$W$4]=&quot;Y&quot;);&quot;N&quot;;&quot;Y&quot;))" office:value-type="string" office:string-value="Y">
            <text:p>Y</text:p>
          </table:table-cell>
          <table:table-cell table:style-name="ce6" table:formula="of:=RANK([.S87];[.$S$4:.$S$133])" office:value-type="float" office:value="38">
            <text:p>38</text:p>
          </table:table-cell>
          <table:table-cell office:value-type="string">
            <text:p>Weaving</text:p>
          </table:table-cell>
          <table:table-cell/>
          <table:table-cell table:style-name="ce12" table:content-validation-name="val1" office:value-type="string">
            <text:p>Above</text:p>
          </table:table-cell>
          <table:table-cell table:style-name="ce13" table:formula="of:=VLOOKUP([.F87];[.$U$9:.$V$17];2;0)" office:value-type="float" office:value="0.625">
            <text:p>0.63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87];[.$X$9:.$Y$16];2;0)" office:value-type="float" office:value="0.5">
            <text:p>0.50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Average</text:p>
          </table:table-cell>
          <table:table-cell table:style-name="ce13" table:formula="of:=VLOOKUP([.K87];[.$U$22:.$V$27];2;0)" office:value-type="float" office:value="0.5">
            <text:p>0.50</text:p>
          </table:table-cell>
          <table:table-cell table:style-name="ce22" table:content-validation-name="val5" office:value-type="string">
            <text:p>Steady</text:p>
          </table:table-cell>
          <table:table-cell table:style-name="ce13" table:formula="of:=VLOOKUP([.M87];[.$U$32:.$V$39];2;0)" office:value-type="float" office:value="0.375">
            <text:p>0.38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87]+[.P87])=0;0;(([.L87]*[.O87])+([.N87]*[.P87]))/([.O87]+[.P87]))" office:value-type="float" office:value="0.375">
            <text:p>0.38</text:p>
          </table:table-cell>
          <table:table-cell table:style-name="ce13" table:formula="of:=(([.G87]+[.I87])/2)*[.Q87]" office:value-type="float" office:value="0.2109375">
            <text:p>0.21</text:p>
          </table:table-cell>
          <table:table-cell table:style-name="ce13" table:formula="of:=IF([.B87]=&quot;Y&quot;;[.R87]-0.00000001*ROW();&quot;&quot;)" office:value-type="float" office:value="0.21093663">
            <text:p>0.21</text:p>
          </table:table-cell>
          <table:table-cell table:number-columns-repeated="1005"/>
        </table:table-row>
        <table:table-row table:style-name="ro1">
          <table:table-cell table:style-name="ce2" office:value-type="string">
            <text:p>N</text:p>
          </table:table-cell>
          <table:table-cell table:style-name="ce4" table:formula="of:=IF(AND([.$W$4]=&quot;Y&quot;;[.A88]=&quot;Y&quot;);&quot;Y&quot;;IF(AND([.A88]=&quot;N&quot;;[.$W$4]=&quot;Y&quot;);&quot;N&quot;;&quot;Y&quot;))" office:value-type="string" office:string-value="Y">
            <text:p>Y</text:p>
          </table:table-cell>
          <table:table-cell table:style-name="ce6" table:formula="of:=RANK([.S88];[.$S$4:.$S$133])" office:value-type="float" office:value="41">
            <text:p>41</text:p>
          </table:table-cell>
          <table:table-cell office:value-type="string">
            <text:p>Clothesmaking</text:p>
          </table:table-cell>
          <table:table-cell/>
          <table:table-cell table:style-name="ce12" table:content-validation-name="val1" office:value-type="string">
            <text:p>Below</text:p>
          </table:table-cell>
          <table:table-cell table:style-name="ce13" table:formula="of:=VLOOKUP([.F88];[.$U$9:.$V$17];2;0)" office:value-type="float" office:value="0.375">
            <text:p>0.38</text:p>
          </table:table-cell>
          <table:table-cell table:style-name="ce15" table:content-validation-name="val2" office:value-type="string">
            <text:p>Not So much</text:p>
          </table:table-cell>
          <table:table-cell table:style-name="ce13" table:formula="of:=VLOOKUP([.H88];[.$X$9:.$Y$16];2;0)" office:value-type="float" office:value="0.375">
            <text:p>0.38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Average</text:p>
          </table:table-cell>
          <table:table-cell table:style-name="ce13" table:formula="of:=VLOOKUP([.K88];[.$U$22:.$V$27];2;0)" office:value-type="float" office:value="0.5">
            <text:p>0.50</text:p>
          </table:table-cell>
          <table:table-cell table:style-name="ce22" table:content-validation-name="val5" office:value-type="string">
            <text:p>Steady</text:p>
          </table:table-cell>
          <table:table-cell table:style-name="ce13" table:formula="of:=VLOOKUP([.M88];[.$U$32:.$V$39];2;0)" office:value-type="float" office:value="0.375">
            <text:p>0.38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88]+[.P88])=0;0;(([.L88]*[.O88])+([.N88]*[.P88]))/([.O88]+[.P88]))" office:value-type="float" office:value="0.4375">
            <text:p>0.44</text:p>
          </table:table-cell>
          <table:table-cell table:style-name="ce13" table:formula="of:=(([.G88]+[.I88])/2)*[.Q88]" office:value-type="float" office:value="0.1640625">
            <text:p>0.16</text:p>
          </table:table-cell>
          <table:table-cell table:style-name="ce13" table:formula="of:=IF([.B88]=&quot;Y&quot;;[.R88]-0.00000001*ROW();&quot;&quot;)" office:value-type="float" office:value="0.16406162">
            <text:p>0.16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Strand extraction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Pottery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Glazing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Wax working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8" office:value-type="string">
            <text:p>Cat. Engineering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 office:value-type="string">
            <text:p>N</text:p>
          </table:table-cell>
          <table:table-cell table:style-name="ce4" table:formula="of:=IF(AND([.$W$4]=&quot;Y&quot;;[.A96]=&quot;Y&quot;);&quot;Y&quot;;IF(AND([.A96]=&quot;N&quot;;[.$W$4]=&quot;Y&quot;);&quot;N&quot;;&quot;Y&quot;))" office:value-type="string" office:string-value="Y">
            <text:p>Y</text:p>
          </table:table-cell>
          <table:table-cell table:style-name="ce6" table:formula="of:=RANK([.S96];[.$S$4:.$S$133])" office:value-type="float" office:value="34">
            <text:p>34</text:p>
          </table:table-cell>
          <table:table-cell table:style-name="Default" office:value-type="string">
            <text:p>Siege Engineer</text:p>
          </table:table-cell>
          <table:table-cell/>
          <table:table-cell table:style-name="ce12" table:content-validation-name="val1" office:value-type="string">
            <text:p>Below</text:p>
          </table:table-cell>
          <table:table-cell table:style-name="ce13" table:formula="of:=VLOOKUP([.F96];[.$U$9:.$V$17];2;0)" office:value-type="float" office:value="0.375">
            <text:p>0.38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96];[.$X$9:.$Y$16];2;0)" office:value-type="float" office:value="0.5">
            <text:p>0.50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Excellent</text:p>
          </table:table-cell>
          <table:table-cell table:style-name="ce13" table:formula="of:=VLOOKUP([.K96];[.$U$22:.$V$27];2;0)" office:value-type="float" office:value="1">
            <text:p>1.00</text:p>
          </table:table-cell>
          <table:table-cell table:style-name="ce22" table:content-validation-name="val5" office:value-type="string">
            <text:p>Slow</text:p>
          </table:table-cell>
          <table:table-cell table:style-name="ce13" table:formula="of:=VLOOKUP([.M96];[.$U$32:.$V$39];2;0)" office:value-type="float" office:value="0.25">
            <text:p>0.25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96]+[.P96])=0;0;(([.L96]*[.O96])+([.N96]*[.P96]))/([.O96]+[.P96]))" office:value-type="float" office:value="0.625">
            <text:p>0.63</text:p>
          </table:table-cell>
          <table:table-cell table:style-name="ce13" table:formula="of:=(([.G96]+[.I96])/2)*[.Q96]" office:value-type="float" office:value="0.2734375">
            <text:p>0.27</text:p>
          </table:table-cell>
          <table:table-cell table:style-name="ce13" table:formula="of:=IF([.B96]=&quot;Y&quot;;[.R96]-0.00000001*ROW();&quot;&quot;)" office:value-type="float" office:value="0.27343654">
            <text:p>0.27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N</text:p>
          </table:table-cell>
          <table:table-cell table:style-name="ce4" table:formula="of:=IF(AND([.$W$4]=&quot;Y&quot;;[.A97]=&quot;Y&quot;);&quot;Y&quot;;IF(AND([.A97]=&quot;N&quot;;[.$W$4]=&quot;Y&quot;);&quot;N&quot;;&quot;Y&quot;))" office:value-type="string" office:string-value="Y">
            <text:p>Y</text:p>
          </table:table-cell>
          <table:table-cell table:style-name="ce6" table:formula="of:=RANK([.S97];[.$S$4:.$S$133])" office:value-type="float" office:value="6">
            <text:p>6</text:p>
          </table:table-cell>
          <table:table-cell office:value-type="string">
            <text:p>Siege operating</text:p>
          </table:table-cell>
          <table:table-cell/>
          <table:table-cell table:style-name="ce12" table:content-validation-name="val1" office:value-type="string">
            <text:p>Below</text:p>
          </table:table-cell>
          <table:table-cell table:style-name="ce13" table:formula="of:=VLOOKUP([.F97];[.$U$9:.$V$17];2;0)" office:value-type="float" office:value="0.375">
            <text:p>0.38</text:p>
          </table:table-cell>
          <table:table-cell table:style-name="ce15" table:content-validation-name="val2" office:value-type="string">
            <text:p>Very</text:p>
          </table:table-cell>
          <table:table-cell table:style-name="ce13" table:formula="of:=VLOOKUP([.H97];[.$X$9:.$Y$16];2;0)" office:value-type="float" office:value="0.75">
            <text:p>0.75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Excellent</text:p>
          </table:table-cell>
          <table:table-cell table:style-name="ce13" table:formula="of:=VLOOKUP([.K97];[.$U$22:.$V$27];2;0)" office:value-type="float" office:value="1">
            <text:p>1.00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97];[.$U$32:.$V$39];2;0)" office:value-type="float" office:value="1">
            <text:p>1.0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97]+[.P97])=0;0;(([.L97]*[.O97])+([.N97]*[.P97]))/([.O97]+[.P97]))" office:value-type="float" office:value="1">
            <text:p>1.00</text:p>
          </table:table-cell>
          <table:table-cell table:style-name="ce13" table:formula="of:=(([.G97]+[.I97])/2)*[.Q97]" office:value-type="float" office:value="0.5625">
            <text:p>0.56</text:p>
          </table:table-cell>
          <table:table-cell table:style-name="ce13" table:formula="of:=IF([.B97]=&quot;Y&quot;;[.R97]-0.00000001*ROW();&quot;&quot;)" office:value-type="float" office:value="0.56249903">
            <text:p>0.56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Y</text:p>
          </table:table-cell>
          <table:table-cell table:style-name="ce4" table:formula="of:=IF(AND([.$W$4]=&quot;Y&quot;;[.A98]=&quot;Y&quot;);&quot;Y&quot;;IF(AND([.A98]=&quot;N&quot;;[.$W$4]=&quot;Y&quot;);&quot;N&quot;;&quot;Y&quot;))" office:value-type="string" office:string-value="Y">
            <text:p>Y</text:p>
          </table:table-cell>
          <table:table-cell table:style-name="ce6" table:formula="of:=RANK([.S98];[.$S$4:.$S$133])" office:value-type="float" office:value="17">
            <text:p>17</text:p>
          </table:table-cell>
          <table:table-cell office:value-type="string">
            <text:p>Mechanic</text:p>
          </table:table-cell>
          <table:table-cell/>
          <table:table-cell table:style-name="ce12" table:content-validation-name="val1" office:value-type="string">
            <text:p>Above</text:p>
          </table:table-cell>
          <table:table-cell table:style-name="ce13" table:formula="of:=VLOOKUP([.F98];[.$U$9:.$V$17];2;0)" office:value-type="float" office:value="0.625">
            <text:p>0.63</text:p>
          </table:table-cell>
          <table:table-cell table:style-name="ce15" table:content-validation-name="val2" office:value-type="string">
            <text:p>Normal</text:p>
          </table:table-cell>
          <table:table-cell table:style-name="ce13" table:formula="of:=VLOOKUP([.H98];[.$X$9:.$Y$16];2;0)" office:value-type="float" office:value="0.5">
            <text:p>0.50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Good</text:p>
          </table:table-cell>
          <table:table-cell table:style-name="ce13" table:formula="of:=VLOOKUP([.K98];[.$U$22:.$V$27];2;0)" office:value-type="float" office:value="0.75">
            <text:p>0.75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98];[.$U$32:.$V$39];2;0)" office:value-type="float" office:value="1">
            <text:p>1.00</text:p>
          </table:table-cell>
          <table:table-cell table:style-name="ce24" table:content-validation-name="val6" office:value-type="float" office:value="1">
            <text:p>1.00</text:p>
          </table:table-cell>
          <table:table-cell table:style-name="ce26" table:content-validation-name="val7" office:value-type="float" office:value="1">
            <text:p>1.00</text:p>
          </table:table-cell>
          <table:table-cell table:style-name="ce13" table:formula="of:=IF(([.O98]+[.P98])=0;0;(([.L98]*[.O98])+([.N98]*[.P98]))/([.O98]+[.P98]))" office:value-type="float" office:value="0.875">
            <text:p>0.88</text:p>
          </table:table-cell>
          <table:table-cell table:style-name="ce13" table:formula="of:=(([.G98]+[.I98])/2)*[.Q98]" office:value-type="float" office:value="0.4921875">
            <text:p>0.49</text:p>
          </table:table-cell>
          <table:table-cell table:style-name="ce13" table:formula="of:=IF([.B98]=&quot;Y&quot;;[.R98]-0.00000001*ROW();&quot;&quot;)" office:value-type="float" office:value="0.49218652">
            <text:p>0.49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Mechanics- Construction</text:p>
          </table:table-cell>
          <table:table-cell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Pump operating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8" office:value-type="string">
            <text:p>Cat. Hauling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8"/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10" office:value-type="string">
            <text:p>Hauler- cleaner- combined</text:p>
          </table:table-cell>
          <table:table-cell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Stone hauling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Wood hauling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Item hauling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Burial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Food hauling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Refuse hauling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Furniture hauling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Animal hauling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Push /Haul Vehicle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8" office:value-type="string">
            <text:p>Cat. Military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1">
          <table:table-cell table:style-name="ce2"/>
          <table:table-cell table:style-name="ce4"/>
          <table:table-cell table:style-name="ce6"/>
          <table:table-cell office:value-type="string">
            <text:p>Melee Soldier</text:p>
          </table:table-cell>
          <table:table-cell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Ranged Soldier</text:p>
          </table:table-cell>
          <table:table-cell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8" office:value-type="string">
            <text:p>Cat. Nobles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Leader/Manager</text:p>
          </table:table-cell>
          <table:table-cell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Bookkeeper</text:p>
          </table:table-cell>
          <table:table-cell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Broker</text:p>
          </table:table-cell>
          <table:table-cell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 table:number-columns-repeated="1005"/>
        </table:table-row>
        <table:table-row table:style-name="ro1">
          <table:table-cell table:style-name="ce2"/>
          <table:table-cell table:style-name="ce4"/>
          <table:table-cell table:style-name="ce6"/>
          <table:table-cell office:value-type="string">
            <text:p>Lawdwarf- Hammerer</text:p>
          </table:table-cell>
          <table:table-cell/>
          <table:table-cell table:style-name="ce12" table:content-validation-name="val1"/>
          <table:table-cell table:style-name="ce13"/>
          <table:table-cell table:style-name="ce15" table:content-validation-name="val2"/>
          <table:table-cell table:style-name="ce13"/>
          <table:table-cell table:style-name="ce17"/>
          <table:table-cell table:style-name="ce20" table:content-validation-name="val4"/>
          <table:table-cell table:style-name="ce13"/>
          <table:table-cell table:style-name="ce22" table:content-validation-name="val5"/>
          <table:table-cell table:style-name="ce13"/>
          <table:table-cell table:style-name="ce24" table:content-validation-name="val6"/>
          <table:table-cell table:style-name="ce26" table:content-validation-name="val7"/>
          <table:table-cell table:style-name="ce13" table:number-columns-repeated="3"/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Chief Medical Dwarf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style-name="ce8" office:value-type="string">
            <text:p>Cat. Other Jobs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table:number-columns-repeated="2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 table:formula="of:=RANK([.S130];[.$S$4:.$S$133])" office:value-type="float" office:value="0">
            <text:p>#VALUE!</text:p>
          </table:table-cell>
          <table:table-cell office:value-type="string">
            <text:p>Architect</text:p>
          </table:table-cell>
          <table:table-cell/>
          <table:table-cell table:style-name="ce12" table:content-validation-name="val1" office:value-type="string">
            <text:p>Above</text:p>
          </table:table-cell>
          <table:table-cell table:style-name="ce13" table:formula="of:=VLOOKUP([.F130];[.$U$9:.$V$17];2;0)" office:value-type="float" office:value="0.625">
            <text:p>0.63</text:p>
          </table:table-cell>
          <table:table-cell table:style-name="ce15" table:content-validation-name="val2" office:value-type="string">
            <text:p>Somewhat</text:p>
          </table:table-cell>
          <table:table-cell table:style-name="ce13" table:formula="of:=VLOOKUP([.H130];[.$X$9:.$Y$16];2;0)" office:value-type="float" office:value="0.625">
            <text:p>0.63</text:p>
          </table:table-cell>
          <table:table-cell table:style-name="ce17" office:value-type="float" office:value="1.25">
            <text:p>1.25</text:p>
          </table:table-cell>
          <table:table-cell table:style-name="ce20" table:content-validation-name="val4" office:value-type="string">
            <text:p>Excellent</text:p>
          </table:table-cell>
          <table:table-cell table:style-name="ce13" table:formula="of:=VLOOKUP([.K130];[.$U$22:.$V$27];2;0)" office:value-type="float" office:value="1">
            <text:p>1.00</text:p>
          </table:table-cell>
          <table:table-cell table:style-name="ce22" table:content-validation-name="val5" office:value-type="string">
            <text:p>Fast</text:p>
          </table:table-cell>
          <table:table-cell table:style-name="ce13" table:formula="of:=VLOOKUP([.M130];[.$U$32:.$V$39];2;0)" office:value-type="float" office:value="1">
            <text:p>1.00</text:p>
          </table:table-cell>
          <table:table-cell table:style-name="ce24" table:content-validation-name="val6" office:value-type="float" office:value="0">
            <text:p>0.00</text:p>
          </table:table-cell>
          <table:table-cell table:style-name="ce26" table:content-validation-name="val7" office:value-type="float" office:value="0">
            <text:p>0.00</text:p>
          </table:table-cell>
          <table:table-cell table:style-name="ce13" table:formula="of:=IF(([.O130]+[.P130])=0;0;(([.L130]*[.O130])+([.N130]*[.P130]))/([.O130]+[.P130]))" office:value-type="float" office:value="0">
            <text:p>0.00</text:p>
          </table:table-cell>
          <table:table-cell table:style-name="ce13" table:formula="of:=(([.G130]+[.I130])/2)*[.Q130]" office:value-type="float" office:value="0">
            <text:p>0.00</text:p>
          </table:table-cell>
          <table:table-cell table:style-name="ce13" table:formula="of:=IF([.B130]=&quot;Y&quot;;[.R130]-0.00000001*ROW();&quot;&quot;)">
            <text:p/>
          </table:table-cell>
          <table:table-cell table:number-columns-repeated="1005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Alchemy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6"/>
          <table:table-cell office:value-type="string">
            <text:p>Cleaning </text:p>
          </table:table-cell>
          <table:table-cell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number-columns-repeated="3"/>
          <table:table-cell table:style-name="ce12" table:content-validation-name="val1"/>
          <table:table-cell/>
          <table:table-cell table:style-name="ce15" table:content-validation-name="val2"/>
          <table:table-cell/>
          <table:table-cell table:style-name="ce17"/>
          <table:table-cell table:style-name="ce20" table:content-validation-name="val4"/>
          <table:table-cell/>
          <table:table-cell table:style-name="ce22" table:content-validation-name="val5"/>
          <table:table-cell/>
          <table:table-cell table:style-name="ce24" table:content-validation-name="val6"/>
          <table:table-cell table:style-name="ce26" table:content-validation-name="val7" office:value-type="string">
            <text:p>z</text:p>
          </table:table-cell>
          <table:table-cell table:number-columns-repeated="1008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ignments" table:style-name="ta2" table:print-ranges="Assignments.Z16:Assignments.Z16"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2" table:default-cell-style-name="ce3"/>
        <table:table-column table:style-name="co24" table:default-cell-style-name="ce3"/>
        <table:table-column table:style-name="co25" table:default-cell-style-name="ce3"/>
        <table:table-column table:style-name="co16" table:default-cell-style-name="ce3"/>
        <table:table-column table:style-name="co17" table:default-cell-style-name="ce3"/>
        <table:table-column table:style-name="co24" table:default-cell-style-name="ce3"/>
        <table:table-column table:style-name="co26" table:default-cell-style-name="ce3"/>
        <table:table-column table:style-name="co27" table:default-cell-style-name="ce3"/>
        <table:table-column table:style-name="co14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" table:number-columns-repeated="1001" table:default-cell-style-name="ce3"/>
        <table:table-row table:style-name="ro1">
          <table:table-cell/>
          <table:table-cell office:value-type="string">
            <text:p>Pop</text:p>
          </table:table-cell>
          <table:table-cell table:style-name="ce34" office:value-type="float" office:value="168">
            <text:p>168</text:p>
          </table:table-cell>
          <table:table-cell office:value-type="string">
            <text:p>:-Mil&amp;Nbls</text:p>
          </table:table-cell>
          <table:table-cell office:value-type="string">
            <text:p>%Buffer</text:p>
          </table:table-cell>
          <table:table-cell table:style-name="ce39" office:value-type="float" office:value="0.2">
            <text:p>0.2</text:p>
          </table:table-cell>
          <table:table-cell/>
          <table:table-cell office:value-type="string">
            <text:p>MAW&gt;P?</text:p>
          </table:table-cell>
          <table:table-cell office:value-type="string">
            <text:p>&gt;Pop?</text:p>
          </table:table-cell>
          <table:table-cell table:number-columns-repeated="2"/>
          <table:table-cell table:style-name="Default"/>
          <table:table-cell office:value-type="string">
            <text:p>Noble</text:p>
          </table:table-cell>
          <table:table-cell table:style-name="ce35" office:value-type="float" office:value="0">
            <text:p>0</text:p>
          </table:table-cell>
          <table:table-cell table:number-columns-repeated="4"/>
          <table:table-cell table:style-name="ce8"/>
          <table:table-cell table:style-name="ce8" office:value-type="string">
            <text:p>Note: <text:span text:style-name="T1">If anything is red, set %Buffer higher, or lower Jobs Per</text:span>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Exp,Free</text:p>
          </table:table-cell>
          <table:table-cell table:formula="of:=(([.D2]*[.E4])-([.L4]))/[.E4]" office:value-type="float" office:value="50.4285714285714">
            <text:p>50.4285714286</text:p>
          </table:table-cell>
          <table:table-cell table:formula="of:=[.C1]-[.N1]-[.N2]" office:value-type="float" office:value="168">
            <text:p>168</text:p>
          </table:table-cell>
          <table:table-cell/>
          <table:table-cell table:formula="of:=1-[.F1]" office:value-type="float" office:value="0.8">
            <text:p>0.8</text:p>
          </table:table-cell>
          <table:table-cell/>
          <table:table-cell table:formula="of:=IF(([.E59]/[.C59]*[.L4])&gt;[.D4];[.E59]/[.C59]*[.L4];0)" office:value-type="float" office:value="0">
            <text:p>0</text:p>
          </table:table-cell>
          <table:table-cell table:formula="of:=[.F59]" office:value-type="float" office:value="0">
            <text:p>0</text:p>
          </table:table-cell>
          <table:table-cell table:number-columns-repeated="3"/>
          <table:table-cell office:value-type="string">
            <text:p>Mil</text:p>
          </table:table-cell>
          <table:table-cell table:style-name="ce51" office:value-type="float" office:value="0">
            <text:p>0</text:p>
          </table:table-cell>
          <table:table-cell table:number-columns-repeated="5"/>
          <table:table-cell office:value-type="string">
            <text:p>Jobs per should be less than population to help alleviate MAW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%Pop</text:p>
          </table:table-cell>
          <table:table-cell office:value-type="string">
            <text:p>%Jobs</text:p>
          </table:table-cell>
          <table:table-cell office:value-type="string">
            <text:p>%PopNum</text:p>
          </table:table-cell>
          <table:table-cell office:value-type="string">
            <text:p>Jobs Per</text:p>
          </table:table-cell>
          <table:table-cell office:value-type="string">
            <text:p>TtlJobs</text:p>
          </table:table-cell>
          <table:table-cell office:value-type="string">
            <text:p>Attention</text:p>
          </table:table-cell>
          <table:table-cell office:value-type="string">
            <text:p>:-MAW&gt;P</text:p>
          </table:table-cell>
          <table:table-cell table:number-columns-repeated="3"/>
          <table:table-cell office:value-type="string">
            <text:p>%Jobs</text:p>
          </table:table-cell>
          <table:table-cell office:value-type="string">
            <text:p>RdcBuff</text:p>
          </table:table-cell>
          <table:table-cell office:value-type="string">
            <text:p>Left of %Jobs</text:p>
          </table:table-cell>
          <table:table-cell office:value-type="string">
            <text:p>Rdc%Pop</text:p>
          </table:table-cell>
          <table:table-cell office:value-type="string">
            <text:p>RdcJobs</text:p>
          </table:table-cell>
          <table:table-cell office:value-type="string">
            <text:p>LeftJobs</text:p>
          </table:table-cell>
          <table:table-cell table:number-columns-repeated="1007"/>
        </table:table-row>
        <table:table-row table:style-name="ro1">
          <table:table-cell/>
          <table:table-cell table:style-name="ce34" office:value-type="float" office:value="1">
            <text:p>1</text:p>
          </table:table-cell>
          <table:table-cell table:style-name="ce34" office:value-type="float" office:value="0.7">
            <text:p>0.7</text:p>
          </table:table-cell>
          <table:table-cell table:formula="of:=ROUND([.D2]*[.B4];0)" office:value-type="float" office:value="168">
            <text:p>168</text:p>
          </table:table-cell>
          <table:table-cell table:style-name="ce35" office:value-type="float" office:value="7">
            <text:p>7</text:p>
          </table:table-cell>
          <table:table-cell table:formula="of:=JobsPer*PctPop" office:value-type="float" office:value="1176">
            <text:p>1176</text:p>
          </table:table-cell>
          <table:table-cell table:formula="of:=1/[.E4]" office:value-type="float" office:value="0.142857142857143">
            <text:p>0.1428571429</text:p>
          </table:table-cell>
          <table:table-cell table:formula="of:=IF([.H2]&gt;0;[.C59]-[.E59];0)" office:value-type="float" office:value="0">
            <text:p>0</text:p>
          </table:table-cell>
          <table:table-cell table:number-columns-repeated="3"/>
          <table:table-cell table:style-name="ce47" table:formula="of:=ROUND([.F4]*[.C4];0)" office:value-type="float" office:value="823">
            <text:p>823</text:p>
          </table:table-cell>
          <table:table-cell table:formula="of:=IF([.H2]&gt;0;ROUND([.$L$4]*[.$F$2];0);ROUND([.$L$4]*[.$F$2];0))" office:value-type="float" office:value="658">
            <text:p>658</text:p>
          </table:table-cell>
          <table:table-cell table:formula="of:=[.L4]-[.M4]" office:value-type="float" office:value="165">
            <text:p>165</text:p>
          </table:table-cell>
          <table:table-cell office:value-type="string">
            <text:p>^NotUsed</text:p>
          </table:table-cell>
          <table:table-cell table:formula="of:=ROUND([.L4]*[.F2];0)" office:value-type="float" office:value="658">
            <text:p>658</text:p>
          </table:table-cell>
          <table:table-cell table:formula="of:=[.L4]-[.P4]" office:value-type="float" office:value="165">
            <text:p>165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Jobs Free</text:p>
          </table:table-cell>
          <table:table-cell table:formula="of:=[.F4]-[.L4]" office:value-type="float" office:value="353">
            <text:p>353</text:p>
          </table:table-cell>
          <table:table-cell/>
          <table:table-cell table:style-name="ce36" office:value-type="string">
            <text:p>Straight Proportional, if using, set %Buffer to 0</text:p>
          </table:table-cell>
          <table:table-cell table:style-name="ce40" table:number-columns-repeated="2"/>
          <table:table-cell table:style-name="ce42"/>
          <table:table-cell table:number-columns-repeated="3"/>
          <table:table-cell table:style-name="ce48" office:value-type="string">
            <text:p>Rob from Rich, give to poor</text:p>
          </table:table-cell>
          <table:table-cell table:style-name="ce50"/>
          <table:table-cell table:style-name="ce52"/>
          <table:table-cell table:style-name="ce40" table:number-columns-repeated="8"/>
          <table:table-cell table:style-name="ce42"/>
          <table:table-cell table:number-columns-repeated="2"/>
          <table:table-cell office:value-type="string">
            <text:p>Use this for the Nurse field (removed due to multiple nurse labors being assigned but only being counted as 1 job)</text:p>
          </table:table-cell>
          <table:table-cell table:number-columns-repeated="998"/>
        </table:table-row>
        <table:table-row table:style-name="ro2">
          <table:table-cell table:number-columns-repeated="2"/>
          <table:table-cell table:style-name="ce8"/>
          <table:table-cell/>
          <table:table-cell table:style-name="ce37"/>
          <table:table-cell/>
          <table:table-cell table:style-name="ce8"/>
          <table:table-cell table:style-name="ce43"/>
          <table:table-cell table:number-columns-repeated="3"/>
          <table:table-cell table:style-name="ce49" office:value-type="string">
            <text:p>Small x%+</text:p>
          </table:table-cell>
          <table:table-cell table:number-columns-repeated="6"/>
          <table:table-cell table:style-name="ce8" office:value-type="string">
            <text:p>Small+</text:p>
          </table:table-cell>
          <table:table-cell table:number-columns-repeated="2"/>
          <table:table-cell table:style-name="ce8" office:value-type="string">
            <text:p>AvgBuffs</text:p>
          </table:table-cell>
          <table:table-cell table:style-name="ce43"/>
          <table:table-cell/>
          <table:table-cell table:style-name="Default" office:value-type="string">
            <text:p>Weight</text:p>
          </table:table-cell>
          <table:table-cell table:style-name="ce59" office:value-type="string">
            <text:p>Nurse Sub</text:p>
          </table:table-cell>
          <table:table-cell office:value-type="string">
            <text:p>Smallx</text:p>
          </table:table-cell>
          <table:table-cell office:value-type="string">
            <text:p>Small+</text:p>
          </table:table-cell>
          <table:table-cell office:value-type="string">
            <text:p>AvgBuffs</text:p>
          </table:table-cell>
          <table:table-cell table:number-columns-repeated="995"/>
        </table:table-row>
        <table:table-row table:style-name="ro2">
          <table:table-cell office:value-type="string">
            <text:p>MAW?</text:p>
          </table:table-cell>
          <table:table-cell office:value-type="string">
            <text:p>Rank</text:p>
          </table:table-cell>
          <table:table-cell office:value-type="string">
            <text:p>Coverage</text:p>
          </table:table-cell>
          <table:table-cell office:value-type="string">
            <text:p>Labors</text:p>
          </table:table-cell>
          <table:table-cell table:style-name="ce37" office:value-type="string">
            <text:p>MAW</text:p>
          </table:table-cell>
          <table:table-cell office:value-type="string">
            <text:p>&gt;%Pop?</text:p>
          </table:table-cell>
          <table:table-cell office:value-type="string">
            <text:p>Pre</text:p>
          </table:table-cell>
          <table:table-cell table:style-name="ce44" office:value-type="string">
            <text:p>Round#</text:p>
          </table:table-cell>
          <table:table-cell office:value-type="string">
            <text:p>Pre S</text:p>
          </table:table-cell>
          <table:table-cell table:style-name="Default" office:value-type="string">
            <text:p>Straight</text:p>
          </table:table-cell>
          <table:table-cell table:style-name="Default"/>
          <table:table-cell table:style-name="ce37" office:value-type="string">
            <text:p>DistMax</text:p>
          </table:table-cell>
          <table:table-cell office:value-type="string">
            <text:p>%</text:p>
          </table:table-cell>
          <table:table-cell office:value-type="string">
            <text:p>Dist x %</text:p>
          </table:table-cell>
          <table:table-cell office:value-type="string">
            <text:p>Add</text:p>
          </table:table-cell>
          <table:table-cell office:value-type="string">
            <text:p>BuffNum</text:p>
          </table:table-cell>
          <table:table-cell table:style-name="ce53" office:value-type="string">
            <text:p>SmallX%</text:p>
          </table:table-cell>
          <table:table-cell/>
          <table:table-cell office:value-type="string">
            <text:p>Add</text:p>
          </table:table-cell>
          <table:table-cell table:style-name="ce55" office:value-type="string">
            <text:p>Small+</text:p>
          </table:table-cell>
          <table:table-cell/>
          <table:table-cell office:value-type="string">
            <text:p>Add</text:p>
          </table:table-cell>
          <table:table-cell table:style-name="ce57" office:value-type="string">
            <text:p>#AvgBuffs</text:p>
          </table:table-cell>
          <table:table-cell/>
          <table:table-cell table:style-name="Default" office:value-type="float" office:value="1.25">
            <text:p>1.25</text:p>
          </table:table-cell>
          <table:table-cell office:value-type="string">
            <text:p>Diagnosis</text:p>
          </table:table-cell>
          <table:table-cell table:style-name="ce4" table:formula="of:=ROUND(([.$Y7]/[.$Y$13])*VLOOKUP(&quot;Nurse&quot;;[.$D$7:.$W$57];14);0)" office:value-type="float" office:value="4">
            <text:p>4</text:p>
          </table:table-cell>
          <table:table-cell table:style-name="ce4" table:formula="of:=ROUND(([.$Y7]/[.$Y$13])*VLOOKUP(&quot;Nurse&quot;;[.$D$7:.$W$57];17);0)" office:value-type="float" office:value="4">
            <text:p>4</text:p>
          </table:table-cell>
          <table:table-cell table:style-name="ce4" table:formula="of:=ROUND(([.$Y7]/[.$Y$13])*VLOOKUP(&quot;Nurse&quot;;[.$D$7:.$W$57];20);0)" office:value-type="float" office:value="4">
            <text:p>4</text:p>
          </table:table-cell>
          <table:table-cell table:number-columns-repeated="995"/>
        </table:table-row>
        <table:table-row table:style-name="ro1">
          <table:table-cell table:formula="of:=VLOOKUP([.$D$8:.$D$57];[$Priority.$D$2:.$E$133];2;0)" office:value-type="string" office:string-value="Y">
            <text:p>Y</text:p>
          </table:table-cell>
          <table:table-cell office:value-type="float" office:value="1">
            <text:p>1</text:p>
          </table:table-cell>
          <table:table-cell table:formula="of:=VLOOKUP([.B8];[$Priority.$C$1:.$S$133];8;0)" office:value-type="float" office:value="2.5">
            <text:p>2.5</text:p>
          </table:table-cell>
          <table:table-cell table:style-name="ce9" table:formula="of:=VLOOKUP([.B8];[$Priority.$C$1:.$S$133];2;0)" office:value-type="string" office:string-value="Miner">
            <text:p>Miner</text:p>
          </table:table-cell>
          <table:table-cell table:style-name="ce37" table:formula="of:=IF([.A8]=&quot;Y&quot;;[.C8];0)" office:value-type="float" office:value="2.5">
            <text:p>2.5</text:p>
          </table:table-cell>
          <table:table-cell table:formula="of:=IF(AND([.A8]&lt;&gt;&quot;Y&quot;;MAW&gt;0);IF(([.C8]/(SumCov-SumMAWCov)*PctJobs&gt;PctPop);([.C8]-(PctPop*(SumCov-SumMAWCov)/PctJobs));0);IF(AND(MAW=0;([.C8]/SumCov)&gt;PctPop);[.C8]-((PctPop*SumCov)/PctJobs);0))" office:value-type="float" office:value="0">
            <text:p>0</text:p>
          </table:table-cell>
          <table:table-cell table:formula="of:=IF(OR(AND([.A8]=&quot;Y&quot;;[.$H$2]&gt;0);[.F8]&lt;&gt;0);IF([.F8]&lt;&gt;0;[.$D$4];[.C8]/[.$E$59]*[.$D$4]);IF([.$H$2]&gt;0;[.C8]/([.$C$59]-[.$E$59]-[.$F$59])*([.$M$4]-[.$D$4]);[.C8]/([.$C$59]-[.$F$59])*[.$M$4]))" office:value-type="float" office:value="31.6346153846154">
            <text:p>31.6346153846</text:p>
          </table:table-cell>
          <table:table-cell table:style-name="ce45" table:formula="of:=ROUND([.G8];0)" office:value-type="float" office:value="32">
            <text:p>32</text:p>
          </table:table-cell>
          <table:table-cell table:formula="of:=IF(OR(AND([.A8]=&quot;Y&quot;;[.$H$2]&gt;0);[.F8]&lt;&gt;0);IF([.F8]&lt;&gt;0;[.$D$4];[.C8]/[.$E$59]*[.$D$4]);IF([.$H$2]&gt;0;[.C8]/([.$C$59]-[.$E$59]-[.$F$59])*([.$M$4]-[.$D$4]);[.C8]/([.$C$59]-[.$F$59])*[.$L$4]))" office:value-type="float" office:value="39.5673076923077">
            <text:p>39.5673076923</text:p>
          </table:table-cell>
          <table:table-cell table:style-name="ce45" table:formula="of:=ROUND([.I8];0)" office:value-type="float" office:value="40">
            <text:p>40</text:p>
          </table:table-cell>
          <table:table-cell/>
          <table:table-cell table:style-name="ce37" table:formula="of:=IF(AND([.A8]=&quot;Y&quot;;[.$H$2]&gt;0);0;IF([.A8]=&quot;Y&quot;;([.E8]/[.$E$59]*[.$D$4])-[.G8];([.$D$4])-[.G8]))" office:value-type="float" office:value="52.3653846153846">
            <text:p>52.3653846154</text:p>
          </table:table-cell>
          <table:table-cell table:style-name="ce4" table:formula="of:=[.G8]/[.$G$59]" office:value-type="float" office:value="0.0480769230769231">
            <text:p>0.0480769231</text:p>
          </table:table-cell>
          <table:table-cell table:formula="of:=[.M8]*[.L8]" office:value-type="float" office:value="2.51756656804734">
            <text:p>2.517566568</text:p>
          </table:table-cell>
          <table:table-cell table:formula="of:=[.N8]/[.$N$59]*[.$N$4]" office:value-type="float" office:value="2.9212737545502">
            <text:p>2.9212737546</text:p>
          </table:table-cell>
          <table:table-cell table:formula="of:=[.O8]+[.G8]" office:value-type="float" office:value="34.5558891391656">
            <text:p>34.5558891392</text:p>
          </table:table-cell>
          <table:table-cell table:style-name="ce54" table:formula="of:=ROUND([.P8];0)" office:value-type="float" office:value="35">
            <text:p>35</text:p>
          </table:table-cell>
          <table:table-cell/>
          <table:table-cell table:formula="of:=[.L8]/[.$L$59]*[.$N$4]" office:value-type="float" office:value="1.25185286316118">
            <text:p>1.2518528632</text:p>
          </table:table-cell>
          <table:table-cell table:style-name="ce56" table:formula="of:=ROUND([.S8]+[.G8];0)" office:value-type="float" office:value="33">
            <text:p>33</text:p>
          </table:table-cell>
          <table:table-cell/>
          <table:table-cell table:formula="of:=([.S8]+[.O8])/2" office:value-type="float" office:value="2.08656330885569">
            <text:p>2.0865633089</text:p>
          </table:table-cell>
          <table:table-cell table:style-name="ce58" table:formula="of:=ROUND([.V8]+[.G8];0)" office:value-type="float" office:value="34">
            <text:p>34</text:p>
          </table:table-cell>
          <table:table-cell/>
          <table:table-cell table:style-name="Default" office:value-type="float" office:value="1">
            <text:p>1</text:p>
          </table:table-cell>
          <table:table-cell office:value-type="string">
            <text:p>Surgery</text:p>
          </table:table-cell>
          <table:table-cell table:style-name="ce4" table:formula="of:=ROUND(([.$Y8]/[.$Y$13])*VLOOKUP(&quot;Nurse&quot;;[.$D$7:.$W$57];14);0)" office:value-type="float" office:value="3">
            <text:p>3</text:p>
          </table:table-cell>
          <table:table-cell table:style-name="ce4" table:formula="of:=ROUND(([.$Y8]/[.$Y$13])*VLOOKUP(&quot;Nurse&quot;;[.$D$7:.$W$57];17);0)" office:value-type="float" office:value="3">
            <text:p>3</text:p>
          </table:table-cell>
          <table:table-cell table:style-name="ce4" table:formula="of:=ROUND(([.$Y8]/[.$Y$13])*VLOOKUP(&quot;Nurse&quot;;[.$D$7:.$W$57];20);0)" office:value-type="float" office:value="3">
            <text:p>3</text:p>
          </table:table-cell>
          <table:table-cell table:number-columns-repeated="995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2">
            <text:p>2</text:p>
          </table:table-cell>
          <table:table-cell table:formula="of:=VLOOKUP([.B9];[$Priority.$C$1:.$S$133];8;0)" office:value-type="float" office:value="2">
            <text:p>2</text:p>
          </table:table-cell>
          <table:table-cell table:style-name="ce9" table:formula="of:=VLOOKUP([.B9];[$Priority.$C$1:.$S$133];2;0)" office:value-type="string" office:string-value="Farmer">
            <text:p>Farmer</text:p>
          </table:table-cell>
          <table:table-cell table:style-name="ce37" table:formula="of:=IF([.A9]=&quot;Y&quot;;[.C9];0)" office:value-type="float" office:value="0">
            <text:p>0</text:p>
          </table:table-cell>
          <table:table-cell table:formula="of:=IF(AND([.A9]&lt;&gt;&quot;Y&quot;;MAW&gt;0);IF(([.C9]/(SumCov-SumMAWCov)*PctJobs&gt;PctPop);([.C9]-(PctPop*(SumCov-SumMAWCov)/PctJobs));0);IF(AND(MAW=0;([.C9]/SumCov)&gt;PctPop);[.C9]-((PctPop*SumCov)/PctJobs);0))" office:value-type="float" office:value="0">
            <text:p>0</text:p>
          </table:table-cell>
          <table:table-cell table:formula="of:=IF(OR(AND([.A9]=&quot;Y&quot;;[.$H$2]&gt;0);[.F9]&lt;&gt;0);IF([.F9]&lt;&gt;0;[.$D$4];[.C9]/[.$E$59]*[.$D$4]);IF([.$H$2]&gt;0;[.C9]/([.$C$59]-[.$E$59]-[.$F$59])*([.$M$4]-[.$D$4]);[.C9]/([.$C$59]-[.$F$59])*[.$M$4]))" office:value-type="float" office:value="25.3076923076923">
            <text:p>25.3076923077</text:p>
          </table:table-cell>
          <table:table-cell table:style-name="ce45" table:formula="of:=ROUND([.G9];0)" office:value-type="float" office:value="25">
            <text:p>25</text:p>
          </table:table-cell>
          <table:table-cell table:formula="of:=IF(OR(AND([.A9]=&quot;Y&quot;;[.$H$2]&gt;0);[.F9]&lt;&gt;0);IF([.F9]&lt;&gt;0;[.$D$4];[.C9]/[.$E$59]*[.$D$4]);IF([.$H$2]&gt;0;[.C9]/([.$C$59]-[.$E$59]-[.$F$59])*([.$M$4]-[.$D$4]);[.C9]/([.$C$59]-[.$F$59])*[.$L$4]))" office:value-type="float" office:value="31.6538461538462">
            <text:p>31.6538461538</text:p>
          </table:table-cell>
          <table:table-cell table:style-name="ce45" table:formula="of:=ROUND([.I9];0)" office:value-type="float" office:value="32">
            <text:p>32</text:p>
          </table:table-cell>
          <table:table-cell/>
          <table:table-cell table:style-name="ce37" table:formula="of:=IF(AND([.A9]=&quot;Y&quot;;[.$H$2]&gt;0);0;IF([.A9]=&quot;Y&quot;;([.E9]/[.$E$59]*[.$D$4])-[.G9];([.$D$4])-[.G9]))" office:value-type="float" office:value="142.692307692308">
            <text:p>142.6923076923</text:p>
          </table:table-cell>
          <table:table-cell table:style-name="ce4" table:formula="of:=[.G9]/[.$G$59]" office:value-type="float" office:value="0.0384615384615384">
            <text:p>0.0384615385</text:p>
          </table:table-cell>
          <table:table-cell table:formula="of:=[.M9]*[.L9]" office:value-type="float" office:value="5.48816568047337">
            <text:p>5.4881656805</text:p>
          </table:table-cell>
          <table:table-cell table:formula="of:=[.N9]/[.$N$59]*[.$N$4]" office:value-type="float" office:value="6.36822659089606">
            <text:p>6.3682265909</text:p>
          </table:table-cell>
          <table:table-cell table:formula="of:=[.O9]+[.G9]" office:value-type="float" office:value="31.6759188985884">
            <text:p>31.6759188986</text:p>
          </table:table-cell>
          <table:table-cell table:style-name="ce54" table:formula="of:=ROUND([.P9];0)" office:value-type="float" office:value="32">
            <text:p>32</text:p>
          </table:table-cell>
          <table:table-cell/>
          <table:table-cell table:formula="of:=[.L9]/[.$L$59]*[.$N$4]" office:value-type="float" office:value="3.41121859884537">
            <text:p>3.4112185988</text:p>
          </table:table-cell>
          <table:table-cell table:style-name="ce56" table:formula="of:=ROUND([.S9]+[.G9];0)" office:value-type="float" office:value="29">
            <text:p>29</text:p>
          </table:table-cell>
          <table:table-cell/>
          <table:table-cell table:formula="of:=([.S9]+[.O9])/2" office:value-type="float" office:value="4.88972259487071">
            <text:p>4.8897225949</text:p>
          </table:table-cell>
          <table:table-cell table:style-name="ce58" table:formula="of:=ROUND([.V9]+[.G9];0)" office:value-type="float" office:value="30">
            <text:p>30</text:p>
          </table:table-cell>
          <table:table-cell/>
          <table:table-cell table:style-name="Default" office:value-type="float" office:value="1">
            <text:p>1</text:p>
          </table:table-cell>
          <table:table-cell office:value-type="string">
            <text:p>Setting Bones</text:p>
          </table:table-cell>
          <table:table-cell table:style-name="ce4" table:formula="of:=ROUND(([.$Y9]/[.$Y$13])*VLOOKUP(&quot;Nurse&quot;;[.$D$7:.$W$57];14);0)" office:value-type="float" office:value="3">
            <text:p>3</text:p>
          </table:table-cell>
          <table:table-cell table:style-name="ce4" table:formula="of:=ROUND(([.$Y9]/[.$Y$13])*VLOOKUP(&quot;Nurse&quot;;[.$D$7:.$W$57];17);0)" office:value-type="float" office:value="3">
            <text:p>3</text:p>
          </table:table-cell>
          <table:table-cell table:style-name="ce4" table:formula="of:=ROUND(([.$Y9]/[.$Y$13])*VLOOKUP(&quot;Nurse&quot;;[.$D$7:.$W$57];20);0)" office:value-type="float" office:value="3">
            <text:p>3</text:p>
          </table:table-cell>
          <table:table-cell table:number-columns-repeated="995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3">
            <text:p>3</text:p>
          </table:table-cell>
          <table:table-cell table:formula="of:=VLOOKUP([.B10];[$Priority.$C$1:.$S$133];8;0)" office:value-type="float" office:value="1.25">
            <text:p>1.25</text:p>
          </table:table-cell>
          <table:table-cell table:style-name="ce9" table:formula="of:=VLOOKUP([.B10];[$Priority.$C$1:.$S$133];2;0)" office:value-type="string" office:string-value="Leatherworker">
            <text:p>Leatherworker</text:p>
          </table:table-cell>
          <table:table-cell table:style-name="ce37" table:formula="of:=IF([.A10]=&quot;Y&quot;;[.C10];0)" office:value-type="float" office:value="0">
            <text:p>0</text:p>
          </table:table-cell>
          <table:table-cell table:formula="of:=IF(AND([.A10]&lt;&gt;&quot;Y&quot;;MAW&gt;0);IF(([.C10]/(SumCov-SumMAWCov)*PctJobs&gt;PctPop);([.C10]-(PctPop*(SumCov-SumMAWCov)/PctJobs));0);IF(AND(MAW=0;([.C10]/SumCov)&gt;PctPop);[.C10]-((PctPop*SumCov)/PctJobs);0))" office:value-type="float" office:value="0">
            <text:p>0</text:p>
          </table:table-cell>
          <table:table-cell table:formula="of:=IF(OR(AND([.A10]=&quot;Y&quot;;[.$H$2]&gt;0);[.F10]&lt;&gt;0);IF([.F10]&lt;&gt;0;[.$D$4];[.C10]/[.$E$59]*[.$D$4]);IF([.$H$2]&gt;0;[.C10]/([.$C$59]-[.$E$59]-[.$F$59])*([.$M$4]-[.$D$4]);[.C10]/([.$C$59]-[.$F$59])*[.$M$4]))" office:value-type="float" office:value="15.8173076923077">
            <text:p>15.8173076923</text:p>
          </table:table-cell>
          <table:table-cell table:style-name="ce45" table:formula="of:=ROUND([.G10];0)" office:value-type="float" office:value="16">
            <text:p>16</text:p>
          </table:table-cell>
          <table:table-cell table:formula="of:=IF(OR(AND([.A10]=&quot;Y&quot;;[.$H$2]&gt;0);[.F10]&lt;&gt;0);IF([.F10]&lt;&gt;0;[.$D$4];[.C10]/[.$E$59]*[.$D$4]);IF([.$H$2]&gt;0;[.C10]/([.$C$59]-[.$E$59]-[.$F$59])*([.$M$4]-[.$D$4]);[.C10]/([.$C$59]-[.$F$59])*[.$L$4]))" office:value-type="float" office:value="19.7836538461538">
            <text:p>19.7836538462</text:p>
          </table:table-cell>
          <table:table-cell table:style-name="ce45" table:formula="of:=ROUND([.I10];0)" office:value-type="float" office:value="20">
            <text:p>20</text:p>
          </table:table-cell>
          <table:table-cell/>
          <table:table-cell table:style-name="ce37" table:formula="of:=IF(AND([.A10]=&quot;Y&quot;;[.$H$2]&gt;0);0;IF([.A10]=&quot;Y&quot;;([.E10]/[.$E$59]*[.$D$4])-[.G10];([.$D$4])-[.G10]))" office:value-type="float" office:value="152.182692307692">
            <text:p>152.1826923077</text:p>
          </table:table-cell>
          <table:table-cell table:style-name="ce4" table:formula="of:=[.G10]/[.$G$59]" office:value-type="float" office:value="0.0240384615384615">
            <text:p>0.0240384615</text:p>
          </table:table-cell>
          <table:table-cell table:formula="of:=[.M10]*[.L10]" office:value-type="float" office:value="3.65823779585799">
            <text:p>3.6582377959</text:p>
          </table:table-cell>
          <table:table-cell table:formula="of:=[.N10]/[.$N$59]*[.$N$4]" office:value-type="float" office:value="4.2448585855">
            <text:p>4.2448585855</text:p>
          </table:table-cell>
          <table:table-cell table:formula="of:=[.O10]+[.G10]" office:value-type="float" office:value="20.0621662778077">
            <text:p>20.0621662778</text:p>
          </table:table-cell>
          <table:table-cell table:style-name="ce54" table:formula="of:=ROUND([.P10];0)" office:value-type="float" office:value="20">
            <text:p>20</text:p>
          </table:table-cell>
          <table:table-cell/>
          <table:table-cell table:formula="of:=[.L10]/[.$L$59]*[.$N$4]" office:value-type="float" office:value="3.63809681697613">
            <text:p>3.638096817</text:p>
          </table:table-cell>
          <table:table-cell table:style-name="ce56" table:formula="of:=ROUND([.S10]+[.G10];0)" office:value-type="float" office:value="19">
            <text:p>19</text:p>
          </table:table-cell>
          <table:table-cell/>
          <table:table-cell table:formula="of:=([.S10]+[.O10])/2" office:value-type="float" office:value="3.94147770123806">
            <text:p>3.9414777012</text:p>
          </table:table-cell>
          <table:table-cell table:style-name="ce58" table:formula="of:=ROUND([.V10]+[.G10];0)" office:value-type="float" office:value="20">
            <text:p>20</text:p>
          </table:table-cell>
          <table:table-cell/>
          <table:table-cell table:style-name="Default" office:value-type="float" office:value="1">
            <text:p>1</text:p>
          </table:table-cell>
          <table:table-cell office:value-type="string">
            <text:p>Suturing</text:p>
          </table:table-cell>
          <table:table-cell table:style-name="ce4" table:formula="of:=ROUND(([.$Y10]/[.$Y$13])*VLOOKUP(&quot;Nurse&quot;;[.$D$7:.$W$57];14);0)" office:value-type="float" office:value="3">
            <text:p>3</text:p>
          </table:table-cell>
          <table:table-cell table:style-name="ce4" table:formula="of:=ROUND(([.$Y10]/[.$Y$13])*VLOOKUP(&quot;Nurse&quot;;[.$D$7:.$W$57];17);0)" office:value-type="float" office:value="3">
            <text:p>3</text:p>
          </table:table-cell>
          <table:table-cell table:style-name="ce4" table:formula="of:=ROUND(([.$Y10]/[.$Y$13])*VLOOKUP(&quot;Nurse&quot;;[.$D$7:.$W$57];20);0)" office:value-type="float" office:value="3">
            <text:p>3</text:p>
          </table:table-cell>
          <table:table-cell table:number-columns-repeated="995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4">
            <text:p>4</text:p>
          </table:table-cell>
          <table:table-cell table:formula="of:=VLOOKUP([.B11];[$Priority.$C$1:.$S$133];8;0)" office:value-type="float" office:value="1">
            <text:p>1</text:p>
          </table:table-cell>
          <table:table-cell table:style-name="ce9" table:formula="of:=VLOOKUP([.B11];[$Priority.$C$1:.$S$133];2;0)" office:value-type="string" office:string-value="Brewer">
            <text:p>Brewer</text:p>
          </table:table-cell>
          <table:table-cell table:style-name="ce37" table:formula="of:=IF([.A11]=&quot;Y&quot;;[.C11];0)" office:value-type="float" office:value="0">
            <text:p>0</text:p>
          </table:table-cell>
          <table:table-cell table:formula="of:=IF(AND([.A11]&lt;&gt;&quot;Y&quot;;MAW&gt;0);IF(([.C11]/(SumCov-SumMAWCov)*PctJobs&gt;PctPop);([.C11]-(PctPop*(SumCov-SumMAWCov)/PctJobs));0);IF(AND(MAW=0;([.C11]/SumCov)&gt;PctPop);[.C11]-((PctPop*SumCov)/PctJobs);0))" office:value-type="float" office:value="0">
            <text:p>0</text:p>
          </table:table-cell>
          <table:table-cell table:formula="of:=IF(OR(AND([.A11]=&quot;Y&quot;;[.$H$2]&gt;0);[.F11]&lt;&gt;0);IF([.F11]&lt;&gt;0;[.$D$4];[.C11]/[.$E$59]*[.$D$4]);IF([.$H$2]&gt;0;[.C11]/([.$C$59]-[.$E$59]-[.$F$59])*([.$M$4]-[.$D$4]);[.C11]/([.$C$59]-[.$F$59])*[.$M$4]))" office:value-type="float" office:value="12.6538461538462">
            <text:p>12.6538461538</text:p>
          </table:table-cell>
          <table:table-cell table:style-name="ce45" table:formula="of:=ROUND([.G11];0)" office:value-type="float" office:value="13">
            <text:p>13</text:p>
          </table:table-cell>
          <table:table-cell table:formula="of:=IF(OR(AND([.A11]=&quot;Y&quot;;[.$H$2]&gt;0);[.F11]&lt;&gt;0);IF([.F11]&lt;&gt;0;[.$D$4];[.C11]/[.$E$59]*[.$D$4]);IF([.$H$2]&gt;0;[.C11]/([.$C$59]-[.$E$59]-[.$F$59])*([.$M$4]-[.$D$4]);[.C11]/([.$C$59]-[.$F$59])*[.$L$4]))" office:value-type="float" office:value="15.8269230769231">
            <text:p>15.8269230769</text:p>
          </table:table-cell>
          <table:table-cell table:style-name="ce45" table:formula="of:=ROUND([.I11];0)" office:value-type="float" office:value="16">
            <text:p>16</text:p>
          </table:table-cell>
          <table:table-cell/>
          <table:table-cell table:style-name="ce37" table:formula="of:=IF(AND([.A11]=&quot;Y&quot;;[.$H$2]&gt;0);0;IF([.A11]=&quot;Y&quot;;([.E11]/[.$E$59]*[.$D$4])-[.G11];([.$D$4])-[.G11]))" office:value-type="float" office:value="155.346153846154">
            <text:p>155.3461538462</text:p>
          </table:table-cell>
          <table:table-cell table:style-name="ce4" table:formula="of:=[.G11]/[.$G$59]" office:value-type="float" office:value="0.0192307692307692">
            <text:p>0.0192307692</text:p>
          </table:table-cell>
          <table:table-cell table:formula="of:=[.M11]*[.L11]" office:value-type="float" office:value="2.98742603550296">
            <text:p>2.9874260355</text:p>
          </table:table-cell>
          <table:table-cell table:formula="of:=[.N11]/[.$N$59]*[.$N$4]" office:value-type="float" office:value="3.46647805938398">
            <text:p>3.4664780594</text:p>
          </table:table-cell>
          <table:table-cell table:formula="of:=[.O11]+[.G11]" office:value-type="float" office:value="16.1203242132301">
            <text:p>16.1203242132</text:p>
          </table:table-cell>
          <table:table-cell table:style-name="ce54" table:formula="of:=ROUND([.P11];0)" office:value-type="float" office:value="16">
            <text:p>16</text:p>
          </table:table-cell>
          <table:table-cell/>
          <table:table-cell table:formula="of:=[.L11]/[.$L$59]*[.$N$4]" office:value-type="float" office:value="3.71372288968638">
            <text:p>3.7137228897</text:p>
          </table:table-cell>
          <table:table-cell table:style-name="ce56" table:formula="of:=ROUND([.S11]+[.G11];0)" office:value-type="float" office:value="16">
            <text:p>16</text:p>
          </table:table-cell>
          <table:table-cell/>
          <table:table-cell table:formula="of:=([.S11]+[.O11])/2" office:value-type="float" office:value="3.59010047453518">
            <text:p>3.5901004745</text:p>
          </table:table-cell>
          <table:table-cell table:style-name="ce58" table:formula="of:=ROUND([.V11]+[.G11];0)" office:value-type="float" office:value="16">
            <text:p>16</text:p>
          </table:table-cell>
          <table:table-cell/>
          <table:table-cell table:style-name="Default" office:value-type="float" office:value="1">
            <text:p>1</text:p>
          </table:table-cell>
          <table:table-cell office:value-type="string">
            <text:p>Dressing Wounds</text:p>
          </table:table-cell>
          <table:table-cell table:style-name="ce4" table:formula="of:=ROUND(([.$Y11]/[.$Y$13])*VLOOKUP(&quot;Nurse&quot;;[.$D$7:.$W$57];14);0)" office:value-type="float" office:value="3">
            <text:p>3</text:p>
          </table:table-cell>
          <table:table-cell table:style-name="ce4" table:formula="of:=ROUND(([.$Y11]/[.$Y$13])*VLOOKUP(&quot;Nurse&quot;;[.$D$7:.$W$57];17);0)" office:value-type="float" office:value="3">
            <text:p>3</text:p>
          </table:table-cell>
          <table:table-cell table:style-name="ce4" table:formula="of:=ROUND(([.$Y11]/[.$Y$13])*VLOOKUP(&quot;Nurse&quot;;[.$D$7:.$W$57];20);0)" office:value-type="float" office:value="3">
            <text:p>3</text:p>
          </table:table-cell>
          <table:table-cell table:number-columns-repeated="995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5">
            <text:p>5</text:p>
          </table:table-cell>
          <table:table-cell table:formula="of:=VLOOKUP([.B12];[$Priority.$C$1:.$S$133];8;0)" office:value-type="float" office:value="1">
            <text:p>1</text:p>
          </table:table-cell>
          <table:table-cell table:style-name="ce9" table:formula="of:=VLOOKUP([.B12];[$Priority.$C$1:.$S$133];2;0)" office:value-type="string" office:string-value="Gem Cutter">
            <text:p>Gem Cutter</text:p>
          </table:table-cell>
          <table:table-cell table:style-name="ce37" table:formula="of:=IF([.A12]=&quot;Y&quot;;[.C12];0)" office:value-type="float" office:value="0">
            <text:p>0</text:p>
          </table:table-cell>
          <table:table-cell table:formula="of:=IF(AND([.A12]&lt;&gt;&quot;Y&quot;;MAW&gt;0);IF(([.C12]/(SumCov-SumMAWCov)*PctJobs&gt;PctPop);([.C12]-(PctPop*(SumCov-SumMAWCov)/PctJobs));0);IF(AND(MAW=0;([.C12]/SumCov)&gt;PctPop);[.C12]-((PctPop*SumCov)/PctJobs);0))" office:value-type="float" office:value="0">
            <text:p>0</text:p>
          </table:table-cell>
          <table:table-cell table:formula="of:=IF(OR(AND([.A12]=&quot;Y&quot;;[.$H$2]&gt;0);[.F12]&lt;&gt;0);IF([.F12]&lt;&gt;0;[.$D$4];[.C12]/[.$E$59]*[.$D$4]);IF([.$H$2]&gt;0;[.C12]/([.$C$59]-[.$E$59]-[.$F$59])*([.$M$4]-[.$D$4]);[.C12]/([.$C$59]-[.$F$59])*[.$M$4]))" office:value-type="float" office:value="12.6538461538462">
            <text:p>12.6538461538</text:p>
          </table:table-cell>
          <table:table-cell table:style-name="ce45" table:formula="of:=ROUND([.G12];0)" office:value-type="float" office:value="13">
            <text:p>13</text:p>
          </table:table-cell>
          <table:table-cell table:formula="of:=IF(OR(AND([.A12]=&quot;Y&quot;;[.$H$2]&gt;0);[.F12]&lt;&gt;0);IF([.F12]&lt;&gt;0;[.$D$4];[.C12]/[.$E$59]*[.$D$4]);IF([.$H$2]&gt;0;[.C12]/([.$C$59]-[.$E$59]-[.$F$59])*([.$M$4]-[.$D$4]);[.C12]/([.$C$59]-[.$F$59])*[.$L$4]))" office:value-type="float" office:value="15.8269230769231">
            <text:p>15.8269230769</text:p>
          </table:table-cell>
          <table:table-cell table:style-name="ce45" table:formula="of:=ROUND([.I12];0)" office:value-type="float" office:value="16">
            <text:p>16</text:p>
          </table:table-cell>
          <table:table-cell/>
          <table:table-cell table:style-name="ce37" table:formula="of:=IF(AND([.A12]=&quot;Y&quot;;[.$H$2]&gt;0);0;IF([.A12]=&quot;Y&quot;;([.E12]/[.$E$59]*[.$D$4])-[.G12];([.$D$4])-[.G12]))" office:value-type="float" office:value="155.346153846154">
            <text:p>155.3461538462</text:p>
          </table:table-cell>
          <table:table-cell table:style-name="ce4" table:formula="of:=[.G12]/[.$G$59]" office:value-type="float" office:value="0.0192307692307692">
            <text:p>0.0192307692</text:p>
          </table:table-cell>
          <table:table-cell table:formula="of:=[.M12]*[.L12]" office:value-type="float" office:value="2.98742603550296">
            <text:p>2.9874260355</text:p>
          </table:table-cell>
          <table:table-cell table:formula="of:=[.N12]/[.$N$59]*[.$N$4]" office:value-type="float" office:value="3.46647805938398">
            <text:p>3.4664780594</text:p>
          </table:table-cell>
          <table:table-cell table:formula="of:=[.O12]+[.G12]" office:value-type="float" office:value="16.1203242132301">
            <text:p>16.1203242132</text:p>
          </table:table-cell>
          <table:table-cell table:style-name="ce54" table:formula="of:=ROUND([.P12];0)" office:value-type="float" office:value="16">
            <text:p>16</text:p>
          </table:table-cell>
          <table:table-cell/>
          <table:table-cell table:formula="of:=[.L12]/[.$L$59]*[.$N$4]" office:value-type="float" office:value="3.71372288968638">
            <text:p>3.7137228897</text:p>
          </table:table-cell>
          <table:table-cell table:style-name="ce56" table:formula="of:=ROUND([.S12]+[.G12];0)" office:value-type="float" office:value="16">
            <text:p>16</text:p>
          </table:table-cell>
          <table:table-cell/>
          <table:table-cell table:formula="of:=([.S12]+[.O12])/2" office:value-type="float" office:value="3.59010047453518">
            <text:p>3.5901004745</text:p>
          </table:table-cell>
          <table:table-cell table:style-name="ce58" table:formula="of:=ROUND([.V12]+[.G12];0)" office:value-type="float" office:value="16">
            <text:p>16</text:p>
          </table:table-cell>
          <table:table-cell/>
          <table:table-cell table:style-name="Default"/>
          <table:table-cell/>
          <table:table-cell table:style-name="ce4" table:number-columns-repeated="3"/>
          <table:table-cell table:number-columns-repeated="995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6">
            <text:p>6</text:p>
          </table:table-cell>
          <table:table-cell table:formula="of:=VLOOKUP([.B13];[$Priority.$C$1:.$S$133];8;0)" office:value-type="float" office:value="1.25">
            <text:p>1.25</text:p>
          </table:table-cell>
          <table:table-cell table:style-name="ce9" table:formula="of:=VLOOKUP([.B13];[$Priority.$C$1:.$S$133];2;0)" office:value-type="string" office:string-value="Siege operating">
            <text:p>Siege operating</text:p>
          </table:table-cell>
          <table:table-cell table:style-name="ce37" table:formula="of:=IF([.A13]=&quot;Y&quot;;[.C13];0)" office:value-type="float" office:value="0">
            <text:p>0</text:p>
          </table:table-cell>
          <table:table-cell table:formula="of:=IF(AND([.A13]&lt;&gt;&quot;Y&quot;;MAW&gt;0);IF(([.C13]/(SumCov-SumMAWCov)*PctJobs&gt;PctPop);([.C13]-(PctPop*(SumCov-SumMAWCov)/PctJobs));0);IF(AND(MAW=0;([.C13]/SumCov)&gt;PctPop);[.C13]-((PctPop*SumCov)/PctJobs);0))" office:value-type="float" office:value="0">
            <text:p>0</text:p>
          </table:table-cell>
          <table:table-cell table:formula="of:=IF(OR(AND([.A13]=&quot;Y&quot;;[.$H$2]&gt;0);[.F13]&lt;&gt;0);IF([.F13]&lt;&gt;0;[.$D$4];[.C13]/[.$E$59]*[.$D$4]);IF([.$H$2]&gt;0;[.C13]/([.$C$59]-[.$E$59]-[.$F$59])*([.$M$4]-[.$D$4]);[.C13]/([.$C$59]-[.$F$59])*[.$M$4]))" office:value-type="float" office:value="15.8173076923077">
            <text:p>15.8173076923</text:p>
          </table:table-cell>
          <table:table-cell table:style-name="ce45" table:formula="of:=ROUND([.G13];0)" office:value-type="float" office:value="16">
            <text:p>16</text:p>
          </table:table-cell>
          <table:table-cell table:formula="of:=IF(OR(AND([.A13]=&quot;Y&quot;;[.$H$2]&gt;0);[.F13]&lt;&gt;0);IF([.F13]&lt;&gt;0;[.$D$4];[.C13]/[.$E$59]*[.$D$4]);IF([.$H$2]&gt;0;[.C13]/([.$C$59]-[.$E$59]-[.$F$59])*([.$M$4]-[.$D$4]);[.C13]/([.$C$59]-[.$F$59])*[.$L$4]))" office:value-type="float" office:value="19.7836538461538">
            <text:p>19.7836538462</text:p>
          </table:table-cell>
          <table:table-cell table:style-name="ce45" table:formula="of:=ROUND([.I13];0)" office:value-type="float" office:value="20">
            <text:p>20</text:p>
          </table:table-cell>
          <table:table-cell/>
          <table:table-cell table:style-name="ce37" table:formula="of:=IF(AND([.A13]=&quot;Y&quot;;[.$H$2]&gt;0);0;IF([.A13]=&quot;Y&quot;;([.E13]/[.$E$59]*[.$D$4])-[.G13];([.$D$4])-[.G13]))" office:value-type="float" office:value="152.182692307692">
            <text:p>152.1826923077</text:p>
          </table:table-cell>
          <table:table-cell table:style-name="ce4" table:formula="of:=[.G13]/[.$G$59]" office:value-type="float" office:value="0.0240384615384615">
            <text:p>0.0240384615</text:p>
          </table:table-cell>
          <table:table-cell table:formula="of:=[.M13]*[.L13]" office:value-type="float" office:value="3.65823779585799">
            <text:p>3.6582377959</text:p>
          </table:table-cell>
          <table:table-cell table:formula="of:=[.N13]/[.$N$59]*[.$N$4]" office:value-type="float" office:value="4.2448585855">
            <text:p>4.2448585855</text:p>
          </table:table-cell>
          <table:table-cell table:formula="of:=[.O13]+[.G13]" office:value-type="float" office:value="20.0621662778077">
            <text:p>20.0621662778</text:p>
          </table:table-cell>
          <table:table-cell table:style-name="ce54" table:formula="of:=ROUND([.P13];0)" office:value-type="float" office:value="20">
            <text:p>20</text:p>
          </table:table-cell>
          <table:table-cell/>
          <table:table-cell table:formula="of:=[.L13]/[.$L$59]*[.$N$4]" office:value-type="float" office:value="3.63809681697613">
            <text:p>3.638096817</text:p>
          </table:table-cell>
          <table:table-cell table:style-name="ce56" table:formula="of:=ROUND([.S13]+[.G13];0)" office:value-type="float" office:value="19">
            <text:p>19</text:p>
          </table:table-cell>
          <table:table-cell/>
          <table:table-cell table:formula="of:=([.S13]+[.O13])/2" office:value-type="float" office:value="3.94147770123806">
            <text:p>3.9414777012</text:p>
          </table:table-cell>
          <table:table-cell table:style-name="ce58" table:formula="of:=ROUND([.V13]+[.G13];0)" office:value-type="float" office:value="20">
            <text:p>20</text:p>
          </table:table-cell>
          <table:table-cell/>
          <table:table-cell table:formula="of:=SUM([.Y7:.Y11])" office:value-type="float" office:value="5.25">
            <text:p>5.25</text:p>
          </table:table-cell>
          <table:table-cell table:style-name="ce4"/>
          <table:table-cell table:formula="of:=SUM([.AA7:.AA11])" office:value-type="float" office:value="16">
            <text:p>16</text:p>
          </table:table-cell>
          <table:table-cell table:formula="of:=SUM([.AB7:.AB11])" office:value-type="float" office:value="16">
            <text:p>16</text:p>
          </table:table-cell>
          <table:table-cell table:formula="of:=SUM([.AC7:.AC11])" office:value-type="float" office:value="16">
            <text:p>16</text:p>
          </table:table-cell>
          <table:table-cell table:number-columns-repeated="995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7">
            <text:p>7</text:p>
          </table:table-cell>
          <table:table-cell table:formula="of:=VLOOKUP([.B14];[$Priority.$C$1:.$S$133];8;0)" office:value-type="float" office:value="1.25">
            <text:p>1.25</text:p>
          </table:table-cell>
          <table:table-cell table:style-name="ce9" table:formula="of:=VLOOKUP([.B14];[$Priority.$C$1:.$S$133];2;0)" office:value-type="string" office:string-value="Carpenter">
            <text:p>Carpenter</text:p>
          </table:table-cell>
          <table:table-cell table:style-name="ce37" table:formula="of:=IF([.A14]=&quot;Y&quot;;[.C14];0)" office:value-type="float" office:value="0">
            <text:p>0</text:p>
          </table:table-cell>
          <table:table-cell table:formula="of:=IF(AND([.A14]&lt;&gt;&quot;Y&quot;;MAW&gt;0);IF(([.C14]/(SumCov-SumMAWCov)*PctJobs&gt;PctPop);([.C14]-(PctPop*(SumCov-SumMAWCov)/PctJobs));0);IF(AND(MAW=0;([.C14]/SumCov)&gt;PctPop);[.C14]-((PctPop*SumCov)/PctJobs);0))" office:value-type="float" office:value="0">
            <text:p>0</text:p>
          </table:table-cell>
          <table:table-cell table:formula="of:=IF(OR(AND([.A14]=&quot;Y&quot;;[.$H$2]&gt;0);[.F14]&lt;&gt;0);IF([.F14]&lt;&gt;0;[.$D$4];[.C14]/[.$E$59]*[.$D$4]);IF([.$H$2]&gt;0;[.C14]/([.$C$59]-[.$E$59]-[.$F$59])*([.$M$4]-[.$D$4]);[.C14]/([.$C$59]-[.$F$59])*[.$M$4]))" office:value-type="float" office:value="15.8173076923077">
            <text:p>15.8173076923</text:p>
          </table:table-cell>
          <table:table-cell table:style-name="ce45" table:formula="of:=ROUND([.G14];0)" office:value-type="float" office:value="16">
            <text:p>16</text:p>
          </table:table-cell>
          <table:table-cell table:formula="of:=IF(OR(AND([.A14]=&quot;Y&quot;;[.$H$2]&gt;0);[.F14]&lt;&gt;0);IF([.F14]&lt;&gt;0;[.$D$4];[.C14]/[.$E$59]*[.$D$4]);IF([.$H$2]&gt;0;[.C14]/([.$C$59]-[.$E$59]-[.$F$59])*([.$M$4]-[.$D$4]);[.C14]/([.$C$59]-[.$F$59])*[.$L$4]))" office:value-type="float" office:value="19.7836538461538">
            <text:p>19.7836538462</text:p>
          </table:table-cell>
          <table:table-cell table:style-name="ce45" table:formula="of:=ROUND([.I14];0)" office:value-type="float" office:value="20">
            <text:p>20</text:p>
          </table:table-cell>
          <table:table-cell/>
          <table:table-cell table:style-name="ce37" table:formula="of:=IF(AND([.A14]=&quot;Y&quot;;[.$H$2]&gt;0);0;IF([.A14]=&quot;Y&quot;;([.E14]/[.$E$59]*[.$D$4])-[.G14];([.$D$4])-[.G14]))" office:value-type="float" office:value="152.182692307692">
            <text:p>152.1826923077</text:p>
          </table:table-cell>
          <table:table-cell table:style-name="ce4" table:formula="of:=[.G14]/[.$G$59]" office:value-type="float" office:value="0.0240384615384615">
            <text:p>0.0240384615</text:p>
          </table:table-cell>
          <table:table-cell table:formula="of:=[.M14]*[.L14]" office:value-type="float" office:value="3.65823779585799">
            <text:p>3.6582377959</text:p>
          </table:table-cell>
          <table:table-cell table:formula="of:=[.N14]/[.$N$59]*[.$N$4]" office:value-type="float" office:value="4.2448585855">
            <text:p>4.2448585855</text:p>
          </table:table-cell>
          <table:table-cell table:formula="of:=[.O14]+[.G14]" office:value-type="float" office:value="20.0621662778077">
            <text:p>20.0621662778</text:p>
          </table:table-cell>
          <table:table-cell table:style-name="ce54" table:formula="of:=ROUND([.P14];0)" office:value-type="float" office:value="20">
            <text:p>20</text:p>
          </table:table-cell>
          <table:table-cell/>
          <table:table-cell table:formula="of:=[.L14]/[.$L$59]*[.$N$4]" office:value-type="float" office:value="3.63809681697613">
            <text:p>3.638096817</text:p>
          </table:table-cell>
          <table:table-cell table:style-name="ce56" table:formula="of:=ROUND([.S14]+[.G14];0)" office:value-type="float" office:value="19">
            <text:p>19</text:p>
          </table:table-cell>
          <table:table-cell/>
          <table:table-cell table:formula="of:=([.S14]+[.O14])/2" office:value-type="float" office:value="3.94147770123806">
            <text:p>3.9414777012</text:p>
          </table:table-cell>
          <table:table-cell table:style-name="ce58" table:formula="of:=ROUND([.V14]+[.G14];0)" office:value-type="float" office:value="20">
            <text:p>20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8">
            <text:p>8</text:p>
          </table:table-cell>
          <table:table-cell table:formula="of:=VLOOKUP([.B15];[$Priority.$C$1:.$S$133];8;0)" office:value-type="float" office:value="1.25">
            <text:p>1.25</text:p>
          </table:table-cell>
          <table:table-cell table:style-name="ce9" table:formula="of:=VLOOKUP([.B15];[$Priority.$C$1:.$S$133];2;0)" office:value-type="string" office:string-value="Mason">
            <text:p>Mason</text:p>
          </table:table-cell>
          <table:table-cell table:style-name="ce37" table:formula="of:=IF([.A15]=&quot;Y&quot;;[.C15];0)" office:value-type="float" office:value="0">
            <text:p>0</text:p>
          </table:table-cell>
          <table:table-cell table:formula="of:=IF(AND([.A15]&lt;&gt;&quot;Y&quot;;MAW&gt;0);IF(([.C15]/(SumCov-SumMAWCov)*PctJobs&gt;PctPop);([.C15]-(PctPop*(SumCov-SumMAWCov)/PctJobs));0);IF(AND(MAW=0;([.C15]/SumCov)&gt;PctPop);[.C15]-((PctPop*SumCov)/PctJobs);0))" office:value-type="float" office:value="0">
            <text:p>0</text:p>
          </table:table-cell>
          <table:table-cell table:formula="of:=IF(OR(AND([.A15]=&quot;Y&quot;;[.$H$2]&gt;0);[.F15]&lt;&gt;0);IF([.F15]&lt;&gt;0;[.$D$4];[.C15]/[.$E$59]*[.$D$4]);IF([.$H$2]&gt;0;[.C15]/([.$C$59]-[.$E$59]-[.$F$59])*([.$M$4]-[.$D$4]);[.C15]/([.$C$59]-[.$F$59])*[.$M$4]))" office:value-type="float" office:value="15.8173076923077">
            <text:p>15.8173076923</text:p>
          </table:table-cell>
          <table:table-cell table:style-name="ce45" table:formula="of:=ROUND([.G15];0)" office:value-type="float" office:value="16">
            <text:p>16</text:p>
          </table:table-cell>
          <table:table-cell table:formula="of:=IF(OR(AND([.A15]=&quot;Y&quot;;[.$H$2]&gt;0);[.F15]&lt;&gt;0);IF([.F15]&lt;&gt;0;[.$D$4];[.C15]/[.$E$59]*[.$D$4]);IF([.$H$2]&gt;0;[.C15]/([.$C$59]-[.$E$59]-[.$F$59])*([.$M$4]-[.$D$4]);[.C15]/([.$C$59]-[.$F$59])*[.$L$4]))" office:value-type="float" office:value="19.7836538461538">
            <text:p>19.7836538462</text:p>
          </table:table-cell>
          <table:table-cell table:style-name="ce45" table:formula="of:=ROUND([.I15];0)" office:value-type="float" office:value="20">
            <text:p>20</text:p>
          </table:table-cell>
          <table:table-cell/>
          <table:table-cell table:style-name="ce37" table:formula="of:=IF(AND([.A15]=&quot;Y&quot;;[.$H$2]&gt;0);0;IF([.A15]=&quot;Y&quot;;([.E15]/[.$E$59]*[.$D$4])-[.G15];([.$D$4])-[.G15]))" office:value-type="float" office:value="152.182692307692">
            <text:p>152.1826923077</text:p>
          </table:table-cell>
          <table:table-cell table:style-name="ce4" table:formula="of:=[.G15]/[.$G$59]" office:value-type="float" office:value="0.0240384615384615">
            <text:p>0.0240384615</text:p>
          </table:table-cell>
          <table:table-cell table:formula="of:=[.M15]*[.L15]" office:value-type="float" office:value="3.65823779585799">
            <text:p>3.6582377959</text:p>
          </table:table-cell>
          <table:table-cell table:formula="of:=[.N15]/[.$N$59]*[.$N$4]" office:value-type="float" office:value="4.2448585855">
            <text:p>4.2448585855</text:p>
          </table:table-cell>
          <table:table-cell table:formula="of:=[.O15]+[.G15]" office:value-type="float" office:value="20.0621662778077">
            <text:p>20.0621662778</text:p>
          </table:table-cell>
          <table:table-cell table:style-name="ce54" table:formula="of:=ROUND([.P15];0)" office:value-type="float" office:value="20">
            <text:p>20</text:p>
          </table:table-cell>
          <table:table-cell/>
          <table:table-cell table:formula="of:=[.L15]/[.$L$59]*[.$N$4]" office:value-type="float" office:value="3.63809681697613">
            <text:p>3.638096817</text:p>
          </table:table-cell>
          <table:table-cell table:style-name="ce56" table:formula="of:=ROUND([.S15]+[.G15];0)" office:value-type="float" office:value="19">
            <text:p>19</text:p>
          </table:table-cell>
          <table:table-cell/>
          <table:table-cell table:formula="of:=([.S15]+[.O15])/2" office:value-type="float" office:value="3.94147770123806">
            <text:p>3.9414777012</text:p>
          </table:table-cell>
          <table:table-cell table:style-name="ce58" table:formula="of:=ROUND([.V15]+[.G15];0)" office:value-type="float" office:value="20">
            <text:p>20</text:p>
          </table:table-cell>
          <table:table-cell/>
          <table:table-cell table:style-name="Default" office:value-type="string">
            <text:p>Pop</text:p>
          </table:table-cell>
          <table:table-cell table:style-name="ce4" table:formula="of:=CELL(&quot;address&quot;;[.C1])" office:value-type="string" office:string-value="$C$1">
            <text:p>$C$1</text:p>
          </table:table-cell>
          <table:table-cell table:style-name="Default" office:value-type="string">
            <text:p>Current Population</text:p>
          </table:table-cell>
          <table:table-cell table:style-name="ce4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9">
            <text:p>9</text:p>
          </table:table-cell>
          <table:table-cell table:formula="of:=VLOOKUP([.B16];[$Priority.$C$1:.$S$133];8;0)" office:value-type="float" office:value="1">
            <text:p>1</text:p>
          </table:table-cell>
          <table:table-cell table:style-name="ce9" table:formula="of:=VLOOKUP([.B16];[$Priority.$C$1:.$S$133];2;0)" office:value-type="string" office:string-value="Diagnosis">
            <text:p>Diagnosis</text:p>
          </table:table-cell>
          <table:table-cell table:style-name="ce37" table:formula="of:=IF([.A16]=&quot;Y&quot;;[.C16];0)" office:value-type="float" office:value="0">
            <text:p>0</text:p>
          </table:table-cell>
          <table:table-cell table:formula="of:=IF(AND([.A16]&lt;&gt;&quot;Y&quot;;MAW&gt;0);IF(([.C16]/(SumCov-SumMAWCov)*PctJobs&gt;PctPop);([.C16]-(PctPop*(SumCov-SumMAWCov)/PctJobs));0);IF(AND(MAW=0;([.C16]/SumCov)&gt;PctPop);[.C16]-((PctPop*SumCov)/PctJobs);0))" office:value-type="float" office:value="0">
            <text:p>0</text:p>
          </table:table-cell>
          <table:table-cell table:formula="of:=IF(OR(AND([.A16]=&quot;Y&quot;;[.$H$2]&gt;0);[.F16]&lt;&gt;0);IF([.F16]&lt;&gt;0;[.$D$4];[.C16]/[.$E$59]*[.$D$4]);IF([.$H$2]&gt;0;[.C16]/([.$C$59]-[.$E$59]-[.$F$59])*([.$M$4]-[.$D$4]);[.C16]/([.$C$59]-[.$F$59])*[.$M$4]))" office:value-type="float" office:value="12.6538461538462">
            <text:p>12.6538461538</text:p>
          </table:table-cell>
          <table:table-cell table:style-name="ce45" table:formula="of:=ROUND([.G16];0)" office:value-type="float" office:value="13">
            <text:p>13</text:p>
          </table:table-cell>
          <table:table-cell table:formula="of:=IF(OR(AND([.A16]=&quot;Y&quot;;[.$H$2]&gt;0);[.F16]&lt;&gt;0);IF([.F16]&lt;&gt;0;[.$D$4];[.C16]/[.$E$59]*[.$D$4]);IF([.$H$2]&gt;0;[.C16]/([.$C$59]-[.$E$59]-[.$F$59])*([.$M$4]-[.$D$4]);[.C16]/([.$C$59]-[.$F$59])*[.$L$4]))" office:value-type="float" office:value="15.8269230769231">
            <text:p>15.8269230769</text:p>
          </table:table-cell>
          <table:table-cell table:style-name="ce45" table:formula="of:=ROUND([.I16];0)" office:value-type="float" office:value="16">
            <text:p>16</text:p>
          </table:table-cell>
          <table:table-cell/>
          <table:table-cell table:style-name="ce37" table:formula="of:=IF(AND([.A16]=&quot;Y&quot;;[.$H$2]&gt;0);0;IF([.A16]=&quot;Y&quot;;([.E16]/[.$E$59]*[.$D$4])-[.G16];([.$D$4])-[.G16]))" office:value-type="float" office:value="155.346153846154">
            <text:p>155.3461538462</text:p>
          </table:table-cell>
          <table:table-cell table:style-name="ce4" table:formula="of:=[.G16]/[.$G$59]" office:value-type="float" office:value="0.0192307692307692">
            <text:p>0.0192307692</text:p>
          </table:table-cell>
          <table:table-cell table:formula="of:=[.M16]*[.L16]" office:value-type="float" office:value="2.98742603550296">
            <text:p>2.9874260355</text:p>
          </table:table-cell>
          <table:table-cell table:formula="of:=[.N16]/[.$N$59]*[.$N$4]" office:value-type="float" office:value="3.46647805938398">
            <text:p>3.4664780594</text:p>
          </table:table-cell>
          <table:table-cell table:formula="of:=[.O16]+[.G16]" office:value-type="float" office:value="16.1203242132301">
            <text:p>16.1203242132</text:p>
          </table:table-cell>
          <table:table-cell table:style-name="ce54" table:formula="of:=ROUND([.P16];0)" office:value-type="float" office:value="16">
            <text:p>16</text:p>
          </table:table-cell>
          <table:table-cell/>
          <table:table-cell table:formula="of:=[.L16]/[.$L$59]*[.$N$4]" office:value-type="float" office:value="3.71372288968638">
            <text:p>3.7137228897</text:p>
          </table:table-cell>
          <table:table-cell table:style-name="ce56" table:formula="of:=ROUND([.S16]+[.G16];0)" office:value-type="float" office:value="16">
            <text:p>16</text:p>
          </table:table-cell>
          <table:table-cell/>
          <table:table-cell table:formula="of:=([.S16]+[.O16])/2" office:value-type="float" office:value="3.59010047453518">
            <text:p>3.5901004745</text:p>
          </table:table-cell>
          <table:table-cell table:style-name="ce58" table:formula="of:=ROUND([.V16]+[.G16];0)" office:value-type="float" office:value="16">
            <text:p>16</text:p>
          </table:table-cell>
          <table:table-cell/>
          <table:table-cell office:value-type="string">
            <text:p>%Jobs</text:p>
          </table:table-cell>
          <table:table-cell table:style-name="ce4" table:formula="of:=CELL(&quot;address&quot;;PctJobs)" office:value-type="string" office:string-value="$C$4">
            <text:p>$C$4</text:p>
          </table:table-cell>
          <table:table-cell table:style-name="ce4" office:value-type="string">
            <text:p>Will assign this % of jobs from total jobs, used for TtlJobs</text:p>
          </table:table-cell>
          <table:table-cell table:style-name="ce4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10">
            <text:p>10</text:p>
          </table:table-cell>
          <table:table-cell table:formula="of:=VLOOKUP([.B17];[$Priority.$C$1:.$S$133];8;0)" office:value-type="float" office:value="1">
            <text:p>1</text:p>
          </table:table-cell>
          <table:table-cell table:style-name="ce9" table:formula="of:=VLOOKUP([.B17];[$Priority.$C$1:.$S$133];2;0)" office:value-type="string" office:string-value="Weaponsmithing">
            <text:p>Weaponsmithing</text:p>
          </table:table-cell>
          <table:table-cell table:style-name="ce37" table:formula="of:=IF([.A17]=&quot;Y&quot;;[.C17];0)" office:value-type="float" office:value="0">
            <text:p>0</text:p>
          </table:table-cell>
          <table:table-cell table:formula="of:=IF(AND([.A17]&lt;&gt;&quot;Y&quot;;MAW&gt;0);IF(([.C17]/(SumCov-SumMAWCov)*PctJobs&gt;PctPop);([.C17]-(PctPop*(SumCov-SumMAWCov)/PctJobs));0);IF(AND(MAW=0;([.C17]/SumCov)&gt;PctPop);[.C17]-((PctPop*SumCov)/PctJobs);0))" office:value-type="float" office:value="0">
            <text:p>0</text:p>
          </table:table-cell>
          <table:table-cell table:formula="of:=IF(OR(AND([.A17]=&quot;Y&quot;;[.$H$2]&gt;0);[.F17]&lt;&gt;0);IF([.F17]&lt;&gt;0;[.$D$4];[.C17]/[.$E$59]*[.$D$4]);IF([.$H$2]&gt;0;[.C17]/([.$C$59]-[.$E$59]-[.$F$59])*([.$M$4]-[.$D$4]);[.C17]/([.$C$59]-[.$F$59])*[.$M$4]))" office:value-type="float" office:value="12.6538461538462">
            <text:p>12.6538461538</text:p>
          </table:table-cell>
          <table:table-cell table:style-name="ce45" table:formula="of:=ROUND([.G17];0)" office:value-type="float" office:value="13">
            <text:p>13</text:p>
          </table:table-cell>
          <table:table-cell table:formula="of:=IF(OR(AND([.A17]=&quot;Y&quot;;[.$H$2]&gt;0);[.F17]&lt;&gt;0);IF([.F17]&lt;&gt;0;[.$D$4];[.C17]/[.$E$59]*[.$D$4]);IF([.$H$2]&gt;0;[.C17]/([.$C$59]-[.$E$59]-[.$F$59])*([.$M$4]-[.$D$4]);[.C17]/([.$C$59]-[.$F$59])*[.$L$4]))" office:value-type="float" office:value="15.8269230769231">
            <text:p>15.8269230769</text:p>
          </table:table-cell>
          <table:table-cell table:style-name="ce45" table:formula="of:=ROUND([.I17];0)" office:value-type="float" office:value="16">
            <text:p>16</text:p>
          </table:table-cell>
          <table:table-cell/>
          <table:table-cell table:style-name="ce37" table:formula="of:=IF(AND([.A17]=&quot;Y&quot;;[.$H$2]&gt;0);0;IF([.A17]=&quot;Y&quot;;([.E17]/[.$E$59]*[.$D$4])-[.G17];([.$D$4])-[.G17]))" office:value-type="float" office:value="155.346153846154">
            <text:p>155.3461538462</text:p>
          </table:table-cell>
          <table:table-cell table:style-name="ce4" table:formula="of:=[.G17]/[.$G$59]" office:value-type="float" office:value="0.0192307692307692">
            <text:p>0.0192307692</text:p>
          </table:table-cell>
          <table:table-cell table:formula="of:=[.M17]*[.L17]" office:value-type="float" office:value="2.98742603550296">
            <text:p>2.9874260355</text:p>
          </table:table-cell>
          <table:table-cell table:formula="of:=[.N17]/[.$N$59]*[.$N$4]" office:value-type="float" office:value="3.46647805938398">
            <text:p>3.4664780594</text:p>
          </table:table-cell>
          <table:table-cell table:formula="of:=[.O17]+[.G17]" office:value-type="float" office:value="16.1203242132301">
            <text:p>16.1203242132</text:p>
          </table:table-cell>
          <table:table-cell table:style-name="ce54" table:formula="of:=ROUND([.P17];0)" office:value-type="float" office:value="16">
            <text:p>16</text:p>
          </table:table-cell>
          <table:table-cell/>
          <table:table-cell table:formula="of:=[.L17]/[.$L$59]*[.$N$4]" office:value-type="float" office:value="3.71372288968638">
            <text:p>3.7137228897</text:p>
          </table:table-cell>
          <table:table-cell table:style-name="ce56" table:formula="of:=ROUND([.S17]+[.G17];0)" office:value-type="float" office:value="16">
            <text:p>16</text:p>
          </table:table-cell>
          <table:table-cell/>
          <table:table-cell table:formula="of:=([.S17]+[.O17])/2" office:value-type="float" office:value="3.59010047453518">
            <text:p>3.5901004745</text:p>
          </table:table-cell>
          <table:table-cell table:style-name="ce58" table:formula="of:=ROUND([.V17]+[.G17];0)" office:value-type="float" office:value="16">
            <text:p>16</text:p>
          </table:table-cell>
          <table:table-cell/>
          <table:table-cell office:value-type="string">
            <text:p>%PopNum</text:p>
          </table:table-cell>
          <table:table-cell table:style-name="ce4" table:formula="of:=CELL(&quot;address&quot;;PctPopNum)" office:value-type="string" office:string-value="$D$4">
            <text:p>$D$4</text:p>
          </table:table-cell>
          <table:table-cell table:style-name="ce4" office:value-type="string">
            <text:p>Will assign this % of available dwarfs</text:p>
          </table:table-cell>
          <table:table-cell table:style-name="ce4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11">
            <text:p>11</text:p>
          </table:table-cell>
          <table:table-cell table:formula="of:=VLOOKUP([.B18];[$Priority.$C$1:.$S$133];8;0)" office:value-type="float" office:value="1">
            <text:p>1</text:p>
          </table:table-cell>
          <table:table-cell table:style-name="ce9" table:formula="of:=VLOOKUP([.B18];[$Priority.$C$1:.$S$133];2;0)" office:value-type="string" office:string-value="Armoring">
            <text:p>Armoring</text:p>
          </table:table-cell>
          <table:table-cell table:style-name="ce37" table:formula="of:=IF([.A18]=&quot;Y&quot;;[.C18];0)" office:value-type="float" office:value="0">
            <text:p>0</text:p>
          </table:table-cell>
          <table:table-cell table:formula="of:=IF(AND([.A18]&lt;&gt;&quot;Y&quot;;MAW&gt;0);IF(([.C18]/(SumCov-SumMAWCov)*PctJobs&gt;PctPop);([.C18]-(PctPop*(SumCov-SumMAWCov)/PctJobs));0);IF(AND(MAW=0;([.C18]/SumCov)&gt;PctPop);[.C18]-((PctPop*SumCov)/PctJobs);0))" office:value-type="float" office:value="0">
            <text:p>0</text:p>
          </table:table-cell>
          <table:table-cell table:formula="of:=IF(OR(AND([.A18]=&quot;Y&quot;;[.$H$2]&gt;0);[.F18]&lt;&gt;0);IF([.F18]&lt;&gt;0;[.$D$4];[.C18]/[.$E$59]*[.$D$4]);IF([.$H$2]&gt;0;[.C18]/([.$C$59]-[.$E$59]-[.$F$59])*([.$M$4]-[.$D$4]);[.C18]/([.$C$59]-[.$F$59])*[.$M$4]))" office:value-type="float" office:value="12.6538461538462">
            <text:p>12.6538461538</text:p>
          </table:table-cell>
          <table:table-cell table:style-name="ce45" table:formula="of:=ROUND([.G18];0)" office:value-type="float" office:value="13">
            <text:p>13</text:p>
          </table:table-cell>
          <table:table-cell table:formula="of:=IF(OR(AND([.A18]=&quot;Y&quot;;[.$H$2]&gt;0);[.F18]&lt;&gt;0);IF([.F18]&lt;&gt;0;[.$D$4];[.C18]/[.$E$59]*[.$D$4]);IF([.$H$2]&gt;0;[.C18]/([.$C$59]-[.$E$59]-[.$F$59])*([.$M$4]-[.$D$4]);[.C18]/([.$C$59]-[.$F$59])*[.$L$4]))" office:value-type="float" office:value="15.8269230769231">
            <text:p>15.8269230769</text:p>
          </table:table-cell>
          <table:table-cell table:style-name="ce45" table:formula="of:=ROUND([.I18];0)" office:value-type="float" office:value="16">
            <text:p>16</text:p>
          </table:table-cell>
          <table:table-cell/>
          <table:table-cell table:style-name="ce37" table:formula="of:=IF(AND([.A18]=&quot;Y&quot;;[.$H$2]&gt;0);0;IF([.A18]=&quot;Y&quot;;([.E18]/[.$E$59]*[.$D$4])-[.G18];([.$D$4])-[.G18]))" office:value-type="float" office:value="155.346153846154">
            <text:p>155.3461538462</text:p>
          </table:table-cell>
          <table:table-cell table:style-name="ce4" table:formula="of:=[.G18]/[.$G$59]" office:value-type="float" office:value="0.0192307692307692">
            <text:p>0.0192307692</text:p>
          </table:table-cell>
          <table:table-cell table:formula="of:=[.M18]*[.L18]" office:value-type="float" office:value="2.98742603550296">
            <text:p>2.9874260355</text:p>
          </table:table-cell>
          <table:table-cell table:formula="of:=[.N18]/[.$N$59]*[.$N$4]" office:value-type="float" office:value="3.46647805938398">
            <text:p>3.4664780594</text:p>
          </table:table-cell>
          <table:table-cell table:formula="of:=[.O18]+[.G18]" office:value-type="float" office:value="16.1203242132301">
            <text:p>16.1203242132</text:p>
          </table:table-cell>
          <table:table-cell table:style-name="ce54" table:formula="of:=ROUND([.P18];0)" office:value-type="float" office:value="16">
            <text:p>16</text:p>
          </table:table-cell>
          <table:table-cell/>
          <table:table-cell table:formula="of:=[.L18]/[.$L$59]*[.$N$4]" office:value-type="float" office:value="3.71372288968638">
            <text:p>3.7137228897</text:p>
          </table:table-cell>
          <table:table-cell table:style-name="ce56" table:formula="of:=ROUND([.S18]+[.G18];0)" office:value-type="float" office:value="16">
            <text:p>16</text:p>
          </table:table-cell>
          <table:table-cell/>
          <table:table-cell table:formula="of:=([.S18]+[.O18])/2" office:value-type="float" office:value="3.59010047453518">
            <text:p>3.5901004745</text:p>
          </table:table-cell>
          <table:table-cell table:style-name="ce58" table:formula="of:=ROUND([.V18]+[.G18];0)" office:value-type="float" office:value="16">
            <text:p>16</text:p>
          </table:table-cell>
          <table:table-cell/>
          <table:table-cell table:style-name="Default" office:value-type="string">
            <text:p>%Pop</text:p>
          </table:table-cell>
          <table:table-cell table:style-name="ce4" table:formula="of:=CELL(&quot;address&quot;;PctPop)" office:value-type="string" office:string-value="$D$4">
            <text:p>$D$4</text:p>
          </table:table-cell>
          <table:table-cell table:style-name="Default" office:value-type="string">
            <text:p>% number used to make %PopNum</text:p>
          </table:table-cell>
          <table:table-cell table:style-name="ce4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12">
            <text:p>12</text:p>
          </table:table-cell>
          <table:table-cell table:formula="of:=VLOOKUP([.B19];[$Priority.$C$1:.$S$133];8;0)" office:value-type="float" office:value="0.75">
            <text:p>0.75</text:p>
          </table:table-cell>
          <table:table-cell table:style-name="ce9" table:formula="of:=VLOOKUP([.B19];[$Priority.$C$1:.$S$133];2;0)" office:value-type="string" office:string-value="Surgeon">
            <text:p>Surgeon</text:p>
          </table:table-cell>
          <table:table-cell table:style-name="ce37" table:formula="of:=IF([.A19]=&quot;Y&quot;;[.C19];0)" office:value-type="float" office:value="0">
            <text:p>0</text:p>
          </table:table-cell>
          <table:table-cell table:formula="of:=IF(AND([.A19]&lt;&gt;&quot;Y&quot;;MAW&gt;0);IF(([.C19]/(SumCov-SumMAWCov)*PctJobs&gt;PctPop);([.C19]-(PctPop*(SumCov-SumMAWCov)/PctJobs));0);IF(AND(MAW=0;([.C19]/SumCov)&gt;PctPop);[.C19]-((PctPop*SumCov)/PctJobs);0))" office:value-type="float" office:value="0">
            <text:p>0</text:p>
          </table:table-cell>
          <table:table-cell table:formula="of:=IF(OR(AND([.A19]=&quot;Y&quot;;[.$H$2]&gt;0);[.F19]&lt;&gt;0);IF([.F19]&lt;&gt;0;[.$D$4];[.C19]/[.$E$59]*[.$D$4]);IF([.$H$2]&gt;0;[.C19]/([.$C$59]-[.$E$59]-[.$F$59])*([.$M$4]-[.$D$4]);[.C19]/([.$C$59]-[.$F$59])*[.$M$4]))" office:value-type="float" office:value="9.49038461538462">
            <text:p>9.4903846154</text:p>
          </table:table-cell>
          <table:table-cell table:style-name="ce45" table:formula="of:=ROUND([.G19];0)" office:value-type="float" office:value="9">
            <text:p>9</text:p>
          </table:table-cell>
          <table:table-cell table:formula="of:=IF(OR(AND([.A19]=&quot;Y&quot;;[.$H$2]&gt;0);[.F19]&lt;&gt;0);IF([.F19]&lt;&gt;0;[.$D$4];[.C19]/[.$E$59]*[.$D$4]);IF([.$H$2]&gt;0;[.C19]/([.$C$59]-[.$E$59]-[.$F$59])*([.$M$4]-[.$D$4]);[.C19]/([.$C$59]-[.$F$59])*[.$L$4]))" office:value-type="float" office:value="11.8701923076923">
            <text:p>11.8701923077</text:p>
          </table:table-cell>
          <table:table-cell table:style-name="ce45" table:formula="of:=ROUND([.I19];0)" office:value-type="float" office:value="12">
            <text:p>12</text:p>
          </table:table-cell>
          <table:table-cell/>
          <table:table-cell table:style-name="ce37" table:formula="of:=IF(AND([.A19]=&quot;Y&quot;;[.$H$2]&gt;0);0;IF([.A19]=&quot;Y&quot;;([.E19]/[.$E$59]*[.$D$4])-[.G19];([.$D$4])-[.G19]))" office:value-type="float" office:value="158.509615384615">
            <text:p>158.5096153846</text:p>
          </table:table-cell>
          <table:table-cell table:style-name="ce4" table:formula="of:=[.G19]/[.$G$59]" office:value-type="float" office:value="0.0144230769230769">
            <text:p>0.0144230769</text:p>
          </table:table-cell>
          <table:table-cell table:formula="of:=[.M19]*[.L19]" office:value-type="float" office:value="2.28619637573964">
            <text:p>2.2861963757</text:p>
          </table:table-cell>
          <table:table-cell table:formula="of:=[.N19]/[.$N$59]*[.$N$4]" office:value-type="float" office:value="2.65280193777598">
            <text:p>2.6528019378</text:p>
          </table:table-cell>
          <table:table-cell table:formula="of:=[.O19]+[.G19]" office:value-type="float" office:value="12.1431865531606">
            <text:p>12.1431865532</text:p>
          </table:table-cell>
          <table:table-cell table:style-name="ce54" table:formula="of:=ROUND([.P19];0)" office:value-type="float" office:value="12">
            <text:p>12</text:p>
          </table:table-cell>
          <table:table-cell/>
          <table:table-cell table:formula="of:=[.L19]/[.$L$59]*[.$N$4]" office:value-type="float" office:value="3.78934896239663">
            <text:p>3.7893489624</text:p>
          </table:table-cell>
          <table:table-cell table:style-name="ce56" table:formula="of:=ROUND([.S19]+[.G19];0)" office:value-type="float" office:value="13">
            <text:p>13</text:p>
          </table:table-cell>
          <table:table-cell/>
          <table:table-cell table:formula="of:=([.S19]+[.O19])/2" office:value-type="float" office:value="3.2210754500863">
            <text:p>3.2210754501</text:p>
          </table:table-cell>
          <table:table-cell table:style-name="ce58" table:formula="of:=ROUND([.V19]+[.G19];0)" office:value-type="float" office:value="13">
            <text:p>13</text:p>
          </table:table-cell>
          <table:table-cell/>
          <table:table-cell office:value-type="string">
            <text:p>Jobs Per</text:p>
          </table:table-cell>
          <table:table-cell table:style-name="ce4" table:formula="of:=CELL(&quot;address&quot;;JobsPer)" office:value-type="string" office:string-value="$E$4">
            <text:p>$E$4</text:p>
          </table:table-cell>
          <table:table-cell table:style-name="ce4" office:value-type="string">
            <text:p>How many job's per dwarf (MUST BE USED IN FILTER SCRIPTS) filter script: (d.total_assigned_labors()&lt;10)</text:p>
          </table:table-cell>
          <table:table-cell table:style-name="ce4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13">
            <text:p>13</text:p>
          </table:table-cell>
          <table:table-cell table:formula="of:=VLOOKUP([.B20];[$Priority.$C$1:.$S$133];8;0)" office:value-type="float" office:value="0.75">
            <text:p>0.75</text:p>
          </table:table-cell>
          <table:table-cell table:style-name="ce9" table:formula="of:=VLOOKUP([.B20];[$Priority.$C$1:.$S$133];2;0)" office:value-type="string" office:string-value="Bone Doctor">
            <text:p>Bone Doctor</text:p>
          </table:table-cell>
          <table:table-cell table:style-name="ce37" table:formula="of:=IF([.A20]=&quot;Y&quot;;[.C20];0)" office:value-type="float" office:value="0">
            <text:p>0</text:p>
          </table:table-cell>
          <table:table-cell table:formula="of:=IF(AND([.A20]&lt;&gt;&quot;Y&quot;;MAW&gt;0);IF(([.C20]/(SumCov-SumMAWCov)*PctJobs&gt;PctPop);([.C20]-(PctPop*(SumCov-SumMAWCov)/PctJobs));0);IF(AND(MAW=0;([.C20]/SumCov)&gt;PctPop);[.C20]-((PctPop*SumCov)/PctJobs);0))" office:value-type="float" office:value="0">
            <text:p>0</text:p>
          </table:table-cell>
          <table:table-cell table:formula="of:=IF(OR(AND([.A20]=&quot;Y&quot;;[.$H$2]&gt;0);[.F20]&lt;&gt;0);IF([.F20]&lt;&gt;0;[.$D$4];[.C20]/[.$E$59]*[.$D$4]);IF([.$H$2]&gt;0;[.C20]/([.$C$59]-[.$E$59]-[.$F$59])*([.$M$4]-[.$D$4]);[.C20]/([.$C$59]-[.$F$59])*[.$M$4]))" office:value-type="float" office:value="9.49038461538462">
            <text:p>9.4903846154</text:p>
          </table:table-cell>
          <table:table-cell table:style-name="ce45" table:formula="of:=ROUND([.G20];0)" office:value-type="float" office:value="9">
            <text:p>9</text:p>
          </table:table-cell>
          <table:table-cell table:formula="of:=IF(OR(AND([.A20]=&quot;Y&quot;;[.$H$2]&gt;0);[.F20]&lt;&gt;0);IF([.F20]&lt;&gt;0;[.$D$4];[.C20]/[.$E$59]*[.$D$4]);IF([.$H$2]&gt;0;[.C20]/([.$C$59]-[.$E$59]-[.$F$59])*([.$M$4]-[.$D$4]);[.C20]/([.$C$59]-[.$F$59])*[.$L$4]))" office:value-type="float" office:value="11.8701923076923">
            <text:p>11.8701923077</text:p>
          </table:table-cell>
          <table:table-cell table:style-name="ce45" table:formula="of:=ROUND([.I20];0)" office:value-type="float" office:value="12">
            <text:p>12</text:p>
          </table:table-cell>
          <table:table-cell/>
          <table:table-cell table:style-name="ce37" table:formula="of:=IF(AND([.A20]=&quot;Y&quot;;[.$H$2]&gt;0);0;IF([.A20]=&quot;Y&quot;;([.E20]/[.$E$59]*[.$D$4])-[.G20];([.$D$4])-[.G20]))" office:value-type="float" office:value="158.509615384615">
            <text:p>158.5096153846</text:p>
          </table:table-cell>
          <table:table-cell table:style-name="ce4" table:formula="of:=[.G20]/[.$G$59]" office:value-type="float" office:value="0.0144230769230769">
            <text:p>0.0144230769</text:p>
          </table:table-cell>
          <table:table-cell table:formula="of:=[.M20]*[.L20]" office:value-type="float" office:value="2.28619637573964">
            <text:p>2.2861963757</text:p>
          </table:table-cell>
          <table:table-cell table:formula="of:=[.N20]/[.$N$59]*[.$N$4]" office:value-type="float" office:value="2.65280193777598">
            <text:p>2.6528019378</text:p>
          </table:table-cell>
          <table:table-cell table:formula="of:=[.O20]+[.G20]" office:value-type="float" office:value="12.1431865531606">
            <text:p>12.1431865532</text:p>
          </table:table-cell>
          <table:table-cell table:style-name="ce54" table:formula="of:=ROUND([.P20];0)" office:value-type="float" office:value="12">
            <text:p>12</text:p>
          </table:table-cell>
          <table:table-cell/>
          <table:table-cell table:formula="of:=[.L20]/[.$L$59]*[.$N$4]" office:value-type="float" office:value="3.78934896239663">
            <text:p>3.7893489624</text:p>
          </table:table-cell>
          <table:table-cell table:style-name="ce56" table:formula="of:=ROUND([.S20]+[.G20];0)" office:value-type="float" office:value="13">
            <text:p>13</text:p>
          </table:table-cell>
          <table:table-cell/>
          <table:table-cell table:formula="of:=([.S20]+[.O20])/2" office:value-type="float" office:value="3.2210754500863">
            <text:p>3.2210754501</text:p>
          </table:table-cell>
          <table:table-cell table:style-name="ce58" table:formula="of:=ROUND([.V20]+[.G20];0)" office:value-type="float" office:value="13">
            <text:p>13</text:p>
          </table:table-cell>
          <table:table-cell/>
          <table:table-cell office:value-type="string">
            <text:p>TtlJobs</text:p>
          </table:table-cell>
          <table:table-cell table:style-name="ce4" table:formula="of:=CELL(&quot;address&quot;;TtlJobs)" office:value-type="string" office:string-value="$F$4">
            <text:p>$F$4</text:p>
          </table:table-cell>
          <table:table-cell table:style-name="ce4" office:value-type="string">
            <text:p>How many job's are available (Jobs Per * PctPop)</text:p>
          </table:table-cell>
          <table:table-cell table:style-name="ce4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14">
            <text:p>14</text:p>
          </table:table-cell>
          <table:table-cell table:formula="of:=VLOOKUP([.B21];[$Priority.$C$1:.$S$133];8;0)" office:value-type="float" office:value="0.75">
            <text:p>0.75</text:p>
          </table:table-cell>
          <table:table-cell table:style-name="ce9" table:formula="of:=VLOOKUP([.B21];[$Priority.$C$1:.$S$133];2;0)" office:value-type="string" office:string-value="Suturer">
            <text:p>Suturer</text:p>
          </table:table-cell>
          <table:table-cell table:style-name="ce37" table:formula="of:=IF([.A21]=&quot;Y&quot;;[.C21];0)" office:value-type="float" office:value="0">
            <text:p>0</text:p>
          </table:table-cell>
          <table:table-cell table:formula="of:=IF(AND([.A21]&lt;&gt;&quot;Y&quot;;MAW&gt;0);IF(([.C21]/(SumCov-SumMAWCov)*PctJobs&gt;PctPop);([.C21]-(PctPop*(SumCov-SumMAWCov)/PctJobs));0);IF(AND(MAW=0;([.C21]/SumCov)&gt;PctPop);[.C21]-((PctPop*SumCov)/PctJobs);0))" office:value-type="float" office:value="0">
            <text:p>0</text:p>
          </table:table-cell>
          <table:table-cell table:formula="of:=IF(OR(AND([.A21]=&quot;Y&quot;;[.$H$2]&gt;0);[.F21]&lt;&gt;0);IF([.F21]&lt;&gt;0;[.$D$4];[.C21]/[.$E$59]*[.$D$4]);IF([.$H$2]&gt;0;[.C21]/([.$C$59]-[.$E$59]-[.$F$59])*([.$M$4]-[.$D$4]);[.C21]/([.$C$59]-[.$F$59])*[.$M$4]))" office:value-type="float" office:value="9.49038461538462">
            <text:p>9.4903846154</text:p>
          </table:table-cell>
          <table:table-cell table:style-name="ce45" table:formula="of:=ROUND([.G21];0)" office:value-type="float" office:value="9">
            <text:p>9</text:p>
          </table:table-cell>
          <table:table-cell table:formula="of:=IF(OR(AND([.A21]=&quot;Y&quot;;[.$H$2]&gt;0);[.F21]&lt;&gt;0);IF([.F21]&lt;&gt;0;[.$D$4];[.C21]/[.$E$59]*[.$D$4]);IF([.$H$2]&gt;0;[.C21]/([.$C$59]-[.$E$59]-[.$F$59])*([.$M$4]-[.$D$4]);[.C21]/([.$C$59]-[.$F$59])*[.$L$4]))" office:value-type="float" office:value="11.8701923076923">
            <text:p>11.8701923077</text:p>
          </table:table-cell>
          <table:table-cell table:style-name="ce45" table:formula="of:=ROUND([.I21];0)" office:value-type="float" office:value="12">
            <text:p>12</text:p>
          </table:table-cell>
          <table:table-cell/>
          <table:table-cell table:style-name="ce37" table:formula="of:=IF(AND([.A21]=&quot;Y&quot;;[.$H$2]&gt;0);0;IF([.A21]=&quot;Y&quot;;([.E21]/[.$E$59]*[.$D$4])-[.G21];([.$D$4])-[.G21]))" office:value-type="float" office:value="158.509615384615">
            <text:p>158.5096153846</text:p>
          </table:table-cell>
          <table:table-cell table:style-name="ce4" table:formula="of:=[.G21]/[.$G$59]" office:value-type="float" office:value="0.0144230769230769">
            <text:p>0.0144230769</text:p>
          </table:table-cell>
          <table:table-cell table:formula="of:=[.M21]*[.L21]" office:value-type="float" office:value="2.28619637573964">
            <text:p>2.2861963757</text:p>
          </table:table-cell>
          <table:table-cell table:formula="of:=[.N21]/[.$N$59]*[.$N$4]" office:value-type="float" office:value="2.65280193777598">
            <text:p>2.6528019378</text:p>
          </table:table-cell>
          <table:table-cell table:formula="of:=[.O21]+[.G21]" office:value-type="float" office:value="12.1431865531606">
            <text:p>12.1431865532</text:p>
          </table:table-cell>
          <table:table-cell table:style-name="ce54" table:formula="of:=ROUND([.P21];0)" office:value-type="float" office:value="12">
            <text:p>12</text:p>
          </table:table-cell>
          <table:table-cell/>
          <table:table-cell table:formula="of:=[.L21]/[.$L$59]*[.$N$4]" office:value-type="float" office:value="3.78934896239663">
            <text:p>3.7893489624</text:p>
          </table:table-cell>
          <table:table-cell table:style-name="ce56" table:formula="of:=ROUND([.S21]+[.G21];0)" office:value-type="float" office:value="13">
            <text:p>13</text:p>
          </table:table-cell>
          <table:table-cell/>
          <table:table-cell table:formula="of:=([.S21]+[.O21])/2" office:value-type="float" office:value="3.2210754500863">
            <text:p>3.2210754501</text:p>
          </table:table-cell>
          <table:table-cell table:style-name="ce58" table:formula="of:=ROUND([.V21]+[.G21];0)" office:value-type="float" office:value="13">
            <text:p>13</text:p>
          </table:table-cell>
          <table:table-cell/>
          <table:table-cell office:value-type="string">
            <text:p>%Buffer</text:p>
          </table:table-cell>
          <table:table-cell table:style-name="ce4" table:formula="of:=CELL(&quot;address&quot;;PctBuff)" office:value-type="string" office:string-value="$F$1">
            <text:p>$F$1</text:p>
          </table:table-cell>
          <table:table-cell table:style-name="ce4" office:value-type="string">
            <text:p>Set's a cap on number of jobs to assign to be redistributed to lower alloted jobs (used for Smallx%, Small+, and #AvgBuffs distributions), see graph</text:p>
          </table:table-cell>
          <table:table-cell table:style-name="ce4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15">
            <text:p>15</text:p>
          </table:table-cell>
          <table:table-cell table:formula="of:=VLOOKUP([.B22];[$Priority.$C$1:.$S$133];8;0)" office:value-type="float" office:value="0.75">
            <text:p>0.75</text:p>
          </table:table-cell>
          <table:table-cell table:style-name="ce9" table:formula="of:=VLOOKUP([.B22];[$Priority.$C$1:.$S$133];2;0)" office:value-type="string" office:string-value="Wound Dresser">
            <text:p>Wound Dresser</text:p>
          </table:table-cell>
          <table:table-cell table:style-name="ce37" table:formula="of:=IF([.A22]=&quot;Y&quot;;[.C22];0)" office:value-type="float" office:value="0">
            <text:p>0</text:p>
          </table:table-cell>
          <table:table-cell table:formula="of:=IF(AND([.A22]&lt;&gt;&quot;Y&quot;;MAW&gt;0);IF(([.C22]/(SumCov-SumMAWCov)*PctJobs&gt;PctPop);([.C22]-(PctPop*(SumCov-SumMAWCov)/PctJobs));0);IF(AND(MAW=0;([.C22]/SumCov)&gt;PctPop);[.C22]-((PctPop*SumCov)/PctJobs);0))" office:value-type="float" office:value="0">
            <text:p>0</text:p>
          </table:table-cell>
          <table:table-cell table:formula="of:=IF(OR(AND([.A22]=&quot;Y&quot;;[.$H$2]&gt;0);[.F22]&lt;&gt;0);IF([.F22]&lt;&gt;0;[.$D$4];[.C22]/[.$E$59]*[.$D$4]);IF([.$H$2]&gt;0;[.C22]/([.$C$59]-[.$E$59]-[.$F$59])*([.$M$4]-[.$D$4]);[.C22]/([.$C$59]-[.$F$59])*[.$M$4]))" office:value-type="float" office:value="9.49038461538462">
            <text:p>9.4903846154</text:p>
          </table:table-cell>
          <table:table-cell table:style-name="ce45" table:formula="of:=ROUND([.G22];0)" office:value-type="float" office:value="9">
            <text:p>9</text:p>
          </table:table-cell>
          <table:table-cell table:formula="of:=IF(OR(AND([.A22]=&quot;Y&quot;;[.$H$2]&gt;0);[.F22]&lt;&gt;0);IF([.F22]&lt;&gt;0;[.$D$4];[.C22]/[.$E$59]*[.$D$4]);IF([.$H$2]&gt;0;[.C22]/([.$C$59]-[.$E$59]-[.$F$59])*([.$M$4]-[.$D$4]);[.C22]/([.$C$59]-[.$F$59])*[.$L$4]))" office:value-type="float" office:value="11.8701923076923">
            <text:p>11.8701923077</text:p>
          </table:table-cell>
          <table:table-cell table:style-name="ce45" table:formula="of:=ROUND([.I22];0)" office:value-type="float" office:value="12">
            <text:p>12</text:p>
          </table:table-cell>
          <table:table-cell/>
          <table:table-cell table:style-name="ce37" table:formula="of:=IF(AND([.A22]=&quot;Y&quot;;[.$H$2]&gt;0);0;IF([.A22]=&quot;Y&quot;;([.E22]/[.$E$59]*[.$D$4])-[.G22];([.$D$4])-[.G22]))" office:value-type="float" office:value="158.509615384615">
            <text:p>158.5096153846</text:p>
          </table:table-cell>
          <table:table-cell table:style-name="ce4" table:formula="of:=[.G22]/[.$G$59]" office:value-type="float" office:value="0.0144230769230769">
            <text:p>0.0144230769</text:p>
          </table:table-cell>
          <table:table-cell table:formula="of:=[.M22]*[.L22]" office:value-type="float" office:value="2.28619637573964">
            <text:p>2.2861963757</text:p>
          </table:table-cell>
          <table:table-cell table:formula="of:=[.N22]/[.$N$59]*[.$N$4]" office:value-type="float" office:value="2.65280193777598">
            <text:p>2.6528019378</text:p>
          </table:table-cell>
          <table:table-cell table:formula="of:=[.O22]+[.G22]" office:value-type="float" office:value="12.1431865531606">
            <text:p>12.1431865532</text:p>
          </table:table-cell>
          <table:table-cell table:style-name="ce54" table:formula="of:=ROUND([.P22];0)" office:value-type="float" office:value="12">
            <text:p>12</text:p>
          </table:table-cell>
          <table:table-cell/>
          <table:table-cell table:formula="of:=[.L22]/[.$L$59]*[.$N$4]" office:value-type="float" office:value="3.78934896239663">
            <text:p>3.7893489624</text:p>
          </table:table-cell>
          <table:table-cell table:style-name="ce56" table:formula="of:=ROUND([.S22]+[.G22];0)" office:value-type="float" office:value="13">
            <text:p>13</text:p>
          </table:table-cell>
          <table:table-cell/>
          <table:table-cell table:formula="of:=([.S22]+[.O22])/2" office:value-type="float" office:value="3.2210754500863">
            <text:p>3.2210754501</text:p>
          </table:table-cell>
          <table:table-cell table:style-name="ce58" table:formula="of:=ROUND([.V22]+[.G22];0)" office:value-type="float" office:value="13">
            <text:p>13</text:p>
          </table:table-cell>
          <table:table-cell/>
          <table:table-cell office:value-type="string">
            <text:p>Nobles</text:p>
          </table:table-cell>
          <table:table-cell table:style-name="ce4" table:formula="of:=CELL(&quot;address&quot;;Nobles)" office:value-type="string" office:string-value="$N$1">
            <text:p>$N$1</text:p>
          </table:table-cell>
          <table:table-cell table:style-name="ce4" office:value-type="string">
            <text:p>Reduces Pop by this much (and Mil) so this many dwarf's are not assigned any jobs, see :-Mil&amp;Nobles (filter script: !d.noble_position())</text:p>
          </table:table-cell>
          <table:table-cell table:style-name="ce4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16">
            <text:p>16</text:p>
          </table:table-cell>
          <table:table-cell table:formula="of:=VLOOKUP([.B23];[$Priority.$C$1:.$S$133];8;0)" office:value-type="float" office:value="1">
            <text:p>1</text:p>
          </table:table-cell>
          <table:table-cell table:style-name="ce9" table:formula="of:=VLOOKUP([.B23];[$Priority.$C$1:.$S$133];2;0)" office:value-type="string" office:string-value="Thresher">
            <text:p>Thresher</text:p>
          </table:table-cell>
          <table:table-cell table:style-name="ce37" table:formula="of:=IF([.A23]=&quot;Y&quot;;[.C23];0)" office:value-type="float" office:value="0">
            <text:p>0</text:p>
          </table:table-cell>
          <table:table-cell table:formula="of:=IF(AND([.A23]&lt;&gt;&quot;Y&quot;;MAW&gt;0);IF(([.C23]/(SumCov-SumMAWCov)*PctJobs&gt;PctPop);([.C23]-(PctPop*(SumCov-SumMAWCov)/PctJobs));0);IF(AND(MAW=0;([.C23]/SumCov)&gt;PctPop);[.C23]-((PctPop*SumCov)/PctJobs);0))" office:value-type="float" office:value="0">
            <text:p>0</text:p>
          </table:table-cell>
          <table:table-cell table:formula="of:=IF(OR(AND([.A23]=&quot;Y&quot;;[.$H$2]&gt;0);[.F23]&lt;&gt;0);IF([.F23]&lt;&gt;0;[.$D$4];[.C23]/[.$E$59]*[.$D$4]);IF([.$H$2]&gt;0;[.C23]/([.$C$59]-[.$E$59]-[.$F$59])*([.$M$4]-[.$D$4]);[.C23]/([.$C$59]-[.$F$59])*[.$M$4]))" office:value-type="float" office:value="12.6538461538462">
            <text:p>12.6538461538</text:p>
          </table:table-cell>
          <table:table-cell table:style-name="ce45" table:formula="of:=ROUND([.G23];0)" office:value-type="float" office:value="13">
            <text:p>13</text:p>
          </table:table-cell>
          <table:table-cell table:formula="of:=IF(OR(AND([.A23]=&quot;Y&quot;;[.$H$2]&gt;0);[.F23]&lt;&gt;0);IF([.F23]&lt;&gt;0;[.$D$4];[.C23]/[.$E$59]*[.$D$4]);IF([.$H$2]&gt;0;[.C23]/([.$C$59]-[.$E$59]-[.$F$59])*([.$M$4]-[.$D$4]);[.C23]/([.$C$59]-[.$F$59])*[.$L$4]))" office:value-type="float" office:value="15.8269230769231">
            <text:p>15.8269230769</text:p>
          </table:table-cell>
          <table:table-cell table:style-name="ce45" table:formula="of:=ROUND([.I23];0)" office:value-type="float" office:value="16">
            <text:p>16</text:p>
          </table:table-cell>
          <table:table-cell/>
          <table:table-cell table:style-name="ce37" table:formula="of:=IF(AND([.A23]=&quot;Y&quot;;[.$H$2]&gt;0);0;IF([.A23]=&quot;Y&quot;;([.E23]/[.$E$59]*[.$D$4])-[.G23];([.$D$4])-[.G23]))" office:value-type="float" office:value="155.346153846154">
            <text:p>155.3461538462</text:p>
          </table:table-cell>
          <table:table-cell table:style-name="ce4" table:formula="of:=[.G23]/[.$G$59]" office:value-type="float" office:value="0.0192307692307692">
            <text:p>0.0192307692</text:p>
          </table:table-cell>
          <table:table-cell table:formula="of:=[.M23]*[.L23]" office:value-type="float" office:value="2.98742603550296">
            <text:p>2.9874260355</text:p>
          </table:table-cell>
          <table:table-cell table:formula="of:=[.N23]/[.$N$59]*[.$N$4]" office:value-type="float" office:value="3.46647805938398">
            <text:p>3.4664780594</text:p>
          </table:table-cell>
          <table:table-cell table:formula="of:=[.O23]+[.G23]" office:value-type="float" office:value="16.1203242132301">
            <text:p>16.1203242132</text:p>
          </table:table-cell>
          <table:table-cell table:style-name="ce54" table:formula="of:=ROUND([.P23];0)" office:value-type="float" office:value="16">
            <text:p>16</text:p>
          </table:table-cell>
          <table:table-cell/>
          <table:table-cell table:formula="of:=[.L23]/[.$L$59]*[.$N$4]" office:value-type="float" office:value="3.71372288968638">
            <text:p>3.7137228897</text:p>
          </table:table-cell>
          <table:table-cell table:style-name="ce56" table:formula="of:=ROUND([.S23]+[.G23];0)" office:value-type="float" office:value="16">
            <text:p>16</text:p>
          </table:table-cell>
          <table:table-cell/>
          <table:table-cell table:formula="of:=([.S23]+[.O23])/2" office:value-type="float" office:value="3.59010047453518">
            <text:p>3.5901004745</text:p>
          </table:table-cell>
          <table:table-cell table:style-name="ce58" table:formula="of:=ROUND([.V23]+[.G23];0)" office:value-type="float" office:value="16">
            <text:p>16</text:p>
          </table:table-cell>
          <table:table-cell/>
          <table:table-cell office:value-type="string">
            <text:p>Mil</text:p>
          </table:table-cell>
          <table:table-cell table:style-name="ce4" table:formula="of:=CELL(&quot;address&quot;;Military)" office:value-type="string" office:string-value="$N$2">
            <text:p>$N$2</text:p>
          </table:table-cell>
          <table:table-cell table:style-name="ce4" office:value-type="string">
            <text:p>Reduces Pop by this much (and Nobles) so this many dwarf's are not assigned any jobs, see :-Mil&amp;Nobles (filter script to use: d.squad_id()==-1 )</text:p>
          </table:table-cell>
          <table:table-cell table:style-name="Default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17">
            <text:p>17</text:p>
          </table:table-cell>
          <table:table-cell table:formula="of:=VLOOKUP([.B24];[$Priority.$C$1:.$S$133];8;0)" office:value-type="float" office:value="1.25">
            <text:p>1.25</text:p>
          </table:table-cell>
          <table:table-cell table:style-name="ce9" table:formula="of:=VLOOKUP([.B24];[$Priority.$C$1:.$S$133];2;0)" office:value-type="string" office:string-value="Mechanic">
            <text:p>Mechanic</text:p>
          </table:table-cell>
          <table:table-cell table:style-name="ce37" table:formula="of:=IF([.A24]=&quot;Y&quot;;[.C24];0)" office:value-type="float" office:value="0">
            <text:p>0</text:p>
          </table:table-cell>
          <table:table-cell table:formula="of:=IF(AND([.A24]&lt;&gt;&quot;Y&quot;;MAW&gt;0);IF(([.C24]/(SumCov-SumMAWCov)*PctJobs&gt;PctPop);([.C24]-(PctPop*(SumCov-SumMAWCov)/PctJobs));0);IF(AND(MAW=0;([.C24]/SumCov)&gt;PctPop);[.C24]-((PctPop*SumCov)/PctJobs);0))" office:value-type="float" office:value="0">
            <text:p>0</text:p>
          </table:table-cell>
          <table:table-cell table:formula="of:=IF(OR(AND([.A24]=&quot;Y&quot;;[.$H$2]&gt;0);[.F24]&lt;&gt;0);IF([.F24]&lt;&gt;0;[.$D$4];[.C24]/[.$E$59]*[.$D$4]);IF([.$H$2]&gt;0;[.C24]/([.$C$59]-[.$E$59]-[.$F$59])*([.$M$4]-[.$D$4]);[.C24]/([.$C$59]-[.$F$59])*[.$M$4]))" office:value-type="float" office:value="15.8173076923077">
            <text:p>15.8173076923</text:p>
          </table:table-cell>
          <table:table-cell table:style-name="ce45" table:formula="of:=ROUND([.G24];0)" office:value-type="float" office:value="16">
            <text:p>16</text:p>
          </table:table-cell>
          <table:table-cell table:formula="of:=IF(OR(AND([.A24]=&quot;Y&quot;;[.$H$2]&gt;0);[.F24]&lt;&gt;0);IF([.F24]&lt;&gt;0;[.$D$4];[.C24]/[.$E$59]*[.$D$4]);IF([.$H$2]&gt;0;[.C24]/([.$C$59]-[.$E$59]-[.$F$59])*([.$M$4]-[.$D$4]);[.C24]/([.$C$59]-[.$F$59])*[.$L$4]))" office:value-type="float" office:value="19.7836538461538">
            <text:p>19.7836538462</text:p>
          </table:table-cell>
          <table:table-cell table:style-name="ce45" table:formula="of:=ROUND([.I24];0)" office:value-type="float" office:value="20">
            <text:p>20</text:p>
          </table:table-cell>
          <table:table-cell/>
          <table:table-cell table:style-name="ce37" table:formula="of:=IF(AND([.A24]=&quot;Y&quot;;[.$H$2]&gt;0);0;IF([.A24]=&quot;Y&quot;;([.E24]/[.$E$59]*[.$D$4])-[.G24];([.$D$4])-[.G24]))" office:value-type="float" office:value="152.182692307692">
            <text:p>152.1826923077</text:p>
          </table:table-cell>
          <table:table-cell table:style-name="ce4" table:formula="of:=[.G24]/[.$G$59]" office:value-type="float" office:value="0.0240384615384615">
            <text:p>0.0240384615</text:p>
          </table:table-cell>
          <table:table-cell table:formula="of:=[.M24]*[.L24]" office:value-type="float" office:value="3.65823779585799">
            <text:p>3.6582377959</text:p>
          </table:table-cell>
          <table:table-cell table:formula="of:=[.N24]/[.$N$59]*[.$N$4]" office:value-type="float" office:value="4.2448585855">
            <text:p>4.2448585855</text:p>
          </table:table-cell>
          <table:table-cell table:formula="of:=[.O24]+[.G24]" office:value-type="float" office:value="20.0621662778077">
            <text:p>20.0621662778</text:p>
          </table:table-cell>
          <table:table-cell table:style-name="ce54" table:formula="of:=ROUND([.P24];0)" office:value-type="float" office:value="20">
            <text:p>20</text:p>
          </table:table-cell>
          <table:table-cell/>
          <table:table-cell table:formula="of:=[.L24]/[.$L$59]*[.$N$4]" office:value-type="float" office:value="3.63809681697613">
            <text:p>3.638096817</text:p>
          </table:table-cell>
          <table:table-cell table:style-name="ce56" table:formula="of:=ROUND([.S24]+[.G24];0)" office:value-type="float" office:value="19">
            <text:p>19</text:p>
          </table:table-cell>
          <table:table-cell/>
          <table:table-cell table:formula="of:=([.S24]+[.O24])/2" office:value-type="float" office:value="3.94147770123806">
            <text:p>3.9414777012</text:p>
          </table:table-cell>
          <table:table-cell table:style-name="ce58" table:formula="of:=ROUND([.V24]+[.G24];0)" office:value-type="float" office:value="20">
            <text:p>20</text:p>
          </table:table-cell>
          <table:table-cell table:number-columns-repeated="2"/>
          <table:table-cell table:style-name="ce4"/>
          <table:table-cell table:style-name="Default"/>
          <table:table-cell table:style-name="ce4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18">
            <text:p>18</text:p>
          </table:table-cell>
          <table:table-cell table:formula="of:=VLOOKUP([.B25];[$Priority.$C$1:.$S$133];8;0)" office:value-type="float" office:value="1">
            <text:p>1</text:p>
          </table:table-cell>
          <table:table-cell table:style-name="ce9" table:formula="of:=VLOOKUP([.B25];[$Priority.$C$1:.$S$133];2;0)" office:value-type="string" office:string-value="Bowyer">
            <text:p>Bowyer</text:p>
          </table:table-cell>
          <table:table-cell table:style-name="ce37" table:formula="of:=IF([.A25]=&quot;Y&quot;;[.C25];0)" office:value-type="float" office:value="0">
            <text:p>0</text:p>
          </table:table-cell>
          <table:table-cell table:formula="of:=IF(AND([.A25]&lt;&gt;&quot;Y&quot;;MAW&gt;0);IF(([.C25]/(SumCov-SumMAWCov)*PctJobs&gt;PctPop);([.C25]-(PctPop*(SumCov-SumMAWCov)/PctJobs));0);IF(AND(MAW=0;([.C25]/SumCov)&gt;PctPop);[.C25]-((PctPop*SumCov)/PctJobs);0))" office:value-type="float" office:value="0">
            <text:p>0</text:p>
          </table:table-cell>
          <table:table-cell table:formula="of:=IF(OR(AND([.A25]=&quot;Y&quot;;[.$H$2]&gt;0);[.F25]&lt;&gt;0);IF([.F25]&lt;&gt;0;[.$D$4];[.C25]/[.$E$59]*[.$D$4]);IF([.$H$2]&gt;0;[.C25]/([.$C$59]-[.$E$59]-[.$F$59])*([.$M$4]-[.$D$4]);[.C25]/([.$C$59]-[.$F$59])*[.$M$4]))" office:value-type="float" office:value="12.6538461538462">
            <text:p>12.6538461538</text:p>
          </table:table-cell>
          <table:table-cell table:style-name="ce45" table:formula="of:=ROUND([.G25];0)" office:value-type="float" office:value="13">
            <text:p>13</text:p>
          </table:table-cell>
          <table:table-cell table:formula="of:=IF(OR(AND([.A25]=&quot;Y&quot;;[.$H$2]&gt;0);[.F25]&lt;&gt;0);IF([.F25]&lt;&gt;0;[.$D$4];[.C25]/[.$E$59]*[.$D$4]);IF([.$H$2]&gt;0;[.C25]/([.$C$59]-[.$E$59]-[.$F$59])*([.$M$4]-[.$D$4]);[.C25]/([.$C$59]-[.$F$59])*[.$L$4]))" office:value-type="float" office:value="15.8269230769231">
            <text:p>15.8269230769</text:p>
          </table:table-cell>
          <table:table-cell table:style-name="ce45" table:formula="of:=ROUND([.I25];0)" office:value-type="float" office:value="16">
            <text:p>16</text:p>
          </table:table-cell>
          <table:table-cell/>
          <table:table-cell table:style-name="ce37" table:formula="of:=IF(AND([.A25]=&quot;Y&quot;;[.$H$2]&gt;0);0;IF([.A25]=&quot;Y&quot;;([.E25]/[.$E$59]*[.$D$4])-[.G25];([.$D$4])-[.G25]))" office:value-type="float" office:value="155.346153846154">
            <text:p>155.3461538462</text:p>
          </table:table-cell>
          <table:table-cell table:style-name="ce4" table:formula="of:=[.G25]/[.$G$59]" office:value-type="float" office:value="0.0192307692307692">
            <text:p>0.0192307692</text:p>
          </table:table-cell>
          <table:table-cell table:formula="of:=[.M25]*[.L25]" office:value-type="float" office:value="2.98742603550296">
            <text:p>2.9874260355</text:p>
          </table:table-cell>
          <table:table-cell table:formula="of:=[.N25]/[.$N$59]*[.$N$4]" office:value-type="float" office:value="3.46647805938398">
            <text:p>3.4664780594</text:p>
          </table:table-cell>
          <table:table-cell table:formula="of:=[.O25]+[.G25]" office:value-type="float" office:value="16.1203242132301">
            <text:p>16.1203242132</text:p>
          </table:table-cell>
          <table:table-cell table:style-name="ce54" table:formula="of:=ROUND([.P25];0)" office:value-type="float" office:value="16">
            <text:p>16</text:p>
          </table:table-cell>
          <table:table-cell/>
          <table:table-cell table:formula="of:=[.L25]/[.$L$59]*[.$N$4]" office:value-type="float" office:value="3.71372288968638">
            <text:p>3.7137228897</text:p>
          </table:table-cell>
          <table:table-cell table:style-name="ce56" table:formula="of:=ROUND([.S25]+[.G25];0)" office:value-type="float" office:value="16">
            <text:p>16</text:p>
          </table:table-cell>
          <table:table-cell/>
          <table:table-cell table:formula="of:=([.S25]+[.O25])/2" office:value-type="float" office:value="3.59010047453518">
            <text:p>3.5901004745</text:p>
          </table:table-cell>
          <table:table-cell table:style-name="ce58" table:formula="of:=ROUND([.V25]+[.G25];0)" office:value-type="float" office:value="16">
            <text:p>16</text:p>
          </table:table-cell>
          <table:table-cell/>
          <table:table-cell office:value-type="string">
            <text:p>Useful filter script (Non military, non miner, ambusher, less than 10 labors): </text:p>
          </table:table-cell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19">
            <text:p>19</text:p>
          </table:table-cell>
          <table:table-cell table:formula="of:=VLOOKUP([.B26];[$Priority.$C$1:.$S$133];8;0)" office:value-type="float" office:value="1">
            <text:p>1</text:p>
          </table:table-cell>
          <table:table-cell table:style-name="ce9" table:formula="of:=VLOOKUP([.B26];[$Priority.$C$1:.$S$133];2;0)" office:value-type="string" office:string-value="Engraver">
            <text:p>Engraver</text:p>
          </table:table-cell>
          <table:table-cell table:style-name="ce37" table:formula="of:=IF([.A26]=&quot;Y&quot;;[.C26];0)" office:value-type="float" office:value="0">
            <text:p>0</text:p>
          </table:table-cell>
          <table:table-cell table:formula="of:=IF(AND([.A26]&lt;&gt;&quot;Y&quot;;MAW&gt;0);IF(([.C26]/(SumCov-SumMAWCov)*PctJobs&gt;PctPop);([.C26]-(PctPop*(SumCov-SumMAWCov)/PctJobs));0);IF(AND(MAW=0;([.C26]/SumCov)&gt;PctPop);[.C26]-((PctPop*SumCov)/PctJobs);0))" office:value-type="float" office:value="0">
            <text:p>0</text:p>
          </table:table-cell>
          <table:table-cell table:formula="of:=IF(OR(AND([.A26]=&quot;Y&quot;;[.$H$2]&gt;0);[.F26]&lt;&gt;0);IF([.F26]&lt;&gt;0;[.$D$4];[.C26]/[.$E$59]*[.$D$4]);IF([.$H$2]&gt;0;[.C26]/([.$C$59]-[.$E$59]-[.$F$59])*([.$M$4]-[.$D$4]);[.C26]/([.$C$59]-[.$F$59])*[.$M$4]))" office:value-type="float" office:value="12.6538461538462">
            <text:p>12.6538461538</text:p>
          </table:table-cell>
          <table:table-cell table:style-name="ce45" table:formula="of:=ROUND([.G26];0)" office:value-type="float" office:value="13">
            <text:p>13</text:p>
          </table:table-cell>
          <table:table-cell table:formula="of:=IF(OR(AND([.A26]=&quot;Y&quot;;[.$H$2]&gt;0);[.F26]&lt;&gt;0);IF([.F26]&lt;&gt;0;[.$D$4];[.C26]/[.$E$59]*[.$D$4]);IF([.$H$2]&gt;0;[.C26]/([.$C$59]-[.$E$59]-[.$F$59])*([.$M$4]-[.$D$4]);[.C26]/([.$C$59]-[.$F$59])*[.$L$4]))" office:value-type="float" office:value="15.8269230769231">
            <text:p>15.8269230769</text:p>
          </table:table-cell>
          <table:table-cell table:style-name="ce45" table:formula="of:=ROUND([.I26];0)" office:value-type="float" office:value="16">
            <text:p>16</text:p>
          </table:table-cell>
          <table:table-cell/>
          <table:table-cell table:style-name="ce37" table:formula="of:=IF(AND([.A26]=&quot;Y&quot;;[.$H$2]&gt;0);0;IF([.A26]=&quot;Y&quot;;([.E26]/[.$E$59]*[.$D$4])-[.G26];([.$D$4])-[.G26]))" office:value-type="float" office:value="155.346153846154">
            <text:p>155.3461538462</text:p>
          </table:table-cell>
          <table:table-cell table:style-name="ce4" table:formula="of:=[.G26]/[.$G$59]" office:value-type="float" office:value="0.0192307692307692">
            <text:p>0.0192307692</text:p>
          </table:table-cell>
          <table:table-cell table:formula="of:=[.M26]*[.L26]" office:value-type="float" office:value="2.98742603550296">
            <text:p>2.9874260355</text:p>
          </table:table-cell>
          <table:table-cell table:formula="of:=[.N26]/[.$N$59]*[.$N$4]" office:value-type="float" office:value="3.46647805938398">
            <text:p>3.4664780594</text:p>
          </table:table-cell>
          <table:table-cell table:formula="of:=[.O26]+[.G26]" office:value-type="float" office:value="16.1203242132301">
            <text:p>16.1203242132</text:p>
          </table:table-cell>
          <table:table-cell table:style-name="ce54" table:formula="of:=ROUND([.P26];0)" office:value-type="float" office:value="16">
            <text:p>16</text:p>
          </table:table-cell>
          <table:table-cell/>
          <table:table-cell table:formula="of:=[.L26]/[.$L$59]*[.$N$4]" office:value-type="float" office:value="3.71372288968638">
            <text:p>3.7137228897</text:p>
          </table:table-cell>
          <table:table-cell table:style-name="ce56" table:formula="of:=ROUND([.S26]+[.G26];0)" office:value-type="float" office:value="16">
            <text:p>16</text:p>
          </table:table-cell>
          <table:table-cell/>
          <table:table-cell table:formula="of:=([.S26]+[.O26])/2" office:value-type="float" office:value="3.59010047453518">
            <text:p>3.5901004745</text:p>
          </table:table-cell>
          <table:table-cell table:style-name="ce58" table:formula="of:=ROUND([.V26]+[.G26];0)" office:value-type="float" office:value="16">
            <text:p>16</text:p>
          </table:table-cell>
          <table:table-cell/>
          <table:table-cell office:value-type="string">
            <text:p>d.squad_id()&lt;0 &amp;&amp; d.total_assigned_labors()&lt;10 &amp;&amp; (!d.labor_enabled(00)) &amp;&amp; (!d.labor_enabled(44))</text:p>
          </table:table-cell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string" office:string-value="Y">
            <text:p>Y</text:p>
          </table:table-cell>
          <table:table-cell office:value-type="float" office:value="20">
            <text:p>20</text:p>
          </table:table-cell>
          <table:table-cell table:formula="of:=VLOOKUP([.B27];[$Priority.$C$1:.$S$133];8;0)" office:value-type="float" office:value="1">
            <text:p>1</text:p>
          </table:table-cell>
          <table:table-cell table:style-name="ce9" table:formula="of:=VLOOKUP([.B27];[$Priority.$C$1:.$S$133];2;0)" office:value-type="string" office:string-value="Hunter">
            <text:p>Hunter</text:p>
          </table:table-cell>
          <table:table-cell table:style-name="ce37" table:formula="of:=IF([.A27]=&quot;Y&quot;;[.C27];0)" office:value-type="float" office:value="1">
            <text:p>1</text:p>
          </table:table-cell>
          <table:table-cell table:formula="of:=IF(AND([.A27]&lt;&gt;&quot;Y&quot;;MAW&gt;0);IF(([.C27]/(SumCov-SumMAWCov)*PctJobs&gt;PctPop);([.C27]-(PctPop*(SumCov-SumMAWCov)/PctJobs));0);IF(AND(MAW=0;([.C27]/SumCov)&gt;PctPop);[.C27]-((PctPop*SumCov)/PctJobs);0))" office:value-type="float" office:value="0">
            <text:p>0</text:p>
          </table:table-cell>
          <table:table-cell table:formula="of:=IF(OR(AND([.A27]=&quot;Y&quot;;[.$H$2]&gt;0);[.F27]&lt;&gt;0);IF([.F27]&lt;&gt;0;[.$D$4];[.C27]/[.$E$59]*[.$D$4]);IF([.$H$2]&gt;0;[.C27]/([.$C$59]-[.$E$59]-[.$F$59])*([.$M$4]-[.$D$4]);[.C27]/([.$C$59]-[.$F$59])*[.$M$4]))" office:value-type="float" office:value="12.6538461538462">
            <text:p>12.6538461538</text:p>
          </table:table-cell>
          <table:table-cell table:style-name="ce45" table:formula="of:=ROUND([.G27];0)" office:value-type="float" office:value="13">
            <text:p>13</text:p>
          </table:table-cell>
          <table:table-cell table:formula="of:=IF(OR(AND([.A27]=&quot;Y&quot;;[.$H$2]&gt;0);[.F27]&lt;&gt;0);IF([.F27]&lt;&gt;0;[.$D$4];[.C27]/[.$E$59]*[.$D$4]);IF([.$H$2]&gt;0;[.C27]/([.$C$59]-[.$E$59]-[.$F$59])*([.$M$4]-[.$D$4]);[.C27]/([.$C$59]-[.$F$59])*[.$L$4]))" office:value-type="float" office:value="15.8269230769231">
            <text:p>15.8269230769</text:p>
          </table:table-cell>
          <table:table-cell table:style-name="ce45" table:formula="of:=ROUND([.I27];0)" office:value-type="float" office:value="16">
            <text:p>16</text:p>
          </table:table-cell>
          <table:table-cell/>
          <table:table-cell table:style-name="ce37" table:formula="of:=IF(AND([.A27]=&quot;Y&quot;;[.$H$2]&gt;0);0;IF([.A27]=&quot;Y&quot;;([.E27]/[.$E$59]*[.$D$4])-[.G27];([.$D$4])-[.G27]))" office:value-type="float" office:value="20.9461538461538">
            <text:p>20.9461538462</text:p>
          </table:table-cell>
          <table:table-cell table:style-name="ce4" table:formula="of:=[.G27]/[.$G$59]" office:value-type="float" office:value="0.0192307692307692">
            <text:p>0.0192307692</text:p>
          </table:table-cell>
          <table:table-cell table:formula="of:=[.M27]*[.L27]" office:value-type="float" office:value="0.402810650887574">
            <text:p>0.4028106509</text:p>
          </table:table-cell>
          <table:table-cell table:formula="of:=[.N27]/[.$N$59]*[.$N$4]" office:value-type="float" office:value="0.467403800728031">
            <text:p>0.4674038007</text:p>
          </table:table-cell>
          <table:table-cell table:formula="of:=[.O27]+[.G27]" office:value-type="float" office:value="13.1212499545742">
            <text:p>13.1212499546</text:p>
          </table:table-cell>
          <table:table-cell table:style-name="ce54" table:formula="of:=ROUND([.P27];0)" office:value-type="float" office:value="13">
            <text:p>13</text:p>
          </table:table-cell>
          <table:table-cell/>
          <table:table-cell table:formula="of:=[.L27]/[.$L$59]*[.$N$4]" office:value-type="float" office:value="0.500741145264472">
            <text:p>0.5007411453</text:p>
          </table:table-cell>
          <table:table-cell table:style-name="ce56" table:formula="of:=ROUND([.S27]+[.G27];0)" office:value-type="float" office:value="13">
            <text:p>13</text:p>
          </table:table-cell>
          <table:table-cell/>
          <table:table-cell table:formula="of:=([.S27]+[.O27])/2" office:value-type="float" office:value="0.484072472996252">
            <text:p>0.484072473</text:p>
          </table:table-cell>
          <table:table-cell table:style-name="ce58" table:formula="of:=ROUND([.V27]+[.G27];0)" office:value-type="float" office:value="13">
            <text:p>13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21">
            <text:p>21</text:p>
          </table:table-cell>
          <table:table-cell table:formula="of:=VLOOKUP([.B28];[$Priority.$C$1:.$S$133];8;0)" office:value-type="float" office:value="0.75">
            <text:p>0.75</text:p>
          </table:table-cell>
          <table:table-cell table:style-name="ce9" table:formula="of:=VLOOKUP([.B28];[$Priority.$C$1:.$S$133];2;0)" office:value-type="string" office:string-value="Lyemaker">
            <text:p>Lyemaker</text:p>
          </table:table-cell>
          <table:table-cell table:style-name="ce37" table:formula="of:=IF([.A28]=&quot;Y&quot;;[.C28];0)" office:value-type="float" office:value="0">
            <text:p>0</text:p>
          </table:table-cell>
          <table:table-cell table:formula="of:=IF(AND([.A28]&lt;&gt;&quot;Y&quot;;MAW&gt;0);IF(([.C28]/(SumCov-SumMAWCov)*PctJobs&gt;PctPop);([.C28]-(PctPop*(SumCov-SumMAWCov)/PctJobs));0);IF(AND(MAW=0;([.C28]/SumCov)&gt;PctPop);[.C28]-((PctPop*SumCov)/PctJobs);0))" office:value-type="float" office:value="0">
            <text:p>0</text:p>
          </table:table-cell>
          <table:table-cell table:formula="of:=IF(OR(AND([.A28]=&quot;Y&quot;;[.$H$2]&gt;0);[.F28]&lt;&gt;0);IF([.F28]&lt;&gt;0;[.$D$4];[.C28]/[.$E$59]*[.$D$4]);IF([.$H$2]&gt;0;[.C28]/([.$C$59]-[.$E$59]-[.$F$59])*([.$M$4]-[.$D$4]);[.C28]/([.$C$59]-[.$F$59])*[.$M$4]))" office:value-type="float" office:value="9.49038461538462">
            <text:p>9.4903846154</text:p>
          </table:table-cell>
          <table:table-cell table:style-name="ce45" table:formula="of:=ROUND([.G28];0)" office:value-type="float" office:value="9">
            <text:p>9</text:p>
          </table:table-cell>
          <table:table-cell table:formula="of:=IF(OR(AND([.A28]=&quot;Y&quot;;[.$H$2]&gt;0);[.F28]&lt;&gt;0);IF([.F28]&lt;&gt;0;[.$D$4];[.C28]/[.$E$59]*[.$D$4]);IF([.$H$2]&gt;0;[.C28]/([.$C$59]-[.$E$59]-[.$F$59])*([.$M$4]-[.$D$4]);[.C28]/([.$C$59]-[.$F$59])*[.$L$4]))" office:value-type="float" office:value="11.8701923076923">
            <text:p>11.8701923077</text:p>
          </table:table-cell>
          <table:table-cell table:style-name="ce45" table:formula="of:=ROUND([.I28];0)" office:value-type="float" office:value="12">
            <text:p>12</text:p>
          </table:table-cell>
          <table:table-cell/>
          <table:table-cell table:style-name="ce37" table:formula="of:=IF(AND([.A28]=&quot;Y&quot;;[.$H$2]&gt;0);0;IF([.A28]=&quot;Y&quot;;([.E28]/[.$E$59]*[.$D$4])-[.G28];([.$D$4])-[.G28]))" office:value-type="float" office:value="158.509615384615">
            <text:p>158.5096153846</text:p>
          </table:table-cell>
          <table:table-cell table:style-name="ce4" table:formula="of:=[.G28]/[.$G$59]" office:value-type="float" office:value="0.0144230769230769">
            <text:p>0.0144230769</text:p>
          </table:table-cell>
          <table:table-cell table:formula="of:=[.M28]*[.L28]" office:value-type="float" office:value="2.28619637573964">
            <text:p>2.2861963757</text:p>
          </table:table-cell>
          <table:table-cell table:formula="of:=[.N28]/[.$N$59]*[.$N$4]" office:value-type="float" office:value="2.65280193777598">
            <text:p>2.6528019378</text:p>
          </table:table-cell>
          <table:table-cell table:formula="of:=[.O28]+[.G28]" office:value-type="float" office:value="12.1431865531606">
            <text:p>12.1431865532</text:p>
          </table:table-cell>
          <table:table-cell table:style-name="ce54" table:formula="of:=ROUND([.P28];0)" office:value-type="float" office:value="12">
            <text:p>12</text:p>
          </table:table-cell>
          <table:table-cell/>
          <table:table-cell table:formula="of:=[.L28]/[.$L$59]*[.$N$4]" office:value-type="float" office:value="3.78934896239663">
            <text:p>3.7893489624</text:p>
          </table:table-cell>
          <table:table-cell table:style-name="ce56" table:formula="of:=ROUND([.S28]+[.G28];0)" office:value-type="float" office:value="13">
            <text:p>13</text:p>
          </table:table-cell>
          <table:table-cell/>
          <table:table-cell table:formula="of:=([.S28]+[.O28])/2" office:value-type="float" office:value="3.2210754500863">
            <text:p>3.2210754501</text:p>
          </table:table-cell>
          <table:table-cell table:style-name="ce58" table:formula="of:=ROUND([.V28]+[.G28];0)" office:value-type="float" office:value="13">
            <text:p>13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22">
            <text:p>22</text:p>
          </table:table-cell>
          <table:table-cell table:formula="of:=VLOOKUP([.B29];[$Priority.$C$1:.$S$133];8;0)" office:value-type="float" office:value="0.75">
            <text:p>0.75</text:p>
          </table:table-cell>
          <table:table-cell table:style-name="ce9" table:formula="of:=VLOOKUP([.B29];[$Priority.$C$1:.$S$133];2;0)" office:value-type="string" office:string-value="Woodcrafting">
            <text:p>Woodcrafting</text:p>
          </table:table-cell>
          <table:table-cell table:style-name="ce37" table:formula="of:=IF([.A29]=&quot;Y&quot;;[.C29];0)" office:value-type="float" office:value="0">
            <text:p>0</text:p>
          </table:table-cell>
          <table:table-cell table:formula="of:=IF(AND([.A29]&lt;&gt;&quot;Y&quot;;MAW&gt;0);IF(([.C29]/(SumCov-SumMAWCov)*PctJobs&gt;PctPop);([.C29]-(PctPop*(SumCov-SumMAWCov)/PctJobs));0);IF(AND(MAW=0;([.C29]/SumCov)&gt;PctPop);[.C29]-((PctPop*SumCov)/PctJobs);0))" office:value-type="float" office:value="0">
            <text:p>0</text:p>
          </table:table-cell>
          <table:table-cell table:formula="of:=IF(OR(AND([.A29]=&quot;Y&quot;;[.$H$2]&gt;0);[.F29]&lt;&gt;0);IF([.F29]&lt;&gt;0;[.$D$4];[.C29]/[.$E$59]*[.$D$4]);IF([.$H$2]&gt;0;[.C29]/([.$C$59]-[.$E$59]-[.$F$59])*([.$M$4]-[.$D$4]);[.C29]/([.$C$59]-[.$F$59])*[.$M$4]))" office:value-type="float" office:value="9.49038461538462">
            <text:p>9.4903846154</text:p>
          </table:table-cell>
          <table:table-cell table:style-name="ce45" table:formula="of:=ROUND([.G29];0)" office:value-type="float" office:value="9">
            <text:p>9</text:p>
          </table:table-cell>
          <table:table-cell table:formula="of:=IF(OR(AND([.A29]=&quot;Y&quot;;[.$H$2]&gt;0);[.F29]&lt;&gt;0);IF([.F29]&lt;&gt;0;[.$D$4];[.C29]/[.$E$59]*[.$D$4]);IF([.$H$2]&gt;0;[.C29]/([.$C$59]-[.$E$59]-[.$F$59])*([.$M$4]-[.$D$4]);[.C29]/([.$C$59]-[.$F$59])*[.$L$4]))" office:value-type="float" office:value="11.8701923076923">
            <text:p>11.8701923077</text:p>
          </table:table-cell>
          <table:table-cell table:style-name="ce45" table:formula="of:=ROUND([.I29];0)" office:value-type="float" office:value="12">
            <text:p>12</text:p>
          </table:table-cell>
          <table:table-cell/>
          <table:table-cell table:style-name="ce37" table:formula="of:=IF(AND([.A29]=&quot;Y&quot;;[.$H$2]&gt;0);0;IF([.A29]=&quot;Y&quot;;([.E29]/[.$E$59]*[.$D$4])-[.G29];([.$D$4])-[.G29]))" office:value-type="float" office:value="158.509615384615">
            <text:p>158.5096153846</text:p>
          </table:table-cell>
          <table:table-cell table:style-name="ce4" table:formula="of:=[.G29]/[.$G$59]" office:value-type="float" office:value="0.0144230769230769">
            <text:p>0.0144230769</text:p>
          </table:table-cell>
          <table:table-cell table:formula="of:=[.M29]*[.L29]" office:value-type="float" office:value="2.28619637573964">
            <text:p>2.2861963757</text:p>
          </table:table-cell>
          <table:table-cell table:formula="of:=[.N29]/[.$N$59]*[.$N$4]" office:value-type="float" office:value="2.65280193777598">
            <text:p>2.6528019378</text:p>
          </table:table-cell>
          <table:table-cell table:formula="of:=[.O29]+[.G29]" office:value-type="float" office:value="12.1431865531606">
            <text:p>12.1431865532</text:p>
          </table:table-cell>
          <table:table-cell table:style-name="ce54" table:formula="of:=ROUND([.P29];0)" office:value-type="float" office:value="12">
            <text:p>12</text:p>
          </table:table-cell>
          <table:table-cell/>
          <table:table-cell table:formula="of:=[.L29]/[.$L$59]*[.$N$4]" office:value-type="float" office:value="3.78934896239663">
            <text:p>3.7893489624</text:p>
          </table:table-cell>
          <table:table-cell table:style-name="ce56" table:formula="of:=ROUND([.S29]+[.G29];0)" office:value-type="float" office:value="13">
            <text:p>13</text:p>
          </table:table-cell>
          <table:table-cell/>
          <table:table-cell table:formula="of:=([.S29]+[.O29])/2" office:value-type="float" office:value="3.2210754500863">
            <text:p>3.2210754501</text:p>
          </table:table-cell>
          <table:table-cell table:style-name="ce58" table:formula="of:=ROUND([.V29]+[.G29];0)" office:value-type="float" office:value="13">
            <text:p>13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23">
            <text:p>23</text:p>
          </table:table-cell>
          <table:table-cell table:formula="of:=VLOOKUP([.B30];[$Priority.$C$1:.$S$133];8;0)" office:value-type="float" office:value="0.75">
            <text:p>0.75</text:p>
          </table:table-cell>
          <table:table-cell table:style-name="ce9" table:formula="of:=VLOOKUP([.B30];[$Priority.$C$1:.$S$133];2;0)" office:value-type="string" office:string-value="Stonecrafting">
            <text:p>Stonecrafting</text:p>
          </table:table-cell>
          <table:table-cell table:style-name="ce37" table:formula="of:=IF([.A30]=&quot;Y&quot;;[.C30];0)" office:value-type="float" office:value="0">
            <text:p>0</text:p>
          </table:table-cell>
          <table:table-cell table:formula="of:=IF(AND([.A30]&lt;&gt;&quot;Y&quot;;MAW&gt;0);IF(([.C30]/(SumCov-SumMAWCov)*PctJobs&gt;PctPop);([.C30]-(PctPop*(SumCov-SumMAWCov)/PctJobs));0);IF(AND(MAW=0;([.C30]/SumCov)&gt;PctPop);[.C30]-((PctPop*SumCov)/PctJobs);0))" office:value-type="float" office:value="0">
            <text:p>0</text:p>
          </table:table-cell>
          <table:table-cell table:formula="of:=IF(OR(AND([.A30]=&quot;Y&quot;;[.$H$2]&gt;0);[.F30]&lt;&gt;0);IF([.F30]&lt;&gt;0;[.$D$4];[.C30]/[.$E$59]*[.$D$4]);IF([.$H$2]&gt;0;[.C30]/([.$C$59]-[.$E$59]-[.$F$59])*([.$M$4]-[.$D$4]);[.C30]/([.$C$59]-[.$F$59])*[.$M$4]))" office:value-type="float" office:value="9.49038461538462">
            <text:p>9.4903846154</text:p>
          </table:table-cell>
          <table:table-cell table:style-name="ce45" table:formula="of:=ROUND([.G30];0)" office:value-type="float" office:value="9">
            <text:p>9</text:p>
          </table:table-cell>
          <table:table-cell table:formula="of:=IF(OR(AND([.A30]=&quot;Y&quot;;[.$H$2]&gt;0);[.F30]&lt;&gt;0);IF([.F30]&lt;&gt;0;[.$D$4];[.C30]/[.$E$59]*[.$D$4]);IF([.$H$2]&gt;0;[.C30]/([.$C$59]-[.$E$59]-[.$F$59])*([.$M$4]-[.$D$4]);[.C30]/([.$C$59]-[.$F$59])*[.$L$4]))" office:value-type="float" office:value="11.8701923076923">
            <text:p>11.8701923077</text:p>
          </table:table-cell>
          <table:table-cell table:style-name="ce45" table:formula="of:=ROUND([.I30];0)" office:value-type="float" office:value="12">
            <text:p>12</text:p>
          </table:table-cell>
          <table:table-cell/>
          <table:table-cell table:style-name="ce37" table:formula="of:=IF(AND([.A30]=&quot;Y&quot;;[.$H$2]&gt;0);0;IF([.A30]=&quot;Y&quot;;([.E30]/[.$E$59]*[.$D$4])-[.G30];([.$D$4])-[.G30]))" office:value-type="float" office:value="158.509615384615">
            <text:p>158.5096153846</text:p>
          </table:table-cell>
          <table:table-cell table:style-name="ce4" table:formula="of:=[.G30]/[.$G$59]" office:value-type="float" office:value="0.0144230769230769">
            <text:p>0.0144230769</text:p>
          </table:table-cell>
          <table:table-cell table:formula="of:=[.M30]*[.L30]" office:value-type="float" office:value="2.28619637573964">
            <text:p>2.2861963757</text:p>
          </table:table-cell>
          <table:table-cell table:formula="of:=[.N30]/[.$N$59]*[.$N$4]" office:value-type="float" office:value="2.65280193777598">
            <text:p>2.6528019378</text:p>
          </table:table-cell>
          <table:table-cell table:formula="of:=[.O30]+[.G30]" office:value-type="float" office:value="12.1431865531606">
            <text:p>12.1431865532</text:p>
          </table:table-cell>
          <table:table-cell table:style-name="ce54" table:formula="of:=ROUND([.P30];0)" office:value-type="float" office:value="12">
            <text:p>12</text:p>
          </table:table-cell>
          <table:table-cell/>
          <table:table-cell table:formula="of:=[.L30]/[.$L$59]*[.$N$4]" office:value-type="float" office:value="3.78934896239663">
            <text:p>3.7893489624</text:p>
          </table:table-cell>
          <table:table-cell table:style-name="ce56" table:formula="of:=ROUND([.S30]+[.G30];0)" office:value-type="float" office:value="13">
            <text:p>13</text:p>
          </table:table-cell>
          <table:table-cell/>
          <table:table-cell table:formula="of:=([.S30]+[.O30])/2" office:value-type="float" office:value="3.2210754500863">
            <text:p>3.2210754501</text:p>
          </table:table-cell>
          <table:table-cell table:style-name="ce58" table:formula="of:=ROUND([.V30]+[.G30];0)" office:value-type="float" office:value="13">
            <text:p>13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24">
            <text:p>24</text:p>
          </table:table-cell>
          <table:table-cell table:formula="of:=VLOOKUP([.B31];[$Priority.$C$1:.$S$133];8;0)" office:value-type="float" office:value="0.75">
            <text:p>0.75</text:p>
          </table:table-cell>
          <table:table-cell table:style-name="ce9" table:formula="of:=VLOOKUP([.B31];[$Priority.$C$1:.$S$133];2;0)" office:value-type="string" office:string-value="Bone carving">
            <text:p>Bone carving</text:p>
          </table:table-cell>
          <table:table-cell table:style-name="ce37" table:formula="of:=IF([.A31]=&quot;Y&quot;;[.C31];0)" office:value-type="float" office:value="0">
            <text:p>0</text:p>
          </table:table-cell>
          <table:table-cell table:formula="of:=IF(AND([.A31]&lt;&gt;&quot;Y&quot;;MAW&gt;0);IF(([.C31]/(SumCov-SumMAWCov)*PctJobs&gt;PctPop);([.C31]-(PctPop*(SumCov-SumMAWCov)/PctJobs));0);IF(AND(MAW=0;([.C31]/SumCov)&gt;PctPop);[.C31]-((PctPop*SumCov)/PctJobs);0))" office:value-type="float" office:value="0">
            <text:p>0</text:p>
          </table:table-cell>
          <table:table-cell table:formula="of:=IF(OR(AND([.A31]=&quot;Y&quot;;[.$H$2]&gt;0);[.F31]&lt;&gt;0);IF([.F31]&lt;&gt;0;[.$D$4];[.C31]/[.$E$59]*[.$D$4]);IF([.$H$2]&gt;0;[.C31]/([.$C$59]-[.$E$59]-[.$F$59])*([.$M$4]-[.$D$4]);[.C31]/([.$C$59]-[.$F$59])*[.$M$4]))" office:value-type="float" office:value="9.49038461538462">
            <text:p>9.4903846154</text:p>
          </table:table-cell>
          <table:table-cell table:style-name="ce45" table:formula="of:=ROUND([.G31];0)" office:value-type="float" office:value="9">
            <text:p>9</text:p>
          </table:table-cell>
          <table:table-cell table:formula="of:=IF(OR(AND([.A31]=&quot;Y&quot;;[.$H$2]&gt;0);[.F31]&lt;&gt;0);IF([.F31]&lt;&gt;0;[.$D$4];[.C31]/[.$E$59]*[.$D$4]);IF([.$H$2]&gt;0;[.C31]/([.$C$59]-[.$E$59]-[.$F$59])*([.$M$4]-[.$D$4]);[.C31]/([.$C$59]-[.$F$59])*[.$L$4]))" office:value-type="float" office:value="11.8701923076923">
            <text:p>11.8701923077</text:p>
          </table:table-cell>
          <table:table-cell table:style-name="ce45" table:formula="of:=ROUND([.I31];0)" office:value-type="float" office:value="12">
            <text:p>12</text:p>
          </table:table-cell>
          <table:table-cell/>
          <table:table-cell table:style-name="ce37" table:formula="of:=IF(AND([.A31]=&quot;Y&quot;;[.$H$2]&gt;0);0;IF([.A31]=&quot;Y&quot;;([.E31]/[.$E$59]*[.$D$4])-[.G31];([.$D$4])-[.G31]))" office:value-type="float" office:value="158.509615384615">
            <text:p>158.5096153846</text:p>
          </table:table-cell>
          <table:table-cell table:style-name="ce4" table:formula="of:=[.G31]/[.$G$59]" office:value-type="float" office:value="0.0144230769230769">
            <text:p>0.0144230769</text:p>
          </table:table-cell>
          <table:table-cell table:formula="of:=[.M31]*[.L31]" office:value-type="float" office:value="2.28619637573964">
            <text:p>2.2861963757</text:p>
          </table:table-cell>
          <table:table-cell table:formula="of:=[.N31]/[.$N$59]*[.$N$4]" office:value-type="float" office:value="2.65280193777598">
            <text:p>2.6528019378</text:p>
          </table:table-cell>
          <table:table-cell table:formula="of:=[.O31]+[.G31]" office:value-type="float" office:value="12.1431865531606">
            <text:p>12.1431865532</text:p>
          </table:table-cell>
          <table:table-cell table:style-name="ce54" table:formula="of:=ROUND([.P31];0)" office:value-type="float" office:value="12">
            <text:p>12</text:p>
          </table:table-cell>
          <table:table-cell/>
          <table:table-cell table:formula="of:=[.L31]/[.$L$59]*[.$N$4]" office:value-type="float" office:value="3.78934896239663">
            <text:p>3.7893489624</text:p>
          </table:table-cell>
          <table:table-cell table:style-name="ce56" table:formula="of:=ROUND([.S31]+[.G31];0)" office:value-type="float" office:value="13">
            <text:p>13</text:p>
          </table:table-cell>
          <table:table-cell/>
          <table:table-cell table:formula="of:=([.S31]+[.O31])/2" office:value-type="float" office:value="3.2210754500863">
            <text:p>3.2210754501</text:p>
          </table:table-cell>
          <table:table-cell table:style-name="ce58" table:formula="of:=ROUND([.V31]+[.G31];0)" office:value-type="float" office:value="13">
            <text:p>13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25">
            <text:p>25</text:p>
          </table:table-cell>
          <table:table-cell table:formula="of:=VLOOKUP([.B32];[$Priority.$C$1:.$S$133];8;0)" office:value-type="float" office:value="2.5">
            <text:p>2.5</text:p>
          </table:table-cell>
          <table:table-cell table:style-name="ce9" table:formula="of:=VLOOKUP([.B32];[$Priority.$C$1:.$S$133];2;0)" office:value-type="string" office:string-value="Plant Gatherer">
            <text:p>Plant Gatherer</text:p>
          </table:table-cell>
          <table:table-cell table:style-name="ce37" table:formula="of:=IF([.A32]=&quot;Y&quot;;[.C32];0)" office:value-type="float" office:value="0">
            <text:p>0</text:p>
          </table:table-cell>
          <table:table-cell table:formula="of:=IF(AND([.A32]&lt;&gt;&quot;Y&quot;;MAW&gt;0);IF(([.C32]/(SumCov-SumMAWCov)*PctJobs&gt;PctPop);([.C32]-(PctPop*(SumCov-SumMAWCov)/PctJobs));0);IF(AND(MAW=0;([.C32]/SumCov)&gt;PctPop);[.C32]-((PctPop*SumCov)/PctJobs);0))" office:value-type="float" office:value="0">
            <text:p>0</text:p>
          </table:table-cell>
          <table:table-cell table:formula="of:=IF(OR(AND([.A32]=&quot;Y&quot;;[.$H$2]&gt;0);[.F32]&lt;&gt;0);IF([.F32]&lt;&gt;0;[.$D$4];[.C32]/[.$E$59]*[.$D$4]);IF([.$H$2]&gt;0;[.C32]/([.$C$59]-[.$E$59]-[.$F$59])*([.$M$4]-[.$D$4]);[.C32]/([.$C$59]-[.$F$59])*[.$M$4]))" office:value-type="float" office:value="31.6346153846154">
            <text:p>31.6346153846</text:p>
          </table:table-cell>
          <table:table-cell table:style-name="ce45" table:formula="of:=ROUND([.G32];0)" office:value-type="float" office:value="32">
            <text:p>32</text:p>
          </table:table-cell>
          <table:table-cell table:formula="of:=IF(OR(AND([.A32]=&quot;Y&quot;;[.$H$2]&gt;0);[.F32]&lt;&gt;0);IF([.F32]&lt;&gt;0;[.$D$4];[.C32]/[.$E$59]*[.$D$4]);IF([.$H$2]&gt;0;[.C32]/([.$C$59]-[.$E$59]-[.$F$59])*([.$M$4]-[.$D$4]);[.C32]/([.$C$59]-[.$F$59])*[.$L$4]))" office:value-type="float" office:value="39.5673076923077">
            <text:p>39.5673076923</text:p>
          </table:table-cell>
          <table:table-cell table:style-name="ce45" table:formula="of:=ROUND([.I32];0)" office:value-type="float" office:value="40">
            <text:p>40</text:p>
          </table:table-cell>
          <table:table-cell/>
          <table:table-cell table:style-name="ce37" table:formula="of:=IF(AND([.A32]=&quot;Y&quot;;[.$H$2]&gt;0);0;IF([.A32]=&quot;Y&quot;;([.E32]/[.$E$59]*[.$D$4])-[.G32];([.$D$4])-[.G32]))" office:value-type="float" office:value="136.365384615385">
            <text:p>136.3653846154</text:p>
          </table:table-cell>
          <table:table-cell table:style-name="ce4" table:formula="of:=[.G32]/[.$G$59]" office:value-type="float" office:value="0.0480769230769231">
            <text:p>0.0480769231</text:p>
          </table:table-cell>
          <table:table-cell table:formula="of:=[.M32]*[.L32]" office:value-type="float" office:value="6.55602810650887">
            <text:p>6.5560281065</text:p>
          </table:table-cell>
          <table:table-cell table:formula="of:=[.N32]/[.$N$59]*[.$N$4]" office:value-type="float" office:value="7.60732728370012">
            <text:p>7.6073272837</text:p>
          </table:table-cell>
          <table:table-cell table:formula="of:=[.O32]+[.G32]" office:value-type="float" office:value="39.2419426683155">
            <text:p>39.2419426683</text:p>
          </table:table-cell>
          <table:table-cell table:style-name="ce54" table:formula="of:=ROUND([.P32];0)" office:value-type="float" office:value="39">
            <text:p>39</text:p>
          </table:table-cell>
          <table:table-cell/>
          <table:table-cell table:formula="of:=[.L32]/[.$L$59]*[.$N$4]" office:value-type="float" office:value="3.25996645342487">
            <text:p>3.2599664534</text:p>
          </table:table-cell>
          <table:table-cell table:style-name="ce56" table:formula="of:=ROUND([.S32]+[.G32];0)" office:value-type="float" office:value="35">
            <text:p>35</text:p>
          </table:table-cell>
          <table:table-cell/>
          <table:table-cell table:formula="of:=([.S32]+[.O32])/2" office:value-type="float" office:value="5.4336468685625">
            <text:p>5.4336468686</text:p>
          </table:table-cell>
          <table:table-cell table:style-name="ce58" table:formula="of:=ROUND([.V32]+[.G32];0)" office:value-type="float" office:value="37">
            <text:p>37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26">
            <text:p>26</text:p>
          </table:table-cell>
          <table:table-cell table:formula="of:=VLOOKUP([.B33];[$Priority.$C$1:.$S$133];8;0)" office:value-type="float" office:value="1.25">
            <text:p>1.25</text:p>
          </table:table-cell>
          <table:table-cell table:style-name="ce9" table:formula="of:=VLOOKUP([.B33];[$Priority.$C$1:.$S$133];2;0)" office:value-type="string" office:string-value="Cook">
            <text:p>Cook</text:p>
          </table:table-cell>
          <table:table-cell table:style-name="ce37" table:formula="of:=IF([.A33]=&quot;Y&quot;;[.C33];0)" office:value-type="float" office:value="0">
            <text:p>0</text:p>
          </table:table-cell>
          <table:table-cell table:formula="of:=IF(AND([.A33]&lt;&gt;&quot;Y&quot;;MAW&gt;0);IF(([.C33]/(SumCov-SumMAWCov)*PctJobs&gt;PctPop);([.C33]-(PctPop*(SumCov-SumMAWCov)/PctJobs));0);IF(AND(MAW=0;([.C33]/SumCov)&gt;PctPop);[.C33]-((PctPop*SumCov)/PctJobs);0))" office:value-type="float" office:value="0">
            <text:p>0</text:p>
          </table:table-cell>
          <table:table-cell table:formula="of:=IF(OR(AND([.A33]=&quot;Y&quot;;[.$H$2]&gt;0);[.F33]&lt;&gt;0);IF([.F33]&lt;&gt;0;[.$D$4];[.C33]/[.$E$59]*[.$D$4]);IF([.$H$2]&gt;0;[.C33]/([.$C$59]-[.$E$59]-[.$F$59])*([.$M$4]-[.$D$4]);[.C33]/([.$C$59]-[.$F$59])*[.$M$4]))" office:value-type="float" office:value="15.8173076923077">
            <text:p>15.8173076923</text:p>
          </table:table-cell>
          <table:table-cell table:style-name="ce45" table:formula="of:=ROUND([.G33];0)" office:value-type="float" office:value="16">
            <text:p>16</text:p>
          </table:table-cell>
          <table:table-cell table:formula="of:=IF(OR(AND([.A33]=&quot;Y&quot;;[.$H$2]&gt;0);[.F33]&lt;&gt;0);IF([.F33]&lt;&gt;0;[.$D$4];[.C33]/[.$E$59]*[.$D$4]);IF([.$H$2]&gt;0;[.C33]/([.$C$59]-[.$E$59]-[.$F$59])*([.$M$4]-[.$D$4]);[.C33]/([.$C$59]-[.$F$59])*[.$L$4]))" office:value-type="float" office:value="19.7836538461538">
            <text:p>19.7836538462</text:p>
          </table:table-cell>
          <table:table-cell table:style-name="ce45" table:formula="of:=ROUND([.I33];0)" office:value-type="float" office:value="20">
            <text:p>20</text:p>
          </table:table-cell>
          <table:table-cell/>
          <table:table-cell table:style-name="ce37" table:formula="of:=IF(AND([.A33]=&quot;Y&quot;;[.$H$2]&gt;0);0;IF([.A33]=&quot;Y&quot;;([.E33]/[.$E$59]*[.$D$4])-[.G33];([.$D$4])-[.G33]))" office:value-type="float" office:value="152.182692307692">
            <text:p>152.1826923077</text:p>
          </table:table-cell>
          <table:table-cell table:style-name="ce4" table:formula="of:=[.G33]/[.$G$59]" office:value-type="float" office:value="0.0240384615384615">
            <text:p>0.0240384615</text:p>
          </table:table-cell>
          <table:table-cell table:formula="of:=[.M33]*[.L33]" office:value-type="float" office:value="3.65823779585799">
            <text:p>3.6582377959</text:p>
          </table:table-cell>
          <table:table-cell table:formula="of:=[.N33]/[.$N$59]*[.$N$4]" office:value-type="float" office:value="4.2448585855">
            <text:p>4.2448585855</text:p>
          </table:table-cell>
          <table:table-cell table:formula="of:=[.O33]+[.G33]" office:value-type="float" office:value="20.0621662778077">
            <text:p>20.0621662778</text:p>
          </table:table-cell>
          <table:table-cell table:style-name="ce54" table:formula="of:=ROUND([.P33];0)" office:value-type="float" office:value="20">
            <text:p>20</text:p>
          </table:table-cell>
          <table:table-cell/>
          <table:table-cell table:formula="of:=[.L33]/[.$L$59]*[.$N$4]" office:value-type="float" office:value="3.63809681697613">
            <text:p>3.638096817</text:p>
          </table:table-cell>
          <table:table-cell table:style-name="ce56" table:formula="of:=ROUND([.S33]+[.G33];0)" office:value-type="float" office:value="19">
            <text:p>19</text:p>
          </table:table-cell>
          <table:table-cell/>
          <table:table-cell table:formula="of:=([.S33]+[.O33])/2" office:value-type="float" office:value="3.94147770123806">
            <text:p>3.9414777012</text:p>
          </table:table-cell>
          <table:table-cell table:style-name="ce58" table:formula="of:=ROUND([.V33]+[.G33];0)" office:value-type="float" office:value="20">
            <text:p>20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27">
            <text:p>27</text:p>
          </table:table-cell>
          <table:table-cell table:formula="of:=VLOOKUP([.B34];[$Priority.$C$1:.$S$133];8;0)" office:value-type="float" office:value="0.75">
            <text:p>0.75</text:p>
          </table:table-cell>
          <table:table-cell table:style-name="ce9" table:formula="of:=VLOOKUP([.B34];[$Priority.$C$1:.$S$133];2;0)" office:value-type="string" office:string-value="Trapper">
            <text:p>Trapper</text:p>
          </table:table-cell>
          <table:table-cell table:style-name="ce37" table:formula="of:=IF([.A34]=&quot;Y&quot;;[.C34];0)" office:value-type="float" office:value="0">
            <text:p>0</text:p>
          </table:table-cell>
          <table:table-cell table:formula="of:=IF(AND([.A34]&lt;&gt;&quot;Y&quot;;MAW&gt;0);IF(([.C34]/(SumCov-SumMAWCov)*PctJobs&gt;PctPop);([.C34]-(PctPop*(SumCov-SumMAWCov)/PctJobs));0);IF(AND(MAW=0;([.C34]/SumCov)&gt;PctPop);[.C34]-((PctPop*SumCov)/PctJobs);0))" office:value-type="float" office:value="0">
            <text:p>0</text:p>
          </table:table-cell>
          <table:table-cell table:formula="of:=IF(OR(AND([.A34]=&quot;Y&quot;;[.$H$2]&gt;0);[.F34]&lt;&gt;0);IF([.F34]&lt;&gt;0;[.$D$4];[.C34]/[.$E$59]*[.$D$4]);IF([.$H$2]&gt;0;[.C34]/([.$C$59]-[.$E$59]-[.$F$59])*([.$M$4]-[.$D$4]);[.C34]/([.$C$59]-[.$F$59])*[.$M$4]))" office:value-type="float" office:value="9.49038461538462">
            <text:p>9.4903846154</text:p>
          </table:table-cell>
          <table:table-cell table:style-name="ce45" table:formula="of:=ROUND([.G34];0)" office:value-type="float" office:value="9">
            <text:p>9</text:p>
          </table:table-cell>
          <table:table-cell table:formula="of:=IF(OR(AND([.A34]=&quot;Y&quot;;[.$H$2]&gt;0);[.F34]&lt;&gt;0);IF([.F34]&lt;&gt;0;[.$D$4];[.C34]/[.$E$59]*[.$D$4]);IF([.$H$2]&gt;0;[.C34]/([.$C$59]-[.$E$59]-[.$F$59])*([.$M$4]-[.$D$4]);[.C34]/([.$C$59]-[.$F$59])*[.$L$4]))" office:value-type="float" office:value="11.8701923076923">
            <text:p>11.8701923077</text:p>
          </table:table-cell>
          <table:table-cell table:style-name="ce45" table:formula="of:=ROUND([.I34];0)" office:value-type="float" office:value="12">
            <text:p>12</text:p>
          </table:table-cell>
          <table:table-cell/>
          <table:table-cell table:style-name="ce37" table:formula="of:=IF(AND([.A34]=&quot;Y&quot;;[.$H$2]&gt;0);0;IF([.A34]=&quot;Y&quot;;([.E34]/[.$E$59]*[.$D$4])-[.G34];([.$D$4])-[.G34]))" office:value-type="float" office:value="158.509615384615">
            <text:p>158.5096153846</text:p>
          </table:table-cell>
          <table:table-cell table:style-name="ce4" table:formula="of:=[.G34]/[.$G$59]" office:value-type="float" office:value="0.0144230769230769">
            <text:p>0.0144230769</text:p>
          </table:table-cell>
          <table:table-cell table:formula="of:=[.M34]*[.L34]" office:value-type="float" office:value="2.28619637573964">
            <text:p>2.2861963757</text:p>
          </table:table-cell>
          <table:table-cell table:formula="of:=[.N34]/[.$N$59]*[.$N$4]" office:value-type="float" office:value="2.65280193777598">
            <text:p>2.6528019378</text:p>
          </table:table-cell>
          <table:table-cell table:formula="of:=[.O34]+[.G34]" office:value-type="float" office:value="12.1431865531606">
            <text:p>12.1431865532</text:p>
          </table:table-cell>
          <table:table-cell table:style-name="ce54" table:formula="of:=ROUND([.P34];0)" office:value-type="float" office:value="12">
            <text:p>12</text:p>
          </table:table-cell>
          <table:table-cell/>
          <table:table-cell table:formula="of:=[.L34]/[.$L$59]*[.$N$4]" office:value-type="float" office:value="3.78934896239663">
            <text:p>3.7893489624</text:p>
          </table:table-cell>
          <table:table-cell table:style-name="ce56" table:formula="of:=ROUND([.S34]+[.G34];0)" office:value-type="float" office:value="13">
            <text:p>13</text:p>
          </table:table-cell>
          <table:table-cell/>
          <table:table-cell table:formula="of:=([.S34]+[.O34])/2" office:value-type="float" office:value="3.2210754500863">
            <text:p>3.2210754501</text:p>
          </table:table-cell>
          <table:table-cell table:style-name="ce58" table:formula="of:=ROUND([.V34]+[.G34];0)" office:value-type="float" office:value="13">
            <text:p>13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28">
            <text:p>28</text:p>
          </table:table-cell>
          <table:table-cell table:formula="of:=VLOOKUP([.B35];[$Priority.$C$1:.$S$133];8;0)" office:value-type="float" office:value="0.75">
            <text:p>0.75</text:p>
          </table:table-cell>
          <table:table-cell table:style-name="ce9" table:formula="of:=VLOOKUP([.B35];[$Priority.$C$1:.$S$133];2;0)" office:value-type="string" office:string-value="Milling">
            <text:p>Milling</text:p>
          </table:table-cell>
          <table:table-cell table:style-name="ce37" table:formula="of:=IF([.A35]=&quot;Y&quot;;[.C35];0)" office:value-type="float" office:value="0">
            <text:p>0</text:p>
          </table:table-cell>
          <table:table-cell table:formula="of:=IF(AND([.A35]&lt;&gt;&quot;Y&quot;;MAW&gt;0);IF(([.C35]/(SumCov-SumMAWCov)*PctJobs&gt;PctPop);([.C35]-(PctPop*(SumCov-SumMAWCov)/PctJobs));0);IF(AND(MAW=0;([.C35]/SumCov)&gt;PctPop);[.C35]-((PctPop*SumCov)/PctJobs);0))" office:value-type="float" office:value="0">
            <text:p>0</text:p>
          </table:table-cell>
          <table:table-cell table:formula="of:=IF(OR(AND([.A35]=&quot;Y&quot;;[.$H$2]&gt;0);[.F35]&lt;&gt;0);IF([.F35]&lt;&gt;0;[.$D$4];[.C35]/[.$E$59]*[.$D$4]);IF([.$H$2]&gt;0;[.C35]/([.$C$59]-[.$E$59]-[.$F$59])*([.$M$4]-[.$D$4]);[.C35]/([.$C$59]-[.$F$59])*[.$M$4]))" office:value-type="float" office:value="9.49038461538462">
            <text:p>9.4903846154</text:p>
          </table:table-cell>
          <table:table-cell table:style-name="ce45" table:formula="of:=ROUND([.G35];0)" office:value-type="float" office:value="9">
            <text:p>9</text:p>
          </table:table-cell>
          <table:table-cell table:formula="of:=IF(OR(AND([.A35]=&quot;Y&quot;;[.$H$2]&gt;0);[.F35]&lt;&gt;0);IF([.F35]&lt;&gt;0;[.$D$4];[.C35]/[.$E$59]*[.$D$4]);IF([.$H$2]&gt;0;[.C35]/([.$C$59]-[.$E$59]-[.$F$59])*([.$M$4]-[.$D$4]);[.C35]/([.$C$59]-[.$F$59])*[.$L$4]))" office:value-type="float" office:value="11.8701923076923">
            <text:p>11.8701923077</text:p>
          </table:table-cell>
          <table:table-cell table:style-name="ce45" table:formula="of:=ROUND([.I35];0)" office:value-type="float" office:value="12">
            <text:p>12</text:p>
          </table:table-cell>
          <table:table-cell/>
          <table:table-cell table:style-name="ce37" table:formula="of:=IF(AND([.A35]=&quot;Y&quot;;[.$H$2]&gt;0);0;IF([.A35]=&quot;Y&quot;;([.E35]/[.$E$59]*[.$D$4])-[.G35];([.$D$4])-[.G35]))" office:value-type="float" office:value="158.509615384615">
            <text:p>158.5096153846</text:p>
          </table:table-cell>
          <table:table-cell table:style-name="ce4" table:formula="of:=[.G35]/[.$G$59]" office:value-type="float" office:value="0.0144230769230769">
            <text:p>0.0144230769</text:p>
          </table:table-cell>
          <table:table-cell table:formula="of:=[.M35]*[.L35]" office:value-type="float" office:value="2.28619637573964">
            <text:p>2.2861963757</text:p>
          </table:table-cell>
          <table:table-cell table:formula="of:=[.N35]/[.$N$59]*[.$N$4]" office:value-type="float" office:value="2.65280193777598">
            <text:p>2.6528019378</text:p>
          </table:table-cell>
          <table:table-cell table:formula="of:=[.O35]+[.G35]" office:value-type="float" office:value="12.1431865531606">
            <text:p>12.1431865532</text:p>
          </table:table-cell>
          <table:table-cell table:style-name="ce54" table:formula="of:=ROUND([.P35];0)" office:value-type="float" office:value="12">
            <text:p>12</text:p>
          </table:table-cell>
          <table:table-cell/>
          <table:table-cell table:formula="of:=[.L35]/[.$L$59]*[.$N$4]" office:value-type="float" office:value="3.78934896239663">
            <text:p>3.7893489624</text:p>
          </table:table-cell>
          <table:table-cell table:style-name="ce56" table:formula="of:=ROUND([.S35]+[.G35];0)" office:value-type="float" office:value="13">
            <text:p>13</text:p>
          </table:table-cell>
          <table:table-cell/>
          <table:table-cell table:formula="of:=([.S35]+[.O35])/2" office:value-type="float" office:value="3.2210754500863">
            <text:p>3.2210754501</text:p>
          </table:table-cell>
          <table:table-cell table:style-name="ce58" table:formula="of:=ROUND([.V35]+[.G35];0)" office:value-type="float" office:value="13">
            <text:p>13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string" office:string-value="Y">
            <text:p>Y</text:p>
          </table:table-cell>
          <table:table-cell office:value-type="float" office:value="29">
            <text:p>29</text:p>
          </table:table-cell>
          <table:table-cell table:formula="of:=VLOOKUP([.B36];[$Priority.$C$1:.$S$133];8;0)" office:value-type="float" office:value="1.5">
            <text:p>1.5</text:p>
          </table:table-cell>
          <table:table-cell table:style-name="ce9" table:formula="of:=VLOOKUP([.B36];[$Priority.$C$1:.$S$133];2;0)" office:value-type="string" office:string-value="Woodcutter">
            <text:p>Woodcutter</text:p>
          </table:table-cell>
          <table:table-cell table:style-name="ce37" table:formula="of:=IF([.A36]=&quot;Y&quot;;[.C36];0)" office:value-type="float" office:value="1.5">
            <text:p>1.5</text:p>
          </table:table-cell>
          <table:table-cell table:formula="of:=IF(AND([.A36]&lt;&gt;&quot;Y&quot;;MAW&gt;0);IF(([.C36]/(SumCov-SumMAWCov)*PctJobs&gt;PctPop);([.C36]-(PctPop*(SumCov-SumMAWCov)/PctJobs));0);IF(AND(MAW=0;([.C36]/SumCov)&gt;PctPop);[.C36]-((PctPop*SumCov)/PctJobs);0))" office:value-type="float" office:value="0">
            <text:p>0</text:p>
          </table:table-cell>
          <table:table-cell table:formula="of:=IF(OR(AND([.A36]=&quot;Y&quot;;[.$H$2]&gt;0);[.F36]&lt;&gt;0);IF([.F36]&lt;&gt;0;[.$D$4];[.C36]/[.$E$59]*[.$D$4]);IF([.$H$2]&gt;0;[.C36]/([.$C$59]-[.$E$59]-[.$F$59])*([.$M$4]-[.$D$4]);[.C36]/([.$C$59]-[.$F$59])*[.$M$4]))" office:value-type="float" office:value="18.9807692307692">
            <text:p>18.9807692308</text:p>
          </table:table-cell>
          <table:table-cell table:style-name="ce45" table:formula="of:=ROUND([.G36];0)" office:value-type="float" office:value="19">
            <text:p>19</text:p>
          </table:table-cell>
          <table:table-cell table:formula="of:=IF(OR(AND([.A36]=&quot;Y&quot;;[.$H$2]&gt;0);[.F36]&lt;&gt;0);IF([.F36]&lt;&gt;0;[.$D$4];[.C36]/[.$E$59]*[.$D$4]);IF([.$H$2]&gt;0;[.C36]/([.$C$59]-[.$E$59]-[.$F$59])*([.$M$4]-[.$D$4]);[.C36]/([.$C$59]-[.$F$59])*[.$L$4]))" office:value-type="float" office:value="23.7403846153846">
            <text:p>23.7403846154</text:p>
          </table:table-cell>
          <table:table-cell table:style-name="ce45" table:formula="of:=ROUND([.I36];0)" office:value-type="float" office:value="24">
            <text:p>24</text:p>
          </table:table-cell>
          <table:table-cell/>
          <table:table-cell table:style-name="ce37" table:formula="of:=IF(AND([.A36]=&quot;Y&quot;;[.$H$2]&gt;0);0;IF([.A36]=&quot;Y&quot;;([.E36]/[.$E$59]*[.$D$4])-[.G36];([.$D$4])-[.G36]))" office:value-type="float" office:value="31.4192307692308">
            <text:p>31.4192307692</text:p>
          </table:table-cell>
          <table:table-cell table:style-name="ce4" table:formula="of:=[.G36]/[.$G$59]" office:value-type="float" office:value="0.0288461538461538">
            <text:p>0.0288461538</text:p>
          </table:table-cell>
          <table:table-cell table:formula="of:=[.M36]*[.L36]" office:value-type="float" office:value="0.906323964497041">
            <text:p>0.9063239645</text:p>
          </table:table-cell>
          <table:table-cell table:formula="of:=[.N36]/[.$N$59]*[.$N$4]" office:value-type="float" office:value="1.05165855163807">
            <text:p>1.0516585516</text:p>
          </table:table-cell>
          <table:table-cell table:formula="of:=[.O36]+[.G36]" office:value-type="float" office:value="20.0324277824073">
            <text:p>20.0324277824</text:p>
          </table:table-cell>
          <table:table-cell table:style-name="ce54" table:formula="of:=ROUND([.P36];0)" office:value-type="float" office:value="20">
            <text:p>20</text:p>
          </table:table-cell>
          <table:table-cell/>
          <table:table-cell table:formula="of:=[.L36]/[.$L$59]*[.$N$4]" office:value-type="float" office:value="0.751111717896708">
            <text:p>0.7511117179</text:p>
          </table:table-cell>
          <table:table-cell table:style-name="ce56" table:formula="of:=ROUND([.S36]+[.G36];0)" office:value-type="float" office:value="20">
            <text:p>20</text:p>
          </table:table-cell>
          <table:table-cell/>
          <table:table-cell table:formula="of:=([.S36]+[.O36])/2" office:value-type="float" office:value="0.901385134767389">
            <text:p>0.9013851348</text:p>
          </table:table-cell>
          <table:table-cell table:style-name="ce58" table:formula="of:=ROUND([.V36]+[.G36];0)" office:value-type="float" office:value="20">
            <text:p>20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30">
            <text:p>30</text:p>
          </table:table-cell>
          <table:table-cell table:formula="of:=VLOOKUP([.B37];[$Priority.$C$1:.$S$133];8;0)" office:value-type="float" office:value="1.25">
            <text:p>1.25</text:p>
          </table:table-cell>
          <table:table-cell table:style-name="ce9" table:formula="of:=VLOOKUP([.B37];[$Priority.$C$1:.$S$133];2;0)" office:value-type="string" office:string-value="Fisherdwarf">
            <text:p>Fisherdwarf</text:p>
          </table:table-cell>
          <table:table-cell table:style-name="ce37" table:formula="of:=IF([.A37]=&quot;Y&quot;;[.C37];0)" office:value-type="float" office:value="0">
            <text:p>0</text:p>
          </table:table-cell>
          <table:table-cell table:formula="of:=IF(AND([.A37]&lt;&gt;&quot;Y&quot;;MAW&gt;0);IF(([.C37]/(SumCov-SumMAWCov)*PctJobs&gt;PctPop);([.C37]-(PctPop*(SumCov-SumMAWCov)/PctJobs));0);IF(AND(MAW=0;([.C37]/SumCov)&gt;PctPop);[.C37]-((PctPop*SumCov)/PctJobs);0))" office:value-type="float" office:value="0">
            <text:p>0</text:p>
          </table:table-cell>
          <table:table-cell table:formula="of:=IF(OR(AND([.A37]=&quot;Y&quot;;[.$H$2]&gt;0);[.F37]&lt;&gt;0);IF([.F37]&lt;&gt;0;[.$D$4];[.C37]/[.$E$59]*[.$D$4]);IF([.$H$2]&gt;0;[.C37]/([.$C$59]-[.$E$59]-[.$F$59])*([.$M$4]-[.$D$4]);[.C37]/([.$C$59]-[.$F$59])*[.$M$4]))" office:value-type="float" office:value="15.8173076923077">
            <text:p>15.8173076923</text:p>
          </table:table-cell>
          <table:table-cell table:style-name="ce45" table:formula="of:=ROUND([.G37];0)" office:value-type="float" office:value="16">
            <text:p>16</text:p>
          </table:table-cell>
          <table:table-cell table:formula="of:=IF(OR(AND([.A37]=&quot;Y&quot;;[.$H$2]&gt;0);[.F37]&lt;&gt;0);IF([.F37]&lt;&gt;0;[.$D$4];[.C37]/[.$E$59]*[.$D$4]);IF([.$H$2]&gt;0;[.C37]/([.$C$59]-[.$E$59]-[.$F$59])*([.$M$4]-[.$D$4]);[.C37]/([.$C$59]-[.$F$59])*[.$L$4]))" office:value-type="float" office:value="19.7836538461538">
            <text:p>19.7836538462</text:p>
          </table:table-cell>
          <table:table-cell table:style-name="ce45" table:formula="of:=ROUND([.I37];0)" office:value-type="float" office:value="20">
            <text:p>20</text:p>
          </table:table-cell>
          <table:table-cell/>
          <table:table-cell table:style-name="ce37" table:formula="of:=IF(AND([.A37]=&quot;Y&quot;;[.$H$2]&gt;0);0;IF([.A37]=&quot;Y&quot;;([.E37]/[.$E$59]*[.$D$4])-[.G37];([.$D$4])-[.G37]))" office:value-type="float" office:value="152.182692307692">
            <text:p>152.1826923077</text:p>
          </table:table-cell>
          <table:table-cell table:style-name="ce4" table:formula="of:=[.G37]/[.$G$59]" office:value-type="float" office:value="0.0240384615384615">
            <text:p>0.0240384615</text:p>
          </table:table-cell>
          <table:table-cell table:formula="of:=[.M37]*[.L37]" office:value-type="float" office:value="3.65823779585799">
            <text:p>3.6582377959</text:p>
          </table:table-cell>
          <table:table-cell table:formula="of:=[.N37]/[.$N$59]*[.$N$4]" office:value-type="float" office:value="4.2448585855">
            <text:p>4.2448585855</text:p>
          </table:table-cell>
          <table:table-cell table:formula="of:=[.O37]+[.G37]" office:value-type="float" office:value="20.0621662778077">
            <text:p>20.0621662778</text:p>
          </table:table-cell>
          <table:table-cell table:style-name="ce54" table:formula="of:=ROUND([.P37];0)" office:value-type="float" office:value="20">
            <text:p>20</text:p>
          </table:table-cell>
          <table:table-cell/>
          <table:table-cell table:formula="of:=[.L37]/[.$L$59]*[.$N$4]" office:value-type="float" office:value="3.63809681697613">
            <text:p>3.638096817</text:p>
          </table:table-cell>
          <table:table-cell table:style-name="ce56" table:formula="of:=ROUND([.S37]+[.G37];0)" office:value-type="float" office:value="19">
            <text:p>19</text:p>
          </table:table-cell>
          <table:table-cell/>
          <table:table-cell table:formula="of:=([.S37]+[.O37])/2" office:value-type="float" office:value="3.94147770123806">
            <text:p>3.9414777012</text:p>
          </table:table-cell>
          <table:table-cell table:style-name="ce58" table:formula="of:=ROUND([.V37]+[.G37];0)" office:value-type="float" office:value="20">
            <text:p>20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31">
            <text:p>31</text:p>
          </table:table-cell>
          <table:table-cell table:formula="of:=VLOOKUP([.B38];[$Priority.$C$1:.$S$133];8;0)" office:value-type="float" office:value="1.25">
            <text:p>1.25</text:p>
          </table:table-cell>
          <table:table-cell table:style-name="ce9" table:formula="of:=VLOOKUP([.B38];[$Priority.$C$1:.$S$133];2;0)" office:value-type="string" office:string-value="Fish Cleaner">
            <text:p>Fish Cleaner</text:p>
          </table:table-cell>
          <table:table-cell table:style-name="ce37" table:formula="of:=IF([.A38]=&quot;Y&quot;;[.C38];0)" office:value-type="float" office:value="0">
            <text:p>0</text:p>
          </table:table-cell>
          <table:table-cell table:formula="of:=IF(AND([.A38]&lt;&gt;&quot;Y&quot;;MAW&gt;0);IF(([.C38]/(SumCov-SumMAWCov)*PctJobs&gt;PctPop);([.C38]-(PctPop*(SumCov-SumMAWCov)/PctJobs));0);IF(AND(MAW=0;([.C38]/SumCov)&gt;PctPop);[.C38]-((PctPop*SumCov)/PctJobs);0))" office:value-type="float" office:value="0">
            <text:p>0</text:p>
          </table:table-cell>
          <table:table-cell table:formula="of:=IF(OR(AND([.A38]=&quot;Y&quot;;[.$H$2]&gt;0);[.F38]&lt;&gt;0);IF([.F38]&lt;&gt;0;[.$D$4];[.C38]/[.$E$59]*[.$D$4]);IF([.$H$2]&gt;0;[.C38]/([.$C$59]-[.$E$59]-[.$F$59])*([.$M$4]-[.$D$4]);[.C38]/([.$C$59]-[.$F$59])*[.$M$4]))" office:value-type="float" office:value="15.8173076923077">
            <text:p>15.8173076923</text:p>
          </table:table-cell>
          <table:table-cell table:style-name="ce45" table:formula="of:=ROUND([.G38];0)" office:value-type="float" office:value="16">
            <text:p>16</text:p>
          </table:table-cell>
          <table:table-cell table:formula="of:=IF(OR(AND([.A38]=&quot;Y&quot;;[.$H$2]&gt;0);[.F38]&lt;&gt;0);IF([.F38]&lt;&gt;0;[.$D$4];[.C38]/[.$E$59]*[.$D$4]);IF([.$H$2]&gt;0;[.C38]/([.$C$59]-[.$E$59]-[.$F$59])*([.$M$4]-[.$D$4]);[.C38]/([.$C$59]-[.$F$59])*[.$L$4]))" office:value-type="float" office:value="19.7836538461538">
            <text:p>19.7836538462</text:p>
          </table:table-cell>
          <table:table-cell table:style-name="ce45" table:formula="of:=ROUND([.I38];0)" office:value-type="float" office:value="20">
            <text:p>20</text:p>
          </table:table-cell>
          <table:table-cell/>
          <table:table-cell table:style-name="ce37" table:formula="of:=IF(AND([.A38]=&quot;Y&quot;;[.$H$2]&gt;0);0;IF([.A38]=&quot;Y&quot;;([.E38]/[.$E$59]*[.$D$4])-[.G38];([.$D$4])-[.G38]))" office:value-type="float" office:value="152.182692307692">
            <text:p>152.1826923077</text:p>
          </table:table-cell>
          <table:table-cell table:style-name="ce4" table:formula="of:=[.G38]/[.$G$59]" office:value-type="float" office:value="0.0240384615384615">
            <text:p>0.0240384615</text:p>
          </table:table-cell>
          <table:table-cell table:formula="of:=[.M38]*[.L38]" office:value-type="float" office:value="3.65823779585799">
            <text:p>3.6582377959</text:p>
          </table:table-cell>
          <table:table-cell table:formula="of:=[.N38]/[.$N$59]*[.$N$4]" office:value-type="float" office:value="4.2448585855">
            <text:p>4.2448585855</text:p>
          </table:table-cell>
          <table:table-cell table:formula="of:=[.O38]+[.G38]" office:value-type="float" office:value="20.0621662778077">
            <text:p>20.0621662778</text:p>
          </table:table-cell>
          <table:table-cell table:style-name="ce54" table:formula="of:=ROUND([.P38];0)" office:value-type="float" office:value="20">
            <text:p>20</text:p>
          </table:table-cell>
          <table:table-cell/>
          <table:table-cell table:formula="of:=[.L38]/[.$L$59]*[.$N$4]" office:value-type="float" office:value="3.63809681697613">
            <text:p>3.638096817</text:p>
          </table:table-cell>
          <table:table-cell table:style-name="ce56" table:formula="of:=ROUND([.S38]+[.G38];0)" office:value-type="float" office:value="19">
            <text:p>19</text:p>
          </table:table-cell>
          <table:table-cell/>
          <table:table-cell table:formula="of:=([.S38]+[.O38])/2" office:value-type="float" office:value="3.94147770123806">
            <text:p>3.9414777012</text:p>
          </table:table-cell>
          <table:table-cell table:style-name="ce58" table:formula="of:=ROUND([.V38]+[.G38];0)" office:value-type="float" office:value="20">
            <text:p>20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32">
            <text:p>32</text:p>
          </table:table-cell>
          <table:table-cell table:formula="of:=VLOOKUP([.B39];[$Priority.$C$1:.$S$133];8;0)" office:value-type="float" office:value="1">
            <text:p>1</text:p>
          </table:table-cell>
          <table:table-cell table:style-name="ce9" table:formula="of:=VLOOKUP([.B39];[$Priority.$C$1:.$S$133];2;0)" office:value-type="string" office:string-value="Tanner">
            <text:p>Tanner</text:p>
          </table:table-cell>
          <table:table-cell table:style-name="ce37" table:formula="of:=IF([.A39]=&quot;Y&quot;;[.C39];0)" office:value-type="float" office:value="0">
            <text:p>0</text:p>
          </table:table-cell>
          <table:table-cell table:formula="of:=IF(AND([.A39]&lt;&gt;&quot;Y&quot;;MAW&gt;0);IF(([.C39]/(SumCov-SumMAWCov)*PctJobs&gt;PctPop);([.C39]-(PctPop*(SumCov-SumMAWCov)/PctJobs));0);IF(AND(MAW=0;([.C39]/SumCov)&gt;PctPop);[.C39]-((PctPop*SumCov)/PctJobs);0))" office:value-type="float" office:value="0">
            <text:p>0</text:p>
          </table:table-cell>
          <table:table-cell table:formula="of:=IF(OR(AND([.A39]=&quot;Y&quot;;[.$H$2]&gt;0);[.F39]&lt;&gt;0);IF([.F39]&lt;&gt;0;[.$D$4];[.C39]/[.$E$59]*[.$D$4]);IF([.$H$2]&gt;0;[.C39]/([.$C$59]-[.$E$59]-[.$F$59])*([.$M$4]-[.$D$4]);[.C39]/([.$C$59]-[.$F$59])*[.$M$4]))" office:value-type="float" office:value="12.6538461538462">
            <text:p>12.6538461538</text:p>
          </table:table-cell>
          <table:table-cell table:style-name="ce45" table:formula="of:=ROUND([.G39];0)" office:value-type="float" office:value="13">
            <text:p>13</text:p>
          </table:table-cell>
          <table:table-cell table:formula="of:=IF(OR(AND([.A39]=&quot;Y&quot;;[.$H$2]&gt;0);[.F39]&lt;&gt;0);IF([.F39]&lt;&gt;0;[.$D$4];[.C39]/[.$E$59]*[.$D$4]);IF([.$H$2]&gt;0;[.C39]/([.$C$59]-[.$E$59]-[.$F$59])*([.$M$4]-[.$D$4]);[.C39]/([.$C$59]-[.$F$59])*[.$L$4]))" office:value-type="float" office:value="15.8269230769231">
            <text:p>15.8269230769</text:p>
          </table:table-cell>
          <table:table-cell table:style-name="ce45" table:formula="of:=ROUND([.I39];0)" office:value-type="float" office:value="16">
            <text:p>16</text:p>
          </table:table-cell>
          <table:table-cell/>
          <table:table-cell table:style-name="ce37" table:formula="of:=IF(AND([.A39]=&quot;Y&quot;;[.$H$2]&gt;0);0;IF([.A39]=&quot;Y&quot;;([.E39]/[.$E$59]*[.$D$4])-[.G39];([.$D$4])-[.G39]))" office:value-type="float" office:value="155.346153846154">
            <text:p>155.3461538462</text:p>
          </table:table-cell>
          <table:table-cell table:style-name="ce4" table:formula="of:=[.G39]/[.$G$59]" office:value-type="float" office:value="0.0192307692307692">
            <text:p>0.0192307692</text:p>
          </table:table-cell>
          <table:table-cell table:formula="of:=[.M39]*[.L39]" office:value-type="float" office:value="2.98742603550296">
            <text:p>2.9874260355</text:p>
          </table:table-cell>
          <table:table-cell table:formula="of:=[.N39]/[.$N$59]*[.$N$4]" office:value-type="float" office:value="3.46647805938398">
            <text:p>3.4664780594</text:p>
          </table:table-cell>
          <table:table-cell table:formula="of:=[.O39]+[.G39]" office:value-type="float" office:value="16.1203242132301">
            <text:p>16.1203242132</text:p>
          </table:table-cell>
          <table:table-cell table:style-name="ce54" table:formula="of:=ROUND([.P39];0)" office:value-type="float" office:value="16">
            <text:p>16</text:p>
          </table:table-cell>
          <table:table-cell/>
          <table:table-cell table:formula="of:=[.L39]/[.$L$59]*[.$N$4]" office:value-type="float" office:value="3.71372288968638">
            <text:p>3.7137228897</text:p>
          </table:table-cell>
          <table:table-cell table:style-name="ce56" table:formula="of:=ROUND([.S39]+[.G39];0)" office:value-type="float" office:value="16">
            <text:p>16</text:p>
          </table:table-cell>
          <table:table-cell/>
          <table:table-cell table:formula="of:=([.S39]+[.O39])/2" office:value-type="float" office:value="3.59010047453518">
            <text:p>3.5901004745</text:p>
          </table:table-cell>
          <table:table-cell table:style-name="ce58" table:formula="of:=ROUND([.V39]+[.G39];0)" office:value-type="float" office:value="16">
            <text:p>16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33">
            <text:p>33</text:p>
          </table:table-cell>
          <table:table-cell table:formula="of:=VLOOKUP([.B40];[$Priority.$C$1:.$S$133];8;0)" office:value-type="float" office:value="1.25">
            <text:p>1.25</text:p>
          </table:table-cell>
          <table:table-cell table:style-name="ce9" table:formula="of:=VLOOKUP([.B40];[$Priority.$C$1:.$S$133];2;0)" office:value-type="string" office:string-value="Spinner">
            <text:p>Spinner</text:p>
          </table:table-cell>
          <table:table-cell table:style-name="ce37" table:formula="of:=IF([.A40]=&quot;Y&quot;;[.C40];0)" office:value-type="float" office:value="0">
            <text:p>0</text:p>
          </table:table-cell>
          <table:table-cell table:formula="of:=IF(AND([.A40]&lt;&gt;&quot;Y&quot;;MAW&gt;0);IF(([.C40]/(SumCov-SumMAWCov)*PctJobs&gt;PctPop);([.C40]-(PctPop*(SumCov-SumMAWCov)/PctJobs));0);IF(AND(MAW=0;([.C40]/SumCov)&gt;PctPop);[.C40]-((PctPop*SumCov)/PctJobs);0))" office:value-type="float" office:value="0">
            <text:p>0</text:p>
          </table:table-cell>
          <table:table-cell table:formula="of:=IF(OR(AND([.A40]=&quot;Y&quot;;[.$H$2]&gt;0);[.F40]&lt;&gt;0);IF([.F40]&lt;&gt;0;[.$D$4];[.C40]/[.$E$59]*[.$D$4]);IF([.$H$2]&gt;0;[.C40]/([.$C$59]-[.$E$59]-[.$F$59])*([.$M$4]-[.$D$4]);[.C40]/([.$C$59]-[.$F$59])*[.$M$4]))" office:value-type="float" office:value="15.8173076923077">
            <text:p>15.8173076923</text:p>
          </table:table-cell>
          <table:table-cell table:style-name="ce45" table:formula="of:=ROUND([.G40];0)" office:value-type="float" office:value="16">
            <text:p>16</text:p>
          </table:table-cell>
          <table:table-cell table:formula="of:=IF(OR(AND([.A40]=&quot;Y&quot;;[.$H$2]&gt;0);[.F40]&lt;&gt;0);IF([.F40]&lt;&gt;0;[.$D$4];[.C40]/[.$E$59]*[.$D$4]);IF([.$H$2]&gt;0;[.C40]/([.$C$59]-[.$E$59]-[.$F$59])*([.$M$4]-[.$D$4]);[.C40]/([.$C$59]-[.$F$59])*[.$L$4]))" office:value-type="float" office:value="19.7836538461538">
            <text:p>19.7836538462</text:p>
          </table:table-cell>
          <table:table-cell table:style-name="ce45" table:formula="of:=ROUND([.I40];0)" office:value-type="float" office:value="20">
            <text:p>20</text:p>
          </table:table-cell>
          <table:table-cell/>
          <table:table-cell table:style-name="ce37" table:formula="of:=IF(AND([.A40]=&quot;Y&quot;;[.$H$2]&gt;0);0;IF([.A40]=&quot;Y&quot;;([.E40]/[.$E$59]*[.$D$4])-[.G40];([.$D$4])-[.G40]))" office:value-type="float" office:value="152.182692307692">
            <text:p>152.1826923077</text:p>
          </table:table-cell>
          <table:table-cell table:style-name="ce4" table:formula="of:=[.G40]/[.$G$59]" office:value-type="float" office:value="0.0240384615384615">
            <text:p>0.0240384615</text:p>
          </table:table-cell>
          <table:table-cell table:formula="of:=[.M40]*[.L40]" office:value-type="float" office:value="3.65823779585799">
            <text:p>3.6582377959</text:p>
          </table:table-cell>
          <table:table-cell table:formula="of:=[.N40]/[.$N$59]*[.$N$4]" office:value-type="float" office:value="4.2448585855">
            <text:p>4.2448585855</text:p>
          </table:table-cell>
          <table:table-cell table:formula="of:=[.O40]+[.G40]" office:value-type="float" office:value="20.0621662778077">
            <text:p>20.0621662778</text:p>
          </table:table-cell>
          <table:table-cell table:style-name="ce54" table:formula="of:=ROUND([.P40];0)" office:value-type="float" office:value="20">
            <text:p>20</text:p>
          </table:table-cell>
          <table:table-cell/>
          <table:table-cell table:formula="of:=[.L40]/[.$L$59]*[.$N$4]" office:value-type="float" office:value="3.63809681697613">
            <text:p>3.638096817</text:p>
          </table:table-cell>
          <table:table-cell table:style-name="ce56" table:formula="of:=ROUND([.S40]+[.G40];0)" office:value-type="float" office:value="19">
            <text:p>19</text:p>
          </table:table-cell>
          <table:table-cell/>
          <table:table-cell table:formula="of:=([.S40]+[.O40])/2" office:value-type="float" office:value="3.94147770123806">
            <text:p>3.9414777012</text:p>
          </table:table-cell>
          <table:table-cell table:style-name="ce58" table:formula="of:=ROUND([.V40]+[.G40];0)" office:value-type="float" office:value="20">
            <text:p>20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34">
            <text:p>34</text:p>
          </table:table-cell>
          <table:table-cell table:formula="of:=VLOOKUP([.B41];[$Priority.$C$1:.$S$133];8;0)" office:value-type="float" office:value="1.25">
            <text:p>1.25</text:p>
          </table:table-cell>
          <table:table-cell table:style-name="ce9" table:formula="of:=VLOOKUP([.B41];[$Priority.$C$1:.$S$133];2;0)" office:value-type="string" office:string-value="Siege Engineer">
            <text:p>Siege Engineer</text:p>
          </table:table-cell>
          <table:table-cell table:style-name="ce37" table:formula="of:=IF([.A41]=&quot;Y&quot;;[.C41];0)" office:value-type="float" office:value="0">
            <text:p>0</text:p>
          </table:table-cell>
          <table:table-cell table:formula="of:=IF(AND([.A41]&lt;&gt;&quot;Y&quot;;MAW&gt;0);IF(([.C41]/(SumCov-SumMAWCov)*PctJobs&gt;PctPop);([.C41]-(PctPop*(SumCov-SumMAWCov)/PctJobs));0);IF(AND(MAW=0;([.C41]/SumCov)&gt;PctPop);[.C41]-((PctPop*SumCov)/PctJobs);0))" office:value-type="float" office:value="0">
            <text:p>0</text:p>
          </table:table-cell>
          <table:table-cell table:formula="of:=IF(OR(AND([.A41]=&quot;Y&quot;;[.$H$2]&gt;0);[.F41]&lt;&gt;0);IF([.F41]&lt;&gt;0;[.$D$4];[.C41]/[.$E$59]*[.$D$4]);IF([.$H$2]&gt;0;[.C41]/([.$C$59]-[.$E$59]-[.$F$59])*([.$M$4]-[.$D$4]);[.C41]/([.$C$59]-[.$F$59])*[.$M$4]))" office:value-type="float" office:value="15.8173076923077">
            <text:p>15.8173076923</text:p>
          </table:table-cell>
          <table:table-cell table:style-name="ce45" table:formula="of:=ROUND([.G41];0)" office:value-type="float" office:value="16">
            <text:p>16</text:p>
          </table:table-cell>
          <table:table-cell table:formula="of:=IF(OR(AND([.A41]=&quot;Y&quot;;[.$H$2]&gt;0);[.F41]&lt;&gt;0);IF([.F41]&lt;&gt;0;[.$D$4];[.C41]/[.$E$59]*[.$D$4]);IF([.$H$2]&gt;0;[.C41]/([.$C$59]-[.$E$59]-[.$F$59])*([.$M$4]-[.$D$4]);[.C41]/([.$C$59]-[.$F$59])*[.$L$4]))" office:value-type="float" office:value="19.7836538461538">
            <text:p>19.7836538462</text:p>
          </table:table-cell>
          <table:table-cell table:style-name="ce45" table:formula="of:=ROUND([.I41];0)" office:value-type="float" office:value="20">
            <text:p>20</text:p>
          </table:table-cell>
          <table:table-cell/>
          <table:table-cell table:style-name="ce37" table:formula="of:=IF(AND([.A41]=&quot;Y&quot;;[.$H$2]&gt;0);0;IF([.A41]=&quot;Y&quot;;([.E41]/[.$E$59]*[.$D$4])-[.G41];([.$D$4])-[.G41]))" office:value-type="float" office:value="152.182692307692">
            <text:p>152.1826923077</text:p>
          </table:table-cell>
          <table:table-cell table:style-name="ce4" table:formula="of:=[.G41]/[.$G$59]" office:value-type="float" office:value="0.0240384615384615">
            <text:p>0.0240384615</text:p>
          </table:table-cell>
          <table:table-cell table:formula="of:=[.M41]*[.L41]" office:value-type="float" office:value="3.65823779585799">
            <text:p>3.6582377959</text:p>
          </table:table-cell>
          <table:table-cell table:formula="of:=[.N41]/[.$N$59]*[.$N$4]" office:value-type="float" office:value="4.2448585855">
            <text:p>4.2448585855</text:p>
          </table:table-cell>
          <table:table-cell table:formula="of:=[.O41]+[.G41]" office:value-type="float" office:value="20.0621662778077">
            <text:p>20.0621662778</text:p>
          </table:table-cell>
          <table:table-cell table:style-name="ce54" table:formula="of:=ROUND([.P41];0)" office:value-type="float" office:value="20">
            <text:p>20</text:p>
          </table:table-cell>
          <table:table-cell/>
          <table:table-cell table:formula="of:=[.L41]/[.$L$59]*[.$N$4]" office:value-type="float" office:value="3.63809681697613">
            <text:p>3.638096817</text:p>
          </table:table-cell>
          <table:table-cell table:style-name="ce56" table:formula="of:=ROUND([.S41]+[.G41];0)" office:value-type="float" office:value="19">
            <text:p>19</text:p>
          </table:table-cell>
          <table:table-cell/>
          <table:table-cell table:formula="of:=([.S41]+[.O41])/2" office:value-type="float" office:value="3.94147770123806">
            <text:p>3.9414777012</text:p>
          </table:table-cell>
          <table:table-cell table:style-name="ce58" table:formula="of:=ROUND([.V41]+[.G41];0)" office:value-type="float" office:value="20">
            <text:p>20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35">
            <text:p>35</text:p>
          </table:table-cell>
          <table:table-cell table:formula="of:=VLOOKUP([.B42];[$Priority.$C$1:.$S$133];8;0)" office:value-type="float" office:value="1">
            <text:p>1</text:p>
          </table:table-cell>
          <table:table-cell table:style-name="ce9" table:formula="of:=VLOOKUP([.B42];[$Priority.$C$1:.$S$133];2;0)" office:value-type="string" office:string-value="Animal Trainer">
            <text:p>Animal Trainer</text:p>
          </table:table-cell>
          <table:table-cell table:style-name="ce37" table:formula="of:=IF([.A42]=&quot;Y&quot;;[.C42];0)" office:value-type="float" office:value="0">
            <text:p>0</text:p>
          </table:table-cell>
          <table:table-cell table:formula="of:=IF(AND([.A42]&lt;&gt;&quot;Y&quot;;MAW&gt;0);IF(([.C42]/(SumCov-SumMAWCov)*PctJobs&gt;PctPop);([.C42]-(PctPop*(SumCov-SumMAWCov)/PctJobs));0);IF(AND(MAW=0;([.C42]/SumCov)&gt;PctPop);[.C42]-((PctPop*SumCov)/PctJobs);0))" office:value-type="float" office:value="0">
            <text:p>0</text:p>
          </table:table-cell>
          <table:table-cell table:formula="of:=IF(OR(AND([.A42]=&quot;Y&quot;;[.$H$2]&gt;0);[.F42]&lt;&gt;0);IF([.F42]&lt;&gt;0;[.$D$4];[.C42]/[.$E$59]*[.$D$4]);IF([.$H$2]&gt;0;[.C42]/([.$C$59]-[.$E$59]-[.$F$59])*([.$M$4]-[.$D$4]);[.C42]/([.$C$59]-[.$F$59])*[.$M$4]))" office:value-type="float" office:value="12.6538461538462">
            <text:p>12.6538461538</text:p>
          </table:table-cell>
          <table:table-cell table:style-name="ce45" table:formula="of:=ROUND([.G42];0)" office:value-type="float" office:value="13">
            <text:p>13</text:p>
          </table:table-cell>
          <table:table-cell table:formula="of:=IF(OR(AND([.A42]=&quot;Y&quot;;[.$H$2]&gt;0);[.F42]&lt;&gt;0);IF([.F42]&lt;&gt;0;[.$D$4];[.C42]/[.$E$59]*[.$D$4]);IF([.$H$2]&gt;0;[.C42]/([.$C$59]-[.$E$59]-[.$F$59])*([.$M$4]-[.$D$4]);[.C42]/([.$C$59]-[.$F$59])*[.$L$4]))" office:value-type="float" office:value="15.8269230769231">
            <text:p>15.8269230769</text:p>
          </table:table-cell>
          <table:table-cell table:style-name="ce45" table:formula="of:=ROUND([.I42];0)" office:value-type="float" office:value="16">
            <text:p>16</text:p>
          </table:table-cell>
          <table:table-cell/>
          <table:table-cell table:style-name="ce37" table:formula="of:=IF(AND([.A42]=&quot;Y&quot;;[.$H$2]&gt;0);0;IF([.A42]=&quot;Y&quot;;([.E42]/[.$E$59]*[.$D$4])-[.G42];([.$D$4])-[.G42]))" office:value-type="float" office:value="155.346153846154">
            <text:p>155.3461538462</text:p>
          </table:table-cell>
          <table:table-cell table:style-name="ce4" table:formula="of:=[.G42]/[.$G$59]" office:value-type="float" office:value="0.0192307692307692">
            <text:p>0.0192307692</text:p>
          </table:table-cell>
          <table:table-cell table:formula="of:=[.M42]*[.L42]" office:value-type="float" office:value="2.98742603550296">
            <text:p>2.9874260355</text:p>
          </table:table-cell>
          <table:table-cell table:formula="of:=[.N42]/[.$N$59]*[.$N$4]" office:value-type="float" office:value="3.46647805938398">
            <text:p>3.4664780594</text:p>
          </table:table-cell>
          <table:table-cell table:formula="of:=[.O42]+[.G42]" office:value-type="float" office:value="16.1203242132301">
            <text:p>16.1203242132</text:p>
          </table:table-cell>
          <table:table-cell table:style-name="ce54" table:formula="of:=ROUND([.P42];0)" office:value-type="float" office:value="16">
            <text:p>16</text:p>
          </table:table-cell>
          <table:table-cell/>
          <table:table-cell table:formula="of:=[.L42]/[.$L$59]*[.$N$4]" office:value-type="float" office:value="3.71372288968638">
            <text:p>3.7137228897</text:p>
          </table:table-cell>
          <table:table-cell table:style-name="ce56" table:formula="of:=ROUND([.S42]+[.G42];0)" office:value-type="float" office:value="16">
            <text:p>16</text:p>
          </table:table-cell>
          <table:table-cell/>
          <table:table-cell table:formula="of:=([.S42]+[.O42])/2" office:value-type="float" office:value="3.59010047453518">
            <text:p>3.5901004745</text:p>
          </table:table-cell>
          <table:table-cell table:style-name="ce58" table:formula="of:=ROUND([.V42]+[.G42];0)" office:value-type="float" office:value="16">
            <text:p>16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36">
            <text:p>36</text:p>
          </table:table-cell>
          <table:table-cell table:formula="of:=VLOOKUP([.B43];[$Priority.$C$1:.$S$133];8;0)" office:value-type="float" office:value="1.25">
            <text:p>1.25</text:p>
          </table:table-cell>
          <table:table-cell table:style-name="ce9" table:formula="of:=VLOOKUP([.B43];[$Priority.$C$1:.$S$133];2;0)" office:value-type="string" office:string-value="Butcher">
            <text:p>Butcher</text:p>
          </table:table-cell>
          <table:table-cell table:style-name="ce37" table:formula="of:=IF([.A43]=&quot;Y&quot;;[.C43];0)" office:value-type="float" office:value="0">
            <text:p>0</text:p>
          </table:table-cell>
          <table:table-cell table:formula="of:=IF(AND([.A43]&lt;&gt;&quot;Y&quot;;MAW&gt;0);IF(([.C43]/(SumCov-SumMAWCov)*PctJobs&gt;PctPop);([.C43]-(PctPop*(SumCov-SumMAWCov)/PctJobs));0);IF(AND(MAW=0;([.C43]/SumCov)&gt;PctPop);[.C43]-((PctPop*SumCov)/PctJobs);0))" office:value-type="float" office:value="0">
            <text:p>0</text:p>
          </table:table-cell>
          <table:table-cell table:formula="of:=IF(OR(AND([.A43]=&quot;Y&quot;;[.$H$2]&gt;0);[.F43]&lt;&gt;0);IF([.F43]&lt;&gt;0;[.$D$4];[.C43]/[.$E$59]*[.$D$4]);IF([.$H$2]&gt;0;[.C43]/([.$C$59]-[.$E$59]-[.$F$59])*([.$M$4]-[.$D$4]);[.C43]/([.$C$59]-[.$F$59])*[.$M$4]))" office:value-type="float" office:value="15.8173076923077">
            <text:p>15.8173076923</text:p>
          </table:table-cell>
          <table:table-cell table:style-name="ce45" table:formula="of:=ROUND([.G43];0)" office:value-type="float" office:value="16">
            <text:p>16</text:p>
          </table:table-cell>
          <table:table-cell table:formula="of:=IF(OR(AND([.A43]=&quot;Y&quot;;[.$H$2]&gt;0);[.F43]&lt;&gt;0);IF([.F43]&lt;&gt;0;[.$D$4];[.C43]/[.$E$59]*[.$D$4]);IF([.$H$2]&gt;0;[.C43]/([.$C$59]-[.$E$59]-[.$F$59])*([.$M$4]-[.$D$4]);[.C43]/([.$C$59]-[.$F$59])*[.$L$4]))" office:value-type="float" office:value="19.7836538461538">
            <text:p>19.7836538462</text:p>
          </table:table-cell>
          <table:table-cell table:style-name="ce45" table:formula="of:=ROUND([.I43];0)" office:value-type="float" office:value="20">
            <text:p>20</text:p>
          </table:table-cell>
          <table:table-cell/>
          <table:table-cell table:style-name="ce37" table:formula="of:=IF(AND([.A43]=&quot;Y&quot;;[.$H$2]&gt;0);0;IF([.A43]=&quot;Y&quot;;([.E43]/[.$E$59]*[.$D$4])-[.G43];([.$D$4])-[.G43]))" office:value-type="float" office:value="152.182692307692">
            <text:p>152.1826923077</text:p>
          </table:table-cell>
          <table:table-cell table:style-name="ce4" table:formula="of:=[.G43]/[.$G$59]" office:value-type="float" office:value="0.0240384615384615">
            <text:p>0.0240384615</text:p>
          </table:table-cell>
          <table:table-cell table:formula="of:=[.M43]*[.L43]" office:value-type="float" office:value="3.65823779585799">
            <text:p>3.6582377959</text:p>
          </table:table-cell>
          <table:table-cell table:formula="of:=[.N43]/[.$N$59]*[.$N$4]" office:value-type="float" office:value="4.2448585855">
            <text:p>4.2448585855</text:p>
          </table:table-cell>
          <table:table-cell table:formula="of:=[.O43]+[.G43]" office:value-type="float" office:value="20.0621662778077">
            <text:p>20.0621662778</text:p>
          </table:table-cell>
          <table:table-cell table:style-name="ce54" table:formula="of:=ROUND([.P43];0)" office:value-type="float" office:value="20">
            <text:p>20</text:p>
          </table:table-cell>
          <table:table-cell/>
          <table:table-cell table:formula="of:=[.L43]/[.$L$59]*[.$N$4]" office:value-type="float" office:value="3.63809681697613">
            <text:p>3.638096817</text:p>
          </table:table-cell>
          <table:table-cell table:style-name="ce56" table:formula="of:=ROUND([.S43]+[.G43];0)" office:value-type="float" office:value="19">
            <text:p>19</text:p>
          </table:table-cell>
          <table:table-cell/>
          <table:table-cell table:formula="of:=([.S43]+[.O43])/2" office:value-type="float" office:value="3.94147770123806">
            <text:p>3.9414777012</text:p>
          </table:table-cell>
          <table:table-cell table:style-name="ce58" table:formula="of:=ROUND([.V43]+[.G43];0)" office:value-type="float" office:value="20">
            <text:p>20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37">
            <text:p>37</text:p>
          </table:table-cell>
          <table:table-cell table:formula="of:=VLOOKUP([.B44];[$Priority.$C$1:.$S$133];8;0)" office:value-type="float" office:value="0.75">
            <text:p>0.75</text:p>
          </table:table-cell>
          <table:table-cell table:style-name="ce9" table:formula="of:=VLOOKUP([.B44];[$Priority.$C$1:.$S$133];2;0)" office:value-type="string" office:string-value="Soaper">
            <text:p>Soaper</text:p>
          </table:table-cell>
          <table:table-cell table:style-name="ce37" table:formula="of:=IF([.A44]=&quot;Y&quot;;[.C44];0)" office:value-type="float" office:value="0">
            <text:p>0</text:p>
          </table:table-cell>
          <table:table-cell table:formula="of:=IF(AND([.A44]&lt;&gt;&quot;Y&quot;;MAW&gt;0);IF(([.C44]/(SumCov-SumMAWCov)*PctJobs&gt;PctPop);([.C44]-(PctPop*(SumCov-SumMAWCov)/PctJobs));0);IF(AND(MAW=0;([.C44]/SumCov)&gt;PctPop);[.C44]-((PctPop*SumCov)/PctJobs);0))" office:value-type="float" office:value="0">
            <text:p>0</text:p>
          </table:table-cell>
          <table:table-cell table:formula="of:=IF(OR(AND([.A44]=&quot;Y&quot;;[.$H$2]&gt;0);[.F44]&lt;&gt;0);IF([.F44]&lt;&gt;0;[.$D$4];[.C44]/[.$E$59]*[.$D$4]);IF([.$H$2]&gt;0;[.C44]/([.$C$59]-[.$E$59]-[.$F$59])*([.$M$4]-[.$D$4]);[.C44]/([.$C$59]-[.$F$59])*[.$M$4]))" office:value-type="float" office:value="9.49038461538462">
            <text:p>9.4903846154</text:p>
          </table:table-cell>
          <table:table-cell table:style-name="ce45" table:formula="of:=ROUND([.G44];0)" office:value-type="float" office:value="9">
            <text:p>9</text:p>
          </table:table-cell>
          <table:table-cell table:formula="of:=IF(OR(AND([.A44]=&quot;Y&quot;;[.$H$2]&gt;0);[.F44]&lt;&gt;0);IF([.F44]&lt;&gt;0;[.$D$4];[.C44]/[.$E$59]*[.$D$4]);IF([.$H$2]&gt;0;[.C44]/([.$C$59]-[.$E$59]-[.$F$59])*([.$M$4]-[.$D$4]);[.C44]/([.$C$59]-[.$F$59])*[.$L$4]))" office:value-type="float" office:value="11.8701923076923">
            <text:p>11.8701923077</text:p>
          </table:table-cell>
          <table:table-cell table:style-name="ce45" table:formula="of:=ROUND([.I44];0)" office:value-type="float" office:value="12">
            <text:p>12</text:p>
          </table:table-cell>
          <table:table-cell/>
          <table:table-cell table:style-name="ce37" table:formula="of:=IF(AND([.A44]=&quot;Y&quot;;[.$H$2]&gt;0);0;IF([.A44]=&quot;Y&quot;;([.E44]/[.$E$59]*[.$D$4])-[.G44];([.$D$4])-[.G44]))" office:value-type="float" office:value="158.509615384615">
            <text:p>158.5096153846</text:p>
          </table:table-cell>
          <table:table-cell table:style-name="ce4" table:formula="of:=[.G44]/[.$G$59]" office:value-type="float" office:value="0.0144230769230769">
            <text:p>0.0144230769</text:p>
          </table:table-cell>
          <table:table-cell table:formula="of:=[.M44]*[.L44]" office:value-type="float" office:value="2.28619637573964">
            <text:p>2.2861963757</text:p>
          </table:table-cell>
          <table:table-cell table:formula="of:=[.N44]/[.$N$59]*[.$N$4]" office:value-type="float" office:value="2.65280193777598">
            <text:p>2.6528019378</text:p>
          </table:table-cell>
          <table:table-cell table:formula="of:=[.O44]+[.G44]" office:value-type="float" office:value="12.1431865531606">
            <text:p>12.1431865532</text:p>
          </table:table-cell>
          <table:table-cell table:style-name="ce54" table:formula="of:=ROUND([.P44];0)" office:value-type="float" office:value="12">
            <text:p>12</text:p>
          </table:table-cell>
          <table:table-cell/>
          <table:table-cell table:formula="of:=[.L44]/[.$L$59]*[.$N$4]" office:value-type="float" office:value="3.78934896239663">
            <text:p>3.7893489624</text:p>
          </table:table-cell>
          <table:table-cell table:style-name="ce56" table:formula="of:=ROUND([.S44]+[.G44];0)" office:value-type="float" office:value="13">
            <text:p>13</text:p>
          </table:table-cell>
          <table:table-cell/>
          <table:table-cell table:formula="of:=([.S44]+[.O44])/2" office:value-type="float" office:value="3.2210754500863">
            <text:p>3.2210754501</text:p>
          </table:table-cell>
          <table:table-cell table:style-name="ce58" table:formula="of:=ROUND([.V44]+[.G44];0)" office:value-type="float" office:value="13">
            <text:p>13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38">
            <text:p>38</text:p>
          </table:table-cell>
          <table:table-cell table:formula="of:=VLOOKUP([.B45];[$Priority.$C$1:.$S$133];8;0)" office:value-type="float" office:value="1.25">
            <text:p>1.25</text:p>
          </table:table-cell>
          <table:table-cell table:style-name="ce9" table:formula="of:=VLOOKUP([.B45];[$Priority.$C$1:.$S$133];2;0)" office:value-type="string" office:string-value="Weaving">
            <text:p>Weaving</text:p>
          </table:table-cell>
          <table:table-cell table:style-name="ce37" table:formula="of:=IF([.A45]=&quot;Y&quot;;[.C45];0)" office:value-type="float" office:value="0">
            <text:p>0</text:p>
          </table:table-cell>
          <table:table-cell table:formula="of:=IF(AND([.A45]&lt;&gt;&quot;Y&quot;;MAW&gt;0);IF(([.C45]/(SumCov-SumMAWCov)*PctJobs&gt;PctPop);([.C45]-(PctPop*(SumCov-SumMAWCov)/PctJobs));0);IF(AND(MAW=0;([.C45]/SumCov)&gt;PctPop);[.C45]-((PctPop*SumCov)/PctJobs);0))" office:value-type="float" office:value="0">
            <text:p>0</text:p>
          </table:table-cell>
          <table:table-cell table:formula="of:=IF(OR(AND([.A45]=&quot;Y&quot;;[.$H$2]&gt;0);[.F45]&lt;&gt;0);IF([.F45]&lt;&gt;0;[.$D$4];[.C45]/[.$E$59]*[.$D$4]);IF([.$H$2]&gt;0;[.C45]/([.$C$59]-[.$E$59]-[.$F$59])*([.$M$4]-[.$D$4]);[.C45]/([.$C$59]-[.$F$59])*[.$M$4]))" office:value-type="float" office:value="15.8173076923077">
            <text:p>15.8173076923</text:p>
          </table:table-cell>
          <table:table-cell table:style-name="ce45" table:formula="of:=ROUND([.G45];0)" office:value-type="float" office:value="16">
            <text:p>16</text:p>
          </table:table-cell>
          <table:table-cell table:formula="of:=IF(OR(AND([.A45]=&quot;Y&quot;;[.$H$2]&gt;0);[.F45]&lt;&gt;0);IF([.F45]&lt;&gt;0;[.$D$4];[.C45]/[.$E$59]*[.$D$4]);IF([.$H$2]&gt;0;[.C45]/([.$C$59]-[.$E$59]-[.$F$59])*([.$M$4]-[.$D$4]);[.C45]/([.$C$59]-[.$F$59])*[.$L$4]))" office:value-type="float" office:value="19.7836538461538">
            <text:p>19.7836538462</text:p>
          </table:table-cell>
          <table:table-cell table:style-name="ce45" table:formula="of:=ROUND([.I45];0)" office:value-type="float" office:value="20">
            <text:p>20</text:p>
          </table:table-cell>
          <table:table-cell/>
          <table:table-cell table:style-name="ce37" table:formula="of:=IF(AND([.A45]=&quot;Y&quot;;[.$H$2]&gt;0);0;IF([.A45]=&quot;Y&quot;;([.E45]/[.$E$59]*[.$D$4])-[.G45];([.$D$4])-[.G45]))" office:value-type="float" office:value="152.182692307692">
            <text:p>152.1826923077</text:p>
          </table:table-cell>
          <table:table-cell table:style-name="ce4" table:formula="of:=[.G45]/[.$G$59]" office:value-type="float" office:value="0.0240384615384615">
            <text:p>0.0240384615</text:p>
          </table:table-cell>
          <table:table-cell table:formula="of:=[.M45]*[.L45]" office:value-type="float" office:value="3.65823779585799">
            <text:p>3.6582377959</text:p>
          </table:table-cell>
          <table:table-cell table:formula="of:=[.N45]/[.$N$59]*[.$N$4]" office:value-type="float" office:value="4.2448585855">
            <text:p>4.2448585855</text:p>
          </table:table-cell>
          <table:table-cell table:formula="of:=[.O45]+[.G45]" office:value-type="float" office:value="20.0621662778077">
            <text:p>20.0621662778</text:p>
          </table:table-cell>
          <table:table-cell table:style-name="ce54" table:formula="of:=ROUND([.P45];0)" office:value-type="float" office:value="20">
            <text:p>20</text:p>
          </table:table-cell>
          <table:table-cell/>
          <table:table-cell table:formula="of:=[.L45]/[.$L$59]*[.$N$4]" office:value-type="float" office:value="3.63809681697613">
            <text:p>3.638096817</text:p>
          </table:table-cell>
          <table:table-cell table:style-name="ce56" table:formula="of:=ROUND([.S45]+[.G45];0)" office:value-type="float" office:value="19">
            <text:p>19</text:p>
          </table:table-cell>
          <table:table-cell/>
          <table:table-cell table:formula="of:=([.S45]+[.O45])/2" office:value-type="float" office:value="3.94147770123806">
            <text:p>3.9414777012</text:p>
          </table:table-cell>
          <table:table-cell table:style-name="ce58" table:formula="of:=ROUND([.V45]+[.G45];0)" office:value-type="float" office:value="20">
            <text:p>20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39">
            <text:p>39</text:p>
          </table:table-cell>
          <table:table-cell table:formula="of:=VLOOKUP([.B46];[$Priority.$C$1:.$S$133];8;0)" office:value-type="float" office:value="0.75">
            <text:p>0.75</text:p>
          </table:table-cell>
          <table:table-cell table:style-name="ce9" table:formula="of:=VLOOKUP([.B46];[$Priority.$C$1:.$S$133];2;0)" office:value-type="string" office:string-value="Potash making">
            <text:p>Potash making</text:p>
          </table:table-cell>
          <table:table-cell table:style-name="ce37" table:formula="of:=IF([.A46]=&quot;Y&quot;;[.C46];0)" office:value-type="float" office:value="0">
            <text:p>0</text:p>
          </table:table-cell>
          <table:table-cell table:formula="of:=IF(AND([.A46]&lt;&gt;&quot;Y&quot;;MAW&gt;0);IF(([.C46]/(SumCov-SumMAWCov)*PctJobs&gt;PctPop);([.C46]-(PctPop*(SumCov-SumMAWCov)/PctJobs));0);IF(AND(MAW=0;([.C46]/SumCov)&gt;PctPop);[.C46]-((PctPop*SumCov)/PctJobs);0))" office:value-type="float" office:value="0">
            <text:p>0</text:p>
          </table:table-cell>
          <table:table-cell table:formula="of:=IF(OR(AND([.A46]=&quot;Y&quot;;[.$H$2]&gt;0);[.F46]&lt;&gt;0);IF([.F46]&lt;&gt;0;[.$D$4];[.C46]/[.$E$59]*[.$D$4]);IF([.$H$2]&gt;0;[.C46]/([.$C$59]-[.$E$59]-[.$F$59])*([.$M$4]-[.$D$4]);[.C46]/([.$C$59]-[.$F$59])*[.$M$4]))" office:value-type="float" office:value="9.49038461538462">
            <text:p>9.4903846154</text:p>
          </table:table-cell>
          <table:table-cell table:style-name="ce45" table:formula="of:=ROUND([.G46];0)" office:value-type="float" office:value="9">
            <text:p>9</text:p>
          </table:table-cell>
          <table:table-cell table:formula="of:=IF(OR(AND([.A46]=&quot;Y&quot;;[.$H$2]&gt;0);[.F46]&lt;&gt;0);IF([.F46]&lt;&gt;0;[.$D$4];[.C46]/[.$E$59]*[.$D$4]);IF([.$H$2]&gt;0;[.C46]/([.$C$59]-[.$E$59]-[.$F$59])*([.$M$4]-[.$D$4]);[.C46]/([.$C$59]-[.$F$59])*[.$L$4]))" office:value-type="float" office:value="11.8701923076923">
            <text:p>11.8701923077</text:p>
          </table:table-cell>
          <table:table-cell table:style-name="ce45" table:formula="of:=ROUND([.I46];0)" office:value-type="float" office:value="12">
            <text:p>12</text:p>
          </table:table-cell>
          <table:table-cell/>
          <table:table-cell table:style-name="ce37" table:formula="of:=IF(AND([.A46]=&quot;Y&quot;;[.$H$2]&gt;0);0;IF([.A46]=&quot;Y&quot;;([.E46]/[.$E$59]*[.$D$4])-[.G46];([.$D$4])-[.G46]))" office:value-type="float" office:value="158.509615384615">
            <text:p>158.5096153846</text:p>
          </table:table-cell>
          <table:table-cell table:style-name="ce4" table:formula="of:=[.G46]/[.$G$59]" office:value-type="float" office:value="0.0144230769230769">
            <text:p>0.0144230769</text:p>
          </table:table-cell>
          <table:table-cell table:formula="of:=[.M46]*[.L46]" office:value-type="float" office:value="2.28619637573964">
            <text:p>2.2861963757</text:p>
          </table:table-cell>
          <table:table-cell table:formula="of:=[.N46]/[.$N$59]*[.$N$4]" office:value-type="float" office:value="2.65280193777598">
            <text:p>2.6528019378</text:p>
          </table:table-cell>
          <table:table-cell table:formula="of:=[.O46]+[.G46]" office:value-type="float" office:value="12.1431865531606">
            <text:p>12.1431865532</text:p>
          </table:table-cell>
          <table:table-cell table:style-name="ce54" table:formula="of:=ROUND([.P46];0)" office:value-type="float" office:value="12">
            <text:p>12</text:p>
          </table:table-cell>
          <table:table-cell/>
          <table:table-cell table:formula="of:=[.L46]/[.$L$59]*[.$N$4]" office:value-type="float" office:value="3.78934896239663">
            <text:p>3.7893489624</text:p>
          </table:table-cell>
          <table:table-cell table:style-name="ce56" table:formula="of:=ROUND([.S46]+[.G46];0)" office:value-type="float" office:value="13">
            <text:p>13</text:p>
          </table:table-cell>
          <table:table-cell/>
          <table:table-cell table:formula="of:=([.S46]+[.O46])/2" office:value-type="float" office:value="3.2210754500863">
            <text:p>3.2210754501</text:p>
          </table:table-cell>
          <table:table-cell table:style-name="ce58" table:formula="of:=ROUND([.V46]+[.G46];0)" office:value-type="float" office:value="13">
            <text:p>13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40">
            <text:p>40</text:p>
          </table:table-cell>
          <table:table-cell table:formula="of:=VLOOKUP([.B47];[$Priority.$C$1:.$S$133];8;0)" office:value-type="float" office:value="0.75">
            <text:p>0.75</text:p>
          </table:table-cell>
          <table:table-cell table:style-name="ce9" table:formula="of:=VLOOKUP([.B47];[$Priority.$C$1:.$S$133];2;0)" office:value-type="string" office:string-value="Cheesemaker">
            <text:p>Cheesemaker</text:p>
          </table:table-cell>
          <table:table-cell table:style-name="ce37" table:formula="of:=IF([.A47]=&quot;Y&quot;;[.C47];0)" office:value-type="float" office:value="0">
            <text:p>0</text:p>
          </table:table-cell>
          <table:table-cell table:formula="of:=IF(AND([.A47]&lt;&gt;&quot;Y&quot;;MAW&gt;0);IF(([.C47]/(SumCov-SumMAWCov)*PctJobs&gt;PctPop);([.C47]-(PctPop*(SumCov-SumMAWCov)/PctJobs));0);IF(AND(MAW=0;([.C47]/SumCov)&gt;PctPop);[.C47]-((PctPop*SumCov)/PctJobs);0))" office:value-type="float" office:value="0">
            <text:p>0</text:p>
          </table:table-cell>
          <table:table-cell table:formula="of:=IF(OR(AND([.A47]=&quot;Y&quot;;[.$H$2]&gt;0);[.F47]&lt;&gt;0);IF([.F47]&lt;&gt;0;[.$D$4];[.C47]/[.$E$59]*[.$D$4]);IF([.$H$2]&gt;0;[.C47]/([.$C$59]-[.$E$59]-[.$F$59])*([.$M$4]-[.$D$4]);[.C47]/([.$C$59]-[.$F$59])*[.$M$4]))" office:value-type="float" office:value="9.49038461538462">
            <text:p>9.4903846154</text:p>
          </table:table-cell>
          <table:table-cell table:style-name="ce45" table:formula="of:=ROUND([.G47];0)" office:value-type="float" office:value="9">
            <text:p>9</text:p>
          </table:table-cell>
          <table:table-cell table:formula="of:=IF(OR(AND([.A47]=&quot;Y&quot;;[.$H$2]&gt;0);[.F47]&lt;&gt;0);IF([.F47]&lt;&gt;0;[.$D$4];[.C47]/[.$E$59]*[.$D$4]);IF([.$H$2]&gt;0;[.C47]/([.$C$59]-[.$E$59]-[.$F$59])*([.$M$4]-[.$D$4]);[.C47]/([.$C$59]-[.$F$59])*[.$L$4]))" office:value-type="float" office:value="11.8701923076923">
            <text:p>11.8701923077</text:p>
          </table:table-cell>
          <table:table-cell table:style-name="ce45" table:formula="of:=ROUND([.I47];0)" office:value-type="float" office:value="12">
            <text:p>12</text:p>
          </table:table-cell>
          <table:table-cell/>
          <table:table-cell table:style-name="ce37" table:formula="of:=IF(AND([.A47]=&quot;Y&quot;;[.$H$2]&gt;0);0;IF([.A47]=&quot;Y&quot;;([.E47]/[.$E$59]*[.$D$4])-[.G47];([.$D$4])-[.G47]))" office:value-type="float" office:value="158.509615384615">
            <text:p>158.5096153846</text:p>
          </table:table-cell>
          <table:table-cell table:style-name="ce4" table:formula="of:=[.G47]/[.$G$59]" office:value-type="float" office:value="0.0144230769230769">
            <text:p>0.0144230769</text:p>
          </table:table-cell>
          <table:table-cell table:formula="of:=[.M47]*[.L47]" office:value-type="float" office:value="2.28619637573964">
            <text:p>2.2861963757</text:p>
          </table:table-cell>
          <table:table-cell table:formula="of:=[.N47]/[.$N$59]*[.$N$4]" office:value-type="float" office:value="2.65280193777598">
            <text:p>2.6528019378</text:p>
          </table:table-cell>
          <table:table-cell table:formula="of:=[.O47]+[.G47]" office:value-type="float" office:value="12.1431865531606">
            <text:p>12.1431865532</text:p>
          </table:table-cell>
          <table:table-cell table:style-name="ce54" table:formula="of:=ROUND([.P47];0)" office:value-type="float" office:value="12">
            <text:p>12</text:p>
          </table:table-cell>
          <table:table-cell/>
          <table:table-cell table:formula="of:=[.L47]/[.$L$59]*[.$N$4]" office:value-type="float" office:value="3.78934896239663">
            <text:p>3.7893489624</text:p>
          </table:table-cell>
          <table:table-cell table:style-name="ce56" table:formula="of:=ROUND([.S47]+[.G47];0)" office:value-type="float" office:value="13">
            <text:p>13</text:p>
          </table:table-cell>
          <table:table-cell/>
          <table:table-cell table:formula="of:=([.S47]+[.O47])/2" office:value-type="float" office:value="3.2210754500863">
            <text:p>3.2210754501</text:p>
          </table:table-cell>
          <table:table-cell table:style-name="ce58" table:formula="of:=ROUND([.V47]+[.G47];0)" office:value-type="float" office:value="13">
            <text:p>13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41">
            <text:p>41</text:p>
          </table:table-cell>
          <table:table-cell table:formula="of:=VLOOKUP([.B48];[$Priority.$C$1:.$S$133];8;0)" office:value-type="float" office:value="1.25">
            <text:p>1.25</text:p>
          </table:table-cell>
          <table:table-cell table:style-name="ce9" table:formula="of:=VLOOKUP([.B48];[$Priority.$C$1:.$S$133];2;0)" office:value-type="string" office:string-value="Clothesmaking">
            <text:p>Clothesmaking</text:p>
          </table:table-cell>
          <table:table-cell table:style-name="ce37" table:formula="of:=IF([.A48]=&quot;Y&quot;;[.C48];0)" office:value-type="float" office:value="0">
            <text:p>0</text:p>
          </table:table-cell>
          <table:table-cell table:formula="of:=IF(AND([.A48]&lt;&gt;&quot;Y&quot;;MAW&gt;0);IF(([.C48]/(SumCov-SumMAWCov)*PctJobs&gt;PctPop);([.C48]-(PctPop*(SumCov-SumMAWCov)/PctJobs));0);IF(AND(MAW=0;([.C48]/SumCov)&gt;PctPop);[.C48]-((PctPop*SumCov)/PctJobs);0))" office:value-type="float" office:value="0">
            <text:p>0</text:p>
          </table:table-cell>
          <table:table-cell table:formula="of:=IF(OR(AND([.A48]=&quot;Y&quot;;[.$H$2]&gt;0);[.F48]&lt;&gt;0);IF([.F48]&lt;&gt;0;[.$D$4];[.C48]/[.$E$59]*[.$D$4]);IF([.$H$2]&gt;0;[.C48]/([.$C$59]-[.$E$59]-[.$F$59])*([.$M$4]-[.$D$4]);[.C48]/([.$C$59]-[.$F$59])*[.$M$4]))" office:value-type="float" office:value="15.8173076923077">
            <text:p>15.8173076923</text:p>
          </table:table-cell>
          <table:table-cell table:style-name="ce45" table:formula="of:=ROUND([.G48];0)" office:value-type="float" office:value="16">
            <text:p>16</text:p>
          </table:table-cell>
          <table:table-cell table:formula="of:=IF(OR(AND([.A48]=&quot;Y&quot;;[.$H$2]&gt;0);[.F48]&lt;&gt;0);IF([.F48]&lt;&gt;0;[.$D$4];[.C48]/[.$E$59]*[.$D$4]);IF([.$H$2]&gt;0;[.C48]/([.$C$59]-[.$E$59]-[.$F$59])*([.$M$4]-[.$D$4]);[.C48]/([.$C$59]-[.$F$59])*[.$L$4]))" office:value-type="float" office:value="19.7836538461538">
            <text:p>19.7836538462</text:p>
          </table:table-cell>
          <table:table-cell table:style-name="ce45" table:formula="of:=ROUND([.I48];0)" office:value-type="float" office:value="20">
            <text:p>20</text:p>
          </table:table-cell>
          <table:table-cell/>
          <table:table-cell table:style-name="ce37" table:formula="of:=IF(AND([.A48]=&quot;Y&quot;;[.$H$2]&gt;0);0;IF([.A48]=&quot;Y&quot;;([.E48]/[.$E$59]*[.$D$4])-[.G48];([.$D$4])-[.G48]))" office:value-type="float" office:value="152.182692307692">
            <text:p>152.1826923077</text:p>
          </table:table-cell>
          <table:table-cell table:style-name="ce4" table:formula="of:=[.G48]/[.$G$59]" office:value-type="float" office:value="0.0240384615384615">
            <text:p>0.0240384615</text:p>
          </table:table-cell>
          <table:table-cell table:formula="of:=[.M48]*[.L48]" office:value-type="float" office:value="3.65823779585799">
            <text:p>3.6582377959</text:p>
          </table:table-cell>
          <table:table-cell table:formula="of:=[.N48]/[.$N$59]*[.$N$4]" office:value-type="float" office:value="4.2448585855">
            <text:p>4.2448585855</text:p>
          </table:table-cell>
          <table:table-cell table:formula="of:=[.O48]+[.G48]" office:value-type="float" office:value="20.0621662778077">
            <text:p>20.0621662778</text:p>
          </table:table-cell>
          <table:table-cell table:style-name="ce54" table:formula="of:=ROUND([.P48];0)" office:value-type="float" office:value="20">
            <text:p>20</text:p>
          </table:table-cell>
          <table:table-cell/>
          <table:table-cell table:formula="of:=[.L48]/[.$L$59]*[.$N$4]" office:value-type="float" office:value="3.63809681697613">
            <text:p>3.638096817</text:p>
          </table:table-cell>
          <table:table-cell table:style-name="ce56" table:formula="of:=ROUND([.S48]+[.G48];0)" office:value-type="float" office:value="19">
            <text:p>19</text:p>
          </table:table-cell>
          <table:table-cell/>
          <table:table-cell table:formula="of:=([.S48]+[.O48])/2" office:value-type="float" office:value="3.94147770123806">
            <text:p>3.9414777012</text:p>
          </table:table-cell>
          <table:table-cell table:style-name="ce58" table:formula="of:=ROUND([.V48]+[.G48];0)" office:value-type="float" office:value="20">
            <text:p>20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42">
            <text:p>42</text:p>
          </table:table-cell>
          <table:table-cell table:formula="of:=VLOOKUP([.B49];[$Priority.$C$1:.$S$133];8;0)" office:value-type="float" office:value="1.25">
            <text:p>1.25</text:p>
          </table:table-cell>
          <table:table-cell table:style-name="ce9" table:formula="of:=VLOOKUP([.B49];[$Priority.$C$1:.$S$133];2;0)" office:value-type="string" office:string-value="Dyeing">
            <text:p>Dyeing</text:p>
          </table:table-cell>
          <table:table-cell table:style-name="ce37" table:formula="of:=IF([.A49]=&quot;Y&quot;;[.C49];0)" office:value-type="float" office:value="0">
            <text:p>0</text:p>
          </table:table-cell>
          <table:table-cell table:formula="of:=IF(AND([.A49]&lt;&gt;&quot;Y&quot;;MAW&gt;0);IF(([.C49]/(SumCov-SumMAWCov)*PctJobs&gt;PctPop);([.C49]-(PctPop*(SumCov-SumMAWCov)/PctJobs));0);IF(AND(MAW=0;([.C49]/SumCov)&gt;PctPop);[.C49]-((PctPop*SumCov)/PctJobs);0))" office:value-type="float" office:value="0">
            <text:p>0</text:p>
          </table:table-cell>
          <table:table-cell table:formula="of:=IF(OR(AND([.A49]=&quot;Y&quot;;[.$H$2]&gt;0);[.F49]&lt;&gt;0);IF([.F49]&lt;&gt;0;[.$D$4];[.C49]/[.$E$59]*[.$D$4]);IF([.$H$2]&gt;0;[.C49]/([.$C$59]-[.$E$59]-[.$F$59])*([.$M$4]-[.$D$4]);[.C49]/([.$C$59]-[.$F$59])*[.$M$4]))" office:value-type="float" office:value="15.8173076923077">
            <text:p>15.8173076923</text:p>
          </table:table-cell>
          <table:table-cell table:style-name="ce45" table:formula="of:=ROUND([.G49];0)" office:value-type="float" office:value="16">
            <text:p>16</text:p>
          </table:table-cell>
          <table:table-cell table:formula="of:=IF(OR(AND([.A49]=&quot;Y&quot;;[.$H$2]&gt;0);[.F49]&lt;&gt;0);IF([.F49]&lt;&gt;0;[.$D$4];[.C49]/[.$E$59]*[.$D$4]);IF([.$H$2]&gt;0;[.C49]/([.$C$59]-[.$E$59]-[.$F$59])*([.$M$4]-[.$D$4]);[.C49]/([.$C$59]-[.$F$59])*[.$L$4]))" office:value-type="float" office:value="19.7836538461538">
            <text:p>19.7836538462</text:p>
          </table:table-cell>
          <table:table-cell table:style-name="ce45" table:formula="of:=ROUND([.I49];0)" office:value-type="float" office:value="20">
            <text:p>20</text:p>
          </table:table-cell>
          <table:table-cell/>
          <table:table-cell table:style-name="ce37" table:formula="of:=IF(AND([.A49]=&quot;Y&quot;;[.$H$2]&gt;0);0;IF([.A49]=&quot;Y&quot;;([.E49]/[.$E$59]*[.$D$4])-[.G49];([.$D$4])-[.G49]))" office:value-type="float" office:value="152.182692307692">
            <text:p>152.1826923077</text:p>
          </table:table-cell>
          <table:table-cell table:style-name="ce4" table:formula="of:=[.G49]/[.$G$59]" office:value-type="float" office:value="0.0240384615384615">
            <text:p>0.0240384615</text:p>
          </table:table-cell>
          <table:table-cell table:formula="of:=[.M49]*[.L49]" office:value-type="float" office:value="3.65823779585799">
            <text:p>3.6582377959</text:p>
          </table:table-cell>
          <table:table-cell table:formula="of:=[.N49]/[.$N$59]*[.$N$4]" office:value-type="float" office:value="4.2448585855">
            <text:p>4.2448585855</text:p>
          </table:table-cell>
          <table:table-cell table:formula="of:=[.O49]+[.G49]" office:value-type="float" office:value="20.0621662778077">
            <text:p>20.0621662778</text:p>
          </table:table-cell>
          <table:table-cell table:style-name="ce54" table:formula="of:=ROUND([.P49];0)" office:value-type="float" office:value="20">
            <text:p>20</text:p>
          </table:table-cell>
          <table:table-cell/>
          <table:table-cell table:formula="of:=[.L49]/[.$L$59]*[.$N$4]" office:value-type="float" office:value="3.63809681697613">
            <text:p>3.638096817</text:p>
          </table:table-cell>
          <table:table-cell table:style-name="ce56" table:formula="of:=ROUND([.S49]+[.G49];0)" office:value-type="float" office:value="19">
            <text:p>19</text:p>
          </table:table-cell>
          <table:table-cell/>
          <table:table-cell table:formula="of:=([.S49]+[.O49])/2" office:value-type="float" office:value="3.94147770123806">
            <text:p>3.9414777012</text:p>
          </table:table-cell>
          <table:table-cell table:style-name="ce58" table:formula="of:=ROUND([.V49]+[.G49];0)" office:value-type="float" office:value="20">
            <text:p>20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43">
            <text:p>43</text:p>
          </table:table-cell>
          <table:table-cell table:formula="of:=VLOOKUP([.B50];[$Priority.$C$1:.$S$133];8;0)" office:value-type="float" office:value="1">
            <text:p>1</text:p>
          </table:table-cell>
          <table:table-cell table:style-name="ce9" table:formula="of:=VLOOKUP([.B50];[$Priority.$C$1:.$S$133];2;0)" office:value-type="string" office:string-value="Animal Caretaker">
            <text:p>Animal Caretaker</text:p>
          </table:table-cell>
          <table:table-cell table:style-name="ce37" table:formula="of:=IF([.A50]=&quot;Y&quot;;[.C50];0)" office:value-type="float" office:value="0">
            <text:p>0</text:p>
          </table:table-cell>
          <table:table-cell table:formula="of:=IF(AND([.A50]&lt;&gt;&quot;Y&quot;;MAW&gt;0);IF(([.C50]/(SumCov-SumMAWCov)*PctJobs&gt;PctPop);([.C50]-(PctPop*(SumCov-SumMAWCov)/PctJobs));0);IF(AND(MAW=0;([.C50]/SumCov)&gt;PctPop);[.C50]-((PctPop*SumCov)/PctJobs);0))" office:value-type="float" office:value="0">
            <text:p>0</text:p>
          </table:table-cell>
          <table:table-cell table:formula="of:=IF(OR(AND([.A50]=&quot;Y&quot;;[.$H$2]&gt;0);[.F50]&lt;&gt;0);IF([.F50]&lt;&gt;0;[.$D$4];[.C50]/[.$E$59]*[.$D$4]);IF([.$H$2]&gt;0;[.C50]/([.$C$59]-[.$E$59]-[.$F$59])*([.$M$4]-[.$D$4]);[.C50]/([.$C$59]-[.$F$59])*[.$M$4]))" office:value-type="float" office:value="12.6538461538462">
            <text:p>12.6538461538</text:p>
          </table:table-cell>
          <table:table-cell table:style-name="ce45" table:formula="of:=ROUND([.G50];0)" office:value-type="float" office:value="13">
            <text:p>13</text:p>
          </table:table-cell>
          <table:table-cell table:formula="of:=IF(OR(AND([.A50]=&quot;Y&quot;;[.$H$2]&gt;0);[.F50]&lt;&gt;0);IF([.F50]&lt;&gt;0;[.$D$4];[.C50]/[.$E$59]*[.$D$4]);IF([.$H$2]&gt;0;[.C50]/([.$C$59]-[.$E$59]-[.$F$59])*([.$M$4]-[.$D$4]);[.C50]/([.$C$59]-[.$F$59])*[.$L$4]))" office:value-type="float" office:value="15.8269230769231">
            <text:p>15.8269230769</text:p>
          </table:table-cell>
          <table:table-cell table:style-name="ce45" table:formula="of:=ROUND([.I50];0)" office:value-type="float" office:value="16">
            <text:p>16</text:p>
          </table:table-cell>
          <table:table-cell/>
          <table:table-cell table:style-name="ce37" table:formula="of:=IF(AND([.A50]=&quot;Y&quot;;[.$H$2]&gt;0);0;IF([.A50]=&quot;Y&quot;;([.E50]/[.$E$59]*[.$D$4])-[.G50];([.$D$4])-[.G50]))" office:value-type="float" office:value="155.346153846154">
            <text:p>155.3461538462</text:p>
          </table:table-cell>
          <table:table-cell table:style-name="ce4" table:formula="of:=[.G50]/[.$G$59]" office:value-type="float" office:value="0.0192307692307692">
            <text:p>0.0192307692</text:p>
          </table:table-cell>
          <table:table-cell table:formula="of:=[.M50]*[.L50]" office:value-type="float" office:value="2.98742603550296">
            <text:p>2.9874260355</text:p>
          </table:table-cell>
          <table:table-cell table:formula="of:=[.N50]/[.$N$59]*[.$N$4]" office:value-type="float" office:value="3.46647805938398">
            <text:p>3.4664780594</text:p>
          </table:table-cell>
          <table:table-cell table:formula="of:=[.O50]+[.G50]" office:value-type="float" office:value="16.1203242132301">
            <text:p>16.1203242132</text:p>
          </table:table-cell>
          <table:table-cell table:style-name="ce54" table:formula="of:=ROUND([.P50];0)" office:value-type="float" office:value="16">
            <text:p>16</text:p>
          </table:table-cell>
          <table:table-cell/>
          <table:table-cell table:formula="of:=[.L50]/[.$L$59]*[.$N$4]" office:value-type="float" office:value="3.71372288968638">
            <text:p>3.7137228897</text:p>
          </table:table-cell>
          <table:table-cell table:style-name="ce56" table:formula="of:=ROUND([.S50]+[.G50];0)" office:value-type="float" office:value="16">
            <text:p>16</text:p>
          </table:table-cell>
          <table:table-cell/>
          <table:table-cell table:formula="of:=([.S50]+[.O50])/2" office:value-type="float" office:value="3.59010047453518">
            <text:p>3.5901004745</text:p>
          </table:table-cell>
          <table:table-cell table:style-name="ce58" table:formula="of:=ROUND([.V50]+[.G50];0)" office:value-type="float" office:value="16">
            <text:p>16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44">
            <text:p>44</text:p>
          </table:table-cell>
          <table:table-cell table:formula="of:=VLOOKUP([.B51];[$Priority.$C$1:.$S$133];8;0)" office:value-type="float" office:value="1.5">
            <text:p>1.5</text:p>
          </table:table-cell>
          <table:table-cell table:style-name="ce9" table:formula="of:=VLOOKUP([.B51];[$Priority.$C$1:.$S$133];2;0)" office:value-type="string" office:string-value="Wood Burner">
            <text:p>Wood Burner</text:p>
          </table:table-cell>
          <table:table-cell table:style-name="ce37" table:formula="of:=IF([.A51]=&quot;Y&quot;;[.C51];0)" office:value-type="float" office:value="0">
            <text:p>0</text:p>
          </table:table-cell>
          <table:table-cell table:formula="of:=IF(AND([.A51]&lt;&gt;&quot;Y&quot;;MAW&gt;0);IF(([.C51]/(SumCov-SumMAWCov)*PctJobs&gt;PctPop);([.C51]-(PctPop*(SumCov-SumMAWCov)/PctJobs));0);IF(AND(MAW=0;([.C51]/SumCov)&gt;PctPop);[.C51]-((PctPop*SumCov)/PctJobs);0))" office:value-type="float" office:value="0">
            <text:p>0</text:p>
          </table:table-cell>
          <table:table-cell table:formula="of:=IF(OR(AND([.A51]=&quot;Y&quot;;[.$H$2]&gt;0);[.F51]&lt;&gt;0);IF([.F51]&lt;&gt;0;[.$D$4];[.C51]/[.$E$59]*[.$D$4]);IF([.$H$2]&gt;0;[.C51]/([.$C$59]-[.$E$59]-[.$F$59])*([.$M$4]-[.$D$4]);[.C51]/([.$C$59]-[.$F$59])*[.$M$4]))" office:value-type="float" office:value="18.9807692307692">
            <text:p>18.9807692308</text:p>
          </table:table-cell>
          <table:table-cell table:style-name="ce45" table:formula="of:=ROUND([.G51];0)" office:value-type="float" office:value="19">
            <text:p>19</text:p>
          </table:table-cell>
          <table:table-cell table:formula="of:=IF(OR(AND([.A51]=&quot;Y&quot;;[.$H$2]&gt;0);[.F51]&lt;&gt;0);IF([.F51]&lt;&gt;0;[.$D$4];[.C51]/[.$E$59]*[.$D$4]);IF([.$H$2]&gt;0;[.C51]/([.$C$59]-[.$E$59]-[.$F$59])*([.$M$4]-[.$D$4]);[.C51]/([.$C$59]-[.$F$59])*[.$L$4]))" office:value-type="float" office:value="23.7403846153846">
            <text:p>23.7403846154</text:p>
          </table:table-cell>
          <table:table-cell table:style-name="ce45" table:formula="of:=ROUND([.I51];0)" office:value-type="float" office:value="24">
            <text:p>24</text:p>
          </table:table-cell>
          <table:table-cell/>
          <table:table-cell table:style-name="ce37" table:formula="of:=IF(AND([.A51]=&quot;Y&quot;;[.$H$2]&gt;0);0;IF([.A51]=&quot;Y&quot;;([.E51]/[.$E$59]*[.$D$4])-[.G51];([.$D$4])-[.G51]))" office:value-type="float" office:value="149.019230769231">
            <text:p>149.0192307692</text:p>
          </table:table-cell>
          <table:table-cell table:style-name="ce4" table:formula="of:=[.G51]/[.$G$59]" office:value-type="float" office:value="0.0288461538461538">
            <text:p>0.0288461538</text:p>
          </table:table-cell>
          <table:table-cell table:formula="of:=[.M51]*[.L51]" office:value-type="float" office:value="4.29863165680473">
            <text:p>4.2986316568</text:p>
          </table:table-cell>
          <table:table-cell table:formula="of:=[.N51]/[.$N$59]*[.$N$4]" office:value-type="float" office:value="4.98794351612401">
            <text:p>4.9879435161</text:p>
          </table:table-cell>
          <table:table-cell table:formula="of:=[.O51]+[.G51]" office:value-type="float" office:value="23.9687127468932">
            <text:p>23.9687127469</text:p>
          </table:table-cell>
          <table:table-cell table:style-name="ce54" table:formula="of:=ROUND([.P51];0)" office:value-type="float" office:value="24">
            <text:p>24</text:p>
          </table:table-cell>
          <table:table-cell/>
          <table:table-cell table:formula="of:=[.L51]/[.$L$59]*[.$N$4]" office:value-type="float" office:value="3.56247074426588">
            <text:p>3.5624707443</text:p>
          </table:table-cell>
          <table:table-cell table:style-name="ce56" table:formula="of:=ROUND([.S51]+[.G51];0)" office:value-type="float" office:value="23">
            <text:p>23</text:p>
          </table:table-cell>
          <table:table-cell/>
          <table:table-cell table:formula="of:=([.S51]+[.O51])/2" office:value-type="float" office:value="4.27520713019494">
            <text:p>4.2752071302</text:p>
          </table:table-cell>
          <table:table-cell table:style-name="ce58" table:formula="of:=ROUND([.V51]+[.G51];0)" office:value-type="float" office:value="23">
            <text:p>23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45">
            <text:p>45</text:p>
          </table:table-cell>
          <table:table-cell table:formula="of:=VLOOKUP([.B52];[$Priority.$C$1:.$S$133];8;0)" office:value-type="float" office:value="0.75">
            <text:p>0.75</text:p>
          </table:table-cell>
          <table:table-cell table:style-name="ce9" table:formula="of:=VLOOKUP([.B52];[$Priority.$C$1:.$S$133];2;0)" office:value-type="string" office:string-value="Milker">
            <text:p>Milker</text:p>
          </table:table-cell>
          <table:table-cell table:style-name="ce37" table:formula="of:=IF([.A52]=&quot;Y&quot;;[.C52];0)" office:value-type="float" office:value="0">
            <text:p>0</text:p>
          </table:table-cell>
          <table:table-cell table:formula="of:=IF(AND([.A52]&lt;&gt;&quot;Y&quot;;MAW&gt;0);IF(([.C52]/(SumCov-SumMAWCov)*PctJobs&gt;PctPop);([.C52]-(PctPop*(SumCov-SumMAWCov)/PctJobs));0);IF(AND(MAW=0;([.C52]/SumCov)&gt;PctPop);[.C52]-((PctPop*SumCov)/PctJobs);0))" office:value-type="float" office:value="0">
            <text:p>0</text:p>
          </table:table-cell>
          <table:table-cell table:formula="of:=IF(OR(AND([.A52]=&quot;Y&quot;;[.$H$2]&gt;0);[.F52]&lt;&gt;0);IF([.F52]&lt;&gt;0;[.$D$4];[.C52]/[.$E$59]*[.$D$4]);IF([.$H$2]&gt;0;[.C52]/([.$C$59]-[.$E$59]-[.$F$59])*([.$M$4]-[.$D$4]);[.C52]/([.$C$59]-[.$F$59])*[.$M$4]))" office:value-type="float" office:value="9.49038461538462">
            <text:p>9.4903846154</text:p>
          </table:table-cell>
          <table:table-cell table:style-name="ce45" table:formula="of:=ROUND([.G52];0)" office:value-type="float" office:value="9">
            <text:p>9</text:p>
          </table:table-cell>
          <table:table-cell table:formula="of:=IF(OR(AND([.A52]=&quot;Y&quot;;[.$H$2]&gt;0);[.F52]&lt;&gt;0);IF([.F52]&lt;&gt;0;[.$D$4];[.C52]/[.$E$59]*[.$D$4]);IF([.$H$2]&gt;0;[.C52]/([.$C$59]-[.$E$59]-[.$F$59])*([.$M$4]-[.$D$4]);[.C52]/([.$C$59]-[.$F$59])*[.$L$4]))" office:value-type="float" office:value="11.8701923076923">
            <text:p>11.8701923077</text:p>
          </table:table-cell>
          <table:table-cell table:style-name="ce45" table:formula="of:=ROUND([.I52];0)" office:value-type="float" office:value="12">
            <text:p>12</text:p>
          </table:table-cell>
          <table:table-cell/>
          <table:table-cell table:style-name="ce37" table:formula="of:=IF(AND([.A52]=&quot;Y&quot;;[.$H$2]&gt;0);0;IF([.A52]=&quot;Y&quot;;([.E52]/[.$E$59]*[.$D$4])-[.G52];([.$D$4])-[.G52]))" office:value-type="float" office:value="158.509615384615">
            <text:p>158.5096153846</text:p>
          </table:table-cell>
          <table:table-cell table:style-name="ce4" table:formula="of:=[.G52]/[.$G$59]" office:value-type="float" office:value="0.0144230769230769">
            <text:p>0.0144230769</text:p>
          </table:table-cell>
          <table:table-cell table:formula="of:=[.M52]*[.L52]" office:value-type="float" office:value="2.28619637573964">
            <text:p>2.2861963757</text:p>
          </table:table-cell>
          <table:table-cell table:formula="of:=[.N52]/[.$N$59]*[.$N$4]" office:value-type="float" office:value="2.65280193777598">
            <text:p>2.6528019378</text:p>
          </table:table-cell>
          <table:table-cell table:formula="of:=[.O52]+[.G52]" office:value-type="float" office:value="12.1431865531606">
            <text:p>12.1431865532</text:p>
          </table:table-cell>
          <table:table-cell table:style-name="ce54" table:formula="of:=ROUND([.P52];0)" office:value-type="float" office:value="12">
            <text:p>12</text:p>
          </table:table-cell>
          <table:table-cell/>
          <table:table-cell table:formula="of:=[.L52]/[.$L$59]*[.$N$4]" office:value-type="float" office:value="3.78934896239663">
            <text:p>3.7893489624</text:p>
          </table:table-cell>
          <table:table-cell table:style-name="ce56" table:formula="of:=ROUND([.S52]+[.G52];0)" office:value-type="float" office:value="13">
            <text:p>13</text:p>
          </table:table-cell>
          <table:table-cell/>
          <table:table-cell table:formula="of:=([.S52]+[.O52])/2" office:value-type="float" office:value="3.2210754500863">
            <text:p>3.2210754501</text:p>
          </table:table-cell>
          <table:table-cell table:style-name="ce58" table:formula="of:=ROUND([.V52]+[.G52];0)" office:value-type="float" office:value="13">
            <text:p>13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46">
            <text:p>46</text:p>
          </table:table-cell>
          <table:table-cell table:formula="of:=VLOOKUP([.B53];[$Priority.$C$1:.$S$133];8;0)" office:value-type="float" office:value="0.75">
            <text:p>0.75</text:p>
          </table:table-cell>
          <table:table-cell table:style-name="ce9" table:formula="of:=VLOOKUP([.B53];[$Priority.$C$1:.$S$133];2;0)" office:value-type="string" office:string-value="Shearer">
            <text:p>Shearer</text:p>
          </table:table-cell>
          <table:table-cell table:style-name="ce37" table:formula="of:=IF([.A53]=&quot;Y&quot;;[.C53];0)" office:value-type="float" office:value="0">
            <text:p>0</text:p>
          </table:table-cell>
          <table:table-cell table:formula="of:=IF(AND([.A53]&lt;&gt;&quot;Y&quot;;MAW&gt;0);IF(([.C53]/(SumCov-SumMAWCov)*PctJobs&gt;PctPop);([.C53]-(PctPop*(SumCov-SumMAWCov)/PctJobs));0);IF(AND(MAW=0;([.C53]/SumCov)&gt;PctPop);[.C53]-((PctPop*SumCov)/PctJobs);0))" office:value-type="float" office:value="0">
            <text:p>0</text:p>
          </table:table-cell>
          <table:table-cell table:formula="of:=IF(OR(AND([.A53]=&quot;Y&quot;;[.$H$2]&gt;0);[.F53]&lt;&gt;0);IF([.F53]&lt;&gt;0;[.$D$4];[.C53]/[.$E$59]*[.$D$4]);IF([.$H$2]&gt;0;[.C53]/([.$C$59]-[.$E$59]-[.$F$59])*([.$M$4]-[.$D$4]);[.C53]/([.$C$59]-[.$F$59])*[.$M$4]))" office:value-type="float" office:value="9.49038461538462">
            <text:p>9.4903846154</text:p>
          </table:table-cell>
          <table:table-cell table:style-name="ce45" table:formula="of:=ROUND([.G53];0)" office:value-type="float" office:value="9">
            <text:p>9</text:p>
          </table:table-cell>
          <table:table-cell table:formula="of:=IF(OR(AND([.A53]=&quot;Y&quot;;[.$H$2]&gt;0);[.F53]&lt;&gt;0);IF([.F53]&lt;&gt;0;[.$D$4];[.C53]/[.$E$59]*[.$D$4]);IF([.$H$2]&gt;0;[.C53]/([.$C$59]-[.$E$59]-[.$F$59])*([.$M$4]-[.$D$4]);[.C53]/([.$C$59]-[.$F$59])*[.$L$4]))" office:value-type="float" office:value="11.8701923076923">
            <text:p>11.8701923077</text:p>
          </table:table-cell>
          <table:table-cell table:style-name="ce45" table:formula="of:=ROUND([.I53];0)" office:value-type="float" office:value="12">
            <text:p>12</text:p>
          </table:table-cell>
          <table:table-cell/>
          <table:table-cell table:style-name="ce37" table:formula="of:=IF(AND([.A53]=&quot;Y&quot;;[.$H$2]&gt;0);0;IF([.A53]=&quot;Y&quot;;([.E53]/[.$E$59]*[.$D$4])-[.G53];([.$D$4])-[.G53]))" office:value-type="float" office:value="158.509615384615">
            <text:p>158.5096153846</text:p>
          </table:table-cell>
          <table:table-cell table:style-name="ce4" table:formula="of:=[.G53]/[.$G$59]" office:value-type="float" office:value="0.0144230769230769">
            <text:p>0.0144230769</text:p>
          </table:table-cell>
          <table:table-cell table:formula="of:=[.M53]*[.L53]" office:value-type="float" office:value="2.28619637573964">
            <text:p>2.2861963757</text:p>
          </table:table-cell>
          <table:table-cell table:formula="of:=[.N53]/[.$N$59]*[.$N$4]" office:value-type="float" office:value="2.65280193777598">
            <text:p>2.6528019378</text:p>
          </table:table-cell>
          <table:table-cell table:formula="of:=[.O53]+[.G53]" office:value-type="float" office:value="12.1431865531606">
            <text:p>12.1431865532</text:p>
          </table:table-cell>
          <table:table-cell table:style-name="ce54" table:formula="of:=ROUND([.P53];0)" office:value-type="float" office:value="12">
            <text:p>12</text:p>
          </table:table-cell>
          <table:table-cell/>
          <table:table-cell table:formula="of:=[.L53]/[.$L$59]*[.$N$4]" office:value-type="float" office:value="3.78934896239663">
            <text:p>3.7893489624</text:p>
          </table:table-cell>
          <table:table-cell table:style-name="ce56" table:formula="of:=ROUND([.S53]+[.G53];0)" office:value-type="float" office:value="13">
            <text:p>13</text:p>
          </table:table-cell>
          <table:table-cell/>
          <table:table-cell table:formula="of:=([.S53]+[.O53])/2" office:value-type="float" office:value="3.2210754500863">
            <text:p>3.2210754501</text:p>
          </table:table-cell>
          <table:table-cell table:style-name="ce58" table:formula="of:=ROUND([.V53]+[.G53];0)" office:value-type="float" office:value="13">
            <text:p>13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/>
          </table:table-cell>
          <table:table-cell office:value-type="float" office:value="47">
            <text:p>47</text:p>
          </table:table-cell>
          <table:table-cell table:formula="of:=VLOOKUP([.B54];[$Priority.$C$1:.$S$133];8;0)" office:value-type="float" office:value="1.25">
            <text:p>1.25</text:p>
          </table:table-cell>
          <table:table-cell table:style-name="ce9" table:formula="of:=VLOOKUP([.B54];[$Priority.$C$1:.$S$133];2;0)" office:value-type="string" office:string-value="Furnace Operator">
            <text:p>Furnace Operator</text:p>
          </table:table-cell>
          <table:table-cell table:style-name="ce37" table:formula="of:=IF([.A54]=&quot;Y&quot;;[.C54];0)" office:value-type="float" office:value="0">
            <text:p>0</text:p>
          </table:table-cell>
          <table:table-cell table:formula="of:=IF(AND([.A54]&lt;&gt;&quot;Y&quot;;MAW&gt;0);IF(([.C54]/(SumCov-SumMAWCov)*PctJobs&gt;PctPop);([.C54]-(PctPop*(SumCov-SumMAWCov)/PctJobs));0);IF(AND(MAW=0;([.C54]/SumCov)&gt;PctPop);[.C54]-((PctPop*SumCov)/PctJobs);0))" office:value-type="float" office:value="0">
            <text:p>0</text:p>
          </table:table-cell>
          <table:table-cell table:formula="of:=IF(OR(AND([.A54]=&quot;Y&quot;;[.$H$2]&gt;0);[.F54]&lt;&gt;0);IF([.F54]&lt;&gt;0;[.$D$4];[.C54]/[.$E$59]*[.$D$4]);IF([.$H$2]&gt;0;[.C54]/([.$C$59]-[.$E$59]-[.$F$59])*([.$M$4]-[.$D$4]);[.C54]/([.$C$59]-[.$F$59])*[.$M$4]))" office:value-type="float" office:value="15.8173076923077">
            <text:p>15.8173076923</text:p>
          </table:table-cell>
          <table:table-cell table:style-name="ce45" table:formula="of:=ROUND([.G54];0)" office:value-type="float" office:value="16">
            <text:p>16</text:p>
          </table:table-cell>
          <table:table-cell table:formula="of:=IF(OR(AND([.A54]=&quot;Y&quot;;[.$H$2]&gt;0);[.F54]&lt;&gt;0);IF([.F54]&lt;&gt;0;[.$D$4];[.C54]/[.$E$59]*[.$D$4]);IF([.$H$2]&gt;0;[.C54]/([.$C$59]-[.$E$59]-[.$F$59])*([.$M$4]-[.$D$4]);[.C54]/([.$C$59]-[.$F$59])*[.$L$4]))" office:value-type="float" office:value="19.7836538461538">
            <text:p>19.7836538462</text:p>
          </table:table-cell>
          <table:table-cell table:style-name="ce45" table:formula="of:=ROUND([.I54];0)" office:value-type="float" office:value="20">
            <text:p>20</text:p>
          </table:table-cell>
          <table:table-cell/>
          <table:table-cell table:style-name="ce37" table:formula="of:=IF(AND([.A54]=&quot;Y&quot;;[.$H$2]&gt;0);0;IF([.A54]=&quot;Y&quot;;([.E54]/[.$E$59]*[.$D$4])-[.G54];([.$D$4])-[.G54]))" office:value-type="float" office:value="152.182692307692">
            <text:p>152.1826923077</text:p>
          </table:table-cell>
          <table:table-cell table:style-name="ce4" table:formula="of:=[.G54]/[.$G$59]" office:value-type="float" office:value="0.0240384615384615">
            <text:p>0.0240384615</text:p>
          </table:table-cell>
          <table:table-cell table:formula="of:=[.M54]*[.L54]" office:value-type="float" office:value="3.65823779585799">
            <text:p>3.6582377959</text:p>
          </table:table-cell>
          <table:table-cell table:formula="of:=[.N54]/[.$N$59]*[.$N$4]" office:value-type="float" office:value="4.2448585855">
            <text:p>4.2448585855</text:p>
          </table:table-cell>
          <table:table-cell table:formula="of:=[.O54]+[.G54]" office:value-type="float" office:value="20.0621662778077">
            <text:p>20.0621662778</text:p>
          </table:table-cell>
          <table:table-cell table:style-name="ce54" table:formula="of:=ROUND([.P54];0)" office:value-type="float" office:value="20">
            <text:p>20</text:p>
          </table:table-cell>
          <table:table-cell/>
          <table:table-cell table:formula="of:=[.L54]/[.$L$59]*[.$N$4]" office:value-type="float" office:value="3.63809681697613">
            <text:p>3.638096817</text:p>
          </table:table-cell>
          <table:table-cell table:style-name="ce56" table:formula="of:=ROUND([.S54]+[.G54];0)" office:value-type="float" office:value="19">
            <text:p>19</text:p>
          </table:table-cell>
          <table:table-cell/>
          <table:table-cell table:formula="of:=([.S54]+[.O54])/2" office:value-type="float" office:value="3.94147770123806">
            <text:p>3.9414777012</text:p>
          </table:table-cell>
          <table:table-cell table:style-name="ce58" table:formula="of:=ROUND([.V54]+[.G54];0)" office:value-type="float" office:value="20">
            <text:p>20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>#N/A</text:p>
          </table:table-cell>
          <table:table-cell office:value-type="float" office:value="48">
            <text:p>48</text:p>
          </table:table-cell>
          <table:table-cell table:formula="of:=VLOOKUP([.B55];[$Priority.$C$1:.$S$133];8;0)" office:value-type="float" office:value="0">
            <text:p>#N/A</text:p>
          </table:table-cell>
          <table:table-cell table:style-name="ce9" table:formula="of:=VLOOKUP([.B55];[$Priority.$C$1:.$S$133];2;0)" office:value-type="float" office:value="0">
            <text:p>#N/A</text:p>
          </table:table-cell>
          <table:table-cell table:style-name="ce37" table:formula="of:=IF([.A55]=&quot;Y&quot;;[.C55];0)" office:value-type="float" office:value="0">
            <text:p>#N/A</text:p>
          </table:table-cell>
          <table:table-cell table:formula="of:=IF(AND([.A55]&lt;&gt;&quot;Y&quot;;MAW&gt;0);IF(([.C55]/(SumCov-SumMAWCov)*PctJobs&gt;PctPop);([.C55]-(PctPop*(SumCov-SumMAWCov)/PctJobs));0);IF(AND(MAW=0;([.C55]/SumCov)&gt;PctPop);[.C55]-((PctPop*SumCov)/PctJobs);0))" office:value-type="float" office:value="0">
            <text:p>#N/A</text:p>
          </table:table-cell>
          <table:table-cell table:formula="of:=IF(OR(AND([.A55]=&quot;Y&quot;;[.$H$2]&gt;0);[.F55]&lt;&gt;0);IF([.F55]&lt;&gt;0;[.$D$4];[.C55]/[.$E$59]*[.$D$4]);IF([.$H$2]&gt;0;[.C55]/([.$C$59]-[.$E$59]-[.$F$59])*([.$M$4]-[.$D$4]);[.C55]/([.$C$59]-[.$F$59])*[.$M$4]))" office:value-type="float" office:value="0">
            <text:p>#N/A</text:p>
          </table:table-cell>
          <table:table-cell table:style-name="ce45" table:formula="of:=ROUND([.G55];0)" office:value-type="float" office:value="0">
            <text:p>#N/A</text:p>
          </table:table-cell>
          <table:table-cell table:formula="of:=IF(OR(AND([.A55]=&quot;Y&quot;;[.$H$2]&gt;0);[.F55]&lt;&gt;0);IF([.F55]&lt;&gt;0;[.$D$4];[.C55]/[.$E$59]*[.$D$4]);IF([.$H$2]&gt;0;[.C55]/([.$C$59]-[.$E$59]-[.$F$59])*([.$M$4]-[.$D$4]);[.C55]/([.$C$59]-[.$F$59])*[.$L$4]))" office:value-type="float" office:value="0">
            <text:p>#N/A</text:p>
          </table:table-cell>
          <table:table-cell table:style-name="ce45" table:formula="of:=ROUND([.I55];0)" office:value-type="float" office:value="0">
            <text:p>#N/A</text:p>
          </table:table-cell>
          <table:table-cell/>
          <table:table-cell table:style-name="ce37" table:formula="of:=IF(AND([.A55]=&quot;Y&quot;;[.$H$2]&gt;0);0;IF([.A55]=&quot;Y&quot;;([.E55]/[.$E$59]*[.$D$4])-[.G55];([.$D$4])-[.G55]))" office:value-type="float" office:value="0">
            <text:p>#N/A</text:p>
          </table:table-cell>
          <table:table-cell table:style-name="ce4" table:formula="of:=[.G55]/[.$G$59]" office:value-type="float" office:value="0">
            <text:p>#N/A</text:p>
          </table:table-cell>
          <table:table-cell table:formula="of:=[.M55]*[.L55]" office:value-type="float" office:value="0">
            <text:p>#N/A</text:p>
          </table:table-cell>
          <table:table-cell table:formula="of:=[.N55]/[.$N$59]*[.$N$4]" office:value-type="float" office:value="0">
            <text:p>#N/A</text:p>
          </table:table-cell>
          <table:table-cell table:formula="of:=[.O55]+[.G55]" office:value-type="float" office:value="0">
            <text:p>#N/A</text:p>
          </table:table-cell>
          <table:table-cell table:style-name="ce54" table:formula="of:=ROUND([.P55];0)" office:value-type="float" office:value="0">
            <text:p>#N/A</text:p>
          </table:table-cell>
          <table:table-cell/>
          <table:table-cell table:formula="of:=[.L55]/[.$L$59]*[.$N$4]" office:value-type="float" office:value="0">
            <text:p>#N/A</text:p>
          </table:table-cell>
          <table:table-cell table:style-name="ce56" table:formula="of:=ROUND([.S55]+[.G55];0)" office:value-type="float" office:value="0">
            <text:p>#N/A</text:p>
          </table:table-cell>
          <table:table-cell/>
          <table:table-cell table:formula="of:=([.S55]+[.O55])/2" office:value-type="float" office:value="0">
            <text:p>#N/A</text:p>
          </table:table-cell>
          <table:table-cell table:style-name="ce58" table:formula="of:=ROUND([.V55]+[.G55];0)" office:value-type="float" office:value="0">
            <text:p>#N/A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>#N/A</text:p>
          </table:table-cell>
          <table:table-cell office:value-type="float" office:value="49">
            <text:p>49</text:p>
          </table:table-cell>
          <table:table-cell table:formula="of:=VLOOKUP([.B56];[$Priority.$C$1:.$S$133];8;0)" office:value-type="float" office:value="0">
            <text:p>#N/A</text:p>
          </table:table-cell>
          <table:table-cell table:style-name="ce9" table:formula="of:=VLOOKUP([.B56];[$Priority.$C$1:.$S$133];2;0)" office:value-type="float" office:value="0">
            <text:p>#N/A</text:p>
          </table:table-cell>
          <table:table-cell table:style-name="ce37" table:formula="of:=IF([.A56]=&quot;Y&quot;;[.C56];0)" office:value-type="float" office:value="0">
            <text:p>#N/A</text:p>
          </table:table-cell>
          <table:table-cell table:formula="of:=IF(AND([.A56]&lt;&gt;&quot;Y&quot;;MAW&gt;0);IF(([.C56]/(SumCov-SumMAWCov)*PctJobs&gt;PctPop);([.C56]-(PctPop*(SumCov-SumMAWCov)/PctJobs));0);IF(AND(MAW=0;([.C56]/SumCov)&gt;PctPop);[.C56]-((PctPop*SumCov)/PctJobs);0))" office:value-type="float" office:value="0">
            <text:p>#N/A</text:p>
          </table:table-cell>
          <table:table-cell table:formula="of:=IF(OR(AND([.A56]=&quot;Y&quot;;[.$H$2]&gt;0);[.F56]&lt;&gt;0);IF([.F56]&lt;&gt;0;[.$D$4];[.C56]/[.$E$59]*[.$D$4]);IF([.$H$2]&gt;0;[.C56]/([.$C$59]-[.$E$59]-[.$F$59])*([.$M$4]-[.$D$4]);[.C56]/([.$C$59]-[.$F$59])*[.$M$4]))" office:value-type="float" office:value="0">
            <text:p>#N/A</text:p>
          </table:table-cell>
          <table:table-cell table:style-name="ce45" table:formula="of:=ROUND([.G56];0)" office:value-type="float" office:value="0">
            <text:p>#N/A</text:p>
          </table:table-cell>
          <table:table-cell table:formula="of:=IF(OR(AND([.A56]=&quot;Y&quot;;[.$H$2]&gt;0);[.F56]&lt;&gt;0);IF([.F56]&lt;&gt;0;[.$D$4];[.C56]/[.$E$59]*[.$D$4]);IF([.$H$2]&gt;0;[.C56]/([.$C$59]-[.$E$59]-[.$F$59])*([.$M$4]-[.$D$4]);[.C56]/([.$C$59]-[.$F$59])*[.$L$4]))" office:value-type="float" office:value="0">
            <text:p>#N/A</text:p>
          </table:table-cell>
          <table:table-cell table:style-name="ce45" table:formula="of:=ROUND([.I56];0)" office:value-type="float" office:value="0">
            <text:p>#N/A</text:p>
          </table:table-cell>
          <table:table-cell/>
          <table:table-cell table:style-name="ce37" table:formula="of:=IF(AND([.A56]=&quot;Y&quot;;[.$H$2]&gt;0);0;IF([.A56]=&quot;Y&quot;;([.E56]/[.$E$59]*[.$D$4])-[.G56];([.$D$4])-[.G56]))" office:value-type="float" office:value="0">
            <text:p>#N/A</text:p>
          </table:table-cell>
          <table:table-cell table:style-name="ce4" table:formula="of:=[.G56]/[.$G$59]" office:value-type="float" office:value="0">
            <text:p>#N/A</text:p>
          </table:table-cell>
          <table:table-cell table:formula="of:=[.M56]*[.L56]" office:value-type="float" office:value="0">
            <text:p>#N/A</text:p>
          </table:table-cell>
          <table:table-cell table:formula="of:=[.N56]/[.$N$59]*[.$N$4]" office:value-type="float" office:value="0">
            <text:p>#N/A</text:p>
          </table:table-cell>
          <table:table-cell table:formula="of:=[.O56]+[.G56]" office:value-type="float" office:value="0">
            <text:p>#N/A</text:p>
          </table:table-cell>
          <table:table-cell table:style-name="ce54" table:formula="of:=ROUND([.P56];0)" office:value-type="float" office:value="0">
            <text:p>#N/A</text:p>
          </table:table-cell>
          <table:table-cell/>
          <table:table-cell table:formula="of:=[.L56]/[.$L$59]*[.$N$4]" office:value-type="float" office:value="0">
            <text:p>#N/A</text:p>
          </table:table-cell>
          <table:table-cell table:style-name="ce56" table:formula="of:=ROUND([.S56]+[.G56];0)" office:value-type="float" office:value="0">
            <text:p>#N/A</text:p>
          </table:table-cell>
          <table:table-cell/>
          <table:table-cell table:formula="of:=([.S56]+[.O56])/2" office:value-type="float" office:value="0">
            <text:p>#N/A</text:p>
          </table:table-cell>
          <table:table-cell table:style-name="ce58" table:formula="of:=ROUND([.V56]+[.G56];0)" office:value-type="float" office:value="0">
            <text:p>#N/A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1">
          <table:table-cell table:formula="of:=VLOOKUP([.$D$8:.$D$57];[$Priority.$D$2:.$E$133];2;0)" office:value-type="float" office:value="0">
            <text:p>#N/A</text:p>
          </table:table-cell>
          <table:table-cell office:value-type="float" office:value="50">
            <text:p>50</text:p>
          </table:table-cell>
          <table:table-cell table:formula="of:=VLOOKUP([.B57];[$Priority.$C$1:.$S$133];8;0)" office:value-type="float" office:value="0">
            <text:p>#N/A</text:p>
          </table:table-cell>
          <table:table-cell table:style-name="ce9" table:formula="of:=VLOOKUP([.B57];[$Priority.$C$1:.$S$133];2;0)" office:value-type="float" office:value="0">
            <text:p>#N/A</text:p>
          </table:table-cell>
          <table:table-cell table:style-name="ce37" table:formula="of:=IF([.A57]=&quot;Y&quot;;[.C57];0)" office:value-type="float" office:value="0">
            <text:p>#N/A</text:p>
          </table:table-cell>
          <table:table-cell table:formula="of:=IF(AND([.A57]&lt;&gt;&quot;Y&quot;;MAW&gt;0);IF(([.C57]/(SumCov-SumMAWCov)*PctJobs&gt;PctPop);([.C57]-(PctPop*(SumCov-SumMAWCov)/PctJobs));0);IF(AND(MAW=0;([.C57]/SumCov)&gt;PctPop);[.C57]-((PctPop*SumCov)/PctJobs);0))" office:value-type="float" office:value="0">
            <text:p>#N/A</text:p>
          </table:table-cell>
          <table:table-cell table:formula="of:=IF(OR(AND([.A57]=&quot;Y&quot;;[.$H$2]&gt;0);[.F57]&lt;&gt;0);IF([.F57]&lt;&gt;0;[.$D$4];[.C57]/[.$E$59]*[.$D$4]);IF([.$H$2]&gt;0;[.C57]/([.$C$59]-[.$E$59]-[.$F$59])*([.$M$4]-[.$D$4]);[.C57]/([.$C$59]-[.$F$59])*[.$M$4]))" office:value-type="float" office:value="0">
            <text:p>#N/A</text:p>
          </table:table-cell>
          <table:table-cell table:style-name="ce45" table:formula="of:=ROUND([.G57];0)" office:value-type="float" office:value="0">
            <text:p>#N/A</text:p>
          </table:table-cell>
          <table:table-cell table:formula="of:=IF(OR(AND([.A57]=&quot;Y&quot;;[.$H$2]&gt;0);[.F57]&lt;&gt;0);IF([.F57]&lt;&gt;0;[.$D$4];[.C57]/[.$E$59]*[.$D$4]);IF([.$H$2]&gt;0;[.C57]/([.$C$59]-[.$E$59]-[.$F$59])*([.$M$4]-[.$D$4]);[.C57]/([.$C$59]-[.$F$59])*[.$L$4]))" office:value-type="float" office:value="0">
            <text:p>#N/A</text:p>
          </table:table-cell>
          <table:table-cell table:style-name="ce45" table:formula="of:=ROUND([.I57];0)" office:value-type="float" office:value="0">
            <text:p>#N/A</text:p>
          </table:table-cell>
          <table:table-cell/>
          <table:table-cell table:style-name="ce37" table:formula="of:=IF(AND([.A57]=&quot;Y&quot;;[.$H$2]&gt;0);0;IF([.A57]=&quot;Y&quot;;([.E57]/[.$E$59]*[.$D$4])-[.G57];([.$D$4])-[.G57]))" office:value-type="float" office:value="0">
            <text:p>#N/A</text:p>
          </table:table-cell>
          <table:table-cell table:style-name="ce4" table:formula="of:=[.G57]/[.$G$59]" office:value-type="float" office:value="0">
            <text:p>#N/A</text:p>
          </table:table-cell>
          <table:table-cell table:formula="of:=[.M57]*[.L57]" office:value-type="float" office:value="0">
            <text:p>#N/A</text:p>
          </table:table-cell>
          <table:table-cell table:formula="of:=[.N57]/[.$N$59]*[.$N$4]" office:value-type="float" office:value="0">
            <text:p>#N/A</text:p>
          </table:table-cell>
          <table:table-cell table:formula="of:=[.O57]+[.G57]" office:value-type="float" office:value="0">
            <text:p>#N/A</text:p>
          </table:table-cell>
          <table:table-cell table:style-name="ce54" table:formula="of:=ROUND([.P57];0)" office:value-type="float" office:value="0">
            <text:p>#N/A</text:p>
          </table:table-cell>
          <table:table-cell/>
          <table:table-cell table:formula="of:=[.L57]/[.$L$59]*[.$N$4]" office:value-type="float" office:value="0">
            <text:p>#N/A</text:p>
          </table:table-cell>
          <table:table-cell table:style-name="ce56" table:formula="of:=ROUND([.S57]+[.G57];0)" office:value-type="float" office:value="0">
            <text:p>#N/A</text:p>
          </table:table-cell>
          <table:table-cell/>
          <table:table-cell table:formula="of:=([.S57]+[.O57])/2" office:value-type="float" office:value="0">
            <text:p>#N/A</text:p>
          </table:table-cell>
          <table:table-cell table:style-name="ce58" table:formula="of:=ROUND([.V57]+[.G57];0)" office:value-type="float" office:value="0">
            <text:p>#N/A</text:p>
          </table:table-cell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37"/>
          <table:table-cell table:number-columns-repeated="2"/>
          <table:table-cell table:style-name="ce43"/>
          <table:table-cell table:number-columns-repeated="3"/>
          <table:table-cell table:style-name="ce37"/>
          <table:table-cell table:number-columns-repeated="10"/>
          <table:table-cell table:style-name="ce43"/>
          <table:table-cell table:number-columns-repeated="2"/>
          <table:table-cell table:style-name="ce4" table:number-columns-repeated="3"/>
          <table:table-cell table:number-columns-repeated="996"/>
        </table:table-row>
        <table:table-row table:style-name="ro2">
          <table:table-cell/>
          <table:table-cell office:value-type="string">
            <text:p>Sums</text:p>
          </table:table-cell>
          <table:table-cell table:number-matrix-columns-spanned="1" table:number-matrix-rows-spanned="1" table:formula="of:=SUM(IF(NOT(ISNA([.C$8:.C$57]));[.C$8:.C$57]))" office:value-type="float" office:value="52">
            <text:p>52</text:p>
          </table:table-cell>
          <table:table-cell/>
          <table:table-cell table:number-matrix-columns-spanned="1" table:number-matrix-rows-spanned="1" table:formula="of:=SUM(IF(NOT(ISNA([.E$8:.E$57]));[.E$8:.E$57]))" office:value-type="float" office:value="5">
            <text:p>5</text:p>
          </table:table-cell>
          <table:table-cell table:number-matrix-columns-spanned="1" table:number-matrix-rows-spanned="1" table:formula="of:=SUM(IF(NOT(ISNA([.F$8:.F$57]));[.F$8:.F$57]))" office:value-type="float" office:value="0">
            <text:p>0</text:p>
          </table:table-cell>
          <table:table-cell table:number-matrix-columns-spanned="1" table:number-matrix-rows-spanned="1" table:formula="of:=SUM(IF(NOT(ISNA([.G$8:.G$57]));[.G$8:.G$57]))" office:value-type="float" office:value="658">
            <text:p>658</text:p>
          </table:table-cell>
          <table:table-cell table:number-matrix-columns-spanned="1" table:number-matrix-rows-spanned="1" table:formula="of:=SUM(IF(NOT(ISNA([.H$8:.H$57]));[.H$8:.H$57]))" office:value-type="float" office:value="658">
            <text:p>658</text:p>
          </table:table-cell>
          <table:table-cell/>
          <table:table-cell table:number-matrix-columns-spanned="1" table:number-matrix-rows-spanned="1" table:formula="of:=SUM(IF(NOT(ISNA([.J$8:.J$57]));[.J$8:.J$57]))" office:value-type="float" office:value="832">
            <text:p>832</text:p>
          </table:table-cell>
          <table:table-cell/>
          <table:table-cell table:number-matrix-columns-spanned="1" table:number-matrix-rows-spanned="1" table:formula="of:=SUM(IF(NOT(ISNA([.L$8:.L$57]));[.L$8:.L$57]))" office:value-type="float" office:value="6902">
            <text:p>6902</text:p>
          </table:table-cell>
          <table:table-cell/>
          <table:table-cell table:number-matrix-columns-spanned="1" table:number-matrix-rows-spanned="1" table:formula="of:=SUM(IF(NOT(ISNA([.N$8:.N$57]));[.N$8:.N$57]))" office:value-type="float" office:value="142.197725591716">
            <text:p>142.1977255917</text:p>
          </table:table-cell>
          <table:table-cell/>
          <table:table-cell table:number-matrix-columns-spanned="1" table:number-matrix-rows-spanned="1" table:formula="of:=SUM(IF(NOT(ISNA([.P$8:.P$57]));[.P$8:.P$57]))" office:value-type="float" office:value="823">
            <text:p>823</text:p>
          </table:table-cell>
          <table:table-cell table:number-matrix-columns-spanned="1" table:number-matrix-rows-spanned="1" table:formula="of:=SUM(IF(NOT(ISNA([.Q$8:.Q$57]));[.Q$8:.Q$57]))" office:value-type="float" office:value="819">
            <text:p>819</text:p>
          </table:table-cell>
          <table:table-cell table:number-columns-repeated="2"/>
          <table:table-cell table:number-matrix-columns-spanned="1" table:number-matrix-rows-spanned="1" table:formula="of:=SUM(IF(NOT(ISNA([.T$8:.T$57]));[.T$8:.T$57]))" office:value-type="float" office:value="809">
            <text:p>809</text:p>
          </table:table-cell>
          <table:table-cell table:number-columns-repeated="2"/>
          <table:table-cell table:number-matrix-columns-spanned="1" table:number-matrix-rows-spanned="1" table:formula="of:=SUM(IF(NOT(ISNA([.W$8:.W$57]));[.W$8:.W$57]))" office:value-type="float" office:value="828">
            <text:p>828</text:p>
          </table:table-cell>
          <table:table-cell table:number-columns-repeated="1001"/>
        </table:table-row>
        <table:table-row table:style-name="ro2">
          <table:table-cell/>
          <table:table-cell office:value-type="string">
            <text:p>Min</text:p>
          </table:table-cell>
          <table:table-cell table:number-matrix-columns-spanned="1" table:number-matrix-rows-spanned="1" table:formula="of:=MIN(IF(NOT(ISNA([.C$8:.C$57]));[.C$8:.C$57]))" office:value-type="float" office:value="0.75">
            <text:p>0.75</text:p>
          </table:table-cell>
          <table:table-cell/>
          <table:table-cell table:style-name="ce37" table:number-matrix-columns-spanned="1" table:number-matrix-rows-spanned="1" table:formula="of:=MIN(IF(NOT(ISNA([.G$8:.G$57]));[.G$8:.G$57]))" office:value-type="float" office:value="9.49038461538462">
            <text:p>9.4903846154</text:p>
          </table:table-cell>
          <table:table-cell table:number-columns-repeated="2"/>
          <table:table-cell table:style-name="ce37" table:number-matrix-columns-spanned="1" table:number-matrix-rows-spanned="1" table:formula="of:=MIN(IF(NOT(ISNA([.J$8:.J$57]));[.J$8:.J$57]))" office:value-type="float" office:value="12">
            <text:p>12</text:p>
          </table:table-cell>
          <table:table-cell/>
          <table:table-cell table:style-name="ce37" table:number-matrix-columns-spanned="1" table:number-matrix-rows-spanned="1" table:formula="of:=MIN(IF(NOT(ISNA([.L$8:.L$57]));[.L$8:.L$57]))" office:value-type="float" office:value="20.9461538461538">
            <text:p>20.9461538462</text:p>
          </table:table-cell>
          <table:table-cell/>
          <table:table-cell table:style-name="ce37"/>
          <table:table-cell table:number-columns-repeated="10"/>
          <table:table-cell table:style-name="ce43"/>
          <table:table-cell table:number-columns-repeated="1001"/>
        </table:table-row>
        <table:table-row table:style-name="ro2">
          <table:table-cell/>
          <table:table-cell office:value-type="string">
            <text:p>Mean</text:p>
          </table:table-cell>
          <table:table-cell table:number-columns-repeated="2"/>
          <table:table-cell table:style-name="ce37" table:number-matrix-columns-spanned="1" table:number-matrix-rows-spanned="1" table:formula="of:=AVERAGE(IF(NOT(ISNA([.G$8:.G$57]));[.G$8:.G$57]))" office:value-type="float" office:value="14">
            <text:p>14</text:p>
          </table:table-cell>
          <table:table-cell table:number-columns-repeated="2"/>
          <table:table-cell table:style-name="ce37" table:number-matrix-columns-spanned="1" table:number-matrix-rows-spanned="1" table:formula="of:=AVERAGE(IF(NOT(ISNA([.J$8:.J$57]));[.J$8:.J$57]))" office:value-type="float" office:value="17.7021276595745">
            <text:p>17.7021276596</text:p>
          </table:table-cell>
          <table:table-cell/>
          <table:table-cell table:style-name="ce37" table:number-matrix-columns-spanned="1" table:number-matrix-rows-spanned="1" table:formula="of:=AVERAGE(IF(NOT(ISNA([.L$8:.L$57]));[.L$8:.L$57]))" office:value-type="float" office:value="146.851063829787">
            <text:p>146.8510638298</text:p>
          </table:table-cell>
          <table:table-cell/>
          <table:table-cell table:style-name="ce37"/>
          <table:table-cell table:number-columns-repeated="10"/>
          <table:table-cell table:style-name="ce43"/>
          <table:table-cell table:number-columns-repeated="1001"/>
        </table:table-row>
        <table:table-row table:style-name="ro2">
          <table:table-cell/>
          <table:table-cell office:value-type="string">
            <text:p>Median</text:p>
          </table:table-cell>
          <table:table-cell table:number-columns-repeated="2"/>
          <table:table-cell table:style-name="ce37" table:number-matrix-columns-spanned="1" table:number-matrix-rows-spanned="1" table:formula="of:=MEDIAN(IF(NOT(ISNA([.G$8:.G$57]));[.G$8:.G$57]))" office:value-type="float" office:value="12.6538461538462">
            <text:p>12.6538461538</text:p>
          </table:table-cell>
          <table:table-cell table:number-columns-repeated="2"/>
          <table:table-cell table:style-name="ce37" table:number-matrix-columns-spanned="1" table:number-matrix-rows-spanned="1" table:formula="of:=MEDIAN(IF(NOT(ISNA([.J$8:.J$57]));[.J$8:.J$57]))" office:value-type="float" office:value="16">
            <text:p>16</text:p>
          </table:table-cell>
          <table:table-cell/>
          <table:table-cell table:style-name="ce37" table:number-matrix-columns-spanned="1" table:number-matrix-rows-spanned="1" table:formula="of:=MEDIAN(IF(NOT(ISNA([.L$8:.L$57]));[.L$8:.L$57]))" office:value-type="float" office:value="155.346153846154">
            <text:p>155.3461538462</text:p>
          </table:table-cell>
          <table:table-cell/>
          <table:table-cell table:style-name="ce37"/>
          <table:table-cell table:number-columns-repeated="10"/>
          <table:table-cell table:style-name="ce43"/>
          <table:table-cell table:number-columns-repeated="1001"/>
        </table:table-row>
        <table:table-row table:style-name="ro2">
          <table:table-cell/>
          <table:table-cell office:value-type="string">
            <text:p>Max</text:p>
          </table:table-cell>
          <table:table-cell table:number-matrix-columns-spanned="1" table:number-matrix-rows-spanned="1" table:formula="of:=MAX(IF(NOT(ISNA([.C$8:.C$57]));[.C$8:.C$57]))" office:value-type="float" office:value="2.5">
            <text:p>2.5</text:p>
          </table:table-cell>
          <table:table-cell/>
          <table:table-cell table:style-name="ce37" table:number-matrix-columns-spanned="1" table:number-matrix-rows-spanned="1" table:formula="of:=MAX(IF(NOT(ISNA([.G$8:.G$57]));[.G$8:.G$57]))" office:value-type="float" office:value="31.6346153846154">
            <text:p>31.6346153846</text:p>
          </table:table-cell>
          <table:table-cell table:number-columns-repeated="2"/>
          <table:table-cell table:style-name="ce37" table:number-matrix-columns-spanned="1" table:number-matrix-rows-spanned="1" table:formula="of:=MAX(IF(NOT(ISNA([.J$8:.J$57]));[.J$8:.J$57]))" office:value-type="float" office:value="40">
            <text:p>40</text:p>
          </table:table-cell>
          <table:table-cell/>
          <table:table-cell table:style-name="ce37" table:number-matrix-columns-spanned="1" table:number-matrix-rows-spanned="1" table:formula="of:=MAX(IF(NOT(ISNA([.L$8:.L$57]));[.L$8:.L$57]))" office:value-type="float" office:value="158.509615384615">
            <text:p>158.5096153846</text:p>
          </table:table-cell>
          <table:table-cell/>
          <table:table-cell table:style-name="ce37"/>
          <table:table-cell table:number-columns-repeated="10"/>
          <table:table-cell table:style-name="ce43"/>
          <table:table-cell table:number-columns-repeated="1001"/>
        </table:table-row>
        <table:table-row table:style-name="ro2">
          <table:table-cell/>
          <table:table-cell office:value-type="string">
            <text:p>Max/Min</text:p>
          </table:table-cell>
          <table:table-cell table:formula="of:=[.C63]/[.C60]" office:value-type="float" office:value="3.33333333333333">
            <text:p>3.3333333333</text:p>
          </table:table-cell>
          <table:table-cell/>
          <table:table-cell table:style-name="ce37" table:formula="of:=(([.E63]/[.E60])+([.C4]/[.E60]))/2" office:value-type="float" office:value="1.70354609929078">
            <text:p>1.7035460993</text:p>
          </table:table-cell>
          <table:table-cell table:number-columns-repeated="2"/>
          <table:table-cell table:style-name="ce37" table:formula="of:=(([.H63]/[.H60])+([.F4]/[.H60]))/2" office:value-type="float" office:value="50.6666666666667">
            <text:p>50.6666666667</text:p>
          </table:table-cell>
          <table:table-cell/>
          <table:table-cell table:style-name="ce37" table:formula="of:=(([.J63]/[.J60])+([.H4]/[.J60]))/2" office:value-type="float" office:value="3.78374035989717">
            <text:p>3.7837403599</text:p>
          </table:table-cell>
          <table:table-cell/>
          <table:table-cell table:style-name="ce37"/>
          <table:table-cell table:number-columns-repeated="10"/>
          <table:table-cell table:style-name="ce43"/>
          <table:table-cell table:number-columns-repeated="1001"/>
        </table:table-row>
        <table:table-row table:style-name="ro2">
          <table:table-cell/>
          <table:table-cell office:value-type="string">
            <text:p>Range</text:p>
          </table:table-cell>
          <table:table-cell table:number-columns-repeated="2"/>
          <table:table-cell table:style-name="ce37" table:formula="of:=[.E63]-[.E60]" office:value-type="float" office:value="22.1442307692308">
            <text:p>22.1442307692</text:p>
          </table:table-cell>
          <table:table-cell table:number-columns-repeated="2"/>
          <table:table-cell table:style-name="ce37" table:formula="of:=[.H63]-[.H60]" office:value-type="float" office:value="28">
            <text:p>28</text:p>
          </table:table-cell>
          <table:table-cell/>
          <table:table-cell table:style-name="ce37" table:formula="of:=[.J63]-[.J60]" office:value-type="float" office:value="137.563461538462">
            <text:p>137.5634615385</text:p>
          </table:table-cell>
          <table:table-cell/>
          <table:table-cell table:style-name="ce37"/>
          <table:table-cell table:number-columns-repeated="10"/>
          <table:table-cell table:style-name="ce43"/>
          <table:table-cell table:number-columns-repeated="1001"/>
        </table:table-row>
        <table:table-row table:style-name="ro2">
          <table:table-cell/>
          <table:table-cell office:value-type="string">
            <text:p>1/Max/Min</text:p>
          </table:table-cell>
          <table:table-cell table:number-columns-repeated="2"/>
          <table:table-cell table:style-name="ce37"/>
          <table:table-cell table:number-columns-repeated="2"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10"/>
          <table:table-cell table:style-name="ce43"/>
          <table:table-cell table:number-columns-repeated="1001"/>
        </table:table-row>
        <table:table-row table:style-name="ro2">
          <table:table-cell/>
          <table:table-cell office:value-type="string">
            <text:p>Buff Diff</text:p>
          </table:table-cell>
          <table:table-cell table:number-columns-repeated="2"/>
          <table:table-cell table:style-name="ce37" table:formula="of:=[.E65]*[.$F$1]" office:value-type="float" office:value="4.42884615384615">
            <text:p>4.4288461538</text:p>
          </table:table-cell>
          <table:table-cell table:number-columns-repeated="2"/>
          <table:table-cell table:style-name="ce37" table:formula="of:=[.H65]*[.$F$1]" office:value-type="float" office:value="5.6">
            <text:p>5.6</text:p>
          </table:table-cell>
          <table:table-cell/>
          <table:table-cell table:style-name="ce37" table:formula="of:=[.J65]*[.$F$1]" office:value-type="float" office:value="27.5126923076923">
            <text:p>27.5126923077</text:p>
          </table:table-cell>
          <table:table-cell/>
          <table:table-cell table:style-name="ce37"/>
          <table:table-cell table:number-columns-repeated="10"/>
          <table:table-cell table:style-name="ce43"/>
          <table:table-cell table:number-columns-repeated="1001"/>
        </table:table-row>
        <table:table-row table:style-name="ro2">
          <table:table-cell/>
          <table:table-cell office:value-type="string">
            <text:p>Ratio</text:p>
          </table:table-cell>
          <table:table-cell table:number-columns-repeated="2"/>
          <table:table-cell table:style-name="ce37"/>
          <table:table-cell table:number-columns-repeated="2"/>
          <table:table-cell table:style-name="ce43"/>
          <table:table-cell table:number-columns-repeated="3"/>
          <table:table-cell table:style-name="ce37"/>
          <table:table-cell table:number-columns-repeated="10"/>
          <table:table-cell table:style-name="ce43"/>
          <table:table-cell table:number-columns-repeated="1001"/>
        </table:table-row>
        <table:table-row table:style-name="ro2">
          <table:table-cell/>
          <table:table-cell office:value-type="string">
            <text:p>Left</text:p>
          </table:table-cell>
          <table:table-cell table:number-columns-repeated="2"/>
          <table:table-cell table:style-name="ce37"/>
          <table:table-cell table:number-columns-repeated="2"/>
          <table:table-cell table:style-name="ce43"/>
          <table:table-cell table:number-columns-repeated="3"/>
          <table:table-cell table:style-name="ce37"/>
          <table:table-cell table:number-columns-repeated="10"/>
          <table:table-cell table:style-name="ce43"/>
          <table:table-cell table:number-columns-repeated="1001"/>
        </table:table-row>
        <table:table-row table:style-name="ro2">
          <table:table-cell/>
          <table:table-cell office:value-type="string">
            <text:p>NewMin</text:p>
          </table:table-cell>
          <table:table-cell table:number-columns-repeated="2"/>
          <table:table-cell table:style-name="ce37"/>
          <table:table-cell table:number-columns-repeated="2"/>
          <table:table-cell table:style-name="ce43"/>
          <table:table-cell table:number-columns-repeated="3"/>
          <table:table-cell table:style-name="ce37"/>
          <table:table-cell table:number-columns-repeated="10"/>
          <table:table-cell table:style-name="ce43"/>
          <table:table-cell table:number-columns-repeated="1001"/>
        </table:table-row>
        <table:table-row table:style-name="ro2">
          <table:table-cell/>
          <table:table-cell office:value-type="string">
            <text:p>NewMax</text:p>
          </table:table-cell>
          <table:table-cell table:number-columns-repeated="2"/>
          <table:table-cell table:style-name="ce37"/>
          <table:table-cell table:number-columns-repeated="2"/>
          <table:table-cell table:style-name="ce43"/>
          <table:table-cell table:number-columns-repeated="3"/>
          <table:table-cell table:style-name="ce37"/>
          <table:table-cell table:number-columns-repeated="10"/>
          <table:table-cell table:style-name="ce43"/>
          <table:table-cell table:number-columns-repeated="1001"/>
        </table:table-row>
        <table:table-row table:style-name="ro2">
          <table:table-cell/>
          <table:table-cell office:value-type="string">
            <text:p>NewDiff</text:p>
            <draw:frame table:end-cell-address="Assignments.S116" table:end-x="0.3453in" table:end-y="0.1752in" draw:z-index="0" draw:style-name="gr1" draw:text-style-name="P1" svg:width="9.8185in" svg:height="8.561in" svg:x="0.4134in" svg:y="0.1681in">
              <draw:object draw:notify-on-update-of-ranges="Assignments.J7:Assignments.J7 Assignments.J8:Assignments.J57 Assignments.Q7:Assignments.Q7 Assignments.Q8:Assignments.Q57 Assignments.T7:Assignments.T7 Assignments.T8:Assignments.T57 Assignments.W7:Assignments.W7 Assignments.W8:Assignments.W5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38"/>
          <table:table-cell table:style-name="ce41" table:number-columns-repeated="2"/>
          <table:table-cell table:style-name="ce46"/>
          <table:table-cell table:number-columns-repeated="3"/>
          <table:table-cell table:style-name="ce38"/>
          <table:table-cell table:style-name="ce41" table:number-columns-repeated="10"/>
          <table:table-cell table:style-name="ce46"/>
          <table:table-cell table:number-columns-repeated="1001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P Weights" table:style-name="ta3" table:print="false">
        <table:table-column table:style-name="co31" table:default-cell-style-name="Default"/>
        <table:table-column table:style-name="co32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number-columns-repeated="10" table:default-cell-style-name="Default"/>
        <table:table-row table:style-name="ro2">
          <table:table-cell table:number-columns-repeated="15"/>
          <table:table-cell office:value-type="string">
            <text:p>Stretched</text:p>
          </table:table-cell>
          <table:table-cell table:number-columns-repeated="2"/>
          <table:table-cell office:value-type="string">
            <text:p>Recentered</text:p>
          </table:table-cell>
        </table:table-row>
        <table:table-row table:style-name="ro2">
          <table:table-cell table:style-name="ce3" office:value-type="string">
            <text:p>Rank</text:p>
          </table:table-cell>
          <table:table-cell office:value-type="string">
            <text:p>MP Weight</text:p>
          </table:table-cell>
          <table:table-cell table:style-name="ce3" office:value-type="string">
            <text:p>Labors</text:p>
          </table:table-cell>
          <table:table-cell/>
          <table:table-cell office:value-type="string">
            <text:p>Stretched</text:p>
          </table:table-cell>
          <table:table-cell office:value-type="string">
            <text:p>Scaled around mean</text:p>
          </table:table-cell>
          <table:table-cell office:value-type="string">
            <text:p>NormDist of Recentered</text:p>
          </table:table-cell>
          <table:table-cell office:value-type="string">
            <text:p>NormDist of MP Weight</text:p>
          </table:table-cell>
          <table:table-cell office:value-type="string">
            <text:p>NormDist of Stretched</text:p>
          </table:table-cell>
          <table:table-cell table:number-columns-repeated="4"/>
          <table:table-cell office:value-type="string">
            <text:p>STDEV</text:p>
          </table:table-cell>
          <table:table-cell/>
          <table:table-cell office:value-type="string">
            <text:p>STDEV</text:p>
          </table:table-cell>
          <table:table-cell table:number-columns-repeated="2"/>
          <table:table-cell office:value-type="string">
            <text:p>Stdev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VLOOKUP([.$A3];[$Priority.$C$1:.$S$133];17;0)" office:value-type="float" office:value="0.74999996">
            <text:p>0.74999996</text:p>
          </table:table-cell>
          <table:table-cell table:style-name="ce60" table:formula="of:=VLOOKUP([.A3];[$Priority.$C$1:.$S$133];2;0)" office:value-type="string" office:string-value="Miner">
            <text:p>Miner</text:p>
          </table:table-cell>
          <table:table-cell/>
          <table:table-cell table:formula="of:=[.B3]/([.$L$3]-[.$L$4])" office:value-type="float" office:value="0.999999093334107">
            <text:p>0.9999990933</text:p>
          </table:table-cell>
          <table:table-cell table:formula="of:=IF(([.E3]&gt;[.$P$5]);(([.E3]-[.$P$5])/([.$Q$7]-[.$P$5]))/2+0.5;(([.E3]-[.$Q$8])/([.$P$5]))/2)" office:value-type="float" office:value="1">
            <text:p>1</text:p>
          </table:table-cell>
          <table:table-cell table:formula="of:=NORMDIST([.F3];[.$S$5];[.$S$3];1)" office:value-type="float" office:value="0.977090484810436">
            <text:p>0.9770904848</text:p>
          </table:table-cell>
          <table:table-cell table:formula="of:=NORMDIST([.B3];[.$N$5];[.$N$3];1)" office:value-type="float" office:value="0.978329661564809">
            <text:p>0.9783296616</text:p>
          </table:table-cell>
          <table:table-cell table:formula="of:=NORMDIST([.E3];[.$P$5];[.$P$3];1)" office:value-type="float" office:value="0.978329661564809">
            <text:p>0.9783296616</text:p>
          </table:table-cell>
          <table:table-cell/>
          <table:table-cell office:value-type="string">
            <text:p>Max</text:p>
          </table:table-cell>
          <table:table-cell table:number-matrix-columns-spanned="1" table:number-matrix-rows-spanned="1" table:formula="of:=MAX(IF(NOT(ISNA([.$B$3:.$B$53]));[.$B$3:.$B$53]))" office:value-type="float" office:value="0.74999996">
            <text:p>0.74999996</text:p>
          </table:table-cell>
          <table:table-cell/>
          <table:table-cell table:number-matrix-columns-spanned="1" table:number-matrix-rows-spanned="1" table:formula="of:=STDEVP(IF(NOT(ISNA([.$B$3:.$B$53]));[.$B$3:.$B$53]))" office:value-type="float" office:value="0.188469004283676">
            <text:p>0.1884690043</text:p>
          </table:table-cell>
          <table:table-cell/>
          <table:table-cell table:number-matrix-columns-spanned="1" table:number-matrix-rows-spanned="1" table:formula="of:=STDEVP(IF(NOT(ISNA([.$E$3:.$E$53]));[.$E$3:.$E$53]))" office:value-type="float" office:value="0.251291791275906">
            <text:p>0.2512917913</text:p>
          </table:table-cell>
          <table:table-cell table:number-columns-repeated="2"/>
          <table:table-cell table:number-matrix-columns-spanned="1" table:number-matrix-rows-spanned="1" table:formula="of:=STDEVP(IF(NOT(ISNA([.$F$3:.$F$53]));[.$F$3:.$F$53]))" office:value-type="float" office:value="0.251979463802808">
            <text:p>0.2519794638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formula="of:=VLOOKUP([.$A4];[$Priority.$C$1:.$S$133];17;0)" office:value-type="float" office:value="0.65624959">
            <text:p>0.65624959</text:p>
          </table:table-cell>
          <table:table-cell table:style-name="ce60" table:formula="of:=VLOOKUP([.A4];[$Priority.$C$1:.$S$133];2;0)" office:value-type="string" office:string-value="Farmer">
            <text:p>Farmer</text:p>
          </table:table-cell>
          <table:table-cell/>
          <table:table-cell table:formula="of:=[.B4]/([.$L$3]-[.$L$4])" office:value-type="float" office:value="0.87499870666777">
            <text:p>0.8749987067</text:p>
          </table:table-cell>
          <table:table-cell table:formula="of:=IF(([.E4]&gt;[.$P$5]);(([.E4]-[.$P$5])/([.$Q$7]-[.$P$5]))/2+0.5;(([.E4]-[.$Q$8])/([.$P$5]))/2)" office:value-type="float" office:value="0.876898559723834">
            <text:p>0.8768985597</text:p>
          </table:table-cell>
          <table:table-cell table:formula="of:=NORMDIST([.F4];[.$S$5];[.$S$3];1)" office:value-type="float" office:value="0.934289132537275">
            <text:p>0.9342891325</text:p>
          </table:table-cell>
          <table:table-cell table:formula="of:=NORMDIST([.B4];[.$N$5];[.$N$3];1)" office:value-type="float" office:value="0.936118232186666">
            <text:p>0.9361182322</text:p>
          </table:table-cell>
          <table:table-cell table:formula="of:=NORMDIST([.E4];[.$P$5];[.$P$3];1)" office:value-type="float" office:value="0.936118232186666">
            <text:p>0.9361182322</text:p>
          </table:table-cell>
          <table:table-cell/>
          <table:table-cell office:value-type="string">
            <text:p>Min</text:p>
          </table:table-cell>
          <table:table-cell table:number-matrix-columns-spanned="1" table:number-matrix-rows-spanned="1" table:formula="of:=MIN(IF(NOT(ISNA([.$B$3:.$B$53]));[.$B$3:.$B$53]))" office:value-type="float" office:value="-0.00000068">
            <text:p>-0.00000068</text:p>
          </table:table-cell>
          <table:table-cell/>
          <table:table-cell office:value-type="string">
            <text:p>Mean</text:p>
          </table:table-cell>
          <table:table-cell/>
          <table:table-cell office:value-type="string">
            <text:p>Mean</text:p>
          </table:table-cell>
          <table:table-cell table:number-columns-repeated="2"/>
          <table:table-cell office:value-type="string">
            <text:p>Mean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table:formula="of:=VLOOKUP([.$A5];[$Priority.$C$1:.$S$133];17;0)" office:value-type="float" office:value="0.62812419">
            <text:p>0.62812419</text:p>
          </table:table-cell>
          <table:table-cell table:style-name="ce60" table:formula="of:=VLOOKUP([.A5];[$Priority.$C$1:.$S$133];2;0)" office:value-type="string" office:string-value="Leatherworker">
            <text:p>Leatherworker</text:p>
          </table:table-cell>
          <table:table-cell/>
          <table:table-cell table:formula="of:=[.B5]/([.$L$3]-[.$L$4])" office:value-type="float" office:value="0.837498205334865">
            <text:p>0.8374982053</text:p>
          </table:table-cell>
          <table:table-cell table:formula="of:=IF(([.E5]&gt;[.$P$5]);(([.E5]-[.$P$5])/([.$Q$7]-[.$P$5]))/2+0.5;(([.E5]-[.$Q$8])/([.$P$5]))/2)" office:value-type="float" office:value="0.839967748161775">
            <text:p>0.8399677482</text:p>
          </table:table-cell>
          <table:table-cell table:formula="of:=NORMDIST([.F5];[.$S$5];[.$S$3];1)" office:value-type="float" office:value="0.913394156279995">
            <text:p>0.9133941563</text:p>
          </table:table-cell>
          <table:table-cell table:formula="of:=NORMDIST([.B5];[.$N$5];[.$N$3];1)" office:value-type="float" office:value="0.915240313012331">
            <text:p>0.915240313</text:p>
          </table:table-cell>
          <table:table-cell table:formula="of:=NORMDIST([.E5];[.$P$5];[.$P$3];1)" office:value-type="float" office:value="0.915240313012331">
            <text:p>0.915240313</text:p>
          </table:table-cell>
          <table:table-cell table:number-columns-repeated="4"/>
          <table:table-cell table:number-matrix-columns-spanned="1" table:number-matrix-rows-spanned="1" table:formula="of:=AVERAGE(IF(NOT(ISNA([.$B$3:.$B$53]));[.$B$3:.$B$53]))" office:value-type="float" office:value="0.369214935106383">
            <text:p>0.3692149351</text:p>
          </table:table-cell>
          <table:table-cell/>
          <table:table-cell table:number-matrix-columns-spanned="1" table:number-matrix-rows-spanned="1" table:formula="of:=AVERAGE(IF(NOT(ISNA([.$E$3:.$E$53]));[.$E$3:.$E$53]))" office:value-type="float" office:value="0.492286160057654">
            <text:p>0.4922861601</text:p>
          </table:table-cell>
          <table:table-cell table:number-columns-repeated="2"/>
          <table:table-cell table:number-matrix-columns-spanned="1" table:number-matrix-rows-spanned="1" table:formula="of:=AVERAGE(IF(NOT(ISNA([.$F$3:.$F$53]));[.$F$3:.$F$53]))" office:value-type="float" office:value="0.496782738473473">
            <text:p>0.4967827385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formula="of:=VLOOKUP([.$A6];[$Priority.$C$1:.$S$133];17;0)" office:value-type="float" office:value="0.62499952">
            <text:p>0.62499952</text:p>
          </table:table-cell>
          <table:table-cell table:style-name="ce60" table:formula="of:=VLOOKUP([.A6];[$Priority.$C$1:.$S$133];2;0)" office:value-type="string" office:string-value="Brewer">
            <text:p>Brewer</text:p>
          </table:table-cell>
          <table:table-cell/>
          <table:table-cell table:formula="of:=[.B6]/([.$L$3]-[.$L$4])" office:value-type="float" office:value="0.833331982223375">
            <text:p>0.8333319822</text:p>
          </table:table-cell>
          <table:table-cell table:formula="of:=IF(([.E6]&gt;[.$P$5]);(([.E6]-[.$P$5])/([.$Q$7]-[.$P$5]))/2+0.5;(([.E6]-[.$Q$8])/([.$P$5]))/2)" office:value-type="float" office:value="0.83586481632921">
            <text:p>0.8358648163</text:p>
          </table:table-cell>
          <table:table-cell table:formula="of:=NORMDIST([.F6];[.$S$5];[.$S$3];1)" office:value-type="float" office:value="0.910796076023794">
            <text:p>0.910796076</text:p>
          </table:table-cell>
          <table:table-cell table:formula="of:=NORMDIST([.B6];[.$N$5];[.$N$3];1)" office:value-type="float" office:value="0.912636489316123">
            <text:p>0.9126364893</text:p>
          </table:table-cell>
          <table:table-cell table:formula="of:=NORMDIST([.E6];[.$P$5];[.$P$3];1)" office:value-type="float" office:value="0.912636489316123">
            <text:p>0.9126364893</text:p>
          </table:table-cell>
          <table:table-cell table:number-columns-repeated="10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table:formula="of:=VLOOKUP([.$A7];[$Priority.$C$1:.$S$133];17;0)" office:value-type="float" office:value="0.56249924">
            <text:p>0.56249924</text:p>
          </table:table-cell>
          <table:table-cell table:style-name="ce60" table:formula="of:=VLOOKUP([.A7];[$Priority.$C$1:.$S$133];2;0)" office:value-type="string" office:string-value="Gem Cutter">
            <text:p>Gem Cutter</text:p>
          </table:table-cell>
          <table:table-cell/>
          <table:table-cell table:formula="of:=[.B7]/([.$L$3]-[.$L$4])" office:value-type="float" office:value="0.749998346668077">
            <text:p>0.7499983467</text:p>
          </table:table-cell>
          <table:table-cell table:formula="of:=IF(([.E7]&gt;[.$P$5]);(([.E7]-[.$P$5])/([.$Q$7]-[.$P$5]))/2+0.5;(([.E7]-[.$Q$8])/([.$P$5]))/2)" office:value-type="float" office:value="0.753797145709205">
            <text:p>0.7537971457</text:p>
          </table:table-cell>
          <table:table-cell table:formula="of:=NORMDIST([.F7];[.$S$5];[.$S$3];1)" office:value-type="float" office:value="0.846131397492356">
            <text:p>0.8461313975</text:p>
          </table:table-cell>
          <table:table-cell table:formula="of:=NORMDIST([.B7];[.$N$5];[.$N$3];1)" office:value-type="float" office:value="0.847448023930691">
            <text:p>0.8474480239</text:p>
          </table:table-cell>
          <table:table-cell table:formula="of:=NORMDIST([.E7];[.$P$5];[.$P$3];1)" office:value-type="float" office:value="0.847448023930691">
            <text:p>0.8474480239</text:p>
          </table:table-cell>
          <table:table-cell table:number-columns-repeated="6"/>
          <table:table-cell office:value-type="string">
            <text:p>Max</text:p>
          </table:table-cell>
          <table:table-cell table:number-matrix-columns-spanned="1" table:number-matrix-rows-spanned="1" table:formula="of:=MAX(IF(NOT(ISNA([.$E$3:.$E$53]));[.$E$3:.$E$53]))" office:value-type="float" office:value="0.999999093334107">
            <text:p>0.9999990933</text:p>
          </table:table-cell>
          <table:table-cell table:number-columns-repeated="2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formula="of:=VLOOKUP([.$A8];[$Priority.$C$1:.$S$133];17;0)" office:value-type="float" office:value="0.56249903">
            <text:p>0.56249903</text:p>
          </table:table-cell>
          <table:table-cell table:style-name="ce60" table:formula="of:=VLOOKUP([.A8];[$Priority.$C$1:.$S$133];2;0)" office:value-type="string" office:string-value="Siege operating">
            <text:p>Siege operating</text:p>
          </table:table-cell>
          <table:table-cell/>
          <table:table-cell table:formula="of:=[.B8]/([.$L$3]-[.$L$4])" office:value-type="float" office:value="0.749998066668316">
            <text:p>0.7499980667</text:p>
          </table:table-cell>
          <table:table-cell table:formula="of:=IF(([.E8]&gt;[.$P$5]);(([.E8]-[.$P$5])/([.$Q$7]-[.$P$5]))/2+0.5;(([.E8]-[.$Q$8])/([.$P$5]))/2)" office:value-type="float" office:value="0.753796869963067">
            <text:p>0.75379687</text:p>
          </table:table-cell>
          <table:table-cell table:formula="of:=NORMDIST([.F8];[.$S$5];[.$S$3];1)" office:value-type="float" office:value="0.846131137989121">
            <text:p>0.846131138</text:p>
          </table:table-cell>
          <table:table-cell table:formula="of:=NORMDIST([.B8];[.$N$5];[.$N$3];1)" office:value-type="float" office:value="0.847447761203727">
            <text:p>0.8474477612</text:p>
          </table:table-cell>
          <table:table-cell table:formula="of:=NORMDIST([.E8];[.$P$5];[.$P$3];1)" office:value-type="float" office:value="0.847447761203726">
            <text:p>0.8474477612</text:p>
          </table:table-cell>
          <table:table-cell table:number-columns-repeated="6"/>
          <table:table-cell office:value-type="string">
            <text:p>Min</text:p>
          </table:table-cell>
          <table:table-cell table:number-matrix-columns-spanned="1" table:number-matrix-rows-spanned="1" table:formula="of:=MIN(IF(NOT(ISNA([.$E$3:.$E$53]));[.$E$3:.$E$53]))" office:value-type="float" office:value="-0.000000906665892978438">
            <text:p>-9.06665892978438E-007</text:p>
          </table:table-cell>
          <table:table-cell table:number-columns-repeated="2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table:formula="of:=VLOOKUP([.$A9];[$Priority.$C$1:.$S$133];17;0)" office:value-type="float" office:value="0.54687492">
            <text:p>0.54687492</text:p>
          </table:table-cell>
          <table:table-cell table:style-name="ce60" table:formula="of:=VLOOKUP([.A9];[$Priority.$C$1:.$S$133];2;0)" office:value-type="string" office:string-value="Carpenter">
            <text:p>Carpenter</text:p>
          </table:table-cell>
          <table:table-cell/>
          <table:table-cell table:formula="of:=[.B9]/([.$L$3]-[.$L$4])" office:value-type="float" office:value="0.7291659377784">
            <text:p>0.7291659378</text:p>
          </table:table-cell>
          <table:table-cell table:formula="of:=IF(([.E9]&gt;[.$P$5]);(([.E9]-[.$P$5])/([.$Q$7]-[.$P$5]))/2+0.5;(([.E9]-[.$Q$8])/([.$P$5]))/2)" office:value-type="float" office:value="0.733281212861839">
            <text:p>0.7332812129</text:p>
          </table:table-cell>
          <table:table-cell table:formula="of:=NORMDIST([.F9];[.$S$5];[.$S$3];1)" office:value-type="float" office:value="0.826022291974468">
            <text:p>0.826022292</text:p>
          </table:table-cell>
          <table:table-cell table:formula="of:=NORMDIST([.B9];[.$N$5];[.$N$3];1)" office:value-type="float" office:value="0.8270695849141">
            <text:p>0.8270695849</text:p>
          </table:table-cell>
          <table:table-cell table:formula="of:=NORMDIST([.E9];[.$P$5];[.$P$3];1)" office:value-type="float" office:value="0.827069584914099">
            <text:p>0.8270695849</text:p>
          </table:table-cell>
          <table:table-cell table:number-columns-repeated="10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table:formula="of:=VLOOKUP([.$A10];[$Priority.$C$1:.$S$133];17;0)" office:value-type="float" office:value="0.54687486">
            <text:p>0.54687486</text:p>
          </table:table-cell>
          <table:table-cell table:style-name="ce60" table:formula="of:=VLOOKUP([.A10];[$Priority.$C$1:.$S$133];2;0)" office:value-type="string" office:string-value="Mason">
            <text:p>Mason</text:p>
          </table:table-cell>
          <table:table-cell/>
          <table:table-cell table:formula="of:=[.B10]/([.$L$3]-[.$L$4])" office:value-type="float" office:value="0.729165857778468">
            <text:p>0.7291658578</text:p>
          </table:table-cell>
          <table:table-cell table:formula="of:=IF(([.E10]&gt;[.$P$5]);(([.E10]-[.$P$5])/([.$Q$7]-[.$P$5]))/2+0.5;(([.E10]-[.$Q$8])/([.$P$5]))/2)" office:value-type="float" office:value="0.733281134077228">
            <text:p>0.7332811341</text:p>
          </table:table-cell>
          <table:table-cell table:formula="of:=NORMDIST([.F10];[.$S$5];[.$S$3];1)" office:value-type="float" office:value="0.826022211677071">
            <text:p>0.8260222117</text:p>
          </table:table-cell>
          <table:table-cell table:formula="of:=NORMDIST([.B10];[.$N$5];[.$N$3];1)" office:value-type="float" office:value="0.827069503468525">
            <text:p>0.8270695035</text:p>
          </table:table-cell>
          <table:table-cell table:formula="of:=NORMDIST([.E10];[.$P$5];[.$P$3];1)" office:value-type="float" office:value="0.827069503468525">
            <text:p>0.8270695035</text:p>
          </table:table-cell>
          <table:table-cell table:number-columns-repeated="10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table:formula="of:=VLOOKUP([.$A11];[$Priority.$C$1:.$S$133];17;0)" office:value-type="float" office:value="0.54687472">
            <text:p>0.54687472</text:p>
          </table:table-cell>
          <table:table-cell table:style-name="ce60" table:formula="of:=VLOOKUP([.A11];[$Priority.$C$1:.$S$133];2;0)" office:value-type="string" office:string-value="Diagnosis">
            <text:p>Diagnosis</text:p>
          </table:table-cell>
          <table:table-cell/>
          <table:table-cell table:formula="of:=[.B11]/([.$L$3]-[.$L$4])" office:value-type="float" office:value="0.729165671111961">
            <text:p>0.7291656711</text:p>
          </table:table-cell>
          <table:table-cell table:formula="of:=IF(([.E11]&gt;[.$P$5]);(([.E11]-[.$P$5])/([.$Q$7]-[.$P$5]))/2+0.5;(([.E11]-[.$Q$8])/([.$P$5]))/2)" office:value-type="float" office:value="0.733280950246469">
            <text:p>0.7332809502</text:p>
          </table:table-cell>
          <table:table-cell table:formula="of:=NORMDIST([.F11];[.$S$5];[.$S$3];1)" office:value-type="float" office:value="0.826022024316386">
            <text:p>0.8260220243</text:p>
          </table:table-cell>
          <table:table-cell table:formula="of:=NORMDIST([.B11];[.$N$5];[.$N$3];1)" office:value-type="float" office:value="0.827069313428757">
            <text:p>0.8270693134</text:p>
          </table:table-cell>
          <table:table-cell table:formula="of:=NORMDIST([.E11];[.$P$5];[.$P$3];1)" office:value-type="float" office:value="0.827069313428757">
            <text:p>0.8270693134</text:p>
          </table:table-cell>
          <table:table-cell table:number-columns-repeated="10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table:formula="of:=VLOOKUP([.$A12];[$Priority.$C$1:.$S$133];17;0)" office:value-type="float" office:value="0.52343681">
            <text:p>0.52343681</text:p>
          </table:table-cell>
          <table:table-cell table:style-name="ce60" table:formula="of:=VLOOKUP([.A12];[$Priority.$C$1:.$S$133];2;0)" office:value-type="string" office:string-value="Weaponsmithing">
            <text:p>Weaponsmithing</text:p>
          </table:table-cell>
          <table:table-cell/>
          <table:table-cell table:formula="of:=[.B12]/([.$L$3]-[.$L$4])" office:value-type="float" office:value="0.697915151112404">
            <text:p>0.6979151511</text:p>
          </table:table-cell>
          <table:table-cell table:formula="of:=IF(([.E12]&gt;[.$P$5]);(([.E12]-[.$P$5])/([.$Q$7]-[.$P$5]))/2+0.5;(([.E12]-[.$Q$8])/([.$P$5]))/2)" office:value-type="float" office:value="0.702505173275529">
            <text:p>0.7025051733</text:p>
          </table:table-cell>
          <table:table-cell table:formula="of:=NORMDIST([.F12];[.$S$5];[.$S$3];1)" office:value-type="float" office:value="0.792871563201401">
            <text:p>0.7928715632</text:p>
          </table:table-cell>
          <table:table-cell table:formula="of:=NORMDIST([.B12];[.$N$5];[.$N$3];1)" office:value-type="float" office:value="0.79340354647631">
            <text:p>0.7934035465</text:p>
          </table:table-cell>
          <table:table-cell table:formula="of:=NORMDIST([.E12];[.$P$5];[.$P$3];1)" office:value-type="float" office:value="0.79340354647631">
            <text:p>0.7934035465</text:p>
          </table:table-cell>
          <table:table-cell table:number-columns-repeated="10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table:formula="of:=VLOOKUP([.$A13];[$Priority.$C$1:.$S$133];17;0)" office:value-type="float" office:value="0.5234368">
            <text:p>0.5234368</text:p>
          </table:table-cell>
          <table:table-cell table:style-name="ce60" table:formula="of:=VLOOKUP([.A13];[$Priority.$C$1:.$S$133];2;0)" office:value-type="string" office:string-value="Armoring">
            <text:p>Armoring</text:p>
          </table:table-cell>
          <table:table-cell/>
          <table:table-cell table:formula="of:=[.B13]/([.$L$3]-[.$L$4])" office:value-type="float" office:value="0.697915137779082">
            <text:p>0.6979151378</text:p>
          </table:table-cell>
          <table:table-cell table:formula="of:=IF(([.E13]&gt;[.$P$5]);(([.E13]-[.$P$5])/([.$Q$7]-[.$P$5]))/2+0.5;(([.E13]-[.$Q$8])/([.$P$5]))/2)" office:value-type="float" office:value="0.70250516014476">
            <text:p>0.7025051601</text:p>
          </table:table-cell>
          <table:table-cell table:formula="of:=NORMDIST([.F13];[.$S$5];[.$S$3];1)" office:value-type="float" office:value="0.792871548304516">
            <text:p>0.7928715483</text:p>
          </table:table-cell>
          <table:table-cell table:formula="of:=NORMDIST([.B13];[.$N$5];[.$N$3];1)" office:value-type="float" office:value="0.793403531331303">
            <text:p>0.7934035313</text:p>
          </table:table-cell>
          <table:table-cell table:formula="of:=NORMDIST([.E13];[.$P$5];[.$P$3];1)" office:value-type="float" office:value="0.793403531331303">
            <text:p>0.7934035313</text:p>
          </table:table-cell>
          <table:table-cell table:number-columns-repeated="10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3" table:formula="of:=VLOOKUP([.$A14];[$Priority.$C$1:.$S$133];17;0)" office:value-type="float" office:value="0.4921872">
            <text:p>0.4921872</text:p>
          </table:table-cell>
          <table:table-cell table:style-name="ce60" table:formula="of:=VLOOKUP([.A14];[$Priority.$C$1:.$S$133];2;0)" office:value-type="string" office:string-value="Surgeon">
            <text:p>Surgeon</text:p>
          </table:table-cell>
          <table:table-cell/>
          <table:table-cell table:formula="of:=[.B14]/([.$L$3]-[.$L$4])" office:value-type="float" office:value="0.656249040000819">
            <text:p>0.65624904</text:p>
          </table:table-cell>
          <table:table-cell table:formula="of:=IF(([.E14]&gt;[.$P$5]);(([.E14]-[.$P$5])/([.$Q$7]-[.$P$5]))/2+0.5;(([.E14]-[.$Q$8])/([.$P$5]))/2)" office:value-type="float" office:value="0.661472033896255">
            <text:p>0.6614720339</text:p>
          </table:table-cell>
          <table:table-cell table:formula="of:=NORMDIST([.F14];[.$S$5];[.$S$3];1)" office:value-type="float" office:value="0.743309496399549">
            <text:p>0.7433094964</text:p>
          </table:table-cell>
          <table:table-cell table:formula="of:=NORMDIST([.B14];[.$N$5];[.$N$3];1)" office:value-type="float" office:value="0.74295422995129">
            <text:p>0.74295423</text:p>
          </table:table-cell>
          <table:table-cell table:formula="of:=NORMDIST([.E14];[.$P$5];[.$P$3];1)" office:value-type="float" office:value="0.74295422995129">
            <text:p>0.74295423</text:p>
          </table:table-cell>
          <table:table-cell table:number-columns-repeated="10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3" table:formula="of:=VLOOKUP([.$A15];[$Priority.$C$1:.$S$133];17;0)" office:value-type="float" office:value="0.49218719">
            <text:p>0.49218719</text:p>
          </table:table-cell>
          <table:table-cell table:style-name="ce60" table:formula="of:=VLOOKUP([.A15];[$Priority.$C$1:.$S$133];2;0)" office:value-type="string" office:string-value="Bone Doctor">
            <text:p>Bone Doctor</text:p>
          </table:table-cell>
          <table:table-cell/>
          <table:table-cell table:formula="of:=[.B15]/([.$L$3]-[.$L$4])" office:value-type="float" office:value="0.656249026667497">
            <text:p>0.6562490267</text:p>
          </table:table-cell>
          <table:table-cell table:formula="of:=IF(([.E15]&gt;[.$P$5]);(([.E15]-[.$P$5])/([.$Q$7]-[.$P$5]))/2+0.5;(([.E15]-[.$Q$8])/([.$P$5]))/2)" office:value-type="float" office:value="0.661472020765487">
            <text:p>0.6614720208</text:p>
          </table:table-cell>
          <table:table-cell table:formula="of:=NORMDIST([.F15];[.$S$5];[.$S$3];1)" office:value-type="float" office:value="0.743309479608558">
            <text:p>0.7433094796</text:p>
          </table:table-cell>
          <table:table-cell table:formula="of:=NORMDIST([.B15];[.$N$5];[.$N$3];1)" office:value-type="float" office:value="0.742954212842315">
            <text:p>0.7429542128</text:p>
          </table:table-cell>
          <table:table-cell table:formula="of:=NORMDIST([.E15];[.$P$5];[.$P$3];1)" office:value-type="float" office:value="0.742954212842315">
            <text:p>0.7429542128</text:p>
          </table:table-cell>
          <table:table-cell table:number-columns-repeated="1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3" table:formula="of:=VLOOKUP([.$A16];[$Priority.$C$1:.$S$133];17;0)" office:value-type="float" office:value="0.49218718">
            <text:p>0.49218718</text:p>
          </table:table-cell>
          <table:table-cell table:style-name="ce60" table:formula="of:=VLOOKUP([.A16];[$Priority.$C$1:.$S$133];2;0)" office:value-type="string" office:string-value="Suturer">
            <text:p>Suturer</text:p>
          </table:table-cell>
          <table:table-cell/>
          <table:table-cell table:formula="of:=[.B16]/([.$L$3]-[.$L$4])" office:value-type="float" office:value="0.656249013334175">
            <text:p>0.6562490133</text:p>
          </table:table-cell>
          <table:table-cell table:formula="of:=IF(([.E16]&gt;[.$P$5]);(([.E16]-[.$P$5])/([.$Q$7]-[.$P$5]))/2+0.5;(([.E16]-[.$Q$8])/([.$P$5]))/2)" office:value-type="float" office:value="0.661472007634718">
            <text:p>0.6614720076</text:p>
          </table:table-cell>
          <table:table-cell table:formula="of:=NORMDIST([.F16];[.$S$5];[.$S$3];1)" office:value-type="float" office:value="0.743309462817565">
            <text:p>0.7433094628</text:p>
          </table:table-cell>
          <table:table-cell table:formula="of:=NORMDIST([.B16];[.$N$5];[.$N$3];1)" office:value-type="float" office:value="0.742954195733339">
            <text:p>0.7429541957</text:p>
          </table:table-cell>
          <table:table-cell table:formula="of:=NORMDIST([.E16];[.$P$5];[.$P$3];1)" office:value-type="float" office:value="0.742954195733339">
            <text:p>0.7429541957</text:p>
          </table:table-cell>
          <table:table-cell table:number-columns-repeated="10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3" table:formula="of:=VLOOKUP([.$A17];[$Priority.$C$1:.$S$133];17;0)" office:value-type="float" office:value="0.49218717">
            <text:p>0.49218717</text:p>
          </table:table-cell>
          <table:table-cell table:style-name="ce60" table:formula="of:=VLOOKUP([.A17];[$Priority.$C$1:.$S$133];2;0)" office:value-type="string" office:string-value="Wound Dresser">
            <text:p>Wound Dresser</text:p>
          </table:table-cell>
          <table:table-cell/>
          <table:table-cell table:formula="of:=[.B17]/([.$L$3]-[.$L$4])" office:value-type="float" office:value="0.656249000000853">
            <text:p>0.656249</text:p>
          </table:table-cell>
          <table:table-cell table:formula="of:=IF(([.E17]&gt;[.$P$5]);(([.E17]-[.$P$5])/([.$Q$7]-[.$P$5]))/2+0.5;(([.E17]-[.$Q$8])/([.$P$5]))/2)" office:value-type="float" office:value="0.66147199450395">
            <text:p>0.6614719945</text:p>
          </table:table-cell>
          <table:table-cell table:formula="of:=NORMDIST([.F17];[.$S$5];[.$S$3];1)" office:value-type="float" office:value="0.743309446026573">
            <text:p>0.743309446</text:p>
          </table:table-cell>
          <table:table-cell table:formula="of:=NORMDIST([.B17];[.$N$5];[.$N$3];1)" office:value-type="float" office:value="0.742954178624363">
            <text:p>0.7429541786</text:p>
          </table:table-cell>
          <table:table-cell table:formula="of:=NORMDIST([.E17];[.$P$5];[.$P$3];1)" office:value-type="float" office:value="0.742954178624363">
            <text:p>0.7429541786</text:p>
          </table:table-cell>
          <table:table-cell table:number-columns-repeated="10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table:formula="of:=VLOOKUP([.$A18];[$Priority.$C$1:.$S$133];17;0)" office:value-type="float" office:value="0.492187">
            <text:p>0.492187</text:p>
          </table:table-cell>
          <table:table-cell table:style-name="ce60" table:formula="of:=VLOOKUP([.A18];[$Priority.$C$1:.$S$133];2;0)" office:value-type="string" office:string-value="Thresher">
            <text:p>Thresher</text:p>
          </table:table-cell>
          <table:table-cell/>
          <table:table-cell table:formula="of:=[.B18]/([.$L$3]-[.$L$4])" office:value-type="float" office:value="0.65624877333438">
            <text:p>0.6562487733</text:p>
          </table:table-cell>
          <table:table-cell table:formula="of:=IF(([.E18]&gt;[.$P$5]);(([.E18]-[.$P$5])/([.$Q$7]-[.$P$5]))/2+0.5;(([.E18]-[.$Q$8])/([.$P$5]))/2)" office:value-type="float" office:value="0.661471771280886">
            <text:p>0.6614717713</text:p>
          </table:table-cell>
          <table:table-cell table:formula="of:=NORMDIST([.F18];[.$S$5];[.$S$3];1)" office:value-type="float" office:value="0.743309160579607">
            <text:p>0.7433091606</text:p>
          </table:table-cell>
          <table:table-cell table:formula="of:=NORMDIST([.B18];[.$N$5];[.$N$3];1)" office:value-type="float" office:value="0.742953887771674">
            <text:p>0.7429538878</text:p>
          </table:table-cell>
          <table:table-cell table:formula="of:=NORMDIST([.E18];[.$P$5];[.$P$3];1)" office:value-type="float" office:value="0.742953887771674">
            <text:p>0.7429538878</text:p>
          </table:table-cell>
          <table:table-cell table:number-columns-repeated="1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table:formula="of:=VLOOKUP([.$A19];[$Priority.$C$1:.$S$133];17;0)" office:value-type="float" office:value="0.49218652">
            <text:p>0.49218652</text:p>
          </table:table-cell>
          <table:table-cell table:style-name="ce60" table:formula="of:=VLOOKUP([.A19];[$Priority.$C$1:.$S$133];2;0)" office:value-type="string" office:string-value="Mechanic">
            <text:p>Mechanic</text:p>
          </table:table-cell>
          <table:table-cell/>
          <table:table-cell table:formula="of:=[.B19]/([.$L$3]-[.$L$4])" office:value-type="float" office:value="0.656248133334926">
            <text:p>0.6562481333</text:p>
          </table:table-cell>
          <table:table-cell table:formula="of:=IF(([.E19]&gt;[.$P$5]);(([.E19]-[.$P$5])/([.$Q$7]-[.$P$5]))/2+0.5;(([.E19]-[.$Q$8])/([.$P$5]))/2)" office:value-type="float" office:value="0.661471141003999">
            <text:p>0.661471141</text:p>
          </table:table-cell>
          <table:table-cell table:formula="of:=NORMDIST([.F19];[.$S$5];[.$S$3];1)" office:value-type="float" office:value="0.743308354610813">
            <text:p>0.7433083546</text:p>
          </table:table-cell>
          <table:table-cell table:formula="of:=NORMDIST([.B19];[.$N$5];[.$N$3];1)" office:value-type="float" office:value="0.742953066539629">
            <text:p>0.7429530665</text:p>
          </table:table-cell>
          <table:table-cell table:formula="of:=NORMDIST([.E19];[.$P$5];[.$P$3];1)" office:value-type="float" office:value="0.742953066539629">
            <text:p>0.7429530665</text:p>
          </table:table-cell>
          <table:table-cell table:number-columns-repeated="10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 table:formula="of:=VLOOKUP([.$A20];[$Priority.$C$1:.$S$133];17;0)" office:value-type="float" office:value="0.47109366">
            <text:p>0.47109366</text:p>
          </table:table-cell>
          <table:table-cell table:style-name="ce60" table:formula="of:=VLOOKUP([.A20];[$Priority.$C$1:.$S$133];2;0)" office:value-type="string" office:string-value="Bowyer">
            <text:p>Bowyer</text:p>
          </table:table-cell>
          <table:table-cell/>
          <table:table-cell table:formula="of:=[.B20]/([.$L$3]-[.$L$4])" office:value-type="float" office:value="0.62812434400056">
            <text:p>0.628124344</text:p>
          </table:table-cell>
          <table:table-cell table:formula="of:=IF(([.E20]&gt;[.$P$5]);(([.E20]-[.$P$5])/([.$Q$7]-[.$P$5]))/2+0.5;(([.E20]-[.$Q$8])/([.$P$5]))/2)" office:value-type="float" office:value="0.633774594893903">
            <text:p>0.6337745949</text:p>
          </table:table-cell>
          <table:table-cell table:formula="of:=NORMDIST([.F20];[.$S$5];[.$S$3];1)" office:value-type="float" office:value="0.706663226085284">
            <text:p>0.7066632261</text:p>
          </table:table-cell>
          <table:table-cell table:formula="of:=NORMDIST([.B20];[.$N$5];[.$N$3];1)" office:value-type="float" office:value="0.705594406226528">
            <text:p>0.7055944062</text:p>
          </table:table-cell>
          <table:table-cell table:formula="of:=NORMDIST([.E20];[.$P$5];[.$P$3];1)" office:value-type="float" office:value="0.705594406226528">
            <text:p>0.7055944062</text:p>
          </table:table-cell>
          <table:table-cell>
            <draw:frame table:end-cell-address="'MP Weights'.Q38" table:end-x="0.4291in" table:end-y="0.1154in" draw:z-index="0" draw:style-name="gr1" draw:text-style-name="P1" svg:width="6.2988in" svg:height="3.5429in" svg:x="0.3535in" svg:y="0.0717in">
              <draw:object draw:notify-on-update-of-ranges="'MP Weights'.B2:'MP Weights'.B2 'MP Weights'.B3:'MP Weights'.B52 'MP Weights'.E2:'MP Weights'.E2 'MP Weights'.E3:'MP Weights'.E52 'MP Weights'.F2:'MP Weights'.F2 'MP Weights'.F3:'MP Weights'.F52 'MP Weights'.G2:'MP Weights'.G2 'MP Weights'.G3:'MP Weights'.G52 'MP Weights'.H2:'MP Weights'.H2 'MP Weights'.H3:'MP Weights'.H52 'MP Weights'.I2:'MP Weights'.I2 'MP Weights'.I3:'MP Weights'.I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table:formula="of:=VLOOKUP([.$A21];[$Priority.$C$1:.$S$133];17;0)" office:value-type="float" office:value="0.43749984">
            <text:p>0.43749984</text:p>
          </table:table-cell>
          <table:table-cell table:style-name="ce60" table:formula="of:=VLOOKUP([.A21];[$Priority.$C$1:.$S$133];2;0)" office:value-type="string" office:string-value="Engraver">
            <text:p>Engraver</text:p>
          </table:table-cell>
          <table:table-cell/>
          <table:table-cell table:formula="of:=[.B21]/([.$L$3]-[.$L$4])" office:value-type="float" office:value="0.583332622222829">
            <text:p>0.5833326222</text:p>
          </table:table-cell>
          <table:table-cell table:formula="of:=IF(([.E21]&gt;[.$P$5]);(([.E21]-[.$P$5])/([.$Q$7]-[.$P$5]))/2+0.5;(([.E21]-[.$Q$8])/([.$P$5]))/2)" office:value-type="float" office:value="0.589663327638336">
            <text:p>0.5896633276</text:p>
          </table:table-cell>
          <table:table-cell table:formula="of:=NORMDIST([.F21];[.$S$5];[.$S$3];1)" office:value-type="float" office:value="0.643788470530414">
            <text:p>0.6437884705</text:p>
          </table:table-cell>
          <table:table-cell table:formula="of:=NORMDIST([.B21];[.$N$5];[.$N$3];1)" office:value-type="float" office:value="0.64144119440868">
            <text:p>0.6414411944</text:p>
          </table:table-cell>
          <table:table-cell table:formula="of:=NORMDIST([.E21];[.$P$5];[.$P$3];1)" office:value-type="float" office:value="0.64144119440868">
            <text:p>0.6414411944</text:p>
          </table:table-cell>
          <table:table-cell table:number-columns-repeated="10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table:formula="of:=VLOOKUP([.$A22];[$Priority.$C$1:.$S$133];17;0)" office:value-type="float" office:value="0.43749978">
            <text:p>0.43749978</text:p>
          </table:table-cell>
          <table:table-cell table:style-name="ce60" table:formula="of:=VLOOKUP([.A22];[$Priority.$C$1:.$S$133];2;0)" office:value-type="string" office:string-value="Hunter">
            <text:p>Hunter</text:p>
          </table:table-cell>
          <table:table-cell/>
          <table:table-cell table:formula="of:=[.B22]/([.$L$3]-[.$L$4])" office:value-type="float" office:value="0.583332542222897">
            <text:p>0.5833325422</text:p>
          </table:table-cell>
          <table:table-cell table:formula="of:=IF(([.E22]&gt;[.$P$5]);(([.E22]-[.$P$5])/([.$Q$7]-[.$P$5]))/2+0.5;(([.E22]-[.$Q$8])/([.$P$5]))/2)" office:value-type="float" office:value="0.589663248853726">
            <text:p>0.5896632489</text:p>
          </table:table-cell>
          <table:table-cell table:formula="of:=NORMDIST([.F22];[.$S$5];[.$S$3];1)" office:value-type="float" office:value="0.643788353988322">
            <text:p>0.643788354</text:p>
          </table:table-cell>
          <table:table-cell table:formula="of:=NORMDIST([.B22];[.$N$5];[.$N$3];1)" office:value-type="float" office:value="0.641441075471888">
            <text:p>0.6414410755</text:p>
          </table:table-cell>
          <table:table-cell table:formula="of:=NORMDIST([.E22];[.$P$5];[.$P$3];1)" office:value-type="float" office:value="0.641441075471888">
            <text:p>0.6414410755</text:p>
          </table:table-cell>
          <table:table-cell table:number-columns-repeated="10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table:formula="of:=VLOOKUP([.$A23];[$Priority.$C$1:.$S$133];17;0)" office:value-type="float" office:value="0.43749954">
            <text:p>0.43749954</text:p>
          </table:table-cell>
          <table:table-cell table:style-name="ce60" table:formula="of:=VLOOKUP([.A23];[$Priority.$C$1:.$S$133];2;0)" office:value-type="string" office:string-value="Lyemaker">
            <text:p>Lyemaker</text:p>
          </table:table-cell>
          <table:table-cell/>
          <table:table-cell table:formula="of:=[.B23]/([.$L$3]-[.$L$4])" office:value-type="float" office:value="0.58333222222317">
            <text:p>0.5833322222</text:p>
          </table:table-cell>
          <table:table-cell table:formula="of:=IF(([.E23]&gt;[.$P$5]);(([.E23]-[.$P$5])/([.$Q$7]-[.$P$5]))/2+0.5;(([.E23]-[.$Q$8])/([.$P$5]))/2)" office:value-type="float" office:value="0.589662933715282">
            <text:p>0.5896629337</text:p>
          </table:table-cell>
          <table:table-cell table:formula="of:=NORMDIST([.F23];[.$S$5];[.$S$3];1)" office:value-type="float" office:value="0.643787887819819">
            <text:p>0.6437878878</text:p>
          </table:table-cell>
          <table:table-cell table:formula="of:=NORMDIST([.B23];[.$N$5];[.$N$3];1)" office:value-type="float" office:value="0.641440599724583">
            <text:p>0.6414405997</text:p>
          </table:table-cell>
          <table:table-cell table:formula="of:=NORMDIST([.E23];[.$P$5];[.$P$3];1)" office:value-type="float" office:value="0.641440599724583">
            <text:p>0.6414405997</text:p>
          </table:table-cell>
          <table:table-cell table:number-columns-repeated="10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3" table:formula="of:=VLOOKUP([.$A24];[$Priority.$C$1:.$S$133];17;0)" office:value-type="float" office:value="0.42187417">
            <text:p>0.42187417</text:p>
          </table:table-cell>
          <table:table-cell table:style-name="ce60" table:formula="of:=VLOOKUP([.A24];[$Priority.$C$1:.$S$133];2;0)" office:value-type="string" office:string-value="Woodcrafting">
            <text:p>Woodcrafting</text:p>
          </table:table-cell>
          <table:table-cell/>
          <table:table-cell table:formula="of:=[.B24]/([.$L$3]-[.$L$4])" office:value-type="float" office:value="0.562498413334687">
            <text:p>0.5624984133</text:p>
          </table:table-cell>
          <table:table-cell table:formula="of:=IF(([.E24]&gt;[.$P$5]);(([.E24]-[.$P$5])/([.$Q$7]-[.$P$5]))/2+0.5;(([.E24]-[.$Q$8])/([.$P$5]))/2)" office:value-type="float" office:value="0.569145622137227">
            <text:p>0.5691456221</text:p>
          </table:table-cell>
          <table:table-cell table:formula="of:=NORMDIST([.F24];[.$S$5];[.$S$3];1)" office:value-type="float" office:value="0.613011871060945">
            <text:p>0.6130118711</text:p>
          </table:table-cell>
          <table:table-cell table:formula="of:=NORMDIST([.B24];[.$N$5];[.$N$3];1)" office:value-type="float" office:value="0.610033090199274">
            <text:p>0.6100330902</text:p>
          </table:table-cell>
          <table:table-cell table:formula="of:=NORMDIST([.E24];[.$P$5];[.$P$3];1)" office:value-type="float" office:value="0.610033090199274">
            <text:p>0.6100330902</text:p>
          </table:table-cell>
          <table:table-cell table:number-columns-repeated="10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3" table:formula="of:=VLOOKUP([.$A25];[$Priority.$C$1:.$S$133];17;0)" office:value-type="float" office:value="0.42187416">
            <text:p>0.42187416</text:p>
          </table:table-cell>
          <table:table-cell table:style-name="ce60" table:formula="of:=VLOOKUP([.A25];[$Priority.$C$1:.$S$133];2;0)" office:value-type="string" office:string-value="Stonecrafting">
            <text:p>Stonecrafting</text:p>
          </table:table-cell>
          <table:table-cell/>
          <table:table-cell table:formula="of:=[.B25]/([.$L$3]-[.$L$4])" office:value-type="float" office:value="0.562498400001365">
            <text:p>0.5624984</text:p>
          </table:table-cell>
          <table:table-cell table:formula="of:=IF(([.E25]&gt;[.$P$5]);(([.E25]-[.$P$5])/([.$Q$7]-[.$P$5]))/2+0.5;(([.E25]-[.$Q$8])/([.$P$5]))/2)" office:value-type="float" office:value="0.569145609006458">
            <text:p>0.569145609</text:p>
          </table:table-cell>
          <table:table-cell table:formula="of:=NORMDIST([.F25];[.$S$5];[.$S$3];1)" office:value-type="float" office:value="0.613011851111689">
            <text:p>0.6130118511</text:p>
          </table:table-cell>
          <table:table-cell table:formula="of:=NORMDIST([.B25];[.$N$5];[.$N$3];1)" office:value-type="float" office:value="0.610033069842075">
            <text:p>0.6100330698</text:p>
          </table:table-cell>
          <table:table-cell table:formula="of:=NORMDIST([.E25];[.$P$5];[.$P$3];1)" office:value-type="float" office:value="0.610033069842075">
            <text:p>0.6100330698</text:p>
          </table:table-cell>
          <table:table-cell table:number-columns-repeated="10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table:formula="of:=VLOOKUP([.$A26];[$Priority.$C$1:.$S$133];17;0)" office:value-type="float" office:value="0.42187415">
            <text:p>0.42187415</text:p>
          </table:table-cell>
          <table:table-cell table:style-name="ce60" table:formula="of:=VLOOKUP([.A26];[$Priority.$C$1:.$S$133];2;0)" office:value-type="string" office:string-value="Bone carving">
            <text:p>Bone carving</text:p>
          </table:table-cell>
          <table:table-cell/>
          <table:table-cell table:formula="of:=[.B26]/([.$L$3]-[.$L$4])" office:value-type="float" office:value="0.562498386668043">
            <text:p>0.5624983867</text:p>
          </table:table-cell>
          <table:table-cell table:formula="of:=IF(([.E26]&gt;[.$P$5]);(([.E26]-[.$P$5])/([.$Q$7]-[.$P$5]))/2+0.5;(([.E26]-[.$Q$8])/([.$P$5]))/2)" office:value-type="float" office:value="0.56914559587569">
            <text:p>0.5691455959</text:p>
          </table:table-cell>
          <table:table-cell table:formula="of:=NORMDIST([.F26];[.$S$5];[.$S$3];1)" office:value-type="float" office:value="0.613011831162432">
            <text:p>0.6130118312</text:p>
          </table:table-cell>
          <table:table-cell table:formula="of:=NORMDIST([.B26];[.$N$5];[.$N$3];1)" office:value-type="float" office:value="0.610033049484875">
            <text:p>0.6100330495</text:p>
          </table:table-cell>
          <table:table-cell table:formula="of:=NORMDIST([.E26];[.$P$5];[.$P$3];1)" office:value-type="float" office:value="0.610033049484875">
            <text:p>0.6100330495</text:p>
          </table:table-cell>
          <table:table-cell table:number-columns-repeated="10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table:formula="of:=VLOOKUP([.$A27];[$Priority.$C$1:.$S$133];17;0)" office:value-type="float" office:value="0.39062451">
            <text:p>0.39062451</text:p>
          </table:table-cell>
          <table:table-cell table:style-name="ce60" table:formula="of:=VLOOKUP([.A27];[$Priority.$C$1:.$S$133];2;0)" office:value-type="string" office:string-value="Plant Gatherer">
            <text:p>Plant Gatherer</text:p>
          </table:table-cell>
          <table:table-cell/>
          <table:table-cell table:formula="of:=[.B27]/([.$L$3]-[.$L$4])" office:value-type="float" office:value="0.520832235556492">
            <text:p>0.5208322356</text:p>
          </table:table-cell>
          <table:table-cell table:formula="of:=IF(([.E27]&gt;[.$P$5]);(([.E27]-[.$P$5])/([.$Q$7]-[.$P$5]))/2+0.5;(([.E27]-[.$Q$8])/([.$P$5]))/2)" office:value-type="float" office:value="0.528112417104111">
            <text:p>0.5281124171</text:p>
          </table:table-cell>
          <table:table-cell table:formula="of:=NORMDIST([.F27];[.$S$5];[.$S$3];1)" office:value-type="float" office:value="0.549474686488746">
            <text:p>0.5494746865</text:p>
          </table:table-cell>
          <table:table-cell table:formula="of:=NORMDIST([.B27];[.$N$5];[.$N$3];1)" office:value-type="float" office:value="0.545221496356797">
            <text:p>0.5452214964</text:p>
          </table:table-cell>
          <table:table-cell table:formula="of:=NORMDIST([.E27];[.$P$5];[.$P$3];1)" office:value-type="float" office:value="0.545221496356797">
            <text:p>0.5452214964</text:p>
          </table:table-cell>
          <table:table-cell table:number-columns-repeated="10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 table:formula="of:=VLOOKUP([.$A28];[$Priority.$C$1:.$S$133];17;0)" office:value-type="float" office:value="0.39062445">
            <text:p>0.39062445</text:p>
          </table:table-cell>
          <table:table-cell table:style-name="ce60" table:formula="of:=VLOOKUP([.A28];[$Priority.$C$1:.$S$133];2;0)" office:value-type="string" office:string-value="Cook">
            <text:p>Cook</text:p>
          </table:table-cell>
          <table:table-cell/>
          <table:table-cell table:formula="of:=[.B28]/([.$L$3]-[.$L$4])" office:value-type="float" office:value="0.520832155556561">
            <text:p>0.5208321556</text:p>
          </table:table-cell>
          <table:table-cell table:formula="of:=IF(([.E28]&gt;[.$P$5]);(([.E28]-[.$P$5])/([.$Q$7]-[.$P$5]))/2+0.5;(([.E28]-[.$Q$8])/([.$P$5]))/2)" office:value-type="float" office:value="0.5281123383195">
            <text:p>0.5281123383</text:p>
          </table:table-cell>
          <table:table-cell table:formula="of:=NORMDIST([.F28];[.$S$5];[.$S$3];1)" office:value-type="float" office:value="0.549474562714742">
            <text:p>0.5494745627</text:p>
          </table:table-cell>
          <table:table-cell table:formula="of:=NORMDIST([.B28];[.$N$5];[.$N$3];1)" office:value-type="float" office:value="0.545221370168453">
            <text:p>0.5452213702</text:p>
          </table:table-cell>
          <table:table-cell table:formula="of:=NORMDIST([.E28];[.$P$5];[.$P$3];1)" office:value-type="float" office:value="0.545221370168453">
            <text:p>0.5452213702</text:p>
          </table:table-cell>
          <table:table-cell table:number-columns-repeated="10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 table:formula="of:=VLOOKUP([.$A29];[$Priority.$C$1:.$S$133];17;0)" office:value-type="float" office:value="0.38281227">
            <text:p>0.38281227</text:p>
          </table:table-cell>
          <table:table-cell table:style-name="ce60" table:formula="of:=VLOOKUP([.A29];[$Priority.$C$1:.$S$133];2;0)" office:value-type="string" office:string-value="Trapper">
            <text:p>Trapper</text:p>
          </table:table-cell>
          <table:table-cell/>
          <table:table-cell table:formula="of:=[.B29]/([.$L$3]-[.$L$4])" office:value-type="float" office:value="0.510415924445078">
            <text:p>0.5104159244</text:p>
          </table:table-cell>
          <table:table-cell table:formula="of:=IF(([.E29]&gt;[.$P$5]);(([.E29]-[.$P$5])/([.$Q$7]-[.$P$5]))/2+0.5;(([.E29]-[.$Q$8])/([.$P$5]))/2)" office:value-type="float" office:value="0.51785434563428">
            <text:p>0.5178543456</text:p>
          </table:table-cell>
          <table:table-cell table:formula="of:=NORMDIST([.F29];[.$S$5];[.$S$3];1)" office:value-type="float" office:value="0.533322428399007">
            <text:p>0.5333224284</text:p>
          </table:table-cell>
          <table:table-cell table:formula="of:=NORMDIST([.B29];[.$N$5];[.$N$3];1)" office:value-type="float" office:value="0.528757246359969">
            <text:p>0.5287572464</text:p>
          </table:table-cell>
          <table:table-cell table:formula="of:=NORMDIST([.E29];[.$P$5];[.$P$3];1)" office:value-type="float" office:value="0.528757246359968">
            <text:p>0.5287572464</text:p>
          </table:table-cell>
          <table:table-cell table:number-columns-repeated="10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 table:formula="of:=VLOOKUP([.$A30];[$Priority.$C$1:.$S$133];17;0)" office:value-type="float" office:value="0.37499953">
            <text:p>0.37499953</text:p>
          </table:table-cell>
          <table:table-cell table:style-name="ce60" table:formula="of:=VLOOKUP([.A30];[$Priority.$C$1:.$S$133];2;0)" office:value-type="string" office:string-value="Milling">
            <text:p>Milling</text:p>
          </table:table-cell>
          <table:table-cell/>
          <table:table-cell table:formula="of:=[.B30]/([.$L$3]-[.$L$4])" office:value-type="float" office:value="0.499998946667566">
            <text:p>0.4999989467</text:p>
          </table:table-cell>
          <table:table-cell table:formula="of:=IF(([.E30]&gt;[.$P$5]);(([.E30]-[.$P$5])/([.$Q$7]-[.$P$5]))/2+0.5;(([.E30]-[.$Q$8])/([.$P$5]))/2)" office:value-type="float" office:value="0.507595617626025">
            <text:p>0.5075956176</text:p>
          </table:table-cell>
          <table:table-cell table:formula="of:=NORMDIST([.F30];[.$S$5];[.$S$3];1)" office:value-type="float" office:value="0.517114057928796">
            <text:p>0.5171140579</text:p>
          </table:table-cell>
          <table:table-cell table:formula="of:=NORMDIST([.B30];[.$N$5];[.$N$3];1)" office:value-type="float" office:value="0.512242634874865">
            <text:p>0.5122426349</text:p>
          </table:table-cell>
          <table:table-cell table:formula="of:=NORMDIST([.E30];[.$P$5];[.$P$3];1)" office:value-type="float" office:value="0.512242634874865">
            <text:p>0.5122426349</text:p>
          </table:table-cell>
          <table:table-cell table:number-columns-repeated="10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 table:formula="of:=VLOOKUP([.$A31];[$Priority.$C$1:.$S$133];17;0)" office:value-type="float" office:value="0.3437499">
            <text:p>0.3437499</text:p>
          </table:table-cell>
          <table:table-cell table:style-name="ce60" table:formula="of:=VLOOKUP([.A31];[$Priority.$C$1:.$S$133];2;0)" office:value-type="string" office:string-value="Woodcutter">
            <text:p>Woodcutter</text:p>
          </table:table-cell>
          <table:table-cell/>
          <table:table-cell table:formula="of:=[.B31]/([.$L$3]-[.$L$4])" office:value-type="float" office:value="0.458332808889336">
            <text:p>0.4583328089</text:p>
          </table:table-cell>
          <table:table-cell table:formula="of:=IF(([.E31]&gt;[.$P$5]);(([.E31]-[.$P$5])/([.$Q$7]-[.$P$5]))/2+0.5;(([.E31]-[.$Q$8])/([.$P$5]))/2)" office:value-type="float" office:value="0.465515540292207">
            <text:p>0.4655155403</text:p>
          </table:table-cell>
          <table:table-cell table:formula="of:=NORMDIST([.F31];[.$S$5];[.$S$3];1)" office:value-type="float" office:value="0.450623474488254">
            <text:p>0.4506234745</text:p>
          </table:table-cell>
          <table:table-cell table:formula="of:=NORMDIST([.B31];[.$N$5];[.$N$3];1)" office:value-type="float" office:value="0.446260379692579">
            <text:p>0.4462603797</text:p>
          </table:table-cell>
          <table:table-cell table:formula="of:=NORMDIST([.E31];[.$P$5];[.$P$3];1)" office:value-type="float" office:value="0.446260379692579">
            <text:p>0.4462603797</text:p>
          </table:table-cell>
          <table:table-cell table:number-columns-repeated="10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table:formula="of:=VLOOKUP([.$A32];[$Priority.$C$1:.$S$133];17;0)" office:value-type="float" office:value="0.31249939">
            <text:p>0.31249939</text:p>
          </table:table-cell>
          <table:table-cell table:style-name="ce60" table:formula="of:=VLOOKUP([.A32];[$Priority.$C$1:.$S$133];2;0)" office:value-type="string" office:string-value="Fisherdwarf">
            <text:p>Fisherdwarf</text:p>
          </table:table-cell>
          <table:table-cell/>
          <table:table-cell table:formula="of:=[.B32]/([.$L$3]-[.$L$4])" office:value-type="float" office:value="0.416665497778775">
            <text:p>0.4166654978</text:p>
          </table:table-cell>
          <table:table-cell table:formula="of:=IF(([.E32]&gt;[.$P$5]);(([.E32]-[.$P$5])/([.$Q$7]-[.$P$5]))/2+0.5;(([.E32]-[.$Q$8])/([.$P$5]))/2)" office:value-type="float" office:value="0.423195326470147">
            <text:p>0.4231953265</text:p>
          </table:table-cell>
          <table:table-cell table:formula="of:=NORMDIST([.F32];[.$S$5];[.$S$3];1)" office:value-type="float" office:value="0.385129037795497">
            <text:p>0.3851290378</text:p>
          </table:table-cell>
          <table:table-cell table:formula="of:=NORMDIST([.B32];[.$N$5];[.$N$3];1)" office:value-type="float" office:value="0.381734811337769">
            <text:p>0.3817348113</text:p>
          </table:table-cell>
          <table:table-cell table:formula="of:=NORMDIST([.E32];[.$P$5];[.$P$3];1)" office:value-type="float" office:value="0.381734811337768">
            <text:p>0.3817348113</text:p>
          </table:table-cell>
          <table:table-cell table:number-columns-repeated="10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3" table:formula="of:=VLOOKUP([.$A33];[$Priority.$C$1:.$S$133];17;0)" office:value-type="float" office:value="0.28124938">
            <text:p>0.28124938</text:p>
          </table:table-cell>
          <table:table-cell table:style-name="ce60" table:formula="of:=VLOOKUP([.A33];[$Priority.$C$1:.$S$133];2;0)" office:value-type="string" office:string-value="Fish Cleaner">
            <text:p>Fish Cleaner</text:p>
          </table:table-cell>
          <table:table-cell/>
          <table:table-cell table:formula="of:=[.B33]/([.$L$3]-[.$L$4])" office:value-type="float" office:value="0.374998853334312">
            <text:p>0.3749988533</text:p>
          </table:table-cell>
          <table:table-cell table:formula="of:=IF(([.E33]&gt;[.$P$5]);(([.E33]-[.$P$5])/([.$Q$7]-[.$P$5]))/2+0.5;(([.E33]-[.$Q$8])/([.$P$5]))/2)" office:value-type="float" office:value="0.380875789760458">
            <text:p>0.3808757898</text:p>
          </table:table-cell>
          <table:table-cell table:formula="of:=NORMDIST([.F33];[.$S$5];[.$S$3];1)" office:value-type="float" office:value="0.32276324429262">
            <text:p>0.3227632443</text:p>
          </table:table-cell>
          <table:table-cell table:formula="of:=NORMDIST([.B33];[.$N$5];[.$N$3];1)" office:value-type="float" office:value="0.3203438422156">
            <text:p>0.3203438422</text:p>
          </table:table-cell>
          <table:table-cell table:formula="of:=NORMDIST([.E33];[.$P$5];[.$P$3];1)" office:value-type="float" office:value="0.3203438422156">
            <text:p>0.3203438422</text:p>
          </table:table-cell>
          <table:table-cell table:number-columns-repeated="10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table:formula="of:=VLOOKUP([.$A34];[$Priority.$C$1:.$S$133];17;0)" office:value-type="float" office:value="0.2734371">
            <text:p>0.2734371</text:p>
          </table:table-cell>
          <table:table-cell table:style-name="ce60" table:formula="of:=VLOOKUP([.A34];[$Priority.$C$1:.$S$133];2;0)" office:value-type="string" office:string-value="Tanner">
            <text:p>Tanner</text:p>
          </table:table-cell>
          <table:table-cell/>
          <table:table-cell table:formula="of:=[.B34]/([.$L$3]-[.$L$4])" office:value-type="float" office:value="0.364582488889609">
            <text:p>0.3645824889</text:p>
          </table:table-cell>
          <table:table-cell table:formula="of:=IF(([.E34]&gt;[.$P$5]);(([.E34]-[.$P$5])/([.$Q$7]-[.$P$5]))/2+0.5;(([.E34]-[.$Q$8])/([.$P$5]))/2)" office:value-type="float" office:value="0.370296206898041">
            <text:p>0.3702962069</text:p>
          </table:table-cell>
          <table:table-cell table:formula="of:=NORMDIST([.F34];[.$S$5];[.$S$3];1)" office:value-type="float" office:value="0.307843753441206">
            <text:p>0.3078437534</text:p>
          </table:table-cell>
          <table:table-cell table:formula="of:=NORMDIST([.B34];[.$N$5];[.$N$3];1)" office:value-type="float" office:value="0.305660476068716">
            <text:p>0.3056604761</text:p>
          </table:table-cell>
          <table:table-cell table:formula="of:=NORMDIST([.E34];[.$P$5];[.$P$3];1)" office:value-type="float" office:value="0.305660476068716">
            <text:p>0.3056604761</text:p>
          </table:table-cell>
          <table:table-cell table:number-columns-repeated="10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3" table:formula="of:=VLOOKUP([.$A35];[$Priority.$C$1:.$S$133];17;0)" office:value-type="float" office:value="0.27343696">
            <text:p>0.27343696</text:p>
          </table:table-cell>
          <table:table-cell table:style-name="ce60" table:formula="of:=VLOOKUP([.A35];[$Priority.$C$1:.$S$133];2;0)" office:value-type="string" office:string-value="Spinner">
            <text:p>Spinner</text:p>
          </table:table-cell>
          <table:table-cell/>
          <table:table-cell table:formula="of:=[.B35]/([.$L$3]-[.$L$4])" office:value-type="float" office:value="0.364582302223102">
            <text:p>0.3645823022</text:p>
          </table:table-cell>
          <table:table-cell table:formula="of:=IF(([.E35]&gt;[.$P$5]);(([.E35]-[.$P$5])/([.$Q$7]-[.$P$5]))/2+0.5;(([.E35]-[.$Q$8])/([.$P$5]))/2)" office:value-type="float" office:value="0.370296017306577">
            <text:p>0.3702960173</text:p>
          </table:table-cell>
          <table:table-cell table:formula="of:=NORMDIST([.F35];[.$S$5];[.$S$3];1)" office:value-type="float" office:value="0.307843488805868">
            <text:p>0.3078434888</text:p>
          </table:table-cell>
          <table:table-cell table:formula="of:=NORMDIST([.B35];[.$N$5];[.$N$3];1)" office:value-type="float" office:value="0.305660215622208">
            <text:p>0.3056602156</text:p>
          </table:table-cell>
          <table:table-cell table:formula="of:=NORMDIST([.E35];[.$P$5];[.$P$3];1)" office:value-type="float" office:value="0.305660215622208">
            <text:p>0.3056602156</text:p>
          </table:table-cell>
          <table:table-cell table:number-columns-repeated="10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3" table:formula="of:=VLOOKUP([.$A36];[$Priority.$C$1:.$S$133];17;0)" office:value-type="float" office:value="0.27343654">
            <text:p>0.27343654</text:p>
          </table:table-cell>
          <table:table-cell table:style-name="ce60" table:formula="of:=VLOOKUP([.A36];[$Priority.$C$1:.$S$133];2;0)" office:value-type="string" office:string-value="Siege Engineer">
            <text:p>Siege Engineer</text:p>
          </table:table-cell>
          <table:table-cell/>
          <table:table-cell table:formula="of:=[.B36]/([.$L$3]-[.$L$4])" office:value-type="float" office:value="0.36458174222358">
            <text:p>0.3645817422</text:p>
          </table:table-cell>
          <table:table-cell table:formula="of:=IF(([.E36]&gt;[.$P$5]);(([.E36]-[.$P$5])/([.$Q$7]-[.$P$5]))/2+0.5;(([.E36]-[.$Q$8])/([.$P$5]))/2)" office:value-type="float" office:value="0.370295448532186">
            <text:p>0.3702954485</text:p>
          </table:table-cell>
          <table:table-cell table:formula="of:=NORMDIST([.F36];[.$S$5];[.$S$3];1)" office:value-type="float" office:value="0.307842694900454">
            <text:p>0.3078426949</text:p>
          </table:table-cell>
          <table:table-cell table:formula="of:=NORMDIST([.B36];[.$N$5];[.$N$3];1)" office:value-type="float" office:value="0.305659434283274">
            <text:p>0.3056594343</text:p>
          </table:table-cell>
          <table:table-cell table:formula="of:=NORMDIST([.E36];[.$P$5];[.$P$3];1)" office:value-type="float" office:value="0.305659434283274">
            <text:p>0.3056594343</text:p>
          </table:table-cell>
          <table:table-cell table:number-columns-repeated="10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3" table:formula="of:=VLOOKUP([.$A37];[$Priority.$C$1:.$S$133];17;0)" office:value-type="float" office:value="0.2499998">
            <text:p>0.2499998</text:p>
          </table:table-cell>
          <table:table-cell table:style-name="ce60" table:formula="of:=VLOOKUP([.A37];[$Priority.$C$1:.$S$133];2;0)" office:value-type="string" office:string-value="Animal Trainer">
            <text:p>Animal Trainer</text:p>
          </table:table-cell>
          <table:table-cell/>
          <table:table-cell table:formula="of:=[.B37]/([.$L$3]-[.$L$4])" office:value-type="float" office:value="0.333332782222692">
            <text:p>0.3333327822</text:p>
          </table:table-cell>
          <table:table-cell table:formula="of:=IF(([.E37]&gt;[.$P$5]);(([.E37]-[.$P$5])/([.$Q$7]-[.$P$5]))/2+0.5;(([.E37]-[.$Q$8])/([.$P$5]))/2)" office:value-type="float" office:value="0.338556835367408">
            <text:p>0.3385568354</text:p>
          </table:table-cell>
          <table:table-cell table:formula="of:=NORMDIST([.F37];[.$S$5];[.$S$3];1)" office:value-type="float" office:value="0.265024328736069">
            <text:p>0.2650243287</text:p>
          </table:table-cell>
          <table:table-cell table:formula="of:=NORMDIST([.B37];[.$N$5];[.$N$3];1)" office:value-type="float" office:value="0.263515391431822">
            <text:p>0.2635153914</text:p>
          </table:table-cell>
          <table:table-cell table:formula="of:=NORMDIST([.E37];[.$P$5];[.$P$3];1)" office:value-type="float" office:value="0.263515391431822">
            <text:p>0.2635153914</text:p>
          </table:table-cell>
          <table:table-cell table:number-columns-repeated="10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3" table:formula="of:=VLOOKUP([.$A38];[$Priority.$C$1:.$S$133];17;0)" office:value-type="float" office:value="0.24999961">
            <text:p>0.24999961</text:p>
          </table:table-cell>
          <table:table-cell table:style-name="ce60" table:formula="of:=VLOOKUP([.A38];[$Priority.$C$1:.$S$133];2;0)" office:value-type="string" office:string-value="Butcher">
            <text:p>Butcher</text:p>
          </table:table-cell>
          <table:table-cell/>
          <table:table-cell table:formula="of:=[.B38]/([.$L$3]-[.$L$4])" office:value-type="float" office:value="0.333332528889575">
            <text:p>0.3333325289</text:p>
          </table:table-cell>
          <table:table-cell table:formula="of:=IF(([.E38]&gt;[.$P$5]);(([.E38]-[.$P$5])/([.$Q$7]-[.$P$5]))/2+0.5;(([.E38]-[.$Q$8])/([.$P$5]))/2)" office:value-type="float" office:value="0.338556578064707">
            <text:p>0.3385565781</text:p>
          </table:table-cell>
          <table:table-cell table:formula="of:=NORMDIST([.F38];[.$S$5];[.$S$3];1)" office:value-type="float" office:value="0.265023994257465">
            <text:p>0.2650239943</text:p>
          </table:table-cell>
          <table:table-cell table:formula="of:=NORMDIST([.B38];[.$N$5];[.$N$3];1)" office:value-type="float" office:value="0.263515062170963">
            <text:p>0.2635150622</text:p>
          </table:table-cell>
          <table:table-cell table:formula="of:=NORMDIST([.E38];[.$P$5];[.$P$3];1)" office:value-type="float" office:value="0.263515062170963">
            <text:p>0.2635150622</text:p>
          </table:table-cell>
          <table:table-cell table:number-columns-repeated="10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3" table:formula="of:=VLOOKUP([.$A39];[$Priority.$C$1:.$S$133];17;0)" office:value-type="float" office:value="0.21874957">
            <text:p>0.21874957</text:p>
          </table:table-cell>
          <table:table-cell table:style-name="ce60" table:formula="of:=VLOOKUP([.A39];[$Priority.$C$1:.$S$133];2;0)" office:value-type="string" office:string-value="Soaper">
            <text:p>Soaper</text:p>
          </table:table-cell>
          <table:table-cell/>
          <table:table-cell table:formula="of:=[.B39]/([.$L$3]-[.$L$4])" office:value-type="float" office:value="0.291665844445146">
            <text:p>0.2916658444</text:p>
          </table:table-cell>
          <table:table-cell table:formula="of:=IF(([.E39]&gt;[.$P$5]);(([.E39]-[.$P$5])/([.$Q$7]-[.$P$5]))/2+0.5;(([.E39]-[.$Q$8])/([.$P$5]))/2)" office:value-type="float" office:value="0.296237000728276">
            <text:p>0.2962370007</text:p>
          </table:table-cell>
          <table:table-cell table:formula="of:=NORMDIST([.F39];[.$S$5];[.$S$3];1)" office:value-type="float" office:value="0.213050521976123">
            <text:p>0.213050522</text:p>
          </table:table-cell>
          <table:table-cell table:formula="of:=NORMDIST([.B39];[.$N$5];[.$N$3];1)" office:value-type="float" office:value="0.212331957334284">
            <text:p>0.2123319573</text:p>
          </table:table-cell>
          <table:table-cell table:formula="of:=NORMDIST([.E39];[.$P$5];[.$P$3];1)" office:value-type="float" office:value="0.212331957334284">
            <text:p>0.2123319573</text:p>
          </table:table-cell>
          <table:table-cell table:number-columns-repeated="10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 table:formula="of:=VLOOKUP([.$A40];[$Priority.$C$1:.$S$133];17;0)" office:value-type="float" office:value="0.21093663">
            <text:p>0.21093663</text:p>
          </table:table-cell>
          <table:table-cell table:style-name="ce60" table:formula="of:=VLOOKUP([.A40];[$Priority.$C$1:.$S$133];2;0)" office:value-type="string" office:string-value="Weaving">
            <text:p>Weaving</text:p>
          </table:table-cell>
          <table:table-cell/>
          <table:table-cell table:formula="of:=[.B40]/([.$L$3]-[.$L$4])" office:value-type="float" office:value="0.281248600001195">
            <text:p>0.2812486</text:p>
          </table:table-cell>
          <table:table-cell table:formula="of:=IF(([.E40]&gt;[.$P$5]);(([.E40]-[.$P$5])/([.$Q$7]-[.$P$5]))/2+0.5;(([.E40]-[.$Q$8])/([.$P$5]))/2)" office:value-type="float" office:value="0.285656524077529">
            <text:p>0.2856565241</text:p>
          </table:table-cell>
          <table:table-cell table:formula="of:=NORMDIST([.F40];[.$S$5];[.$S$3];1)" office:value-type="float" office:value="0.20105165783785">
            <text:p>0.2010516578</text:p>
          </table:table-cell>
          <table:table-cell table:formula="of:=NORMDIST([.B40];[.$N$5];[.$N$3];1)" office:value-type="float" office:value="0.200507238756743">
            <text:p>0.2005072388</text:p>
          </table:table-cell>
          <table:table-cell table:formula="of:=NORMDIST([.E40];[.$P$5];[.$P$3];1)" office:value-type="float" office:value="0.200507238756743">
            <text:p>0.2005072388</text:p>
          </table:table-cell>
          <table:table-cell table:number-columns-repeated="10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3" table:formula="of:=VLOOKUP([.$A41];[$Priority.$C$1:.$S$133];17;0)" office:value-type="float" office:value="0.18749955">
            <text:p>0.18749955</text:p>
          </table:table-cell>
          <table:table-cell table:style-name="ce60" table:formula="of:=VLOOKUP([.A41];[$Priority.$C$1:.$S$133];2;0)" office:value-type="string" office:string-value="Potash making">
            <text:p>Potash making</text:p>
          </table:table-cell>
          <table:table-cell/>
          <table:table-cell table:formula="of:=[.B41]/([.$L$3]-[.$L$4])" office:value-type="float" office:value="0.249999186667361">
            <text:p>0.2499991867</text:p>
          </table:table-cell>
          <table:table-cell table:formula="of:=IF(([.E41]&gt;[.$P$5]);(([.E41]-[.$P$5])/([.$Q$7]-[.$P$5]))/2+0.5;(([.E41]-[.$Q$8])/([.$P$5]))/2)" office:value-type="float" office:value="0.25391745047634">
            <text:p>0.2539174505</text:p>
          </table:table-cell>
          <table:table-cell table:formula="of:=NORMDIST([.F41];[.$S$5];[.$S$3];1)" office:value-type="float" office:value="0.167565659873341">
            <text:p>0.1675656599</text:p>
          </table:table-cell>
          <table:table-cell table:formula="of:=NORMDIST([.B41];[.$N$5];[.$N$3];1)" office:value-type="float" office:value="0.16748138150303">
            <text:p>0.1674813815</text:p>
          </table:table-cell>
          <table:table-cell table:formula="of:=NORMDIST([.E41];[.$P$5];[.$P$3];1)" office:value-type="float" office:value="0.16748138150303">
            <text:p>0.1674813815</text:p>
          </table:table-cell>
          <table:table-cell table:number-columns-repeated="10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3" table:formula="of:=VLOOKUP([.$A42];[$Priority.$C$1:.$S$133];17;0)" office:value-type="float" office:value="0.16406199">
            <text:p>0.16406199</text:p>
          </table:table-cell>
          <table:table-cell table:style-name="ce60" table:formula="of:=VLOOKUP([.A42];[$Priority.$C$1:.$S$133];2;0)" office:value-type="string" office:string-value="Cheesemaker">
            <text:p>Cheesemaker</text:p>
          </table:table-cell>
          <table:table-cell/>
          <table:table-cell table:formula="of:=[.B42]/([.$L$3]-[.$L$4])" office:value-type="float" office:value="0.218749133334073">
            <text:p>0.2187491333</text:p>
          </table:table-cell>
          <table:table-cell table:formula="of:=IF(([.E42]&gt;[.$P$5]);(([.E42]-[.$P$5])/([.$Q$7]-[.$P$5]))/2+0.5;(([.E42]-[.$Q$8])/([.$P$5]))/2)" office:value-type="float" office:value="0.222177726847274">
            <text:p>0.2221777268</text:p>
          </table:table-cell>
          <table:table-cell table:formula="of:=NORMDIST([.F42];[.$S$5];[.$S$3];1)" office:value-type="float" office:value="0.137902557413193">
            <text:p>0.1379025574</text:p>
          </table:table-cell>
          <table:table-cell table:formula="of:=NORMDIST([.B42];[.$N$5];[.$N$3];1)" office:value-type="float" office:value="0.138182028236128">
            <text:p>0.1381820282</text:p>
          </table:table-cell>
          <table:table-cell table:formula="of:=NORMDIST([.E42];[.$P$5];[.$P$3];1)" office:value-type="float" office:value="0.138182028236128">
            <text:p>0.1381820282</text:p>
          </table:table-cell>
          <table:table-cell table:number-columns-repeated="10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table:formula="of:=VLOOKUP([.$A43];[$Priority.$C$1:.$S$133];17;0)" office:value-type="float" office:value="0.16406162">
            <text:p>0.16406162</text:p>
          </table:table-cell>
          <table:table-cell table:style-name="ce60" table:formula="of:=VLOOKUP([.A43];[$Priority.$C$1:.$S$133];2;0)" office:value-type="string" office:string-value="Clothesmaking">
            <text:p>Clothesmaking</text:p>
          </table:table-cell>
          <table:table-cell/>
          <table:table-cell table:formula="of:=[.B43]/([.$L$3]-[.$L$4])" office:value-type="float" office:value="0.21874864000116">
            <text:p>0.21874864</text:p>
          </table:table-cell>
          <table:table-cell table:formula="of:=IF(([.E43]&gt;[.$P$5]);(([.E43]-[.$P$5])/([.$Q$7]-[.$P$5]))/2+0.5;(([.E43]-[.$Q$8])/([.$P$5]))/2)" office:value-type="float" office:value="0.22217722578412">
            <text:p>0.2221772258</text:p>
          </table:table-cell>
          <table:table-cell table:formula="of:=NORMDIST([.F43];[.$S$5];[.$S$3];1)" office:value-type="float" office:value="0.137902119343616">
            <text:p>0.1379021193</text:p>
          </table:table-cell>
          <table:table-cell table:formula="of:=NORMDIST([.B43];[.$N$5];[.$N$3];1)" office:value-type="float" office:value="0.138181595147067">
            <text:p>0.1381815951</text:p>
          </table:table-cell>
          <table:table-cell table:formula="of:=NORMDIST([.E43];[.$P$5];[.$P$3];1)" office:value-type="float" office:value="0.138181595147067">
            <text:p>0.1381815951</text:p>
          </table:table-cell>
          <table:table-cell table:number-columns-repeated="10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table:formula="of:=VLOOKUP([.$A44];[$Priority.$C$1:.$S$133];17;0)" office:value-type="float" office:value="0.13671833">
            <text:p>0.13671833</text:p>
          </table:table-cell>
          <table:table-cell table:style-name="ce60" table:formula="of:=VLOOKUP([.A44];[$Priority.$C$1:.$S$133];2;0)" office:value-type="string" office:string-value="Dyeing">
            <text:p>Dyeing</text:p>
          </table:table-cell>
          <table:table-cell/>
          <table:table-cell table:formula="of:=[.B44]/([.$L$3]-[.$L$4])" office:value-type="float" office:value="0.182290951111722">
            <text:p>0.1822909511</text:p>
          </table:table-cell>
          <table:table-cell table:formula="of:=IF(([.E44]&gt;[.$P$5]);(([.E44]-[.$P$5])/([.$Q$7]-[.$P$5]))/2+0.5;(([.E44]-[.$Q$8])/([.$P$5]))/2)" office:value-type="float" office:value="0.185148265955989">
            <text:p>0.185148266</text:p>
          </table:table-cell>
          <table:table-cell table:formula="of:=NORMDIST([.F44];[.$S$5];[.$S$3];1)" office:value-type="float" office:value="0.108090787123894">
            <text:p>0.1080907871</text:p>
          </table:table-cell>
          <table:table-cell table:formula="of:=NORMDIST([.B44];[.$N$5];[.$N$3];1)" office:value-type="float" office:value="0.108674768677656">
            <text:p>0.1086747687</text:p>
          </table:table-cell>
          <table:table-cell table:formula="of:=NORMDIST([.E44];[.$P$5];[.$P$3];1)" office:value-type="float" office:value="0.108674768677656">
            <text:p>0.1086747687</text:p>
          </table:table-cell>
          <table:table-cell table:number-columns-repeated="10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table:formula="of:=VLOOKUP([.$A45];[$Priority.$C$1:.$S$133];17;0)" office:value-type="float" office:value="-0.00000021">
            <text:p>-0.00000021</text:p>
          </table:table-cell>
          <table:table-cell table:style-name="ce60" table:formula="of:=VLOOKUP([.A45];[$Priority.$C$1:.$S$133];2;0)" office:value-type="string" office:string-value="Animal Caretaker">
            <text:p>Animal Caretaker</text:p>
          </table:table-cell>
          <table:table-cell/>
          <table:table-cell table:formula="of:=[.B45]/([.$L$3]-[.$L$4])" office:value-type="float" office:value="-0.000000279999761066871">
            <text:p>-0.00000028</text:p>
          </table:table-cell>
          <table:table-cell table:formula="of:=IF(([.E45]&gt;[.$P$5]);(([.E45]-[.$P$5])/([.$Q$7]-[.$P$5]))/2+0.5;(([.E45]-[.$Q$8])/([.$P$5]))/2)" office:value-type="float" office:value="0.000000636485628438321">
            <text:p>6.36485628438321E-007</text:p>
          </table:table-cell>
          <table:table-cell table:formula="of:=NORMDIST([.F45];[.$S$5];[.$S$3];1)" office:value-type="float" office:value="0.024332315974632">
            <text:p>0.024332316</text:p>
          </table:table-cell>
          <table:table-cell table:formula="of:=NORMDIST([.B45];[.$N$5];[.$N$3];1)" office:value-type="float" office:value="0.0250550370360813">
            <text:p>0.025055037</text:p>
          </table:table-cell>
          <table:table-cell table:formula="of:=NORMDIST([.E45];[.$P$5];[.$P$3];1)" office:value-type="float" office:value="0.0250550370360813">
            <text:p>0.025055037</text:p>
          </table:table-cell>
          <table:table-cell table:number-columns-repeated="10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table:formula="of:=VLOOKUP([.$A46];[$Priority.$C$1:.$S$133];17;0)" office:value-type="float" office:value="-0.00000044">
            <text:p>-0.00000044</text:p>
          </table:table-cell>
          <table:table-cell table:style-name="ce60" table:formula="of:=VLOOKUP([.A46];[$Priority.$C$1:.$S$133];2;0)" office:value-type="string" office:string-value="Wood Burner">
            <text:p>Wood Burner</text:p>
          </table:table-cell>
          <table:table-cell/>
          <table:table-cell table:formula="of:=[.B46]/([.$L$3]-[.$L$4])" office:value-type="float" office:value="-0.000000586666166044872">
            <text:p>-5.86666166044872E-007</text:p>
          </table:table-cell>
          <table:table-cell table:formula="of:=IF(([.E46]&gt;[.$P$5]);(([.E46]-[.$P$5])/([.$Q$7]-[.$P$5]))/2+0.5;(([.E46]-[.$Q$8])/([.$P$5]))/2)" office:value-type="float" office:value="0.000000325013937925951">
            <text:p>0.000000325</text:p>
          </table:table-cell>
          <table:table-cell table:formula="of:=NORMDIST([.F46];[.$S$5];[.$S$3];1)" office:value-type="float" office:value="0.0243322453531512">
            <text:p>0.0243322454</text:p>
          </table:table-cell>
          <table:table-cell table:formula="of:=NORMDIST([.B46];[.$N$5];[.$N$3];1)" office:value-type="float" office:value="0.0250549655805426">
            <text:p>0.0250549656</text:p>
          </table:table-cell>
          <table:table-cell table:formula="of:=NORMDIST([.E46];[.$P$5];[.$P$3];1)" office:value-type="float" office:value="0.0250549655805426">
            <text:p>0.0250549656</text:p>
          </table:table-cell>
          <table:table-cell table:number-columns-repeated="10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table:formula="of:=VLOOKUP([.$A47];[$Priority.$C$1:.$S$133];17;0)" office:value-type="float" office:value="-0.00000052">
            <text:p>-0.00000052</text:p>
          </table:table-cell>
          <table:table-cell table:style-name="ce60" table:formula="of:=VLOOKUP([.A47];[$Priority.$C$1:.$S$133];2;0)" office:value-type="string" office:string-value="Milker">
            <text:p>Milker</text:p>
          </table:table-cell>
          <table:table-cell/>
          <table:table-cell table:formula="of:=[.B47]/([.$L$3]-[.$L$4])" office:value-type="float" office:value="-0.000000693332741689394">
            <text:p>-6.93332741689394E-007</text:p>
          </table:table-cell>
          <table:table-cell table:formula="of:=IF(([.E47]&gt;[.$P$5]);(([.E47]-[.$P$5])/([.$Q$7]-[.$P$5]))/2+0.5;(([.E47]-[.$Q$8])/([.$P$5]))/2)" office:value-type="float" office:value="0.000000216675958617301">
            <text:p>2.16675958617301E-007</text:p>
          </table:table-cell>
          <table:table-cell table:formula="of:=NORMDIST([.F47];[.$S$5];[.$S$3];1)" office:value-type="float" office:value="0.0243322207891983">
            <text:p>0.0243322208</text:p>
          </table:table-cell>
          <table:table-cell table:formula="of:=NORMDIST([.B47];[.$N$5];[.$N$3];1)" office:value-type="float" office:value="0.0250549407264822">
            <text:p>0.0250549407</text:p>
          </table:table-cell>
          <table:table-cell table:formula="of:=NORMDIST([.E47];[.$P$5];[.$P$3];1)" office:value-type="float" office:value="0.0250549407264822">
            <text:p>0.0250549407</text:p>
          </table:table-cell>
          <table:table-cell table:number-columns-repeated="10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table:formula="of:=VLOOKUP([.$A48];[$Priority.$C$1:.$S$133];17;0)" office:value-type="float" office:value="-0.00000053">
            <text:p>-0.00000053</text:p>
          </table:table-cell>
          <table:table-cell table:style-name="ce60" table:formula="of:=VLOOKUP([.A48];[$Priority.$C$1:.$S$133];2;0)" office:value-type="string" office:string-value="Shearer">
            <text:p>Shearer</text:p>
          </table:table-cell>
          <table:table-cell/>
          <table:table-cell table:formula="of:=[.B48]/([.$L$3]-[.$L$4])" office:value-type="float" office:value="-0.000000706666063644959">
            <text:p>-7.06666063644959E-007</text:p>
          </table:table-cell>
          <table:table-cell table:formula="of:=IF(([.E48]&gt;[.$P$5]);(([.E48]-[.$P$5])/([.$Q$7]-[.$P$5]))/2+0.5;(([.E48]-[.$Q$8])/([.$P$5]))/2)" office:value-type="float" office:value="0.000000203133711203719">
            <text:p>2.03133711203719E-007</text:p>
          </table:table-cell>
          <table:table-cell table:formula="of:=NORMDIST([.F48];[.$S$5];[.$S$3];1)" office:value-type="float" office:value="0.0243322177187056">
            <text:p>0.0243322177</text:p>
          </table:table-cell>
          <table:table-cell table:formula="of:=NORMDIST([.B48];[.$N$5];[.$N$3];1)" office:value-type="float" office:value="0.0250549376197261">
            <text:p>0.0250549376</text:p>
          </table:table-cell>
          <table:table-cell table:formula="of:=NORMDIST([.E48];[.$P$5];[.$P$3];1)" office:value-type="float" office:value="0.0250549376197261">
            <text:p>0.0250549376</text:p>
          </table:table-cell>
          <table:table-cell table:number-columns-repeated="10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table:formula="of:=VLOOKUP([.$A49];[$Priority.$C$1:.$S$133];17;0)" office:value-type="float" office:value="-0.00000068">
            <text:p>-0.00000068</text:p>
          </table:table-cell>
          <table:table-cell table:style-name="ce60" table:formula="of:=VLOOKUP([.A49];[$Priority.$C$1:.$S$133];2;0)" office:value-type="string" office:string-value="Furnace Operator">
            <text:p>Furnace Operator</text:p>
          </table:table-cell>
          <table:table-cell/>
          <table:table-cell table:formula="of:=[.B49]/([.$L$3]-[.$L$4])" office:value-type="float" office:value="-0.000000906665892978438">
            <text:p>-9.06665892978438E-007</text:p>
          </table:table-cell>
          <table:table-cell table:formula="of:=IF(([.E49]&gt;[.$P$5]);(([.E49]-[.$P$5])/([.$Q$7]-[.$P$5]))/2+0.5;(([.E49]-[.$Q$8])/([.$P$5]))/2)" office:value-type="float" office:value="0">
            <text:p>0</text:p>
          </table:table-cell>
          <table:table-cell table:formula="of:=NORMDIST([.F49];[.$S$5];[.$S$3];1)" office:value-type="float" office:value="0.0243321716613548">
            <text:p>0.0243321717</text:p>
          </table:table-cell>
          <table:table-cell table:formula="of:=NORMDIST([.B49];[.$N$5];[.$N$3];1)" office:value-type="float" office:value="0.0250548910184234">
            <text:p>0.025054891</text:p>
          </table:table-cell>
          <table:table-cell table:formula="of:=NORMDIST([.E49];[.$P$5];[.$P$3];1)" office:value-type="float" office:value="0.0250548910184234">
            <text:p>0.025054891</text:p>
          </table:table-cell>
          <table:table-cell table:number-columns-repeated="10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table:formula="of:=VLOOKUP([.$A50];[$Priority.$C$1:.$S$133];17;0)" office:value-type="float" office:value="0">
            <text:p>#N/A</text:p>
          </table:table-cell>
          <table:table-cell table:style-name="ce60" table:formula="of:=VLOOKUP([.A50];[$Priority.$C$1:.$S$133];2;0)" office:value-type="float" office:value="0">
            <text:p>#N/A</text:p>
          </table:table-cell>
          <table:table-cell/>
          <table:table-cell table:formula="of:=[.B50]/([.$L$3]-[.$L$4])" office:value-type="float" office:value="0">
            <text:p>#N/A</text:p>
          </table:table-cell>
          <table:table-cell table:formula="of:=IF(([.E50]&gt;[.$P$5]);(([.E50]-[.$P$5])/([.$Q$7]-[.$P$5]))/2+0.5;(([.E50]-[.$Q$8])/([.$P$5]))/2)" office:value-type="float" office:value="0">
            <text:p>#N/A</text:p>
          </table:table-cell>
          <table:table-cell table:formula="of:=NORMDIST([.F50];[.$S$5];[.$S$3];1)" office:value-type="float" office:value="0">
            <text:p>#N/A</text:p>
          </table:table-cell>
          <table:table-cell table:formula="of:=NORMDIST([.B50];[.$N$5];[.$N$3];1)" office:value-type="float" office:value="0">
            <text:p>#N/A</text:p>
          </table:table-cell>
          <table:table-cell table:formula="of:=NORMDIST([.E50];[.$P$5];[.$P$3];1)" office:value-type="float" office:value="0">
            <text:p>#N/A</text:p>
          </table:table-cell>
          <table:table-cell table:number-columns-repeated="10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3" table:formula="of:=VLOOKUP([.$A51];[$Priority.$C$1:.$S$133];17;0)" office:value-type="float" office:value="0">
            <text:p>#N/A</text:p>
          </table:table-cell>
          <table:table-cell table:style-name="ce60" table:formula="of:=VLOOKUP([.A51];[$Priority.$C$1:.$S$133];2;0)" office:value-type="float" office:value="0">
            <text:p>#N/A</text:p>
          </table:table-cell>
          <table:table-cell/>
          <table:table-cell table:formula="of:=[.B51]/([.$L$3]-[.$L$4])" office:value-type="float" office:value="0">
            <text:p>#N/A</text:p>
          </table:table-cell>
          <table:table-cell table:formula="of:=IF(([.E51]&gt;[.$P$5]);(([.E51]-[.$P$5])/([.$Q$7]-[.$P$5]))/2+0.5;(([.E51]-[.$Q$8])/([.$P$5]))/2)" office:value-type="float" office:value="0">
            <text:p>#N/A</text:p>
          </table:table-cell>
          <table:table-cell table:formula="of:=NORMDIST([.F51];[.$S$5];[.$S$3];1)" office:value-type="float" office:value="0">
            <text:p>#N/A</text:p>
          </table:table-cell>
          <table:table-cell table:formula="of:=NORMDIST([.B51];[.$N$5];[.$N$3];1)" office:value-type="float" office:value="0">
            <text:p>#N/A</text:p>
          </table:table-cell>
          <table:table-cell table:formula="of:=NORMDIST([.E51];[.$P$5];[.$P$3];1)" office:value-type="float" office:value="0">
            <text:p>#N/A</text:p>
          </table:table-cell>
          <table:table-cell table:number-columns-repeated="10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table:formula="of:=VLOOKUP([.$A52];[$Priority.$C$1:.$S$133];17;0)" office:value-type="float" office:value="0">
            <text:p>#N/A</text:p>
          </table:table-cell>
          <table:table-cell table:style-name="ce60" table:formula="of:=VLOOKUP([.A52];[$Priority.$C$1:.$S$133];2;0)" office:value-type="float" office:value="0">
            <text:p>#N/A</text:p>
          </table:table-cell>
          <table:table-cell/>
          <table:table-cell table:formula="of:=[.B52]/([.$L$3]-[.$L$4])" office:value-type="float" office:value="0">
            <text:p>#N/A</text:p>
          </table:table-cell>
          <table:table-cell table:formula="of:=IF(([.E52]&gt;[.$P$5]);(([.E52]-[.$P$5])/([.$Q$7]-[.$P$5]))/2+0.5;(([.E52]-[.$Q$8])/([.$P$5]))/2)" office:value-type="float" office:value="0">
            <text:p>#N/A</text:p>
          </table:table-cell>
          <table:table-cell table:formula="of:=NORMDIST([.F52];[.$S$5];[.$S$3];1)" office:value-type="float" office:value="0">
            <text:p>#N/A</text:p>
          </table:table-cell>
          <table:table-cell table:formula="of:=NORMDIST([.B52];[.$N$5];[.$N$3];1)" office:value-type="float" office:value="0">
            <text:p>#N/A</text:p>
          </table:table-cell>
          <table:table-cell table:formula="of:=NORMDIST([.E52];[.$P$5];[.$P$3];1)" office:value-type="float" office:value="0">
            <text:p>#N/A</text:p>
          </table:table-cell>
          <table:table-cell table:number-columns-repeated="10"/>
        </table:table-row>
        <table:table-row table:style-name="ro2">
          <table:table-cell/>
          <table:table-cell table:style-name="ce3"/>
          <table:table-cell table:number-columns-repeated="17"/>
        </table:table-row>
        <table:table-row table:style-name="ro2" table:number-rows-repeated="1048522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>
        <table:named-range table:name="MAW" table:base-cell-address="$Assignments.$A$1" table:cell-range-address="Assignments.$H$2"/>
        <table:named-range table:name="PctJobs" table:base-cell-address="$Assignments.$Z$16" table:cell-range-address="Assignments.$C$4"/>
        <table:named-range table:name="PctPop" table:base-cell-address="$Assignments.$A$1" table:cell-range-address="Assignments.$D$4"/>
        <table:named-range table:name="SumCov" table:base-cell-address="$Assignments.$A$1" table:cell-range-address="Assignments.$C$59"/>
        <table:named-range table:name="SumMAWCov" table:base-cell-address="$Assignments.$A$1" table:cell-range-address="Assignments.$E$59"/>
        <table:named-range table:name="JobsPer" table:base-cell-address="$Assignments.$E$4" table:cell-range-address="$Assignments.$E$4"/>
        <table:named-range table:name="TtlJobs" table:base-cell-address="$Assignments.$F$4" table:cell-range-address="$Assignments.$F$4"/>
        <table:named-range table:name="PctBuff" table:base-cell-address="$Assignments.$F$1" table:cell-range-address="$Assignments.$F$1"/>
        <table:named-range table:name="Nobles" table:base-cell-address="$Assignments.$N$1" table:cell-range-address="$Assignments.$N$1"/>
        <table:named-range table:name="Military" table:base-cell-address="$Assignments.$N$2" table:cell-range-address="$Assignments.$N$2"/>
        <table:named-range table:name="Embark?" table:base-cell-address="$Priority.$W$4" table:cell-range-address="$Priority.$W$4"/>
        <table:named-range table:name="Embark" table:base-cell-address="$Priority.$W$4" table:cell-range-address="$Priority.$W$4"/>
        <table:named-range table:name="EmbarkRange" table:base-cell-address="$Priority.$A$2" table:cell-range-address="$Priority.$A$2:.$A$133"/>
        <table:named-range table:name="PctPopNum" table:base-cell-address="$Assignments.$D$4" table:cell-range-address="$Assignments.$D$4"/>
      </table:named-expressions>
      <table:database-ranges>
        <table:database-range table:target-range-address="Priority.A4:Priority.S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 style:data-style-name="N0">
      <style:table-cell-properties fo:background-color="#ffc7ce"/>
      <style:text-properties fo:color="#9c0006"/>
    </style:style>
    <style:style style:name="cf2" style:family="table-cell" style:parent-style-name="Default">
      <style:table-cell-properties fo:background-color="#ffc7ce"/>
      <style:text-properties fo:color="#9c0006"/>
    </style:style>
    <style:style style:name="MAW" style:family="table-cell" style:parent-style-name="Default">
      <style:text-properties fo:font-size="12pt" fo:font-style="italic" fo:font-weight="bold"/>
    </style:style>
    <draw:marker draw:name="Arrowheads_20_1" draw:display-name="Arrowheads 1" svg:viewBox="0 0 200 200" svg:d="m100 0c0 18-4 34-13 50s-21 27-37 37-32 13-50 13-34-4-50-13-27-21-37-37-13-32-13-50 4-34 13-50 21-27 37-37 32-13 50-13 34 4 50 13 27 21 37 37 13 32 13 50z"/>
    <draw:marker draw:name="Arrowheads_20_2" draw:display-name="Arrowheads 2" svg:viewBox="0 0 20 30" svg:d="m10 0-10 30h20z"/>
    <draw:marker draw:name="Arrowheads_20_3" draw:display-name="Arrowheads 3" svg:viewBox="0 0 200 200" svg:d="m100 0c0 18-4 34-13 50s-21 27-37 37-32 13-50 13-34-4-50-13-27-21-37-37-13-32-13-50 4-34 13-50 21-27 37-37 32-13 50-13 34 4 50 13 27 21 37 37 13 32 13 50z"/>
    <draw:marker draw:name="Arrowheads_20_4" draw:display-name="Arrowheads 4" svg:viewBox="0 0 200 200" svg:d="m100 0c0 18-4 34-13 50s-21 27-37 37-32 13-50 13-34-4-50-13-27-21-37-37-13-32-13-50 4-34 13-50 21-27 37-37 32-13 50-13 34 4 50 13 27 21 37 37 13 32 13 5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1/19/2012</text:date>, <text:time>14:1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mb445cws</meta:initial-creator>
    <meta:creation-date>2012-06-26T15:17:59Z</meta:creation-date>
    <dc:date>2012-11-19T14:13:47.15</dc:date>
    <meta:editing-duration>P5DT11H57M23S</meta:editing-duration>
    <meta:editing-cycles>70</meta:editing-cycles>
    <meta:document-statistic meta:table-count="3" meta:cell-count="2708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05cm" svg:y="2.878cm" style:legend-expansion="high" chart:style-name="ch2"/>
        <chart:plot-area chart:style-name="ch3" table:cell-range-address="'MP Weights'.B2:'MP Weights'.B52 'MP Weights'.E2:'MP Weights'.I52" chart:data-source-has-labels="row" svg:x="0.77cm" svg:y="0.855cm" svg:width="9.595cm" svg:height="7.545cm">
          <chartooo:coordinate-region svg:x="1.603cm" svg:y="1.068cm" svg:width="8.75cm" svg:height="7.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P Weights'.B3:'MP Weights'.B52" chart:label-cell-address="'MP Weights'.B2:'MP Weights'.B2" chart:class="chart:line">
            <chart:data-point chart:repeated="50"/>
          </chart:series>
          <chart:series chart:style-name="ch7" chart:values-cell-range-address="'MP Weights'.E3:'MP Weights'.E52" chart:label-cell-address="'MP Weights'.E2:'MP Weights'.E2" chart:class="chart:line">
            <chart:data-point chart:repeated="50"/>
          </chart:series>
          <chart:series chart:style-name="ch8" chart:values-cell-range-address="'MP Weights'.F3:'MP Weights'.F52" chart:label-cell-address="'MP Weights'.F2:'MP Weights'.F2" chart:class="chart:line">
            <chart:data-point chart:repeated="50"/>
          </chart:series>
          <chart:series chart:style-name="ch9" chart:values-cell-range-address="'MP Weights'.G3:'MP Weights'.G52" chart:label-cell-address="'MP Weights'.G2:'MP Weights'.G2" chart:class="chart:line">
            <chart:data-point chart:repeated="50"/>
          </chart:series>
          <chart:series chart:style-name="ch10" chart:values-cell-range-address="'MP Weights'.H3:'MP Weights'.H52" chart:label-cell-address="'MP Weights'.H2:'MP Weights'.H2" chart:class="chart:line">
            <chart:data-point chart:repeated="50"/>
          </chart:series>
          <chart:series chart:style-name="ch11" chart:values-cell-range-address="'MP Weights'.I3:'MP Weights'.I52" chart:label-cell-address="'MP Weights'.I2:'MP Weights'.I2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 Weight</text:p>
                <draw:g>
                  <svg:desc>'MP Weights'.B2:'MP Weights'.B2</svg:desc>
                </draw:g>
              </table:table-cell>
              <table:table-cell office:value-type="string">
                <text:p>Stretched</text:p>
                <draw:g>
                  <svg:desc>'MP Weights'.E2:'MP Weights'.E2</svg:desc>
                </draw:g>
              </table:table-cell>
              <table:table-cell office:value-type="string">
                <text:p>Scaled around mean</text:p>
                <draw:g>
                  <svg:desc>'MP Weights'.F2:'MP Weights'.F2</svg:desc>
                </draw:g>
              </table:table-cell>
              <table:table-cell office:value-type="string">
                <text:p>NormDist of Recentered</text:p>
                <draw:g>
                  <svg:desc>'MP Weights'.G2:'MP Weights'.G2</svg:desc>
                </draw:g>
              </table:table-cell>
              <table:table-cell office:value-type="string">
                <text:p>NormDist of MP Weight</text:p>
                <draw:g>
                  <svg:desc>'MP Weights'.H2:'MP Weights'.H2</svg:desc>
                </draw:g>
              </table:table-cell>
              <table:table-cell office:value-type="string">
                <text:p>NormDist of Stretched</text:p>
                <draw:g>
                  <svg:desc>'MP Weights'.I2:'MP Weights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999996">
                <text:p>0.74999996</text:p>
                <draw:g>
                  <svg:desc>'MP Weights'.B3:'MP Weights'.B52</svg:desc>
                </draw:g>
              </table:table-cell>
              <table:table-cell office:value-type="float" office:value="0.999999093334107">
                <text:p>0.999999093334107</text:p>
                <draw:g>
                  <svg:desc>'MP Weights'.E3:'MP Weights'.E52</svg:desc>
                </draw:g>
              </table:table-cell>
              <table:table-cell office:value-type="float" office:value="1">
                <text:p>1</text:p>
                <draw:g>
                  <svg:desc>'MP Weights'.F3:'MP Weights'.F52</svg:desc>
                </draw:g>
              </table:table-cell>
              <table:table-cell office:value-type="float" office:value="0.977090484810436">
                <text:p>0.977090484810436</text:p>
                <draw:g>
                  <svg:desc>'MP Weights'.G3:'MP Weights'.G52</svg:desc>
                </draw:g>
              </table:table-cell>
              <table:table-cell office:value-type="float" office:value="0.978329661564809">
                <text:p>0.978329661564809</text:p>
                <draw:g>
                  <svg:desc>'MP Weights'.H3:'MP Weights'.H52</svg:desc>
                </draw:g>
              </table:table-cell>
              <table:table-cell office:value-type="float" office:value="0.978329661564809">
                <text:p>0.978329661564809</text:p>
                <draw:g>
                  <svg:desc>'MP Weights'.I3:'MP Weights'.I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624959">
                <text:p>0.65624959</text:p>
              </table:table-cell>
              <table:table-cell office:value-type="float" office:value="0.87499870666777">
                <text:p>0.87499870666777</text:p>
              </table:table-cell>
              <table:table-cell office:value-type="float" office:value="0.876898559723834">
                <text:p>0.876898559723834</text:p>
              </table:table-cell>
              <table:table-cell office:value-type="float" office:value="0.934289132537275">
                <text:p>0.934289132537275</text:p>
              </table:table-cell>
              <table:table-cell office:value-type="float" office:value="0.936118232186666">
                <text:p>0.936118232186666</text:p>
              </table:table-cell>
              <table:table-cell office:value-type="float" office:value="0.936118232186666">
                <text:p>0.936118232186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812419">
                <text:p>0.62812419</text:p>
              </table:table-cell>
              <table:table-cell office:value-type="float" office:value="0.837498205334865">
                <text:p>0.837498205334865</text:p>
              </table:table-cell>
              <table:table-cell office:value-type="float" office:value="0.839967748161775">
                <text:p>0.839967748161775</text:p>
              </table:table-cell>
              <table:table-cell office:value-type="float" office:value="0.913394156279995">
                <text:p>0.913394156279995</text:p>
              </table:table-cell>
              <table:table-cell office:value-type="float" office:value="0.915240313012331">
                <text:p>0.915240313012331</text:p>
              </table:table-cell>
              <table:table-cell office:value-type="float" office:value="0.915240313012331">
                <text:p>0.915240313012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499952">
                <text:p>0.62499952</text:p>
              </table:table-cell>
              <table:table-cell office:value-type="float" office:value="0.833331982223375">
                <text:p>0.833331982223375</text:p>
              </table:table-cell>
              <table:table-cell office:value-type="float" office:value="0.83586481632921">
                <text:p>0.83586481632921</text:p>
              </table:table-cell>
              <table:table-cell office:value-type="float" office:value="0.910796076023794">
                <text:p>0.910796076023794</text:p>
              </table:table-cell>
              <table:table-cell office:value-type="float" office:value="0.912636489316123">
                <text:p>0.912636489316123</text:p>
              </table:table-cell>
              <table:table-cell office:value-type="float" office:value="0.912636489316123">
                <text:p>0.912636489316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249924">
                <text:p>0.56249924</text:p>
              </table:table-cell>
              <table:table-cell office:value-type="float" office:value="0.749998346668077">
                <text:p>0.749998346668077</text:p>
              </table:table-cell>
              <table:table-cell office:value-type="float" office:value="0.753797145709205">
                <text:p>0.753797145709205</text:p>
              </table:table-cell>
              <table:table-cell office:value-type="float" office:value="0.846131397492356">
                <text:p>0.846131397492356</text:p>
              </table:table-cell>
              <table:table-cell office:value-type="float" office:value="0.847448023930691">
                <text:p>0.847448023930691</text:p>
              </table:table-cell>
              <table:table-cell office:value-type="float" office:value="0.847448023930691">
                <text:p>0.847448023930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249903">
                <text:p>0.56249903</text:p>
              </table:table-cell>
              <table:table-cell office:value-type="float" office:value="0.749998066668316">
                <text:p>0.749998066668316</text:p>
              </table:table-cell>
              <table:table-cell office:value-type="float" office:value="0.753796869963067">
                <text:p>0.753796869963067</text:p>
              </table:table-cell>
              <table:table-cell office:value-type="float" office:value="0.846131137989121">
                <text:p>0.846131137989121</text:p>
              </table:table-cell>
              <table:table-cell office:value-type="float" office:value="0.847447761203727">
                <text:p>0.847447761203727</text:p>
              </table:table-cell>
              <table:table-cell office:value-type="float" office:value="0.847447761203726">
                <text:p>0.84744776120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687492">
                <text:p>0.54687492</text:p>
              </table:table-cell>
              <table:table-cell office:value-type="float" office:value="0.7291659377784">
                <text:p>0.7291659377784</text:p>
              </table:table-cell>
              <table:table-cell office:value-type="float" office:value="0.733281212861839">
                <text:p>0.733281212861839</text:p>
              </table:table-cell>
              <table:table-cell office:value-type="float" office:value="0.826022291974468">
                <text:p>0.826022291974468</text:p>
              </table:table-cell>
              <table:table-cell office:value-type="float" office:value="0.8270695849141">
                <text:p>0.8270695849141</text:p>
              </table:table-cell>
              <table:table-cell office:value-type="float" office:value="0.827069584914099">
                <text:p>0.827069584914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687486">
                <text:p>0.54687486</text:p>
              </table:table-cell>
              <table:table-cell office:value-type="float" office:value="0.729165857778468">
                <text:p>0.729165857778468</text:p>
              </table:table-cell>
              <table:table-cell office:value-type="float" office:value="0.733281134077228">
                <text:p>0.733281134077228</text:p>
              </table:table-cell>
              <table:table-cell office:value-type="float" office:value="0.826022211677071">
                <text:p>0.826022211677071</text:p>
              </table:table-cell>
              <table:table-cell office:value-type="float" office:value="0.827069503468525">
                <text:p>0.827069503468525</text:p>
              </table:table-cell>
              <table:table-cell office:value-type="float" office:value="0.827069503468525">
                <text:p>0.827069503468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687472">
                <text:p>0.54687472</text:p>
              </table:table-cell>
              <table:table-cell office:value-type="float" office:value="0.729165671111961">
                <text:p>0.729165671111961</text:p>
              </table:table-cell>
              <table:table-cell office:value-type="float" office:value="0.733280950246469">
                <text:p>0.733280950246469</text:p>
              </table:table-cell>
              <table:table-cell office:value-type="float" office:value="0.826022024316386">
                <text:p>0.826022024316386</text:p>
              </table:table-cell>
              <table:table-cell office:value-type="float" office:value="0.827069313428757">
                <text:p>0.827069313428757</text:p>
              </table:table-cell>
              <table:table-cell office:value-type="float" office:value="0.827069313428757">
                <text:p>0.827069313428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343681">
                <text:p>0.52343681</text:p>
              </table:table-cell>
              <table:table-cell office:value-type="float" office:value="0.697915151112404">
                <text:p>0.697915151112404</text:p>
              </table:table-cell>
              <table:table-cell office:value-type="float" office:value="0.702505173275529">
                <text:p>0.702505173275529</text:p>
              </table:table-cell>
              <table:table-cell office:value-type="float" office:value="0.792871563201401">
                <text:p>0.792871563201401</text:p>
              </table:table-cell>
              <table:table-cell office:value-type="float" office:value="0.79340354647631">
                <text:p>0.79340354647631</text:p>
              </table:table-cell>
              <table:table-cell office:value-type="float" office:value="0.79340354647631">
                <text:p>0.79340354647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34368">
                <text:p>0.5234368</text:p>
              </table:table-cell>
              <table:table-cell office:value-type="float" office:value="0.697915137779082">
                <text:p>0.697915137779082</text:p>
              </table:table-cell>
              <table:table-cell office:value-type="float" office:value="0.70250516014476">
                <text:p>0.70250516014476</text:p>
              </table:table-cell>
              <table:table-cell office:value-type="float" office:value="0.792871548304516">
                <text:p>0.792871548304516</text:p>
              </table:table-cell>
              <table:table-cell office:value-type="float" office:value="0.793403531331303">
                <text:p>0.793403531331303</text:p>
              </table:table-cell>
              <table:table-cell office:value-type="float" office:value="0.793403531331303">
                <text:p>0.793403531331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21872">
                <text:p>0.4921872</text:p>
              </table:table-cell>
              <table:table-cell office:value-type="float" office:value="0.656249040000819">
                <text:p>0.656249040000819</text:p>
              </table:table-cell>
              <table:table-cell office:value-type="float" office:value="0.661472033896255">
                <text:p>0.661472033896255</text:p>
              </table:table-cell>
              <table:table-cell office:value-type="float" office:value="0.743309496399549">
                <text:p>0.743309496399549</text:p>
              </table:table-cell>
              <table:table-cell office:value-type="float" office:value="0.74295422995129">
                <text:p>0.74295422995129</text:p>
              </table:table-cell>
              <table:table-cell office:value-type="float" office:value="0.74295422995129">
                <text:p>0.74295422995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218719">
                <text:p>0.49218719</text:p>
              </table:table-cell>
              <table:table-cell office:value-type="float" office:value="0.656249026667497">
                <text:p>0.656249026667497</text:p>
              </table:table-cell>
              <table:table-cell office:value-type="float" office:value="0.661472020765487">
                <text:p>0.661472020765487</text:p>
              </table:table-cell>
              <table:table-cell office:value-type="float" office:value="0.743309479608558">
                <text:p>0.743309479608558</text:p>
              </table:table-cell>
              <table:table-cell office:value-type="float" office:value="0.742954212842315">
                <text:p>0.742954212842315</text:p>
              </table:table-cell>
              <table:table-cell office:value-type="float" office:value="0.742954212842315">
                <text:p>0.742954212842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218718">
                <text:p>0.49218718</text:p>
              </table:table-cell>
              <table:table-cell office:value-type="float" office:value="0.656249013334175">
                <text:p>0.656249013334175</text:p>
              </table:table-cell>
              <table:table-cell office:value-type="float" office:value="0.661472007634718">
                <text:p>0.661472007634718</text:p>
              </table:table-cell>
              <table:table-cell office:value-type="float" office:value="0.743309462817565">
                <text:p>0.743309462817565</text:p>
              </table:table-cell>
              <table:table-cell office:value-type="float" office:value="0.742954195733339">
                <text:p>0.742954195733339</text:p>
              </table:table-cell>
              <table:table-cell office:value-type="float" office:value="0.742954195733339">
                <text:p>0.742954195733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9218717">
                <text:p>0.49218717</text:p>
              </table:table-cell>
              <table:table-cell office:value-type="float" office:value="0.656249000000853">
                <text:p>0.656249000000853</text:p>
              </table:table-cell>
              <table:table-cell office:value-type="float" office:value="0.66147199450395">
                <text:p>0.66147199450395</text:p>
              </table:table-cell>
              <table:table-cell office:value-type="float" office:value="0.743309446026573">
                <text:p>0.743309446026573</text:p>
              </table:table-cell>
              <table:table-cell office:value-type="float" office:value="0.742954178624363">
                <text:p>0.742954178624363</text:p>
              </table:table-cell>
              <table:table-cell office:value-type="float" office:value="0.742954178624363">
                <text:p>0.742954178624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2187">
                <text:p>0.492187</text:p>
              </table:table-cell>
              <table:table-cell office:value-type="float" office:value="0.65624877333438">
                <text:p>0.65624877333438</text:p>
              </table:table-cell>
              <table:table-cell office:value-type="float" office:value="0.661471771280886">
                <text:p>0.661471771280886</text:p>
              </table:table-cell>
              <table:table-cell office:value-type="float" office:value="0.743309160579607">
                <text:p>0.743309160579607</text:p>
              </table:table-cell>
              <table:table-cell office:value-type="float" office:value="0.742953887771674">
                <text:p>0.742953887771674</text:p>
              </table:table-cell>
              <table:table-cell office:value-type="float" office:value="0.742953887771674">
                <text:p>0.742953887771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9218652">
                <text:p>0.49218652</text:p>
              </table:table-cell>
              <table:table-cell office:value-type="float" office:value="0.656248133334926">
                <text:p>0.656248133334926</text:p>
              </table:table-cell>
              <table:table-cell office:value-type="float" office:value="0.661471141003999">
                <text:p>0.661471141003999</text:p>
              </table:table-cell>
              <table:table-cell office:value-type="float" office:value="0.743308354610813">
                <text:p>0.743308354610813</text:p>
              </table:table-cell>
              <table:table-cell office:value-type="float" office:value="0.742953066539629">
                <text:p>0.742953066539629</text:p>
              </table:table-cell>
              <table:table-cell office:value-type="float" office:value="0.742953066539629">
                <text:p>0.742953066539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109366">
                <text:p>0.47109366</text:p>
              </table:table-cell>
              <table:table-cell office:value-type="float" office:value="0.62812434400056">
                <text:p>0.62812434400056</text:p>
              </table:table-cell>
              <table:table-cell office:value-type="float" office:value="0.633774594893903">
                <text:p>0.633774594893903</text:p>
              </table:table-cell>
              <table:table-cell office:value-type="float" office:value="0.706663226085284">
                <text:p>0.706663226085284</text:p>
              </table:table-cell>
              <table:table-cell office:value-type="float" office:value="0.705594406226528">
                <text:p>0.705594406226528</text:p>
              </table:table-cell>
              <table:table-cell office:value-type="float" office:value="0.705594406226528">
                <text:p>0.705594406226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749984">
                <text:p>0.43749984</text:p>
              </table:table-cell>
              <table:table-cell office:value-type="float" office:value="0.583332622222829">
                <text:p>0.583332622222829</text:p>
              </table:table-cell>
              <table:table-cell office:value-type="float" office:value="0.589663327638336">
                <text:p>0.589663327638336</text:p>
              </table:table-cell>
              <table:table-cell office:value-type="float" office:value="0.643788470530414">
                <text:p>0.643788470530414</text:p>
              </table:table-cell>
              <table:table-cell office:value-type="float" office:value="0.64144119440868">
                <text:p>0.64144119440868</text:p>
              </table:table-cell>
              <table:table-cell office:value-type="float" office:value="0.64144119440868">
                <text:p>0.64144119440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749978">
                <text:p>0.43749978</text:p>
              </table:table-cell>
              <table:table-cell office:value-type="float" office:value="0.583332542222897">
                <text:p>0.583332542222897</text:p>
              </table:table-cell>
              <table:table-cell office:value-type="float" office:value="0.589663248853726">
                <text:p>0.589663248853726</text:p>
              </table:table-cell>
              <table:table-cell office:value-type="float" office:value="0.643788353988322">
                <text:p>0.643788353988322</text:p>
              </table:table-cell>
              <table:table-cell office:value-type="float" office:value="0.641441075471888">
                <text:p>0.641441075471888</text:p>
              </table:table-cell>
              <table:table-cell office:value-type="float" office:value="0.641441075471888">
                <text:p>0.641441075471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749954">
                <text:p>0.43749954</text:p>
              </table:table-cell>
              <table:table-cell office:value-type="float" office:value="0.58333222222317">
                <text:p>0.58333222222317</text:p>
              </table:table-cell>
              <table:table-cell office:value-type="float" office:value="0.589662933715282">
                <text:p>0.589662933715282</text:p>
              </table:table-cell>
              <table:table-cell office:value-type="float" office:value="0.643787887819819">
                <text:p>0.643787887819819</text:p>
              </table:table-cell>
              <table:table-cell office:value-type="float" office:value="0.641440599724583">
                <text:p>0.641440599724583</text:p>
              </table:table-cell>
              <table:table-cell office:value-type="float" office:value="0.641440599724583">
                <text:p>0.6414405997245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187417">
                <text:p>0.42187417</text:p>
              </table:table-cell>
              <table:table-cell office:value-type="float" office:value="0.562498413334687">
                <text:p>0.562498413334687</text:p>
              </table:table-cell>
              <table:table-cell office:value-type="float" office:value="0.569145622137227">
                <text:p>0.569145622137227</text:p>
              </table:table-cell>
              <table:table-cell office:value-type="float" office:value="0.613011871060945">
                <text:p>0.613011871060945</text:p>
              </table:table-cell>
              <table:table-cell office:value-type="float" office:value="0.610033090199274">
                <text:p>0.610033090199274</text:p>
              </table:table-cell>
              <table:table-cell office:value-type="float" office:value="0.610033090199274">
                <text:p>0.6100330901992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187416">
                <text:p>0.42187416</text:p>
              </table:table-cell>
              <table:table-cell office:value-type="float" office:value="0.562498400001365">
                <text:p>0.562498400001365</text:p>
              </table:table-cell>
              <table:table-cell office:value-type="float" office:value="0.569145609006458">
                <text:p>0.569145609006458</text:p>
              </table:table-cell>
              <table:table-cell office:value-type="float" office:value="0.613011851111689">
                <text:p>0.613011851111689</text:p>
              </table:table-cell>
              <table:table-cell office:value-type="float" office:value="0.610033069842075">
                <text:p>0.610033069842075</text:p>
              </table:table-cell>
              <table:table-cell office:value-type="float" office:value="0.610033069842075">
                <text:p>0.610033069842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187415">
                <text:p>0.42187415</text:p>
              </table:table-cell>
              <table:table-cell office:value-type="float" office:value="0.562498386668043">
                <text:p>0.562498386668043</text:p>
              </table:table-cell>
              <table:table-cell office:value-type="float" office:value="0.56914559587569">
                <text:p>0.56914559587569</text:p>
              </table:table-cell>
              <table:table-cell office:value-type="float" office:value="0.613011831162432">
                <text:p>0.613011831162432</text:p>
              </table:table-cell>
              <table:table-cell office:value-type="float" office:value="0.610033049484875">
                <text:p>0.610033049484875</text:p>
              </table:table-cell>
              <table:table-cell office:value-type="float" office:value="0.610033049484875">
                <text:p>0.610033049484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062451">
                <text:p>0.39062451</text:p>
              </table:table-cell>
              <table:table-cell office:value-type="float" office:value="0.520832235556492">
                <text:p>0.520832235556492</text:p>
              </table:table-cell>
              <table:table-cell office:value-type="float" office:value="0.528112417104111">
                <text:p>0.528112417104111</text:p>
              </table:table-cell>
              <table:table-cell office:value-type="float" office:value="0.549474686488746">
                <text:p>0.549474686488746</text:p>
              </table:table-cell>
              <table:table-cell office:value-type="float" office:value="0.545221496356797">
                <text:p>0.545221496356797</text:p>
              </table:table-cell>
              <table:table-cell office:value-type="float" office:value="0.545221496356797">
                <text:p>0.545221496356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062445">
                <text:p>0.39062445</text:p>
              </table:table-cell>
              <table:table-cell office:value-type="float" office:value="0.520832155556561">
                <text:p>0.520832155556561</text:p>
              </table:table-cell>
              <table:table-cell office:value-type="float" office:value="0.5281123383195">
                <text:p>0.5281123383195</text:p>
              </table:table-cell>
              <table:table-cell office:value-type="float" office:value="0.549474562714742">
                <text:p>0.549474562714742</text:p>
              </table:table-cell>
              <table:table-cell office:value-type="float" office:value="0.545221370168453">
                <text:p>0.545221370168453</text:p>
              </table:table-cell>
              <table:table-cell office:value-type="float" office:value="0.545221370168453">
                <text:p>0.545221370168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8281227">
                <text:p>0.38281227</text:p>
              </table:table-cell>
              <table:table-cell office:value-type="float" office:value="0.510415924445078">
                <text:p>0.510415924445078</text:p>
              </table:table-cell>
              <table:table-cell office:value-type="float" office:value="0.51785434563428">
                <text:p>0.51785434563428</text:p>
              </table:table-cell>
              <table:table-cell office:value-type="float" office:value="0.533322428399007">
                <text:p>0.533322428399007</text:p>
              </table:table-cell>
              <table:table-cell office:value-type="float" office:value="0.528757246359969">
                <text:p>0.528757246359969</text:p>
              </table:table-cell>
              <table:table-cell office:value-type="float" office:value="0.528757246359968">
                <text:p>0.528757246359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499953">
                <text:p>0.37499953</text:p>
              </table:table-cell>
              <table:table-cell office:value-type="float" office:value="0.499998946667566">
                <text:p>0.499998946667566</text:p>
              </table:table-cell>
              <table:table-cell office:value-type="float" office:value="0.507595617626025">
                <text:p>0.507595617626025</text:p>
              </table:table-cell>
              <table:table-cell office:value-type="float" office:value="0.517114057928796">
                <text:p>0.517114057928796</text:p>
              </table:table-cell>
              <table:table-cell office:value-type="float" office:value="0.512242634874865">
                <text:p>0.512242634874865</text:p>
              </table:table-cell>
              <table:table-cell office:value-type="float" office:value="0.512242634874865">
                <text:p>0.5122426348748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37499">
                <text:p>0.3437499</text:p>
              </table:table-cell>
              <table:table-cell office:value-type="float" office:value="0.458332808889336">
                <text:p>0.458332808889336</text:p>
              </table:table-cell>
              <table:table-cell office:value-type="float" office:value="0.465515540292207">
                <text:p>0.465515540292207</text:p>
              </table:table-cell>
              <table:table-cell office:value-type="float" office:value="0.450623474488254">
                <text:p>0.450623474488254</text:p>
              </table:table-cell>
              <table:table-cell office:value-type="float" office:value="0.446260379692579">
                <text:p>0.446260379692579</text:p>
              </table:table-cell>
              <table:table-cell office:value-type="float" office:value="0.446260379692579">
                <text:p>0.446260379692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249939">
                <text:p>0.31249939</text:p>
              </table:table-cell>
              <table:table-cell office:value-type="float" office:value="0.416665497778775">
                <text:p>0.416665497778775</text:p>
              </table:table-cell>
              <table:table-cell office:value-type="float" office:value="0.423195326470147">
                <text:p>0.423195326470147</text:p>
              </table:table-cell>
              <table:table-cell office:value-type="float" office:value="0.385129037795497">
                <text:p>0.385129037795497</text:p>
              </table:table-cell>
              <table:table-cell office:value-type="float" office:value="0.381734811337769">
                <text:p>0.381734811337769</text:p>
              </table:table-cell>
              <table:table-cell office:value-type="float" office:value="0.381734811337768">
                <text:p>0.381734811337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8124938">
                <text:p>0.28124938</text:p>
              </table:table-cell>
              <table:table-cell office:value-type="float" office:value="0.374998853334312">
                <text:p>0.374998853334312</text:p>
              </table:table-cell>
              <table:table-cell office:value-type="float" office:value="0.380875789760458">
                <text:p>0.380875789760458</text:p>
              </table:table-cell>
              <table:table-cell office:value-type="float" office:value="0.32276324429262">
                <text:p>0.32276324429262</text:p>
              </table:table-cell>
              <table:table-cell office:value-type="float" office:value="0.3203438422156">
                <text:p>0.3203438422156</text:p>
              </table:table-cell>
              <table:table-cell office:value-type="float" office:value="0.3203438422156">
                <text:p>0.3203438422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34371">
                <text:p>0.2734371</text:p>
              </table:table-cell>
              <table:table-cell office:value-type="float" office:value="0.364582488889609">
                <text:p>0.364582488889609</text:p>
              </table:table-cell>
              <table:table-cell office:value-type="float" office:value="0.370296206898041">
                <text:p>0.370296206898041</text:p>
              </table:table-cell>
              <table:table-cell office:value-type="float" office:value="0.307843753441206">
                <text:p>0.307843753441206</text:p>
              </table:table-cell>
              <table:table-cell office:value-type="float" office:value="0.305660476068716">
                <text:p>0.305660476068716</text:p>
              </table:table-cell>
              <table:table-cell office:value-type="float" office:value="0.305660476068716">
                <text:p>0.3056604760687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343696">
                <text:p>0.27343696</text:p>
              </table:table-cell>
              <table:table-cell office:value-type="float" office:value="0.364582302223102">
                <text:p>0.364582302223102</text:p>
              </table:table-cell>
              <table:table-cell office:value-type="float" office:value="0.370296017306577">
                <text:p>0.370296017306577</text:p>
              </table:table-cell>
              <table:table-cell office:value-type="float" office:value="0.307843488805868">
                <text:p>0.307843488805868</text:p>
              </table:table-cell>
              <table:table-cell office:value-type="float" office:value="0.305660215622208">
                <text:p>0.305660215622208</text:p>
              </table:table-cell>
              <table:table-cell office:value-type="float" office:value="0.305660215622208">
                <text:p>0.3056602156222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343654">
                <text:p>0.27343654</text:p>
              </table:table-cell>
              <table:table-cell office:value-type="float" office:value="0.36458174222358">
                <text:p>0.36458174222358</text:p>
              </table:table-cell>
              <table:table-cell office:value-type="float" office:value="0.370295448532186">
                <text:p>0.370295448532186</text:p>
              </table:table-cell>
              <table:table-cell office:value-type="float" office:value="0.307842694900454">
                <text:p>0.307842694900454</text:p>
              </table:table-cell>
              <table:table-cell office:value-type="float" office:value="0.305659434283274">
                <text:p>0.305659434283274</text:p>
              </table:table-cell>
              <table:table-cell office:value-type="float" office:value="0.305659434283274">
                <text:p>0.305659434283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99998">
                <text:p>0.2499998</text:p>
              </table:table-cell>
              <table:table-cell office:value-type="float" office:value="0.333332782222692">
                <text:p>0.333332782222692</text:p>
              </table:table-cell>
              <table:table-cell office:value-type="float" office:value="0.338556835367408">
                <text:p>0.338556835367408</text:p>
              </table:table-cell>
              <table:table-cell office:value-type="float" office:value="0.265024328736069">
                <text:p>0.265024328736069</text:p>
              </table:table-cell>
              <table:table-cell office:value-type="float" office:value="0.263515391431822">
                <text:p>0.263515391431822</text:p>
              </table:table-cell>
              <table:table-cell office:value-type="float" office:value="0.263515391431822">
                <text:p>0.2635153914318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999961">
                <text:p>0.24999961</text:p>
              </table:table-cell>
              <table:table-cell office:value-type="float" office:value="0.333332528889575">
                <text:p>0.333332528889575</text:p>
              </table:table-cell>
              <table:table-cell office:value-type="float" office:value="0.338556578064707">
                <text:p>0.338556578064707</text:p>
              </table:table-cell>
              <table:table-cell office:value-type="float" office:value="0.265023994257465">
                <text:p>0.265023994257465</text:p>
              </table:table-cell>
              <table:table-cell office:value-type="float" office:value="0.263515062170963">
                <text:p>0.263515062170963</text:p>
              </table:table-cell>
              <table:table-cell office:value-type="float" office:value="0.263515062170963">
                <text:p>0.2635150621709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874957">
                <text:p>0.21874957</text:p>
              </table:table-cell>
              <table:table-cell office:value-type="float" office:value="0.291665844445146">
                <text:p>0.291665844445146</text:p>
              </table:table-cell>
              <table:table-cell office:value-type="float" office:value="0.296237000728276">
                <text:p>0.296237000728276</text:p>
              </table:table-cell>
              <table:table-cell office:value-type="float" office:value="0.213050521976123">
                <text:p>0.213050521976123</text:p>
              </table:table-cell>
              <table:table-cell office:value-type="float" office:value="0.212331957334284">
                <text:p>0.212331957334284</text:p>
              </table:table-cell>
              <table:table-cell office:value-type="float" office:value="0.212331957334284">
                <text:p>0.2123319573342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093663">
                <text:p>0.21093663</text:p>
              </table:table-cell>
              <table:table-cell office:value-type="float" office:value="0.281248600001195">
                <text:p>0.281248600001195</text:p>
              </table:table-cell>
              <table:table-cell office:value-type="float" office:value="0.285656524077529">
                <text:p>0.285656524077529</text:p>
              </table:table-cell>
              <table:table-cell office:value-type="float" office:value="0.20105165783785">
                <text:p>0.20105165783785</text:p>
              </table:table-cell>
              <table:table-cell office:value-type="float" office:value="0.200507238756743">
                <text:p>0.200507238756743</text:p>
              </table:table-cell>
              <table:table-cell office:value-type="float" office:value="0.200507238756743">
                <text:p>0.200507238756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749955">
                <text:p>0.18749955</text:p>
              </table:table-cell>
              <table:table-cell office:value-type="float" office:value="0.249999186667361">
                <text:p>0.249999186667361</text:p>
              </table:table-cell>
              <table:table-cell office:value-type="float" office:value="0.25391745047634">
                <text:p>0.25391745047634</text:p>
              </table:table-cell>
              <table:table-cell office:value-type="float" office:value="0.167565659873341">
                <text:p>0.167565659873341</text:p>
              </table:table-cell>
              <table:table-cell office:value-type="float" office:value="0.16748138150303">
                <text:p>0.16748138150303</text:p>
              </table:table-cell>
              <table:table-cell office:value-type="float" office:value="0.16748138150303">
                <text:p>0.16748138150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406199">
                <text:p>0.16406199</text:p>
              </table:table-cell>
              <table:table-cell office:value-type="float" office:value="0.218749133334073">
                <text:p>0.218749133334073</text:p>
              </table:table-cell>
              <table:table-cell office:value-type="float" office:value="0.222177726847274">
                <text:p>0.222177726847274</text:p>
              </table:table-cell>
              <table:table-cell office:value-type="float" office:value="0.137902557413193">
                <text:p>0.137902557413193</text:p>
              </table:table-cell>
              <table:table-cell office:value-type="float" office:value="0.138182028236128">
                <text:p>0.138182028236128</text:p>
              </table:table-cell>
              <table:table-cell office:value-type="float" office:value="0.138182028236128">
                <text:p>0.138182028236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406162">
                <text:p>0.16406162</text:p>
              </table:table-cell>
              <table:table-cell office:value-type="float" office:value="0.21874864000116">
                <text:p>0.21874864000116</text:p>
              </table:table-cell>
              <table:table-cell office:value-type="float" office:value="0.22217722578412">
                <text:p>0.22217722578412</text:p>
              </table:table-cell>
              <table:table-cell office:value-type="float" office:value="0.137902119343616">
                <text:p>0.137902119343616</text:p>
              </table:table-cell>
              <table:table-cell office:value-type="float" office:value="0.138181595147067">
                <text:p>0.138181595147067</text:p>
              </table:table-cell>
              <table:table-cell office:value-type="float" office:value="0.138181595147067">
                <text:p>0.1381815951470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671833">
                <text:p>0.13671833</text:p>
              </table:table-cell>
              <table:table-cell office:value-type="float" office:value="0.182290951111722">
                <text:p>0.182290951111722</text:p>
              </table:table-cell>
              <table:table-cell office:value-type="float" office:value="0.185148265955989">
                <text:p>0.185148265955989</text:p>
              </table:table-cell>
              <table:table-cell office:value-type="float" office:value="0.108090787123894">
                <text:p>0.108090787123894</text:p>
              </table:table-cell>
              <table:table-cell office:value-type="float" office:value="0.108674768677656">
                <text:p>0.108674768677656</text:p>
              </table:table-cell>
              <table:table-cell office:value-type="float" office:value="0.108674768677656">
                <text:p>0.1086747686776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021">
                <text:p>-0.00000021</text:p>
              </table:table-cell>
              <table:table-cell office:value-type="float" office:value="-0.000000279999761066871">
                <text:p>-0.000000279999761066871</text:p>
              </table:table-cell>
              <table:table-cell office:value-type="float" office:value="0.000000636485628438321">
                <text:p>0.000000636485628438321</text:p>
              </table:table-cell>
              <table:table-cell office:value-type="float" office:value="0.024332315974632">
                <text:p>0.024332315974632</text:p>
              </table:table-cell>
              <table:table-cell office:value-type="float" office:value="0.0250550370360813">
                <text:p>0.0250550370360813</text:p>
              </table:table-cell>
              <table:table-cell office:value-type="float" office:value="0.0250550370360813">
                <text:p>0.02505503703608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044">
                <text:p>-0.00000044</text:p>
              </table:table-cell>
              <table:table-cell office:value-type="float" office:value="-0.000000586666166044872">
                <text:p>-0.000000586666166044872</text:p>
              </table:table-cell>
              <table:table-cell office:value-type="float" office:value="0.000000325013937925951">
                <text:p>0.000000325013937925951</text:p>
              </table:table-cell>
              <table:table-cell office:value-type="float" office:value="0.0243322453531512">
                <text:p>0.0243322453531512</text:p>
              </table:table-cell>
              <table:table-cell office:value-type="float" office:value="0.0250549655805426">
                <text:p>0.0250549655805426</text:p>
              </table:table-cell>
              <table:table-cell office:value-type="float" office:value="0.0250549655805426">
                <text:p>0.02505496558054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052">
                <text:p>-0.00000052</text:p>
              </table:table-cell>
              <table:table-cell office:value-type="float" office:value="-0.000000693332741689394">
                <text:p>-0.000000693332741689394</text:p>
              </table:table-cell>
              <table:table-cell office:value-type="float" office:value="0.000000216675958617301">
                <text:p>0.000000216675958617301</text:p>
              </table:table-cell>
              <table:table-cell office:value-type="float" office:value="0.0243322207891983">
                <text:p>0.0243322207891983</text:p>
              </table:table-cell>
              <table:table-cell office:value-type="float" office:value="0.0250549407264822">
                <text:p>0.0250549407264822</text:p>
              </table:table-cell>
              <table:table-cell office:value-type="float" office:value="0.0250549407264822">
                <text:p>0.0250549407264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0053">
                <text:p>-0.00000053</text:p>
              </table:table-cell>
              <table:table-cell office:value-type="float" office:value="-0.000000706666063644959">
                <text:p>-0.000000706666063644959</text:p>
              </table:table-cell>
              <table:table-cell office:value-type="float" office:value="0.000000203133711203719">
                <text:p>0.000000203133711203719</text:p>
              </table:table-cell>
              <table:table-cell office:value-type="float" office:value="0.0243322177187056">
                <text:p>0.0243322177187056</text:p>
              </table:table-cell>
              <table:table-cell office:value-type="float" office:value="0.0250549376197261">
                <text:p>0.0250549376197261</text:p>
              </table:table-cell>
              <table:table-cell office:value-type="float" office:value="0.0250549376197261">
                <text:p>0.0250549376197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0068">
                <text:p>-0.00000068</text:p>
              </table:table-cell>
              <table:table-cell office:value-type="float" office:value="-0.000000906665892978438">
                <text:p>-0.000000906665892978438</text:p>
              </table:table-cell>
              <table:table-cell office:value-type="float" office:value="0">
                <text:p>0</text:p>
              </table:table-cell>
              <table:table-cell office:value-type="float" office:value="0.0243321716613548">
                <text:p>0.0243321716613548</text:p>
              </table:table-cell>
              <table:table-cell office:value-type="float" office:value="0.0250548910184234">
                <text:p>0.0250548910184234</text:p>
              </table:table-cell>
              <table:table-cell office:value-type="float" office:value="0.0250548910184234">
                <text:p>0.0250548910184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4cm" svg:height="21.776cm" xlink:href=".." xlink:type="simple" chart:class="chart:line" chart:style-name="ch1">
        <chart:legend chart:legend-position="end" svg:x="22.088cm" svg:y="9.79cm" style:legend-expansion="high" chart:style-name="ch2"/>
        <chart:plot-area chart:style-name="ch3" table:cell-range-address="Assignments.J7:Assignments.J57 Assignments.Q7:Assignments.Q57 Assignments.T7:Assignments.T57 Assignments.W7:Assignments.W57" chart:data-source-has-labels="row" svg:x="0.948cm" svg:y="1.875cm" svg:width="20.144cm" svg:height="19.046cm">
          <chartooo:coordinate-region svg:x="1.569cm" svg:y="2.087cm" svg:width="19.336cm" svg:height="18.1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ssignments.J8:Assignments.J57" chart:label-cell-address="Assignments.J7:Assignments.J7" chart:class="chart:line">
            <chart:data-point chart:repeated="50"/>
          </chart:series>
          <chart:series chart:style-name="ch7" chart:values-cell-range-address="Assignments.Q8:Assignments.Q57" chart:label-cell-address="Assignments.Q7:Assignments.Q7" chart:class="chart:line">
            <chart:data-point chart:repeated="50"/>
          </chart:series>
          <chart:series chart:style-name="ch8" chart:values-cell-range-address="Assignments.T8:Assignments.T57" chart:label-cell-address="Assignments.T7:Assignments.T7" chart:class="chart:line">
            <chart:data-point chart:repeated="50"/>
          </chart:series>
          <chart:series chart:style-name="ch9" chart:values-cell-range-address="Assignments.W8:Assignments.W57" chart:label-cell-address="Assignments.W7:Assignments.W7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ight</text:p>
                <draw:g>
                  <svg:desc>Assignments.J7:Assignments.J7</svg:desc>
                </draw:g>
              </table:table-cell>
              <table:table-cell office:value-type="string">
                <text:p>SmallX%</text:p>
                <draw:g>
                  <svg:desc>Assignments.Q7:Assignments.Q7</svg:desc>
                </draw:g>
              </table:table-cell>
              <table:table-cell office:value-type="string">
                <text:p>Small+</text:p>
                <draw:g>
                  <svg:desc>Assignments.T7:Assignments.T7</svg:desc>
                </draw:g>
              </table:table-cell>
              <table:table-cell office:value-type="string">
                <text:p>#AvgBuffs</text:p>
                <draw:g>
                  <svg:desc>Assignments.W7:Assignments.W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Assignments.J8:Assignments.J57</svg:desc>
                </draw:g>
              </table:table-cell>
              <table:table-cell office:value-type="float" office:value="35">
                <text:p>35</text:p>
                <draw:g>
                  <svg:desc>Assignments.Q8:Assignments.Q57</svg:desc>
                </draw:g>
              </table:table-cell>
              <table:table-cell office:value-type="float" office:value="33">
                <text:p>33</text:p>
                <draw:g>
                  <svg:desc>Assignments.T8:Assignments.T57</svg:desc>
                </draw:g>
              </table:table-cell>
              <table:table-cell office:value-type="float" office:value="34">
                <text:p>34</text:p>
                <draw:g>
                  <svg:desc>Assignments.W8:Assignments.W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